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Plain_20_Text" style:master-page-name="MP0">
      <style:paragraph-properties fo:margin-top="0.212cm" fo:margin-bottom="0cm" style:contextual-spacing="false" fo:text-align="center" style:justify-single-word="false" fo:orphans="0" fo:widows="0" style:page-number="auto" fo:break-before="page" fo:keep-with-next="always"/>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font-weight-asian="bold" style:font-name-complex="Vusillus" style:font-size-complex="14pt"/>
    </style:style>
    <style:style style:name="P2" style:family="paragraph" style:parent-style-name="Plain_20_Text">
      <style:paragraph-properties fo:margin-top="0.212cm" fo:margin-bottom="0cm" style:contextual-spacing="false" fo:text-align="center" style:justify-single-word="false" fo:orphans="0" fo:widows="0" fo:keep-with-next="always"/>
    </style:style>
    <style:style style:name="P3" style:family="paragraph" style:parent-style-name="Plain_20_Text">
      <style:paragraph-properties fo:margin-top="0.212cm" fo:margin-bottom="0cm" style:contextual-spacing="false" fo:text-align="justify" style:justify-single-word="false" style:writing-mode="rl-tb"/>
    </style:style>
    <style:style style:name="T1" style:family="text">
      <style:text-properties fo:font-variant="small-caps" fo:color="#000000" loext:opacity="100%" style:font-name="Vusillus" fo:font-size="14pt" style:text-underline-style="solid" style:text-underline-width="auto" style:text-underline-color="#002060" fo:font-weight="bold" style:text-underline-mode="continuous" style:text-overline-mode="continuous" style:text-line-through-mode="continuous" style:font-size-asian="14pt" style:font-weight-asian="bold" style:font-name-complex="Vusillus" style:font-size-complex="14pt"/>
    </style:style>
    <style:style style:name="T2" style:family="text">
      <style:text-properties fo:color="#ff0000" loext:opacity="100%" style:text-position="super 59%" style:font-name="Vusillus" fo:font-size="16pt" fo:font-weight="bold" fo:background-color="#ffffff" loext:char-shading-value="0" style:font-size-asian="16pt" style:font-weight-asian="bold" style:font-name-complex="Vusillus" style:font-size-complex="16pt" style:font-weight-complex="bold"/>
    </style:style>
    <style:style style:name="T3" style:family="text">
      <style:text-properties fo:color="#4f6228" loext:opacity="100%" style:font-name="Vusillus" fo:font-size="16pt" style:font-size-asian="16pt" style:font-name-complex="Vusillus" style:font-size-complex="16pt"/>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text:span text:style-name="Default_20_Paragraph_20_Font"><text:span text:style-name="T1">Deuteronomy 1</text:span></text:span></text:p>
        <text:p text:style-name="P3"><text:span text:style-name="Default_20_Paragraph_20_Font"><text:span text:style-name="T2">א </text:span></text:span><text:span text:style-name="Default_20_Paragraph_20_Font"><text:span text:style-name="T3">אִלֵּין פִּתְגָּמַיָּא דִּי מַלִּיל משֶׁה עִם כָּל יִשְׂרָאֵל בְּעִבְרָא דְּיַרְדְּנָא אוֹכַח יָתְהוֹן עַל דְּחָבוּ בְמַדְבְּרָא וְעַל דְּאַרְגִּיזוּ בְמֵישְׁרָא לָקֳבֵל יַם סוּף בְּפָארָן דְּאִתַּפָּלוּ עַל מַנָּא וּבַחֲצֵרוֹת דְּאַרְגִּיזוּ עַל בִּשְׂרָא וְעַל דַּעֲבָדוּ עֵגַל דִּדְהָב׃ </text:span></text:span><text:span text:style-name="Default_20_Paragraph_20_Font"><text:span text:style-name="T2">ב </text:span></text:span><text:span text:style-name="Default_20_Paragraph_20_Font"><text:span text:style-name="T3">מַהֲלַךְ חַד עֲשַׂר יוֹמִין מֵחֹרֵב אֹרַח טוּרָא דְשֵׂעִיר עַד רְקַם גֵּיאָה׃ </text:span></text:span><text:span text:style-name="Default_20_Paragraph_20_Font"><text:span text:style-name="T2">ג </text:span></text:span><text:span text:style-name="Default_20_Paragraph_20_Font"><text:span text:style-name="T3">וַהֲוָה בְּאַרְבְּעִין שְׁנִין בְּחַד עֲשַׂר יַרְחָא בְּחַד לְיַרְחָא מַלִּיל משֶׁה עִם בְּנֵי יִשְׂרָאֵל כְּכֹל דִּי פַקִּיד יְיָ יָתֵיהּ לְוָתְהוֹן׃ </text:span></text:span><text:span text:style-name="Default_20_Paragraph_20_Font"><text:span text:style-name="T2">ד </text:span></text:span><text:span text:style-name="Default_20_Paragraph_20_Font"><text:span text:style-name="T3">בָּתַר דִּמְחָא יָת סִיחוֹן מַלְכָּא דֶאֱמֹרָאָה דְּיָתֵב בְּחֶשְׁבּוֹן וְיָת עוֹג מַלְכָּא דְמַתְנָן דְּיָתֵב בְּעַשְׁתָּרֹת בְּאֶדְרֶעִי׃ </text:span></text:span><text:span text:style-name="Default_20_Paragraph_20_Font"><text:span text:style-name="T2">ה </text:span></text:span><text:span text:style-name="Default_20_Paragraph_20_Font"><text:span text:style-name="T3">בְּעִבְרָא דְּיַרְדְּנָא בְּאַרְעָא דְמוֹאָב שָׁרִי משֶׁה פָּרֵשׁ יָת אוּלְפַן אוֹרַיְתָא הָדָא לְמֵימָר׃ </text:span></text:span><text:span text:style-name="Default_20_Paragraph_20_Font"><text:span text:style-name="T2">ו </text:span></text:span><text:span text:style-name="Default_20_Paragraph_20_Font"><text:span text:style-name="T3">יְיָ אֱלָהָנָא מַלִּיל עִמָּנָא בְּחֹרֵב לְמֵימָר סַגִּי לְכוֹן דִּיתֶבְתּוּן בְּטוּרָא הָדֵין׃ </text:span></text:span><text:span text:style-name="Default_20_Paragraph_20_Font"><text:span text:style-name="T2">ז </text:span></text:span><text:span text:style-name="Default_20_Paragraph_20_Font"><text:span text:style-name="T3">אִתְפְּנוּ וְטוּלוּ לְכוֹן וְעוּלוּ לְטוּרָא דֶאֱמֹרָאָה וּלְכָל מָגִירוֹהִי בְּמֵישְׁרַיָּא בְטוּרָא וּבִשְׁפֶלְתָּא וּבִדְרוֹמָא וּבִסְפַר יַמָּא אַרְעָא דִכְנַעֲנָאָה וְלִבְנָן עַד נַהֲרָא רַבָּא נַהֲרָא פְרָת׃ </text:span></text:span><text:span text:style-name="Default_20_Paragraph_20_Font"><text:span text:style-name="T2">ח </text:span></text:span><text:span text:style-name="Default_20_Paragraph_20_Font"><text:span text:style-name="T3">חֲזֵי דִּיהָבִית קֳדָמֵיכוֹן יָת אַרְעָא עוּלוּ וְאַחֲסִינוּ יָת אַרְעָא דִּי קַיַּם יְיָ לַאֲבָהָתְכוֹן לְאַבְרָהָם לְיִצְחָק וּלְיַעֲקֹב לְמִתַּן לְהוֹן וְלִבְנֵיהוֹן בַּתְרֵיהוֹן׃ </text:span></text:span><text:span text:style-name="Default_20_Paragraph_20_Font"><text:span text:style-name="T2">ט </text:span></text:span><text:span text:style-name="Default_20_Paragraph_20_Font"><text:span text:style-name="T3">וַאֲמָרִית לְכוֹן בְּעִדָּנָא הַהִיא לְמֵימָר לֵית אֲנָא יָכִיל בִּלְחוֹדִי לְסוֹבָרָא יָתְכוֹן׃ </text:span></text:span><text:span text:style-name="Default_20_Paragraph_20_Font"><text:span text:style-name="T2">י </text:span></text:span><text:span text:style-name="Default_20_Paragraph_20_Font"><text:span text:style-name="T3">יְיָ אֱלָהָכוֹן אַסְגֵּי יָתְכוֹן וְהָא אִיתֵיכוֹן יוֹמָא דֵין כְּכוֹכְבֵי שְׁמַיָּא לְמִסְגֵּי׃ </text:span></text:span><text:span text:style-name="Default_20_Paragraph_20_Font"><text:span text:style-name="T2">יא </text:span></text:span><text:span text:style-name="Default_20_Paragraph_20_Font"><text:span text:style-name="T3">יְיָ אֱלָהָא דַאֲבָהָתְכוֹן יוֹסֵף עֲלֵיכוֹן כְּוָתְכוֹן אֲלַף זִמְנִין וִיבָרֵךְ יָתְכוֹן כְּמָא דִי מַלִּיל לְכוֹן׃ </text:span></text:span><text:span text:style-name="Default_20_Paragraph_20_Font"><text:span text:style-name="T2">יב </text:span></text:span><text:span text:style-name="Default_20_Paragraph_20_Font"><text:span text:style-name="T3">אֶכְדֵּין אֵסוֹבַר בִּלְחוֹדִי טָרְחֲכוֹן וְעִסְקֵיכוֹן וְדִינְכוֹן׃ </text:span></text:span><text:span text:style-name="Default_20_Paragraph_20_Font"><text:span text:style-name="T2">יג </text:span></text:span><text:span text:style-name="Default_20_Paragraph_20_Font"><text:span text:style-name="T3">הָבוּ לְכוֹן גֻּבְרִין חַכִּימִין וְסוּכְלְתָנוּן וּמַדְּעָן לְשִׁבְטֵיכוֹן וֶאֱמַנִּנּוּן רֵישִׁין עֲלֵיכוֹן׃ </text:span></text:span><text:span text:style-name="Default_20_Paragraph_20_Font"><text:span text:style-name="T2">יד </text:span></text:span><text:span text:style-name="Default_20_Paragraph_20_Font"><text:span text:style-name="T3">וַאֲתֶבְתּוּן יָתִי וַאֲמַרְתּוּן תַּקִּין פִּתְגָּמָא דִּי מַלֶּלְתָּא לְמֶעְבָּד׃ </text:span></text:span><text:span text:style-name="Default_20_Paragraph_20_Font"><text:span text:style-name="T2">טו </text:span></text:span><text:span text:style-name="Default_20_Paragraph_20_Font"><text:span text:style-name="T3">וּדְבָרִית יָת רֵישֵׁי שִׁבְטֵיכוֹן גֻּבְרִין חַכִּימִין וּמַדְּעָן וּמַנֵּתִי יָתְהוֹן רֵישִׁין עֲלֵיכוֹן רַבָּנֵי אַלְפִין וְרַבָּנֵי מָאֲוָתָא וְרַבָּנֵי חַמְשִׁין וְרַבָּנֵי עִשּׂוֹרְיָתָא וְסָרְכִין לְשִׁבְטֵיכוֹן׃ </text:span></text:span><text:span text:style-name="Default_20_Paragraph_20_Font"><text:span text:style-name="T2">טז </text:span></text:span><text:span text:style-name="Default_20_Paragraph_20_Font"><text:span text:style-name="T3">וּפַקֵּדִית יָת דַּיָנֵיכוֹן בְּעִדָּנָא הַהִיא לְמֵימָר שְׁמָעוּ בֵּין אֲחֵיכוֹן וּתְדוּנוּן קוּשְׁטָא בֵּין גַּבְרָא וּבֵין אֲחוּהִי וּבֵין גִּיּוֹרֵיהּ׃ </text:span></text:span><text:span text:style-name="Default_20_Paragraph_20_Font"><text:span text:style-name="T2">יז </text:span></text:span><text:span text:style-name="Default_20_Paragraph_20_Font"><text:span text:style-name="T3">לָא תִשְׁתְּמוֹדְעוּן אַפִּין בְּדִינָא מִלֵּי זְעֵרָא כְרַבָּא תִּשְׁמְעוּן לָא תִדְחֲלוּן מִן קֳדָם גַּבְרָא אֲרֵי דִינָא דַּיְיָ הוּא וּפִתְגָּמָא דִּי יִקְשֵׁי מִנְּכוֹן תְּקָרְבוּן לְוָתִי וְאֶשְׁמְעִנֵּיהּ׃ </text:span></text:span><text:span text:style-name="Default_20_Paragraph_20_Font"><text:span text:style-name="T2">יח </text:span></text:span><text:span text:style-name="Default_20_Paragraph_20_Font"><text:span text:style-name="T3">וּפַקֵּדִית יָתְכוֹן בְּעִדָּנָא הַהִיא יָת כָּל פִּתְגָּמַיָּא דִּי תַעְבְּדוּן׃ </text:span></text:span><text:span text:style-name="Default_20_Paragraph_20_Font"><text:span text:style-name="T2">יט </text:span></text:span><text:span text:style-name="Default_20_Paragraph_20_Font"><text:span text:style-name="T3">וּנְטַלְנָא מֵחֹרֵב וְהַלִּיכְנָא יָת כָּל מַדְבְּרָא רַבָּא וּדְחִילָא הַהוּא דִּי חֲזֵיתוּן אֹרַח טוּרָא דֶאֱמֹרָאָה כְּמָא דִי פַקִּיד יְיָ אֱלָהָנָא יָתָנָא וַאֲתֵינָא עַד רְקַם גֵּיאָה׃ </text:span></text:span><text:span text:style-name="Default_20_Paragraph_20_Font"><text:span text:style-name="T2">כ </text:span></text:span><text:span text:style-name="Default_20_Paragraph_20_Font"><text:span text:style-name="T3">וַאֲמָרִית לְכוֹן אֲתֵיתוּן עַד טוּרָא דֶאֱמֹרָאָה דַּיְיָ אֱלָהָנָא יָהֵב לָנָא׃ </text:span></text:span><text:span text:style-name="Default_20_Paragraph_20_Font"><text:span text:style-name="T2">כא </text:span></text:span><text:span text:style-name="Default_20_Paragraph_20_Font"><text:span text:style-name="T3">חֲזֵי יְהַב יְיָ אֱלָהָךְ קֳדָמָךְ יָת אַרְעָא סַק אַחֲסַן כְּמָא דִי מַלִּיל יְיָ אֱלָהָא דַאֲבָהָתָךְ לָךְ לָא תִדְחַל וְלָא תִתְּבָר׃ </text:span></text:span><text:span text:style-name="Default_20_Paragraph_20_Font"><text:span text:style-name="T2">כב </text:span></text:span><text:span text:style-name="Default_20_Paragraph_20_Font"><text:span text:style-name="T3">וּקְרֶבְתּוּן לְוָתִי כֻּלְּכוֹן וַאֲמַרְתּוּן נִשְׁלַח גֻּבְרִין קֳדָמָנָא וִיאַלֲלוּן לָנָא יָת אַרְעָא וִיתִיבוּן יָתָנָא פִּתְגָּמָא יָת אָרְחָא דִּי נִסֵּק בַּהּ וְיָת קִרְוַיָּא דִּי נֵעוֹל לְהֵן׃ </text:span></text:span><text:span text:style-name="Default_20_Paragraph_20_Font"><text:span text:style-name="T2">כג </text:span></text:span><text:span text:style-name="Default_20_Paragraph_20_Font"><text:span text:style-name="T3">וּשְׁפַר בְּעֵינַי פִּתְגָּמָא וּדְבָרִית מִנְּכוֹן תְּרֵין עֲשַׂר גֻּבְרִין גַּבְרָא חַד לְשִׁבְטָא׃ </text:span></text:span><text:span text:style-name="Default_20_Paragraph_20_Font"><text:span text:style-name="T2">כד </text:span></text:span><text:span text:style-name="Default_20_Paragraph_20_Font"><text:span text:style-name="T3">וְאִתְפְּנִיּוּ וּסְלִיקוּ לְטוּרָא וַאֲתוֹ עַד נַחֲלָא דְּאֶתְכָּלָא וְאַלִּילוּ יָתַהּ׃ </text:span></text:span><text:span text:style-name="Default_20_Paragraph_20_Font"><text:span text:style-name="T2">כה </text:span></text:span><text:span text:style-name="Default_20_Paragraph_20_Font"><text:span text:style-name="T3">וּנְסִיבוּ בִידֵיהוֹן מֵאִבָּא דְאַרְעָא וַאֲחִיתוּ לָנָא וַאֲתִיבוּ יָתָנָא פִּתְגָּמָא וַאֲמָרוּ טָבָא אַרְעָא דַיְיָ אֱלָהָנָא יָהֵב לָנָא׃ </text:span></text:span><text:span text:style-name="Default_20_Paragraph_20_Font"><text:span text:style-name="T2">כו </text:span></text:span><text:span text:style-name="Default_20_Paragraph_20_Font"><text:span text:style-name="T3">וְלָא אֲבִיתוּן לְמִסַּק וְסָרֶבְתּוּן עַל מֵימְרָא דַיְיָ אֱלָהָכוֹן׃ </text:span></text:span><text:span text:style-name="Default_20_Paragraph_20_Font"><text:span text:style-name="T2">כז </text:span></text:span><text:span text:style-name="Default_20_Paragraph_20_Font"><text:span text:style-name="T3">וְאִתְרַעַמְתּוּן בְּמַשְׁכְּנֵיכוֹן וַאֲמַרְתּוּן בִּדְסָנֵי יְיָ יָתָנָא אַפְּקָנָא מֵאַרְעָא דְמִצְרָיִם לְמִמְסַר יָתָנָא בִּידָא דֶאֱמֹרָאָה לְשֵׁצָיוּתָנָא׃ </text:span></text:span><text:span text:style-name="Default_20_Paragraph_20_Font"><text:span text:style-name="T2">כח </text:span></text:span><text:span text:style-name="Default_20_Paragraph_20_Font"><text:span text:style-name="T3">לְאָן אֲנַחְנָא סָלְקִין אֲחָנָא תְבָרוּ יָת לִבָּנָא </text:span></text:span><text:soft-page-break/><text:span text:style-name="Default_20_Paragraph_20_Font"><text:span text:style-name="T3">לְמֵימַר עַם סַגִּי וְתַקִּיף מִנָּנָא קִרְוִין רַבְרְבָן וּכְרִיכָן עַד צֵית שְׁמַיָּא וְאַף בְּנֵי גִבָּרָאֵי חֲזֵינָא תַמָּן׃ </text:span></text:span><text:span text:style-name="Default_20_Paragraph_20_Font"><text:span text:style-name="T2">כט </text:span></text:span><text:span text:style-name="Default_20_Paragraph_20_Font"><text:span text:style-name="T3">וַאֲמָרִית לְכוֹן לָא תִתָּבְרוּן וְלָא תִדְחֲלוּן מִנְּהוֹן׃ </text:span></text:span><text:span text:style-name="Default_20_Paragraph_20_Font"><text:span text:style-name="T2">ל </text:span></text:span><text:span text:style-name="Default_20_Paragraph_20_Font"><text:span text:style-name="T3">יְיָ אֱלָהֲכוֹן דִּמְדַבַּר קֳדָמֵיכוֹן הוּא יְגִיחַ לְכוֹן כְּכֹל דִּי עֲבַד עִמְּכוֹן בְּמִצְרַיִם לְעֵינֵיכוֹן׃ </text:span></text:span><text:span text:style-name="Default_20_Paragraph_20_Font"><text:span text:style-name="T2">לא </text:span></text:span><text:span text:style-name="Default_20_Paragraph_20_Font"><text:span text:style-name="T3">וּבְמַדְבְּרָא דִּי חֲזֵיתָא דִּי סוֹבְרָךְ יְיָ אֱלָהָךְ כְּמָא דִי מְסוֹבַר גְּבַר יָת בְּרֵיהּ בְּכָל אָרְחָא דִּי הַלֶּכְתּוּן עַד מֵיתֵיכוֹן עַד אַתְרָא הָדֵין׃ </text:span></text:span><text:span text:style-name="Default_20_Paragraph_20_Font"><text:span text:style-name="T2">לב </text:span></text:span><text:span text:style-name="Default_20_Paragraph_20_Font"><text:span text:style-name="T3">וּבְפִתְגָּמָא הָדֵין לֵיתֵיכוֹן מְהֵימְנִין בְּמֵימְרָא דַ יְיָ אֱלָהֲכוֹן׃ </text:span></text:span><text:span text:style-name="Default_20_Paragraph_20_Font"><text:span text:style-name="T2">לג </text:span></text:span><text:span text:style-name="Default_20_Paragraph_20_Font"><text:span text:style-name="T3">דִּי מְדַבֵּר קֳדָמֵיכוֹן בְּאָרְחָא לְאַתְקְנָאָה לְכוֹן אֲתַר בֵּית מֵישְׁרִי לְאַשְׁרָיוּתְכוֹן בְּעַמּוּדָא דְאֶשָּׁתָא בְּלֵילְיָא לְאַחֲזָיוּתְכוֹן בְּאָרְחָא דִּי תְהָכוּן בַּהּ וּבְעַמּוּדָא דַעֲנָנָא בִּימָמָא׃ </text:span></text:span><text:span text:style-name="Default_20_Paragraph_20_Font"><text:span text:style-name="T2">לד </text:span></text:span><text:span text:style-name="Default_20_Paragraph_20_Font"><text:span text:style-name="T3">וּשְׁמִיעַ קֳדָם יְיָ יָת קַל פִּתְגָּמֵיכוֹן וּרְגֵז וְקַיַּם לְמֵימָר׃ </text:span></text:span><text:span text:style-name="Default_20_Paragraph_20_Font"><text:span text:style-name="T2">לה </text:span></text:span><text:span text:style-name="Default_20_Paragraph_20_Font"><text:span text:style-name="T3">אִם יֶחֱזֵי גְבַר בְּגֻבְרַיָּא הָאִלֵּין דָּרָא בִישָׁא הָדֵין יָת אַרְעָא טַבְתָא דִּי קַיֵּמִית לְמִתַּן לַאֲבָהָתְכוֹן׃ </text:span></text:span><text:span text:style-name="Default_20_Paragraph_20_Font"><text:span text:style-name="T2">לו </text:span></text:span><text:span text:style-name="Default_20_Paragraph_20_Font"><text:span text:style-name="T3">אֶלָּהֵן כָּלֵב בַּר יְפֻנֶּה הוּא יֶחֱזִנַּהּ וְלֵיהּ אֶתֵּן יָת אַרְעָא דִּי דְרַךְ בַּהּ וְלִבְנוֹהִי חֲלַף דִּי אַשְׁלִים בָּתַר דַּחַלְתָּא דַיְיָ׃ </text:span></text:span><text:span text:style-name="Default_20_Paragraph_20_Font"><text:span text:style-name="T2">לז </text:span></text:span><text:span text:style-name="Default_20_Paragraph_20_Font"><text:span text:style-name="T3">אַף עֲלַי הֲוָה רְגַז מִן קֳדָם יְיָ בְּדִילְכוֹן לְמֵימָר אַף אַתְּ לָא תֵעוֹל תַּמָּן׃ </text:span></text:span><text:span text:style-name="Default_20_Paragraph_20_Font"><text:span text:style-name="T2">לח </text:span></text:span><text:span text:style-name="Default_20_Paragraph_20_Font"><text:span text:style-name="T3">יְהוֹשֻׁעַ בַּר נוּן דְּקָאֵם קֳדָמָךְ הוּא יֵעוֹל תַּמָּן יָתֵיהּ תַּקֵּף אֲרֵי הוּא יַחְסְנִנַּהּ לְיִשְׂרָאֵל׃ </text:span></text:span><text:span text:style-name="Default_20_Paragraph_20_Font"><text:span text:style-name="T2">לט </text:span></text:span><text:span text:style-name="Default_20_Paragraph_20_Font"><text:span text:style-name="T3">וְטַפְלְכוֹן דִּי אֲמַרְתּוּן לְבִזָּא יְהוֹן וּבְנֵיכוֹן דִּי לָא יְדָעוּ יוֹמָא דֵין טַב וּבִישׁ אִנּוּן יַעֲלוּן לְתַמָּן וּלְהוֹן אֶתְּנִנַּהּ וְאִנּוּן יֵירְתֻנַּהּ׃ </text:span></text:span><text:span text:style-name="Default_20_Paragraph_20_Font"><text:span text:style-name="T2">מ </text:span></text:span><text:span text:style-name="Default_20_Paragraph_20_Font"><text:span text:style-name="T3">וְאַתּוּן אִתְפְּנִיּוּ לְכוֹן וְטוּלוּ לְמַדְבְּרָא אֹרַח יַמָּא דְסוּף׃ </text:span></text:span><text:span text:style-name="Default_20_Paragraph_20_Font"><text:span text:style-name="T2">מא </text:span></text:span><text:span text:style-name="Default_20_Paragraph_20_Font"><text:span text:style-name="T3">וַאֲתֶבְתּוּן וַאֲמַרְתּוּן לִי חַבְנָא קֳדָם יְיָ אֲנַחְנָא נִסַּק וּנְגִיחַ בֵּיהּ קְרָב כְּכֹל דִּי פַקְּדָנָא יְיָ אֱלָהָנָא וְזָרֶזְתּוּן גְּבַר יָת מָנֵי קְרָבֵיהּ וְשָׁרֵיתוּן לְמִסַּק לְטוּרָא׃ </text:span></text:span><text:span text:style-name="Default_20_Paragraph_20_Font"><text:span text:style-name="T2">מב </text:span></text:span><text:span text:style-name="Default_20_Paragraph_20_Font"><text:span text:style-name="T3">וַאֲמַר יְיָ לִי אֱמַר לְהוֹן לָא תִסְּקוּן וְלָא תְגִיחוּן קְרָב אֲרֵי לֵית שְׁכִנְתִּי שָׁרְיָא בֵינֵיכוֹן וְלָא תִּתָּבְרוּן קֳדָם בַּעֲלֵי דְבָבֵיכוֹן׃ </text:span></text:span><text:span text:style-name="Default_20_Paragraph_20_Font"><text:span text:style-name="T2">מג </text:span></text:span><text:span text:style-name="Default_20_Paragraph_20_Font"><text:span text:style-name="T3">וּמַלֵּלִית עִמְּכוֹן וְלָא קַבֶּלְתּוּן וְסָרֶבְתּוּן עַל גְּזֵרַת מֵימְרָא דַיְיָ וְאַרְשַׁעְתּוּן וּסְלֶקְתּוּן לְטוּרָא׃ </text:span></text:span><text:span text:style-name="Default_20_Paragraph_20_Font"><text:span text:style-name="T2">מד </text:span></text:span><text:span text:style-name="Default_20_Paragraph_20_Font"><text:span text:style-name="T3">וּנְפַק אֱמֹרָאָה דְּיָתֵב בְּטוּרָא הַהוּא לְקַדָּמוּתְכוֹן וּרְדָפוּ יָתְכוֹן כְּמָא דִי נַתְּזָן דַּבַּרְיָתָא וּטְרָדוּ יָתְכוֹן בְּשֵׂעִיר עַד חָרְמָה׃ </text:span></text:span><text:span text:style-name="Default_20_Paragraph_20_Font"><text:span text:style-name="T2">מה </text:span></text:span><text:span text:style-name="Default_20_Paragraph_20_Font"><text:span text:style-name="T3">וְתַבְתּוּן וּבְכִיתוּן קֳדָם יְיָ וְלָא קַבִּיל יְיָ צְלוֹתְכוֹן וְלָא אַצֵּית לְמִלֵּיכוֹן׃ </text:span></text:span><text:span text:style-name="Default_20_Paragraph_20_Font"><text:span text:style-name="T2">מו </text:span></text:span><text:span text:style-name="Default_20_Paragraph_20_Font"><text:span text:style-name="T3">וִיתֶבְתּוּן בִּרְקָם יוֹמִין סַגִּיאִין כְּיוֹמַיָּא דִּי יְתֶבְתּוּן׃ </text:span></text:span></text:p>
      </text:section>
      <text:section text:style-name="Sect1" text:name="Sect2">
        <text:p text:style-name="P2"><text:span text:style-name="Default_20_Paragraph_20_Font"><text:span text:style-name="T1">Deuteronomy 2</text:span></text:span></text:p>
        <text:p text:style-name="P3"><text:span text:style-name="Default_20_Paragraph_20_Font"><text:span text:style-name="T2">א </text:span></text:span><text:span text:style-name="Default_20_Paragraph_20_Font"><text:span text:style-name="T3">וְאִתְפְּנֵינָא וּנְטַלְנָא לְמַדְבְּרָא אֹרַח יַמָּא דְסוּף כְּמָא דִי מַלִּיל יְיָ עִמִּי וְאַקֵּפְנָא יָת טוּרָא דְשֵׂעִיר יוֹמִין סַגִּיאִין׃ </text:span></text:span><text:span text:style-name="Default_20_Paragraph_20_Font"><text:span text:style-name="T2">ב </text:span></text:span><text:span text:style-name="Default_20_Paragraph_20_Font"><text:span text:style-name="T3">וַאֲמַר יְיָ לִי לְמֵימָר׃ </text:span></text:span><text:span text:style-name="Default_20_Paragraph_20_Font"><text:span text:style-name="T2">ג </text:span></text:span><text:span text:style-name="Default_20_Paragraph_20_Font"><text:span text:style-name="T3">סַגִּי לְכוֹן דְּאַקֶּפְתּוּן יָת טוּרָא הָדֵין אִתְפְּנִיּוּ לְכוֹן צִפּוּנָא׃ </text:span></text:span><text:span text:style-name="Default_20_Paragraph_20_Font"><text:span text:style-name="T2">ד </text:span></text:span><text:span text:style-name="Default_20_Paragraph_20_Font"><text:span text:style-name="T3">וְיָת עַמָּא פַּקֵּד לְמֵימַר אַתּוּן עָבְרִין בִּתְחוּם אֲחוּכוֹן בְּנֵי עֵשָׂו דְּיָתְבִין בְּשֵׂעִיר וְיִדְחֲלוּן מִנְּכוֹן וְתִסְתַּמְּרוּן לַחֲדָא׃ </text:span></text:span><text:span text:style-name="Default_20_Paragraph_20_Font"><text:span text:style-name="T2">ה </text:span></text:span><text:span text:style-name="Default_20_Paragraph_20_Font"><text:span text:style-name="T3">לָא תִתְגָּרוּן בְּהוֹן אֲרֵי לָא אֶתֵּן לְכוֹן מֵאַרְעֲהוֹן עַד מִדְרַךְ פַּרְסַת רִגְלָא אֲרֵי יְרֻתָּא לְעֵשָׂו יְהָבִית יָת טוּרָא דְשֵׂעִיר׃ </text:span></text:span><text:span text:style-name="Default_20_Paragraph_20_Font"><text:span text:style-name="T2">ו </text:span></text:span><text:span text:style-name="Default_20_Paragraph_20_Font"><text:span text:style-name="T3">עִבוּרָא תִזְבְּנוּן מִנְּהוֹן בְּכַסְפָּא וְתֵיכְלוּן וְאַף מַיָּא תִּכְרוּן מִנְּהוֹן בְּכַסְפָּא וְתִשְׁתּוּן׃ </text:span></text:span><text:span text:style-name="Default_20_Paragraph_20_Font"><text:span text:style-name="T2">ז </text:span></text:span><text:span text:style-name="Default_20_Paragraph_20_Font"><text:span text:style-name="T3">אֲרֵי יְיָ אֱלָהָךְ בֵּרְכָךְ בְּכָל עֹבַד יְדָךְ סַפֶּק לָךְ צָרְכָּךְ בְּמֵהֱכָךְ לְמַדְבְּרָא רַבָּא הָדֵין דְּנַן אַרְבְּעִין שְׁנִין מֵימְרָא דַיְיָ אֱלָהָךְ בְּסַעֲדָּךְ לָא מְנַעְתָּא מִדָּעַם׃ </text:span></text:span><text:span text:style-name="Default_20_Paragraph_20_Font"><text:span text:style-name="T2">ח </text:span></text:span><text:span text:style-name="Default_20_Paragraph_20_Font"><text:span text:style-name="T3">וַעֲבַרְנָא מִקֳּדָם אֲחוּנָא בְנֵי עֵשָׂו דְּיָתְבִין בְּשֵׂעִיר מֵאֹרַח מֵישְׁרָא מֵאֵילַת וּמֵעֶצְיוֹן גָּבֶר וְאִתְפְּנֵינָא וַעֲבַרְנָא אֹרַח מַדְבְּרָא דְמוֹאָב׃ </text:span></text:span><text:span text:style-name="Default_20_Paragraph_20_Font"><text:span text:style-name="T2">ט </text:span></text:span><text:span text:style-name="Default_20_Paragraph_20_Font"><text:span text:style-name="T3">וַאֲמַר יְיָ לִי לָא תְצוּר עַל מוֹאָבָאֵי וְלָא תִתְגָּרֵי לְמֶעְבַּד עִמְּהוֹן קְרָב אֲרֵי לָא אֶתֵּן לָךְ מֵאַרְעֵיהּ יְרֻתָּא אֲרֵי לִבְנֵי לוֹט יְהָבִית יָת לְחָיָת יְרֻתָּא׃ </text:span></text:span><text:span text:style-name="Default_20_Paragraph_20_Font"><text:span text:style-name="T2">י </text:span></text:span><text:span text:style-name="Default_20_Paragraph_20_Font"><text:span text:style-name="T3">אֵימְתָנֵי מִלְּקַדְמִין יְתִיבוּ בַהּ עַם רַב וְסַגִּי וְתַקִּיף כְּגִבָּרַיָּא׃ </text:span></text:span><text:span text:style-name="Default_20_Paragraph_20_Font"><text:span text:style-name="T2">יא </text:span></text:span><text:span text:style-name="Default_20_Paragraph_20_Font"><text:span text:style-name="T3">גִּבָּרָאֵי מִתְחַשְּׁבִין אַף אִנּוּן כְּגִבָּרָאֵי וּמוֹאָבָאֵי יִקְרַן לְהוֹן אֵימְתָנֵי׃ </text:span></text:span><text:span text:style-name="Default_20_Paragraph_20_Font"><text:span text:style-name="T2">יב </text:span></text:span><text:span text:style-name="Default_20_Paragraph_20_Font"><text:span text:style-name="T3">וּבְשֵׂעִיר יְתִיבוּ חֹרָאֵי </text:span></text:span><text:soft-page-break/><text:span text:style-name="Default_20_Paragraph_20_Font"><text:span text:style-name="T3">מִלְּקַדְמִין וּבְנֵי עֵשָׂו תָּרֵכֻנּוּן וְשֵׁצָיֻנּוּן מִקָּדָמֵיהוֹן וִיתִיבוּ בְּאַתְרֵיהוֹן כְּמָא דִי עֲבַד יִשְׂרָאֵל לְאַרְעָא יְרֻתָּתֵיהּ דִּיהַב יְיָ לְהוֹן׃ </text:span></text:span><text:span text:style-name="Default_20_Paragraph_20_Font"><text:span text:style-name="T2">יג </text:span></text:span><text:span text:style-name="Default_20_Paragraph_20_Font"><text:span text:style-name="T3">כְּעַן קוּמוּ וְעִבָרוּ לְכוֹן יָת נַחֲלָא דְזָרֶד וַעֲבַרְנָא יָת נַחֲלָא דְזָרֶד׃ </text:span></text:span><text:span text:style-name="Default_20_Paragraph_20_Font"><text:span text:style-name="T2">יד </text:span></text:span><text:span text:style-name="Default_20_Paragraph_20_Font"><text:span text:style-name="T3">וְיוֹמַיָּא דִּי הַלֶּכְנָא מֵרְקַם גֵּיאָה עַד דִּי עֲבַרְנָא יָת נַחֲלָא דְזֶרֶד תְּלָתִין וְתַמְנֵי שְׁנִין עַד דְּסַף כָּל דָּרָא גֻּבְרֵי מְגִיחֵי קְרָבָא מִגּוֹ מַשְׁרִיתָא כְּמָא דִי קַיִּים יְיָ לְהוֹן׃ </text:span></text:span><text:span text:style-name="Default_20_Paragraph_20_Font"><text:span text:style-name="T2">טו </text:span></text:span><text:span text:style-name="Default_20_Paragraph_20_Font"><text:span text:style-name="T3">וְאַף מָחָא מִן קֳדָם יְיָ הֲוַת בְּהוֹן לְשֵׁצָיוּתְהוֹן מִגּוֹ מַשְׁרִיתָא עַד דִּשְׁלִימוּ׃ </text:span></text:span><text:span text:style-name="Default_20_Paragraph_20_Font"><text:span text:style-name="T2">טז </text:span></text:span><text:span text:style-name="Default_20_Paragraph_20_Font"><text:span text:style-name="T3">וַהֲוָה כַּד שְׁלִימוּ כָּל גֻּבְרֵי מְגִיחֵי קְרָבָא לִמְמַת מִגּוֹ עַמָּא׃ </text:span></text:span><text:span text:style-name="Default_20_Paragraph_20_Font"><text:span text:style-name="T2">יז </text:span></text:span><text:span text:style-name="Default_20_Paragraph_20_Font"><text:span text:style-name="T3">וּמַלִּיל יְיָ עִמִּי לְמֵימָר׃ </text:span></text:span><text:span text:style-name="Default_20_Paragraph_20_Font"><text:span text:style-name="T2">יח </text:span></text:span><text:span text:style-name="Default_20_Paragraph_20_Font"><text:span text:style-name="T3">אַתְּ עָבֵר יוֹמָא דֵין יָת תְּחוּם מוֹאָב יָת לְחָיָת׃ </text:span></text:span><text:span text:style-name="Default_20_Paragraph_20_Font"><text:span text:style-name="T2">יט </text:span></text:span><text:span text:style-name="Default_20_Paragraph_20_Font"><text:span text:style-name="T3">וְתִקְרַב לָקֳבֵל בְּנֵי עַמּוֹן לָא תְצוּר עֲלֵיהוֹן וְלָא תִתְגָּרֵי לְמֶעְבַּד עִמְּהוֹן קְרָב אֲרֵי לָא אֶתֵּן מֵאַרְעָא בְנֵי עַמּוֹן לָךְ יְרֻתָּא אֲרֵי לִבְנֵי לוֹט יְהָבִתַּהּ יְרֻתָּא׃ </text:span></text:span><text:span text:style-name="Default_20_Paragraph_20_Font"><text:span text:style-name="T2">כ </text:span></text:span><text:span text:style-name="Default_20_Paragraph_20_Font"><text:span text:style-name="T3">אַרְעָא גִבָּרַיָּא מִתְחַשְּׁבָא אַף הִיא גִּבָּרָאֵי יָתִיבוּ בַהּ מִלְּקַדְמִין וְעַמּוֹנָאֵי קְרַן לְהוֹן חֻשְׁבָּנֵי׃ </text:span></text:span><text:span text:style-name="Default_20_Paragraph_20_Font"><text:span text:style-name="T2">כא </text:span></text:span><text:span text:style-name="Default_20_Paragraph_20_Font"><text:span text:style-name="T3">עַם רַב וְסַגִּי וְתַקִּיף כְּגִבָּרַיָּא וְשֵׁצִנּוּן יְיָ מִקֳּדָמֵיהוֹן וְתָרֵכֻנּוּן וִיתִיבוּ בְאַתְרֵיהוֹן׃ </text:span></text:span><text:span text:style-name="Default_20_Paragraph_20_Font"><text:span text:style-name="T2">כב </text:span></text:span><text:span text:style-name="Default_20_Paragraph_20_Font"><text:span text:style-name="T3">כְּמָא דִי עֲבַד לִבְנֵי עֵשָׂו דְּיָתְבִין בְּשֵׂעִיר דִּי שֵׁצֵי יָת חוֹרָאֵי מִקֳּדָמֵיהוֹן וְתָרֵכֻנּוּן וִיתִיבוּ בְאַתְרֵיהוֹן עַד יוֹמָא הָדֵין׃ </text:span></text:span><text:span text:style-name="Default_20_Paragraph_20_Font"><text:span text:style-name="T2">כג </text:span></text:span><text:span text:style-name="Default_20_Paragraph_20_Font"><text:span text:style-name="T3">וְעַוָּאֵי דְּיָתְבִין בִּדְפִיחַ עַד עַזָּה קַפּוּטְקָאֵי דִּנְפָקוּ מִקַּפּוּטְקַיָּא שֵׁצֻנּוּן וִיתִיבוּ בְאַתְרֵיהוֹן׃ </text:span></text:span><text:span text:style-name="Default_20_Paragraph_20_Font"><text:span text:style-name="T2">כד </text:span></text:span><text:span text:style-name="Default_20_Paragraph_20_Font"><text:span text:style-name="T3">קוּמוּ טוּלוּ וְעִבָרוּ יָת נַחֲלָא דְאַרְנֹן חֲזֵי דִמְסָרִית בִּידָךְ יָת סִיחוֹן מַלְכָּא דְחֶשְׁבּוֹן אֱמֹרָאָה וְיָת אַרְעֵיהּ שָׁרֵי לְתָרָכוּתֵיהּ וְאִתְגָּרֵי לְמֶעְבַּד עִמֵּיהּ קְרָבָא׃ </text:span></text:span><text:span text:style-name="Default_20_Paragraph_20_Font"><text:span text:style-name="T2">כה </text:span></text:span><text:span text:style-name="Default_20_Paragraph_20_Font"><text:span text:style-name="T3">יוֹמָא הָדֵין אֱשָׁרֵי לְמִתַּן זֻעְתָּךְ וְדַחַלְתָּךְ עַל אַפֵּי עַמְמַיָּא דִּי תְחוֹת כָּל שְׁמַיָּא דִּי יִשְׁמְעוּן שִׁמְעָךְ וִיזוּעוּן וְיִדְחֲלוּן מִן קֳדָמָךְ׃ </text:span></text:span><text:span text:style-name="Default_20_Paragraph_20_Font"><text:span text:style-name="T2">כו </text:span></text:span><text:span text:style-name="Default_20_Paragraph_20_Font"><text:span text:style-name="T3">וּשְׁלָחִית אִזְגַּדִּין מִמַּדְבְּרָא דִקְדֵמוֹת לְוָת סִיחוֹן מַלְכָּא דְחֶשְׁבּוֹן פִּתְגָּמֵי שְׁלָמָא לְמֵימָר׃ </text:span></text:span><text:span text:style-name="Default_20_Paragraph_20_Font"><text:span text:style-name="T2">כז </text:span></text:span><text:span text:style-name="Default_20_Paragraph_20_Font"><text:span text:style-name="T3">אֵעִבַּר בְּאַרְעָךְ בְּאָרְחָא בְּאָרְחָא אֵזֵל לָא אֶסְטֵי יַמִּינָא וּשְׂמָאלָא׃ </text:span></text:span><text:span text:style-name="Default_20_Paragraph_20_Font"><text:span text:style-name="T2">כח </text:span></text:span><text:span text:style-name="Default_20_Paragraph_20_Font"><text:span text:style-name="T3">עִבוּרָא בְכַסְפָּא תְּזַבֶּן לִי וְאֵיכוּל וּמַיָּא בְּכַסְפָּא תִּתֶּן לִי וְאֶשְׁתֵּי לְחוֹד אֵעִבַר בְּרַגְלָי׃ </text:span></text:span><text:span text:style-name="Default_20_Paragraph_20_Font"><text:span text:style-name="T2">כט </text:span></text:span><text:span text:style-name="Default_20_Paragraph_20_Font"><text:span text:style-name="T3">כְּמָא דִי עֲבָדוּ לִי בְּנֵי עֵשָׂו דְּיָתְבִין בְּשֵׂעִיר וּמוֹאָבָאֵי דְּיָתְבִין בִּלְחָיָת עַד דְּאֵעִבַר יָת יַרְדְּנָא לְאַרְעָא דַּיְיָ אֱלָהָנָא יָהֵב לָנָא׃ </text:span></text:span><text:span text:style-name="Default_20_Paragraph_20_Font"><text:span text:style-name="T2">ל </text:span></text:span><text:span text:style-name="Default_20_Paragraph_20_Font"><text:span text:style-name="T3">וְלָא אָבֵי סִיחֹן מַלְכָּא דְחֶשְׁבּוֹן לְמִשְׁבְּקָנָא לְמֶעְבַּר בִּתְחוּמֵיהּ אֲרֵי אַקְשֵׁי יְיָ אֱלָהָךְ יָת רוּחֵיהּ וְתַקִּיף יָת לִבֵּיהּ בְּדִיל לְמִמְסְרֵיהּ בִּידָךְ כְּיוֹמָא הָדֵין׃ </text:span></text:span><text:span text:style-name="Default_20_Paragraph_20_Font"><text:span text:style-name="T2">לא </text:span></text:span><text:span text:style-name="Default_20_Paragraph_20_Font"><text:span text:style-name="T3">וַאֲמַר יְיָ לִי חֲזֵי שָׁרֵיתִי לְמִמְסַר קֳדָמָךְ יָת סִיחֹן וְיָת אַרְעֵיהּ שְׁרֵי לְתָרָכוּתֵיהּ לְמֵירַת יָת אַרְעֵיהּ׃ </text:span></text:span><text:span text:style-name="Default_20_Paragraph_20_Font"><text:span text:style-name="T2">לב </text:span></text:span><text:span text:style-name="Default_20_Paragraph_20_Font"><text:span text:style-name="T3">וּנְפַק סִיחֹן לְקַדָּמוּתָנָא הוּא וְכָל עַמֵּיהּ לַאֲגָחָא קְרָבָא לְיָהַץ׃ </text:span></text:span><text:span text:style-name="Default_20_Paragraph_20_Font"><text:span text:style-name="T2">לג </text:span></text:span><text:span text:style-name="Default_20_Paragraph_20_Font"><text:span text:style-name="T3">וּמָסְרֵיהּ יְיָ אֱלָהָנָא קֳדָמָנָא וּמְחֵנָא יָתֵיהּ וְיָת בְּנוֹהִי וְיָת כָּל עַמֵּיהּ׃ </text:span></text:span><text:span text:style-name="Default_20_Paragraph_20_Font"><text:span text:style-name="T2">לד </text:span></text:span><text:span text:style-name="Default_20_Paragraph_20_Font"><text:span text:style-name="T3">וּכְבַשְׁנָא יָת כָּל קִרְווֹהִי בְּעִדָּנָא הַהִיא וְגַמַּרְנָא יָת כָּל קִרְוֵי גֻבְרַיָּא וּנְשַׁיָּא וְטַפְלָא לָא אַשְׁאַרְנָא מְשֵׁזֵב׃ </text:span></text:span><text:span text:style-name="Default_20_Paragraph_20_Font"><text:span text:style-name="T2">לה </text:span></text:span><text:span text:style-name="Default_20_Paragraph_20_Font"><text:span text:style-name="T3">לְחוֹד בְּעִירָא בַּזָּנָא לָנָא וַעֲדִי קִרְוַיָּא דִּי כְבַשְׁנָא׃ </text:span></text:span><text:span text:style-name="Default_20_Paragraph_20_Font"><text:span text:style-name="T2">לו </text:span></text:span><text:span text:style-name="Default_20_Paragraph_20_Font"><text:span text:style-name="T3">מֵעֲרֹעֵר דִּי עַל כֵּיף נַחֲלָא דְאַרְנֹן וְקַרְתָּא דִי בְנַחֲלָא וְעַד גִּלְעָד לָא הֲוַת קַרְתָּא דִּי תְקֵפַת מִנָּנָא יָת כֹּלָּא מְסַר יְיָ אֱלָהָנָא קֳדָמָנָא׃ </text:span></text:span><text:span text:style-name="Default_20_Paragraph_20_Font"><text:span text:style-name="T2">לז </text:span></text:span><text:span text:style-name="Default_20_Paragraph_20_Font"><text:span text:style-name="T3">לְחוֹד לְאַרְעָא בְנֵי עַמּוֹן לָא קָרֶבְתָּא כָּל כֵּיף נַחֲלָא יוּבְקָא וְקִרְוֵי טוּרָא וְכֹל דִּי פַקִּיד יְיָ אֱלָהָנָא׃ </text:span></text:span></text:p>
      </text:section>
      <text:section text:style-name="Sect1" text:name="Sect3">
        <text:p text:style-name="P2"><text:span text:style-name="Default_20_Paragraph_20_Font"><text:span text:style-name="T1">Deuteronomy 3</text:span></text:span></text:p>
        <text:p text:style-name="P3"><text:span text:style-name="Default_20_Paragraph_20_Font"><text:span text:style-name="T2">א </text:span></text:span><text:span text:style-name="Default_20_Paragraph_20_Font"><text:span text:style-name="T3">וְאִתְפְּנֵינָא וּסְלֶקְנָא אֹרַח דְּמַתְנָן וּנְפַק עוֹג מַלְכָּא דְּמַתְנָן לְקַדָּמוּתָנָא הוּא וְכָל עַמֵּיהּ לַאֲגָחָא קְרָבָא אֶדְרֶעִי׃ </text:span></text:span><text:span text:style-name="Default_20_Paragraph_20_Font"><text:span text:style-name="T2">ב </text:span></text:span><text:span text:style-name="Default_20_Paragraph_20_Font"><text:span text:style-name="T3">וַאֲמַר יְיָ לִי לָא תִדְחַל יָתֵיהּ אֲרֵי בִידָךְ מְסָרִית יָתֵיהּ וְיָת כָּל עַמֵּיהּ וְיָת אַרְעֵיהּ וְתַעְבֶּד לֵיהּ כְּמָא דִי עֲבַדְתָּא לְסִיחֹן מַלְכָּא דֶאֱמֹרָאָה דִּי יָתֵב בְּחֶשְׁבּוֹן׃ </text:span></text:span><text:span text:style-name="Default_20_Paragraph_20_Font"><text:span text:style-name="T2">ג </text:span></text:span><text:span text:style-name="Default_20_Paragraph_20_Font"><text:span text:style-name="T3">וּמְסַר יְיָ אֱלָהָנָא בִּידָנָא אַף יָת עוֹג מַלְכָּא דְמַתְנָן וְיָת כָּל עַמֵּיהּ וּמְחִנּוֹהִי עַד דְּלָא אִשְׁתָּאַר לֵיהּ מְשֵׁזֵב׃ </text:span></text:span><text:span text:style-name="Default_20_Paragraph_20_Font"><text:span text:style-name="T2">ד </text:span></text:span><text:span text:style-name="Default_20_Paragraph_20_Font"><text:span text:style-name="T3">וּכְבַשְׁנָא יָת כָּל קִרְווֹהִי בְּעִדָּנָא הַהִיא לָא הֲוַת קַרְתָּא דִּי לָא נְסִבְנָא מִנְּהוֹן שִׁתִּין קִרְוִין כָּל בֵּית פָּלָךְ </text:span></text:span><text:soft-page-break/><text:span text:style-name="Default_20_Paragraph_20_Font"><text:span text:style-name="T3">טְרָכוֹנָא מַלְכְּוָתָא דְעוֹג בְּמַתְנָן׃ </text:span></text:span><text:span text:style-name="Default_20_Paragraph_20_Font"><text:span text:style-name="T2">ה </text:span></text:span><text:span text:style-name="Default_20_Paragraph_20_Font"><text:span text:style-name="T3">כָּל אִלֵּין קִרְוִין כְּרִיכָן מַקְּפָן שׁוּר רָם דִּילְהֶן דָּשִׁין וְעַבְּרִין בַּר מִקִּרְוֵי פַּצְחַיָּא סַגִּי לַחֲדָא׃ </text:span></text:span><text:span text:style-name="Default_20_Paragraph_20_Font"><text:span text:style-name="T2">ו </text:span></text:span><text:span text:style-name="Default_20_Paragraph_20_Font"><text:span text:style-name="T3">וְגַמַּרְנָא יָתְהוֹן כְּמָא דִי עֲבַדְנָא לְסִיחֹן מַלְכָּא דְחֶשְׁבּוֹן גַּמַּר כָּל קִרְוֵי גֻבְרַיָּא נְשַׁיָּא וְטַפְלָא׃ </text:span></text:span><text:span text:style-name="Default_20_Paragraph_20_Font"><text:span text:style-name="T2">ז </text:span></text:span><text:span text:style-name="Default_20_Paragraph_20_Font"><text:span text:style-name="T3">וְכָל בְּעִירָא וַעֲדִי קִרְוַיָּא בַּזָּנָא לָנָא׃ </text:span></text:span><text:span text:style-name="Default_20_Paragraph_20_Font"><text:span text:style-name="T2">ח </text:span></text:span><text:span text:style-name="Default_20_Paragraph_20_Font"><text:span text:style-name="T3">וּנְסִבְנָא בְּעִדָּנָא הַהִיא יָת אַרְעָא מִיָּדָא תְּרֵין מַלְכֵי אֱמֹרָאָה דִּי בְּעִבְרָא דְיַרְדְּנָא מִנַּחֲלָא דְאַרְנֹן עַד טוּרָא דְחֶרְמוֹן׃ </text:span></text:span><text:span text:style-name="Default_20_Paragraph_20_Font"><text:span text:style-name="T2">ט </text:span></text:span><text:span text:style-name="Default_20_Paragraph_20_Font"><text:span text:style-name="T3">צִידֹנָאֵי קְרָאן לְחֶרְמוֹן סִרְיֹן וֶאֱמֹרָאֵי קְרָאן לֵיהּ טוּר תַּלְגָּא׃ </text:span></text:span><text:span text:style-name="Default_20_Paragraph_20_Font"><text:span text:style-name="T2">י </text:span></text:span><text:span text:style-name="Default_20_Paragraph_20_Font"><text:span text:style-name="T3">כֹּל קִרְוֵי מֵישְׁרָא וְכָל גִּלְעָד וְכָל דְּמַתְנָן עַד סַלְכָה וְאֶדְרֶעִי קִרְוֵי מַלְכְּוָתָא דְעוֹג בְּמַתְנָן׃ </text:span></text:span><text:span text:style-name="Default_20_Paragraph_20_Font"><text:span text:style-name="T2">יא </text:span></text:span><text:span text:style-name="Default_20_Paragraph_20_Font"><text:span text:style-name="T3">אֲרֵי לְחוֹד עוֹג מַלְכָּא דְמַתְנָן אִשְׁתָּאַר מִשְּׁאָר גִּבָּרַיָּא הָא עַרְסֵיהּ עַרְסָא דְפַרְזְלָא הֲלָא הִיא בְּרַבַּת בְּנֵי עַמּוֹן תְּשַׁע אַמִּין אָרְכַּהּ וְאַרְבַּע אַמִּין פְּתָיַהּ בְּאַמַת מְלַךְ׃ </text:span></text:span><text:span text:style-name="Default_20_Paragraph_20_Font"><text:span text:style-name="T2">יב </text:span></text:span><text:span text:style-name="Default_20_Paragraph_20_Font"><text:span text:style-name="T3">וְיָת אַרְעָא הָדָא יְרִיתְנָא בְּעִדָּנָא הַהִיא מֵעֲרֹעֵר דִּי עַל נַחֲלָא דְאַרְנֹן וּפַלְגּוּת טוּרָא דְגִלְעָד וְקִרְווֹהִי יְהָבִית לְשִׁבְטָא דִרְאוּבֵן וּלְשִׁבְטָא דְגָד׃ </text:span></text:span><text:span text:style-name="Default_20_Paragraph_20_Font"><text:span text:style-name="T2">יג </text:span></text:span><text:span text:style-name="Default_20_Paragraph_20_Font"><text:span text:style-name="T3">וּשְׁאָר גִּלְעָד וְכָל דְּמַתְנָן מַלְכְּוָתָא דְעוֹג יְהָבִית לְפַלְגוּת שִׁבְטָא דִמְנַשֶּׁה כֹּל בֵּית פָּלַךְ טְרָכוֹנָא לְכָל מַתְנָן הַהוּא מִתְקְרֵי אַרְעָא גִבָּרַיָּא׃ </text:span></text:span><text:span text:style-name="Default_20_Paragraph_20_Font"><text:span text:style-name="T2">יד </text:span></text:span><text:span text:style-name="Default_20_Paragraph_20_Font"><text:span text:style-name="T3">יָאִיר בַּר מְנַשֶּׁה נְסִיב יָת כָּל בֵּית פָּלַךְ טְרָכוֹנָא עַד תְּחוּם גְּשׁוּרָאָה וְאַפְקֵירוֹס וּקְרָא יָתְהוֹן עַל שְׁמֵיהּ יָת מַתְנָן כַּפְרָנֵי יָאִיר עַד יוֹמָא הָדֵין׃ </text:span></text:span><text:span text:style-name="Default_20_Paragraph_20_Font"><text:span text:style-name="T2">טו </text:span></text:span><text:span text:style-name="Default_20_Paragraph_20_Font"><text:span text:style-name="T3">וּלְמָכִיר יְהָבִית יָת גִּלְעָד׃ </text:span></text:span><text:span text:style-name="Default_20_Paragraph_20_Font"><text:span text:style-name="T2">טז </text:span></text:span><text:span text:style-name="Default_20_Paragraph_20_Font"><text:span text:style-name="T3">וּלְשִׁבְטָא דִרְאוּבֵן וּלְשִׁבְטָא דְגָד יְהָבִית מִן גִּלְעָד וְעַד נַחֲלָא דְאַרְנֹן גּוֹ נַחֲלָא וּתְחוּם וְעַד יוּבְקָא דְנַחֲלָא תְּחוּם בְּנֵי עַמּוֹן׃ </text:span></text:span><text:span text:style-name="Default_20_Paragraph_20_Font"><text:span text:style-name="T2">יז </text:span></text:span><text:span text:style-name="Default_20_Paragraph_20_Font"><text:span text:style-name="T3">וּמֵישְׁרָא וְיַרְדְּנָא וּתְחוּמֵיהּ מִגֵּנוֹסַר וְעַד יַמָּא דְמֵישְׁרָא יַמָּא דְמִלְחָא תְּחוֹת מַשְׁפַּךְ מְרָמָתָא מַדִינְחָא׃ </text:span></text:span><text:span text:style-name="Default_20_Paragraph_20_Font"><text:span text:style-name="T2">יח </text:span></text:span><text:span text:style-name="Default_20_Paragraph_20_Font"><text:span text:style-name="T3">וּפַקֵּדִית יָתְכוֹן בְּעִדָּנָא הַהִיא לְמֵימָר יְיָ אֱלָהֲכוֹן יְהַב לְכוֹן יָת אַרְעָא הָדָא לְמֵירְתַהּ מְזָרְזִין תַּעְבְּרוּן קֳדָם אֲחֵיכוֹן בְּנֵי יִשְׂרָאֵל כָּל מְזָרְזֵי חֵילָא׃ </text:span></text:span><text:span text:style-name="Default_20_Paragraph_20_Font"><text:span text:style-name="T2">יט </text:span></text:span><text:span text:style-name="Default_20_Paragraph_20_Font"><text:span text:style-name="T3">לְחוֹד נְשֵׁיכוֹן וְטַפְלְכוֹן וּבְעִירְכוֹן יְדַעְנָא אֲרֵי בְעִיר סַגִּי לְכוֹן יֵתְבוּן בְּקִרְוֵיכוֹן דִּי יְהָבִית לְכוֹן׃ </text:span></text:span><text:span text:style-name="Default_20_Paragraph_20_Font"><text:span text:style-name="T2">כ </text:span></text:span><text:span text:style-name="Default_20_Paragraph_20_Font"><text:span text:style-name="T3">עַד דִּי יְנִיחַ יְיָ לַאֲחֵיכוֹן כְּוָתְכוֹן וְיֵרְתוּן אַף אִנּוּן יָת אַרְעָא דַּיְיָ אֱלָהֲכוֹן יָהֵב לְהוֹן בְּעִבְרָא דְיַרְדְּנָא וּתְתוּבוּן גְּבַר לִירֻתְּתֵיהּ דִּי יְהָבִית לְכוֹן׃ </text:span></text:span><text:span text:style-name="Default_20_Paragraph_20_Font"><text:span text:style-name="T2">כא </text:span></text:span><text:span text:style-name="Default_20_Paragraph_20_Font"><text:span text:style-name="T3">וְיָת יְהוֹשׁוּעַ פַּקֵּדִית בְּעִדָּנָא הַהִיא לְמֵימָר עֵינָיךְ חֲזָאָה יָת כָּל דִּי עֲבַד יְיָ אֱלָהֲכוֹן לִתְרֵין מַלְכַיָּא הָאִלֵּין כֵּן יַעְבֵּד יְיָ לְכָל מַלְכְּוָתָא דִּי אַתְּ עָבֵר לְתַמָּן׃ </text:span></text:span><text:span text:style-name="Default_20_Paragraph_20_Font"><text:span text:style-name="T2">כב </text:span></text:span><text:span text:style-name="Default_20_Paragraph_20_Font"><text:span text:style-name="T3">לָא תִדְחֲלוּן מִנְּהוֹן אֲרֵי יְיָ אֱלָהֲכוֹן מֵימְרֵיהּ יְגִיחַ לְכוֹן׃ </text:span></text:span><text:span text:style-name="Default_20_Paragraph_20_Font"><text:span text:style-name="T2">כג </text:span></text:span><text:span text:style-name="Default_20_Paragraph_20_Font"><text:span text:style-name="T3">וְצַלֵּיתִי קֳדָם יְיָ בְּעִדָּנָא הַהִיא לְמֵימָר׃ </text:span></text:span><text:span text:style-name="Default_20_Paragraph_20_Font"><text:span text:style-name="T2">כד </text:span></text:span><text:span text:style-name="Default_20_Paragraph_20_Font"><text:span text:style-name="T3">יְיָ אֱלֹּהִים אַתְּ שָׁרֵיתָא לְאַחֲזָאָה יָת עַבְדָּךְ יָת רְבוּתָךְ וְיָת יְדָךְ תַּקֶּפְתָּא דִּי אַתְּ הוּא אֱלָהָא דִּשְׁכִנְתָּךְ בִּשְׁמַיָּא מִלְעֵלָּא וְשַׁלִּיט בְּאַרְעָא וְלֵית דְּיַעְבֵּד כְּעוֹבָדָיךְ וּכְגִבָּרְתָּךְ׃ </text:span></text:span><text:span text:style-name="Default_20_Paragraph_20_Font"><text:span text:style-name="T2">כה </text:span></text:span><text:span text:style-name="Default_20_Paragraph_20_Font"><text:span text:style-name="T3">אֵעִבַר כְּעַן וְאֶחֱזֵי יָת אַרְעָא טַבְתָא דִּי בְּעִבְרָא דְיַרְדְּנָא טוּרָא טָבָא הָדֵין וּבֵית מַקְדָּשָׁא׃ </text:span></text:span><text:span text:style-name="Default_20_Paragraph_20_Font"><text:span text:style-name="T2">כו </text:span></text:span><text:span text:style-name="Default_20_Paragraph_20_Font"><text:span text:style-name="T3">וַהֲוָה רְגַז מִן קֳדָם יְיָ עֲלַי בְּדִילְכוֹן וְלָא קַבִּיל מִנִּי וַאֲמַר יְיָ לִי סַגִּי לָךְ לָא תוֹסֵף לְמַלָּלָא קֳדָמַי עוֹד בְּפִתְגָּמָא הָדֵין׃ </text:span></text:span><text:span text:style-name="Default_20_Paragraph_20_Font"><text:span text:style-name="T2">כז </text:span></text:span><text:span text:style-name="Default_20_Paragraph_20_Font"><text:span text:style-name="T3">סַק לְרֵישׁ רָמָתָא וּזְקוֹף עֵינָיךְ לְמַעֲרָבָא וּלְצִפּוּנָא וְלִדְרוֹמָא וּלְמָדִינְחָא וַחֲזֵי בְעֵינָיִךְ אֲרֵי לָא תְעִבַר יָת יַרְדְּנָא הָדֵין׃ </text:span></text:span><text:span text:style-name="Default_20_Paragraph_20_Font"><text:span text:style-name="T2">כח </text:span></text:span><text:span text:style-name="Default_20_Paragraph_20_Font"><text:span text:style-name="T3">וּפַקֵּד יָת יְהוֹשֻׁעַ וְתַקֶּפְהִי וְאַלֶּמְהִי אֲרֵי הוּא יֵעִבַר קֳדָם עַמָּא הָדֵין וְהוּא יַחְסֵן יָתְהוֹן יָת אַרְעָא דִּי תֶחֱזֵי׃ </text:span></text:span><text:span text:style-name="Default_20_Paragraph_20_Font"><text:span text:style-name="T2">כט </text:span></text:span><text:span text:style-name="Default_20_Paragraph_20_Font"><text:span text:style-name="T3">וִיתֵבְנָא בְחֵילָתָא לָקֳבֵל בֵּית פְּעוֹר׃ </text:span></text:span></text:p>
      </text:section>
      <text:section text:style-name="Sect1" text:name="Sect4">
        <text:p text:style-name="P2"><text:span text:style-name="Default_20_Paragraph_20_Font"><text:span text:style-name="T1">Deuteronomy 4</text:span></text:span></text:p>
        <text:p text:style-name="P3"><text:span text:style-name="Default_20_Paragraph_20_Font"><text:span text:style-name="T2">א </text:span></text:span><text:span text:style-name="Default_20_Paragraph_20_Font"><text:span text:style-name="T3">וּכְעַן יִשְׂרָאֵל שְׁמַע לִקְיָמַיָּא וּלְדִינַיָּא דִּי אֲנָא מְאַלֵּף יָתְכוֹן לְמֶעְבַּד בְּדִיל דְּתֵיחוּן וְתֵיתוּן וְתֵירְתוּן יָת אַרְעָא דִּי יְיָ אֱלָהָא דַאֲבָהָתְכוֹן יָהֵב לְכוֹן׃ </text:span></text:span><text:span text:style-name="Default_20_Paragraph_20_Font"><text:span text:style-name="T2">ב </text:span></text:span><text:span text:style-name="Default_20_Paragraph_20_Font"><text:span text:style-name="T3">לָא תוֹסְפוּן עַל פִּתְגָּמָא דִּי אֲנָא מְפַקֵּד יָתְכוֹן וְלָא תִמְנְעוּן מִנֵּיהּ לְמִטַּר יָת פִּקּוּדַיָּא דַּיְיָ </text:span></text:span><text:soft-page-break/><text:span text:style-name="Default_20_Paragraph_20_Font"><text:span text:style-name="T3">אֱלָהֲכוֹן דִּי אֲנָא מְפַקֵּד יָתְכוֹן׃ </text:span></text:span><text:span text:style-name="Default_20_Paragraph_20_Font"><text:span text:style-name="T2">ג </text:span></text:span><text:span text:style-name="Default_20_Paragraph_20_Font"><text:span text:style-name="T3">עֵינֵיכוֹן חָזָן יָת דִּי עֲבַד יְיָ בְּבַעַל פְּעוֹר אֲרֵי כָּל גַּבְרָא דִּי אֲזַל בָּתַר בַּעַל פְּעוֹר שֵׁצְיֵיהּ יְיָ אֱלָהָךְ מִבֵּינָךְ׃ </text:span></text:span><text:span text:style-name="Default_20_Paragraph_20_Font"><text:span text:style-name="T2">ד </text:span></text:span><text:span text:style-name="Default_20_Paragraph_20_Font"><text:span text:style-name="T3">וְאַתּוּן דְּאַדְבֶּקְתּוּן בְּדַחַלְתָּא דַיְיָ אֱלָהֲכוֹן קַיָּמִין כֻּלְּכוֹן יוֹמָא דֵין׃ </text:span></text:span><text:span text:style-name="Default_20_Paragraph_20_Font"><text:span text:style-name="T2">ה </text:span></text:span><text:span text:style-name="Default_20_Paragraph_20_Font"><text:span text:style-name="T3">חֲזוֹ דְּאַלֵּפִית יָתְכוֹן קְיָמַיָּא וְדִינַיָּא כְּמָא דִי פַקְּדַנִי יְיָ אֱלָהָי לְמֶעְבַּד כֵּן בְּגוֹ אַרְעָא דִּי אַתּוּן עַלִּין תַּמָּן לְמֵירְתַהּ׃ </text:span></text:span><text:span text:style-name="Default_20_Paragraph_20_Font"><text:span text:style-name="T2">ו </text:span></text:span><text:span text:style-name="Default_20_Paragraph_20_Font"><text:span text:style-name="T3">וְתִטְּרוּן וְתַעְבְּדוּן אֲרֵי הִיא חָכְמַתְכוֹן וְסוּכְלְתָנוּתְכוֹן לְעֵינֵי עַמְמַיָּא דִּי יִשְׁמְעוּן יָת כָּל קְיָמַיָּא הָאִלֵּין וְיֵמְרוּן לְחוֹד עַם חַכִּים וְסוּכְלְתָן עַמָּא רַבָּא הָדֵין׃ </text:span></text:span><text:span text:style-name="Default_20_Paragraph_20_Font"><text:span text:style-name="T2">ז </text:span></text:span><text:span text:style-name="Default_20_Paragraph_20_Font"><text:span text:style-name="T3">אֲרֵי מָן עַם רַב דִּי לֵיהּ אֱלָהָא קָרִיב לֵיהּ לְקַבָּלָא צְלוֹתֵיהּ בְּעִדַּן עַקְתֵיהּ כַּיְיָ אֱלָהָנָא בְּכָל עִדָּן דַּאֲנַחְנָא מְצַלִּין קֳדָמוֹהִי׃ </text:span></text:span><text:span text:style-name="Default_20_Paragraph_20_Font"><text:span text:style-name="T2">ח </text:span></text:span><text:span text:style-name="Default_20_Paragraph_20_Font"><text:span text:style-name="T3">וּמָן עַם רַב דִּי לֵיהּ קְיָמִין וְדִינִין קַשִּׁיטִין כְּכֹל אוֹרַיְתָא הָדָא דִּי אֲנָא יָהֵב קֳדָמֵיכוֹן יוֹמָא דֵין׃ </text:span></text:span><text:span text:style-name="Default_20_Paragraph_20_Font"><text:span text:style-name="T2">ט </text:span></text:span><text:span text:style-name="Default_20_Paragraph_20_Font"><text:span text:style-name="T3">לְחוֹד אִסְתַּמַּר לָךְ וְטַר נַפְשָׁךְ לַחֲדָא דִּילְמָא תִנְשֵׁי יָת פִּתְגָּמַיָּא דִּי חֲזוֹ עֵינָיִךְ וְדִילְמָא יְעִדּוּן מִלִּבָּךְ כֹּל יוֹמֵי חַיָּיךְ וּתְהוֹדְעִנּוּן לִבְנָיךְ וְלִבְנֵי בְנָיךְ׃ </text:span></text:span><text:span text:style-name="Default_20_Paragraph_20_Font"><text:span text:style-name="T2">י </text:span></text:span><text:span text:style-name="Default_20_Paragraph_20_Font"><text:span text:style-name="T3">יוֹמָא דִּי קַמְתָּא קֳדָם יְיָ אֱלָהָךְ בְּחֹרֵב כַּד אֲמַר יְיָ לִי כְּנוֹשׁ קֳדָמַי יָת עַמָּא וְאַשְׁמְעִנּוּן יָת פִּתְגָּמָי דִּי יֵלְפוּן לְמִדְחַל קֳדָמַי כָּל יוֹמַיָּא דִּי אִנּוּן קַיָּמִין עַל אַרְעָא וְיָת בְּנֵיהוֹן יַלְּפוּן׃ </text:span></text:span><text:span text:style-name="Default_20_Paragraph_20_Font"><text:span text:style-name="T2">יא </text:span></text:span><text:span text:style-name="Default_20_Paragraph_20_Font"><text:span text:style-name="T3">וּקְרֶבְתּוּן וְקַמְתּוּן בְּשִׁפּוֹלֵי טוּרָא וְטוּרָא בָּעֵר בְּאֶשָּׁתָא עַד צֵית שְׁמַיָּא חֲשׁוֹכָא עֲנָנָא וַאֲמִיטְתָא׃ </text:span></text:span><text:span text:style-name="Default_20_Paragraph_20_Font"><text:span text:style-name="T2">יב </text:span></text:span><text:span text:style-name="Default_20_Paragraph_20_Font"><text:span text:style-name="T3">וּמַלִּיל יְיָ עִמְּכוֹן מִגּוֹ אֶשָּׁתָא קַל פִּתְגָּמִין אַתּוּן שָׁמְעִין וּדְמוּת לֵיתֵיכוֹן חָזָן אֶלָּהֵן קָלָא׃ </text:span></text:span><text:span text:style-name="Default_20_Paragraph_20_Font"><text:span text:style-name="T2">יג </text:span></text:span><text:span text:style-name="Default_20_Paragraph_20_Font"><text:span text:style-name="T3">וְחַוִּי לְכוֹן יָת קְיָמֵיהּ דִּי פַקִּיד יָתְכוֹן לְמֶעְבַּד עֲשֶׂרֶת פִּתְגָּמִין וּכְתָבִנוּן עַל תְּרֵין לוּחֵי אַבְנַיָּא׃ </text:span></text:span><text:span text:style-name="Default_20_Paragraph_20_Font"><text:span text:style-name="T2">יד </text:span></text:span><text:span text:style-name="Default_20_Paragraph_20_Font"><text:span text:style-name="T3">וְיָתִי פַּקִּיד יְיָ בְּעִדָּנָא הַהִיא לְאַלָּפָא יָתְכוֹן קְיָמִין וְדִינִין לְמֶעְבָּדְכוֹן יָתְהוֹן בְּאַרְעָא דִּי אַתּוּן עָבְרִין תַּמָּן לְמֵירְתַהּ׃ </text:span></text:span><text:span text:style-name="Default_20_Paragraph_20_Font"><text:span text:style-name="T2">טו </text:span></text:span><text:span text:style-name="Default_20_Paragraph_20_Font"><text:span text:style-name="T3">וְתִסְתַּמְּרוּן לַחֲדָא לְנַפְשָׁתֵיכוֹן אֲרֵי לָא חֲזֵיתוּן כָּל דְּמוּת בְּיוֹמָא דִּי מַלִּיל יְיָ עִמְּכוֹן בְּחֹרֵב מִגּוֹ אֶשָּׁתָא׃ </text:span></text:span><text:span text:style-name="Default_20_Paragraph_20_Font"><text:span text:style-name="T2">טז </text:span></text:span><text:span text:style-name="Default_20_Paragraph_20_Font"><text:span text:style-name="T3">דִּילְמָא תְחַבְּלוּן וְתַעְבְּדוּן לְכוֹן צֶלֶם דְּמוּת כָּל צוּרָא דְּמוּת דְּכַר אוֹ נֻקְבָּא׃ </text:span></text:span><text:span text:style-name="Default_20_Paragraph_20_Font"><text:span text:style-name="T2">יז </text:span></text:span><text:span text:style-name="Default_20_Paragraph_20_Font"><text:span text:style-name="T3">דְּמוּת כָּל בְּעִירָא דִּי בְאַרְעָא דְּמוּת כָּל צִפַּר גַּדְפָא דִּי פָרַח בַּאֲוֵר רְקִיעַ שְׁמַיָּא׃ </text:span></text:span><text:span text:style-name="Default_20_Paragraph_20_Font"><text:span text:style-name="T2">יח </text:span></text:span><text:span text:style-name="Default_20_Paragraph_20_Font"><text:span text:style-name="T3">דְּמוּת כָּל רִחֲשָׁא דִי בְאַרְעָא דְּמוּת כָּל נוּנֵי דִי בְמַיָּא מִלְּרַע לְאַרְעָא׃ </text:span></text:span><text:span text:style-name="Default_20_Paragraph_20_Font"><text:span text:style-name="T2">יט </text:span></text:span><text:span text:style-name="Default_20_Paragraph_20_Font"><text:span text:style-name="T3">וְדִילְמָא תִזְקוֹף עֵינָיךְ לִשְׁמַיָּא וְתֶחֱזֵי יָת שִׁמְשָׁא וְיָת סִיהֲרָא וְיָת כּוֹכְבַיָּא כֹּל חֵילֵי שְׁמַיָּא וְתִטְעֵי וְתִסְגּוּד לְהוֹן וְתִפְלְחִנּוּן דִּי זַמִּין יְיָ אֱלָהָךְ יָתְהוֹן לְכֹל עַמְמַיָּא תְּחוֹת כָּל שְׁמַיָּא׃ </text:span></text:span><text:span text:style-name="Default_20_Paragraph_20_Font"><text:span text:style-name="T2">כ </text:span></text:span><text:span text:style-name="Default_20_Paragraph_20_Font"><text:span text:style-name="T3">וְיָתְכוֹן קָרִיב יְיָ לְדַחַלְתֵּיהּ וְאַפֵּק יָתְכוֹן מִכּוּרָא דְפַרְזְלָא מִמִּצְרָיִם לְמֵהֱוֵי לֵיהּ לְעַמָּא אַחֲסָנָא כְּיוֹמָא הָדֵין׃ </text:span></text:span><text:span text:style-name="Default_20_Paragraph_20_Font"><text:span text:style-name="T2">כא </text:span></text:span><text:span text:style-name="Default_20_Paragraph_20_Font"><text:span text:style-name="T3">וּמִן קֳדָם יְיָ הֲוָה רְגַז עֲלַי עַל פִּתְגָּמֵיכוֹן וְקַיִּים בְּדִיל דְּלָא לְמֵעֲבַר יָת יַרְדְּנָא וּבְדִיל דְּלָא לְמֵיעַל לְאַרְעָא טָבָא דִּי יְיָ אֱלָהָךְ יָהֵב לָךְ אַחֲסָנָא׃ </text:span></text:span><text:span text:style-name="Default_20_Paragraph_20_Font"><text:span text:style-name="T2">כב </text:span></text:span><text:span text:style-name="Default_20_Paragraph_20_Font"><text:span text:style-name="T3">אֲרֵי אֲנָא מָאִית בְּאַרְעָא הָדָא לֵית אֲנָא עָבֵר יָת יַרְדְּנָא וְאַתּוּן עָבְרִין וְתֵירְתוּן יָת אַרְעָא טָבָא הָדָא׃ </text:span></text:span><text:span text:style-name="Default_20_Paragraph_20_Font"><text:span text:style-name="T2">כג </text:span></text:span><text:span text:style-name="Default_20_Paragraph_20_Font"><text:span text:style-name="T3">אִסְתַּמָּרוּ לְכוֹן דִּילְמָא תִתִּנְשׁוּן יָת קְיָמָא דַיְיָ אֱלָהֲכוֹן דִּי גְזַר עִמְּכוֹן וְתַעְבְּדוּן לְכוֹן צֶלֶם דְּמוּת כֹּלָּא דִּי פַקְּדָךְ יְיָ אֱלָהָךְ׃ </text:span></text:span><text:span text:style-name="Default_20_Paragraph_20_Font"><text:span text:style-name="T2">כד </text:span></text:span><text:span text:style-name="Default_20_Paragraph_20_Font"><text:span text:style-name="T3">אֲרֵי יְיָ אֱלָהָךְ מֵימְרֵיהּ אֶשָּׁא אָכְלָא הוּא אֵל קַנָּא׃ </text:span></text:span><text:span text:style-name="Default_20_Paragraph_20_Font"><text:span text:style-name="T2">כה </text:span></text:span><text:span text:style-name="Default_20_Paragraph_20_Font"><text:span text:style-name="T3">אֲרֵי תוֹלְדוּן בְּנִין וּבְנֵי בְנִין וְתִתְעַתְּקוּן בְּאַרְעָא וּתְחַבְּלוּן וְתַעְבְּדוּן צֶלֶם דְּמוּת כֹּלָּא וְתַעְבְּדוּן דְּבִישׁ קֳדָם יְיָ אֱלָהָךְ לְאַרְגָּזָא קֳדָמוֹהִי׃ </text:span></text:span><text:span text:style-name="Default_20_Paragraph_20_Font"><text:span text:style-name="T2">כו </text:span></text:span><text:span text:style-name="Default_20_Paragraph_20_Font"><text:span text:style-name="T3">אַסְהֵדִית בְּכוֹן יוֹמָא דֵין יָת שְׁמַיָּא וְיָת אַרְעָא אֲרֵי מֵיבַד תֵּיבְדוּן בִּפְרִיעַ מֵעַל אַרְעָא דִּי אַתּוּן עָבְרִין יָת יַרְדְּנָא לְתַמָּן לְמֵירְתַהּ לָא תוֹרְכוּן יוֹמִין עֲלַהּ אֲרֵי אִשְׁתְּצָאָה תִּשְׁתֵּצוּן׃ </text:span></text:span><text:span text:style-name="Default_20_Paragraph_20_Font"><text:span text:style-name="T2">כז </text:span></text:span><text:span text:style-name="Default_20_Paragraph_20_Font"><text:span text:style-name="T3">וִיבַדַּר יְיָ יָתְכוֹן בְּעַמְמַיָּא וְתִשְׁתָּאֲרוּן עַם דְּמִנְיָן בְּעַמְמַיָּא דִּי יְדַבַּר יְיָ יָתְכוֹן לְתַמָּן׃ </text:span></text:span><text:span text:style-name="Default_20_Paragraph_20_Font"><text:span text:style-name="T2">כח </text:span></text:span><text:span text:style-name="Default_20_Paragraph_20_Font"><text:span text:style-name="T3">וְתִפְלְחוּן תַּמָּן לְעַמְמַיָּא פָלְחֵי טַעֲוָתָא עֹבַד יְדֵי אֱנָשָׁא אָעָא וְאַבְנָא דִּי לָא יֶחֱזוּן וְלָא שָׁמְעִין וְלָא אָכְלִין וְלָא מְרִיחִין׃ </text:span></text:span><text:span text:style-name="Default_20_Paragraph_20_Font"><text:span text:style-name="T2">כט </text:span></text:span><text:span text:style-name="Default_20_Paragraph_20_Font"><text:span text:style-name="T3">וְתִתְבְּעוּן מִתַּמָּן דַּחַלְתָּא דַיְיָ אֱלָהָךְ וְתִשְׁכָּח אֲרֵי תִבְעֵי מִן קֳדָמוֹהִי בְּכָל לִבָּךְ וּבְכָל נַפְשָׁךְ׃ </text:span></text:span><text:span text:style-name="Default_20_Paragraph_20_Font"><text:span text:style-name="T2">ל </text:span></text:span><text:span text:style-name="Default_20_Paragraph_20_Font"><text:span text:style-name="T3">כַּד יֵיעוֹק לָךְ וְיַשְׁכְּחֻנָּךְ כֹּל פִּתְגָּמַיָּא הָאִלֵּין בְּסוֹף יוֹמַיָּא וּתְתוּב לְדַחַלְתָּא דַיְיָ אֱלָהָךְ וּתְקַבֵּל לְמֵימְרֵיהּ׃ </text:span></text:span><text:span text:style-name="Default_20_Paragraph_20_Font"><text:span text:style-name="T2">לא </text:span></text:span><text:span text:style-name="Default_20_Paragraph_20_Font"><text:span text:style-name="T3">אֲרֵי אֱלָהָא רַחֲמָנָא יְיָ אֱלָהָךְ לָא </text:span></text:span><text:soft-page-break/><text:span text:style-name="Default_20_Paragraph_20_Font"><text:span text:style-name="T3">יִשְׁבְּקִנָּךְ וְלָא יְחַבְּלִנָּךְ וְלָא יִתִּנְשֵׁי יָת קְיָמָא דַאֲבָהָתָךְ דִּי קַיִּים לְהוֹן׃ </text:span></text:span><text:span text:style-name="Default_20_Paragraph_20_Font"><text:span text:style-name="T2">לב </text:span></text:span><text:span text:style-name="Default_20_Paragraph_20_Font"><text:span text:style-name="T3">אֲרֵי שְׁאֵל כְּעַן לְיוֹמַיָּא קַדְמָאֵי דַּהֲווֹ קֳדָמָךְ לְמִן יוֹמָא דִּי בְרָא יְיָ אָדָם עַל אַרְעָא וּלְמִסְּיָפֵי שְׁמַיָּא וְעַד סְיָפֵי שְׁמַיָּא הַהֲוָה כְּפִתְגָּמָא רַבָּא הָדֵין אוֹ הַאִשְׁתְּמַע כְּוָתֵיהּ׃ </text:span></text:span><text:span text:style-name="Default_20_Paragraph_20_Font"><text:span text:style-name="T2">לג </text:span></text:span><text:span text:style-name="Default_20_Paragraph_20_Font"><text:span text:style-name="T3">הַשְׁמַע עַמָּא קַל מֵימְרָא דַיְיָ מְמַלֵּל מִגּוֹ אֶשָּׁתָא כְּמָא דִי שְׁמַעַתְּ אַתְּ וְיִתְקַיָּם׃ </text:span></text:span><text:span text:style-name="Default_20_Paragraph_20_Font"><text:span text:style-name="T2">לד </text:span></text:span><text:span text:style-name="Default_20_Paragraph_20_Font"><text:span text:style-name="T3">אוֹ נִסִּין דִּי עֲבַד יְיָ לְאִתְגַּלָּאָה לְמִפְרַק לֵיהּ עַם מִגּוֹ עַם בְּנִסִּין בְּאָתִין וּבְמוֹפְתִין וּבִקְרָבָא וּבִידָא תַקִּיפָא וּבִדְרָעָא מְרָמָא וּבְחֶזְוָנִין רַבְרְבִין כְּכֹל דִּי עֲבַד לְכוֹן יְיָ אֱלָהֲכוֹן בְּמִצְרַיִם לְעֵינָיךְ׃ </text:span></text:span><text:span text:style-name="Default_20_Paragraph_20_Font"><text:span text:style-name="T2">לה </text:span></text:span><text:span text:style-name="Default_20_Paragraph_20_Font"><text:span text:style-name="T3">אַתְּ אִתְחֲזֵיתָא לְמִדַּע אֲרֵי יְיָ הוּא אֱלֹּהִים לֵית עוֹד בַּר מִנֵּיהּ׃ </text:span></text:span><text:span text:style-name="Default_20_Paragraph_20_Font"><text:span text:style-name="T2">לו </text:span></text:span><text:span text:style-name="Default_20_Paragraph_20_Font"><text:span text:style-name="T3">מִן שְׁמַיָּא אַשְׁמְעָךְ יָת קָל מֵימְרֵיהּ לְאַלָּפוּתָךְ וְעַל אַרְעָא אַחְזְיָךְ יָת אֶשָּׁתֵיהּ רַבְּתָא וּפִתְגָּמוֹהִי שְׁמַעַתְּ מִגּוֹ אֶשָּׁתָא׃ </text:span></text:span><text:span text:style-name="Default_20_Paragraph_20_Font"><text:span text:style-name="T2">לז </text:span></text:span><text:span text:style-name="Default_20_Paragraph_20_Font"><text:span text:style-name="T3">וָחֳלַף אֲרֵי רְחִים יָת אֲבָהָתָךְ וְאִתִּרְעֵי בִבְנוֹהִי בַּתְרוֹהִי וְאַפְּקָךְ בְּמֵימְרֵיהּ בְּחֵילֵיהּ רַבָּא מִמִּצְרָיִם׃ </text:span></text:span><text:span text:style-name="Default_20_Paragraph_20_Font"><text:span text:style-name="T2">לח </text:span></text:span><text:span text:style-name="Default_20_Paragraph_20_Font"><text:span text:style-name="T3">לְתָרָכָא עַמְמִין רַבְרְבִין וְתַקִּיפִין מִנָּךְ מִן קֳדָמָךְ לְאָעָלוּתָךְ לְמִתַּן לָךְ יָת אַרְעֲהוֹן אַחֲסָנָא כְּיוֹמָא הָדֵין׃ </text:span></text:span><text:span text:style-name="Default_20_Paragraph_20_Font"><text:span text:style-name="T2">לט </text:span></text:span><text:span text:style-name="Default_20_Paragraph_20_Font"><text:span text:style-name="T3">וְתִדַּע יוֹמָא דֵין וּתְתוּב לְלִבָּךְ אֲרֵי יְיָ הוּא אֱלָהָא דִּשְׁכִנְתֵּיהּ בִּשְׁמַיָּא מִלְּעֵלָּא וְשַׁלִּיט עַל אַרְעָא מִלְּרָע לֵית עוֹד׃ </text:span></text:span><text:span text:style-name="Default_20_Paragraph_20_Font"><text:span text:style-name="T2">מ </text:span></text:span><text:span text:style-name="Default_20_Paragraph_20_Font"><text:span text:style-name="T3">וְתִטַּר יָת קְיָמוֹהִי וְיָת פִּקוּדוֹהִי דִּי אֲנָא מְפַקְּדָךְ יוֹמָא דֵין דִּי יֵיטַב לָךְ וְלִבְנָיךְ בַּתְרָךְ וּבְדִיל דְּתוֹרִיךְ יוֹמִין עַל אַרְעָא דִּי יְיָ אֱלָהָךְ יָהֵב לָךְ כָּל יוֹמַיָּא׃ </text:span></text:span><text:span text:style-name="Default_20_Paragraph_20_Font"><text:span text:style-name="T2">מא </text:span></text:span><text:span text:style-name="Default_20_Paragraph_20_Font"><text:span text:style-name="T3">בְּכֵן יַפְרֵשׁ משֶׁה תְּלַת קִרְוִין בְּעִבְרָא דְּיַרְדְּנָא מִדְנַח שִׁמְשָׁא׃ </text:span></text:span><text:span text:style-name="Default_20_Paragraph_20_Font"><text:span text:style-name="T2">מב </text:span></text:span><text:span text:style-name="Default_20_Paragraph_20_Font"><text:span text:style-name="T3">לְמֵעִירוֹק תַּמָּן קָטוֹלָא דִּי יִקְטוֹל יָת חַבְרֵיהּ בְּלָא מַנְדְּעֵי וְהוּא לָא סָנֵי לֵיהּ מֵאִתְמַלֵּי וּמִדְּקַמּוֹהִי וְיֵעִרוֹק לְחַד מִן קִרְוַיָּא הָאִלֵּין וְיִתְקַיָּם׃ </text:span></text:span><text:span text:style-name="Default_20_Paragraph_20_Font"><text:span text:style-name="T2">מג </text:span></text:span><text:span text:style-name="Default_20_Paragraph_20_Font"><text:span text:style-name="T3">יָת בֶּצֶר בְּמַדְבְּרָא בְּאַרְעָא מֵישְׁרָא לְשִׁבְטָא דִרְאוּבֵן וְיָת רָאמוֹת בַּגִּלְעָד לְשִׁבְטָא דְגָד וְיָת גּוֹלָן בְּמַתְנָן לְשִׁבְטָא דִמְנַשֶּׁה׃ </text:span></text:span><text:span text:style-name="Default_20_Paragraph_20_Font"><text:span text:style-name="T2">מד </text:span></text:span><text:span text:style-name="Default_20_Paragraph_20_Font"><text:span text:style-name="T3">וְדָא אוֹרַיְתָא דִּי סַדַּר משֶׁה קֳדָם בְּנֵי יִשְׂרָאֵל׃ </text:span></text:span><text:span text:style-name="Default_20_Paragraph_20_Font"><text:span text:style-name="T2">מה </text:span></text:span><text:span text:style-name="Default_20_Paragraph_20_Font"><text:span text:style-name="T3">אִלֵּין סָהֶדְוָתָא וּקְיָמַיָּא וְדִינַיָּא דִּי מַלִּיל משֶׁה עִם בְּנֵי יִשְׂרָאֵל בְּמִפָּקְהוֹן מִמִּצְרָיִם׃ </text:span></text:span><text:span text:style-name="Default_20_Paragraph_20_Font"><text:span text:style-name="T2">מו </text:span></text:span><text:span text:style-name="Default_20_Paragraph_20_Font"><text:span text:style-name="T3">בְּעִבְרָא דְיַרְדְּנָא בְּחֵילָתָא לָקֳבֵל בֵּית פְּעוֹר בְּאַרְעָא דְּסִיחֹן מַלְכָּא דֶאֱמֹרָאָה דִּי יָתֵב בְּחֶשְׁבּוֹן דִּי מְחָא משֶׁה וּבְנֵי יִשְׂרָאֵל בְּמִפָּקְהוֹן מִמִּצְרָיִם׃ </text:span></text:span><text:span text:style-name="Default_20_Paragraph_20_Font"><text:span text:style-name="T2">מז </text:span></text:span><text:span text:style-name="Default_20_Paragraph_20_Font"><text:span text:style-name="T3">וִירִיתוּ יָת אַרְעֵיהּ וְיָת אַרְעָא דְּעוֹג מַלְכָּא דְמַתְנָן תְּרֵין מַלְכֵי אֱמֹרָאָה דִּי בְּעִבְרָא דְיַרְדְּנָא מִדְנַח שִׁמְשָׁא׃ </text:span></text:span><text:span text:style-name="Default_20_Paragraph_20_Font"><text:span text:style-name="T2">מח </text:span></text:span><text:span text:style-name="Default_20_Paragraph_20_Font"><text:span text:style-name="T3">מֵעֲרֹעֵר דִּי עַל כֵּיף נַחֲלָא דְאַרְנֹן וְעַד טוּרָא דְשִׂיאֹן הוּא חֶרְמוֹן׃ </text:span></text:span><text:span text:style-name="Default_20_Paragraph_20_Font"><text:span text:style-name="T2">מט </text:span></text:span><text:span text:style-name="Default_20_Paragraph_20_Font"><text:span text:style-name="T3">וְכָל מֵישְׁרָא עִבְרָא דְיַרְדְּנָא לְמָדִינְחָא וְעַד יַמָּא דְמֵישְׁרָא תְּחוֹת מַשְׁפַּךְ מְרָמָתָא׃ </text:span></text:span></text:p>
      </text:section>
      <text:section text:style-name="Sect1" text:name="Sect5">
        <text:p text:style-name="P2"><text:span text:style-name="Default_20_Paragraph_20_Font"><text:span text:style-name="T1">Deuteronomy 5</text:span></text:span></text:p>
        <text:p text:style-name="P3"><text:span text:style-name="Default_20_Paragraph_20_Font"><text:span text:style-name="T2">א </text:span></text:span><text:span text:style-name="Default_20_Paragraph_20_Font"><text:span text:style-name="T3">וּקְרָא משֶׁה לְכָל יִשְׂרָאֵל וַאֲמַר לְהוֹן שְׁמַע יִשְׂרָאֵל יָת קְיָמַיָּא וְיָת דִּינַיָּא דִּי אֲנָא מְמַלֵּל קֳדָמֵיכוֹן יוֹמָא דֵין וְתַלְּפוּן יָתְהוֹן וְתִטְּרוּן לְמֶעְבָּדְהוֹן׃ </text:span></text:span><text:span text:style-name="Default_20_Paragraph_20_Font"><text:span text:style-name="T2">ב </text:span></text:span><text:span text:style-name="Default_20_Paragraph_20_Font"><text:span text:style-name="T3">יְיָ אֱלָהָנָא גְזַר עִמָּנָא קְיָם בְּחֹרֵב׃ </text:span></text:span><text:span text:style-name="Default_20_Paragraph_20_Font"><text:span text:style-name="T2">ג </text:span></text:span><text:span text:style-name="Default_20_Paragraph_20_Font"><text:span text:style-name="T3">לָא עִם אֲבָהָתָנָא גְּזַר יְיָ יָת קְיָמָא הָדָא אֶלָּהֵן עִמָּנָא אֲנַחְנָא אִלֵּין הָכָא יוֹמָא דֵין כֻּלָּנָא קַיָּמִין׃ </text:span></text:span><text:span text:style-name="Default_20_Paragraph_20_Font"><text:span text:style-name="T2">ד </text:span></text:span><text:span text:style-name="Default_20_Paragraph_20_Font"><text:span text:style-name="T3">מַמְלָל עִם מַמְלָל מַלִּיל יְיָ עִמְּכוֹן בְּטוּרָא מִגּוֹ אֶשָּׁתָא׃ </text:span></text:span><text:span text:style-name="Default_20_Paragraph_20_Font"><text:span text:style-name="T2">ה </text:span></text:span><text:span text:style-name="Default_20_Paragraph_20_Font"><text:span text:style-name="T3">אֲנָא הֲוֵיתִי קָאֵם בֵּין מֵימְרָא דַיְיָ וּבֵינֵיכוֹן בְּעִדָּנָא הַהִיא לְחַוָּאָה לְכוֹן יָת פִּתְגָּמָא דַיְיָ אֲרֵי דְחֶלְתּוּן מִקֳּדָם אֶשָּׁתָא וְלָא סְלֶקְתּוּן בְּטוּרָא לְמֵימָר׃ </text:span></text:span><text:span text:style-name="Default_20_Paragraph_20_Font"><text:span text:style-name="T2">ו </text:span></text:span><text:span text:style-name="Default_20_Paragraph_20_Font"><text:span text:style-name="T3">אֲנָא יְיָ אֱלָהָךְ דִּי אַפֵּקְתָּךְ מֵאַרְעָא דְמִצְרַיִם מִבֵּית עַבְדּוּתָא׃ </text:span></text:span><text:span text:style-name="Default_20_Paragraph_20_Font"><text:span text:style-name="T2">ז </text:span></text:span><text:span text:style-name="Default_20_Paragraph_20_Font"><text:span text:style-name="T3">לָא יְהֵא לָךְ אֱלָהָא אָחֳרָן בַּר מִנִּי׃ </text:span></text:span><text:span text:style-name="Default_20_Paragraph_20_Font"><text:span text:style-name="T2">ח </text:span></text:span><text:span text:style-name="Default_20_Paragraph_20_Font"><text:span text:style-name="T3">לָא תַעְבֵּד לָךְ צֶלֶם כָּל דְּמוּת דִּי בִשְׁמַיָּא מִלְּעֵלָּא וְדִי בְאַרְעָא מִלְּרָע וְדִי בְמַיָּא מִלְּרַע לְאַרְעָא׃ </text:span></text:span><text:span text:style-name="Default_20_Paragraph_20_Font"><text:span text:style-name="T2">ט </text:span></text:span><text:span text:style-name="Default_20_Paragraph_20_Font"><text:span text:style-name="T3">לָא תִסְגּוּד לְהוֹן וְלָא תִפְלְחִנּוּן אֲרֵי אֲנָא יְיָ אֱלָהָךְ אֵל קַנָּא מַסְעַר חוֹבֵי אֲבָהָן עַל בְּנִין מְרָדִין עַל דַּר תְּלִיתַי וְעַל דַּר רְבִיעַי לְשַׂנְאָי כַּד מְשַׁלְּמִין בְּנַיָּא </text:span></text:span><text:soft-page-break/><text:span text:style-name="Default_20_Paragraph_20_Font"><text:span text:style-name="T3">לְמֶחֱטֵי בָּתַר אֲבָהָתְהוֹן׃ </text:span></text:span><text:span text:style-name="Default_20_Paragraph_20_Font"><text:span text:style-name="T2">י </text:span></text:span><text:span text:style-name="Default_20_Paragraph_20_Font"><text:span text:style-name="T3">וְעָבֵד טֵיבוּ לְאַלְפֵי דָרִין לְרַחֲמַי וּלְנָטְרֵי פִקּוֹדָי׃ </text:span></text:span><text:span text:style-name="Default_20_Paragraph_20_Font"><text:span text:style-name="T2">יא </text:span></text:span><text:span text:style-name="Default_20_Paragraph_20_Font"><text:span text:style-name="T3">לָא תֵימֵי יָת שְׁמָא דַיְיָ אֱלָהָךְ לְמַגָּנָא אֲרֵי לָא יְזַכֵּי יְיָ יָת דִּי יֵמֵי בִשְׁמֵיהּ לְשִׁקְרָא׃ </text:span></text:span><text:span text:style-name="Default_20_Paragraph_20_Font"><text:span text:style-name="T2">יב </text:span></text:span><text:span text:style-name="Default_20_Paragraph_20_Font"><text:span text:style-name="T3">טַר יָת יוֹמָא דְשַׁבְּתָא לְקַדָּשׁוּתֵיהּ כְּמָא דִי פַקְדָּךְ יְיָ אֱלָהָךְ׃ </text:span></text:span><text:span text:style-name="Default_20_Paragraph_20_Font"><text:span text:style-name="T2">יג </text:span></text:span><text:span text:style-name="Default_20_Paragraph_20_Font"><text:span text:style-name="T3">שִׁתָּא יוֹמִין תִּפְלָח וְתַעְבֵּד כָּל עִבִדְתָּךְ׃ </text:span></text:span><text:span text:style-name="Default_20_Paragraph_20_Font"><text:span text:style-name="T2">יד </text:span></text:span><text:span text:style-name="Default_20_Paragraph_20_Font"><text:span text:style-name="T3">וְיוֹמָא שְׁבִיעָאָה שַׁבְּתָא קֳדָם יְיָ אֱלָהָךְ לָא תַעְבֵּד כָּל עִבִידָא אַתְּ וּבְרָךְ וּבְרַתָּךְ וְעַבְדָּךְ וְאַמְתָךְ וְתוֹרָךְ וַחֲמָרָךְ וְכָל בְּעִירָךְ וְגִיּוֹרָךְ דִּי בְקִרְוָךְ בְּדִיל דִּי יְנוּחַ עַבְדָּךְ וְאַמְתָךְ כְּוָתָךְ׃ </text:span></text:span><text:span text:style-name="Default_20_Paragraph_20_Font"><text:span text:style-name="T2">טו </text:span></text:span><text:span text:style-name="Default_20_Paragraph_20_Font"><text:span text:style-name="T3">וְתִדְכַּר אֲרֵי עַבְדָּא הַוֵיתָא בְּאַרְעָא דְמִצְרַיִם וְאַפְּקָךְ יְיָ אֱלָהָךְ מִתַּמָּן בִּידָא תַקִּיפָא וּבִדְרָעָא מְרָמָא עַל כֵּן פַּקְּדָךְ יְיָ אֱלָהָךְ לְמֶעְבַּד יָת יוֹמָא דְשַׁבְּתָא׃ </text:span></text:span><text:span text:style-name="Default_20_Paragraph_20_Font"><text:span text:style-name="T2">טז </text:span></text:span><text:span text:style-name="Default_20_Paragraph_20_Font"><text:span text:style-name="T3">יַקַּר יָת אֲבוּךְ וְיָת אִמָּךְ כְּמָא דִי פַקְּדָךְ יְיָ אֱלָהָךְ בְּדִיל דְּיוֹרְכוּן יוֹמָיךְ וּבְדִיל דְּיוֹטֶב לָךְ עַל אַרְעָא דַּיְיָ אֱלָהָךְ יָהֵב לָךְ׃ </text:span></text:span><text:span text:style-name="Default_20_Paragraph_20_Font"><text:span text:style-name="T2">יז </text:span></text:span><text:span text:style-name="Default_20_Paragraph_20_Font"><text:span text:style-name="T3">לָא תִקְטוֹל נְפָשׁ. וְלָא תְגוּף. וְלָא תִגְנוֹב. וְלָא תַסְהֵד בְּחַבְרָךְ סַהֲדוּתָא דְשִׁקְרָא׃ </text:span></text:span><text:span text:style-name="Default_20_Paragraph_20_Font"><text:span text:style-name="T2">יח </text:span></text:span><text:span text:style-name="Default_20_Paragraph_20_Font"><text:span text:style-name="T3">וְלָא תַחְמֵד אִתַּת חַבְרָךְ וְלָא תֵרוֹג בֵּית חַבְרָךְ חַקְלֵיהּ וְעַבְדֵּיהּ וְאַמְתֵיהּ תּוֹרֵיהּ וַחֲמָרֵיהּ וְכֹל דִּי לְחַבְרָךְ׃ </text:span></text:span><text:span text:style-name="Default_20_Paragraph_20_Font"><text:span text:style-name="T2">יט </text:span></text:span><text:span text:style-name="Default_20_Paragraph_20_Font"><text:span text:style-name="T3">יָת פִּתְגָּמַיָּא הָאִלֵּין מַלִּיל יְיָ עִם כָּל קְהָלְכוֹן בְּטוּרָא מִגּוֹ אֶשָּׁתָא עֲנָנָא וַאֲמִיטְתָא קָל רַב וְלָא פְסַק וּכְתָבִנּוּן עַל תְּרֵין לוּחֵי אַבְנַיָּא וִיהָבִנּוּן לִי׃ </text:span></text:span><text:span text:style-name="Default_20_Paragraph_20_Font"><text:span text:style-name="T2">כ </text:span></text:span><text:span text:style-name="Default_20_Paragraph_20_Font"><text:span text:style-name="T3">וַהֲוָה כַּד שְׁמַעֲכוֹן יָת קָלָא מִגּוֹ חֲשׁוֹכָא וְטוּרָא בָּעֵר בְּאֶשָּׁתָא וְקָרֶבְתּוּן לְוָתִי כָּל רֵישֵׁי שִׁבְטֵיכוֹן וְסָבֵיכוֹן׃ </text:span></text:span><text:span text:style-name="Default_20_Paragraph_20_Font"><text:span text:style-name="T2">כא </text:span></text:span><text:span text:style-name="Default_20_Paragraph_20_Font"><text:span text:style-name="T3">וַאֲמַרְתּוּן הָא אַחְזְיָנָא יְיָ אֱלָהָנָא יָת יְקָרֵיהּ וְיָת רְבוּתֵיהּ וְיָת קָל מֵימְרֵיהּ שְׁמַעְנָא מִגּוֹ אֶשָּׁתָא יוֹמָא הָדֵין חֲזֵינָא אֲרֵי יְמַלֵּל יְיָ עִם אֲנָשָׁא וְיִתְקַיָּם׃ </text:span></text:span><text:span text:style-name="Default_20_Paragraph_20_Font"><text:span text:style-name="T2">כב </text:span></text:span><text:span text:style-name="Default_20_Paragraph_20_Font"><text:span text:style-name="T3">וּכְעַן לְמָא נְמוּת אֲרֵי תֵיכְלִנָּנָא אֶשָּׁתָא רַבְּתָא הָדָא אִם מוֹסְפִין אֲנַחְנָא לְמִשְׁמַע יָת קָל מֵימְרָא דַיְיָ אֱלָהָנָא עוֹד וּמָיְתִין אֲנַחְנָא׃ </text:span></text:span><text:span text:style-name="Default_20_Paragraph_20_Font"><text:span text:style-name="T2">כג </text:span></text:span><text:span text:style-name="Default_20_Paragraph_20_Font"><text:span text:style-name="T3">אֲרֵי מָן כָּל בִּשְׂרָא דִי שְׁמַע קָל מֵימְרָא דַיְיָ קַיָּמָא מְמַלֵּל מִגּוֹ אֶשָּׁתָא כְּוָתָנָא וְאִתְקַיָּם׃ </text:span></text:span><text:span text:style-name="Default_20_Paragraph_20_Font"><text:span text:style-name="T2">כד </text:span></text:span><text:span text:style-name="Default_20_Paragraph_20_Font"><text:span text:style-name="T3">קְרַב אַתְּ וּשְׁמַע יָת כָּל דִּי יֵימַר יְיָ אֱלָהָנָא וְאַתְּ תְּמַלֵּל עִמָּנָא יָת כָּל דִּי מַלֵּל יְיָ אֱלָהָנָא עִמָּךְ וּנְקַבֵּל וְנַעְבֵּד׃ </text:span></text:span><text:span text:style-name="Default_20_Paragraph_20_Font"><text:span text:style-name="T2">כה </text:span></text:span><text:span text:style-name="Default_20_Paragraph_20_Font"><text:span text:style-name="T3">וּשְׁמִיעַ קֳדָם יְיָ יָת קָל פִּתְגָּמֵיכוֹן בְּמַלָּלוּתְכוֹן עִמִּי וַאֲמַר יְיָ לִי שְׁמִיעַ קֳדָמַי יָת קָל פִּתְגָּמֵי עַמָּא הָדֵין דִּי מַלִּילוּ עִמָּךְ אַתְקִינוּ כָּל דִּי מַלִּילוּ׃ </text:span></text:span><text:span text:style-name="Default_20_Paragraph_20_Font"><text:span text:style-name="T2">כו </text:span></text:span><text:span text:style-name="Default_20_Paragraph_20_Font"><text:span text:style-name="T3">לְוַי דִּי יְהֵי לִבָּא הָדֵין לְהוֹן לְמִדְחַל קֳדָמַי וּלְמִטַּר יָת כָּל פִּקּוּדַי כָּל יוֹמַיָּא בְּדִיל דְּיֵיטַב לְהוֹן וְלִבְנֵיהוֹן לְעָלָם׃ </text:span></text:span><text:span text:style-name="Default_20_Paragraph_20_Font"><text:span text:style-name="T2">כז </text:span></text:span><text:span text:style-name="Default_20_Paragraph_20_Font"><text:span text:style-name="T3">אִזֵּל אֱמַר לְהוֹן תּוּבוּ לְכוֹן לְמַשְׁכְּנֵיכוֹן׃ </text:span></text:span><text:span text:style-name="Default_20_Paragraph_20_Font"><text:span text:style-name="T2">כח </text:span></text:span><text:span text:style-name="Default_20_Paragraph_20_Font"><text:span text:style-name="T3">וְאַתְּ הָכָא קִים קֳדָמַי וֶאֱמַלֵּל עִמָּךְ יָת כָּל תַּפְקֶדְתָּא וּקְיָמַיָּא וְדִינַיָּא דִי תַלְּפוּן וְיַעְבְּדוּן בְּאַרְעָא דִּי אֲנָא יָהֵב לְהוֹן לְמֵירְתַהּ׃ </text:span></text:span><text:span text:style-name="Default_20_Paragraph_20_Font"><text:span text:style-name="T2">כט </text:span></text:span><text:span text:style-name="Default_20_Paragraph_20_Font"><text:span text:style-name="T3">וְתִטְּרוּן לְמֶעְבַּד כְּמָא דִי פַקִּיד יְיָ אֱלָהֲכוֹן יָתְכוֹן לָא תִסְטוּן יַמִּינָא וּשְׂמָאלָא׃ </text:span></text:span><text:span text:style-name="Default_20_Paragraph_20_Font"><text:span text:style-name="T2">ל </text:span></text:span><text:span text:style-name="Default_20_Paragraph_20_Font"><text:span text:style-name="T3">בְּכָל אָרְחָא דִּי פַקִּיד יְיָ אֱלָהֲכוֹן יָתְכוֹן תְּהָכוּן בְּדִיל דְּתֵיחוּן וְיֵיטַב לְכוֹן וְתוֹרְכוּן יוֹמִין בְּאַרְעָא דִּי תֵירְתוּן׃ </text:span></text:span></text:p>
      </text:section>
      <text:section text:style-name="Sect1" text:name="Sect6">
        <text:p text:style-name="P2"><text:span text:style-name="Default_20_Paragraph_20_Font"><text:span text:style-name="T1">Deuteronomy 6</text:span></text:span></text:p>
        <text:p text:style-name="P3"><text:span text:style-name="Default_20_Paragraph_20_Font"><text:span text:style-name="T2">א </text:span></text:span><text:span text:style-name="Default_20_Paragraph_20_Font"><text:span text:style-name="T3">וְדָא תַפְקֶדְתָּא קְיָמַיָּא וְדִינַיָּא דִּי פַקִּיד יְיָ אֱלָהֲכוֹן לְאַלָּפָא יָתְכוֹן לְמֶעְבַּד בְּאַרְעָא דִּי אַתּוּן עָבְרִין תַּמָּן לְמֵירְתַהּ׃ </text:span></text:span><text:span text:style-name="Default_20_Paragraph_20_Font"><text:span text:style-name="T2">ב </text:span></text:span><text:span text:style-name="Default_20_Paragraph_20_Font"><text:span text:style-name="T3">בְּדִיל דְּתִדְחַל קֳדָם יְיָ אֱלָהָךְ לְמִטַּר יָת כָּל קְיָמוֹהִי וּפִקּוּדוֹהִי דִּי אֲנָא מְפַקְּדָךְ אַתְּ וּבְרָךְ וּבַר בְּרָךְ כָּל יוֹמֵי חַיָּיךְ וּבְדִיל דְּיוֹרְכוּן יוֹמָיךְ׃ </text:span></text:span><text:span text:style-name="Default_20_Paragraph_20_Font"><text:span text:style-name="T2">ג </text:span></text:span><text:span text:style-name="Default_20_Paragraph_20_Font"><text:span text:style-name="T3">וּתְקַבֵּל יִשְׂרָאֵל וְתִטַּר לְמֶעְבַּד דִּי יֵיטַב לָךְ וְדִי תִסְגּוּן לַחֲדָא כְּמָא דִי מַלִּיל יְיָ אֱלָהָא דַאֲבָהָתָךְ לָךְ אַרְעָא עָבְדָא חֲלַב וּדְבָשׁ׃ </text:span></text:span><text:span text:style-name="Default_20_Paragraph_20_Font"><text:span text:style-name="T2">ד </text:span></text:span><text:span text:style-name="Default_20_Paragraph_20_Font"><text:span text:style-name="T3">שְׁמַע יִשְׂרָאֵל יְיָ אֱלָהָנָא יְיָ חָד׃ </text:span></text:span><text:span text:style-name="Default_20_Paragraph_20_Font"><text:span text:style-name="T2">ה </text:span></text:span><text:span text:style-name="Default_20_Paragraph_20_Font"><text:span text:style-name="T3">וְתִרְחַם יָת יְיָ אֱלָהָךְ בְּכָל לִבָּךְ וּבְכָל נַפְשָׁךְ וּבְכָל נִכְסָךְ׃ </text:span></text:span><text:span text:style-name="Default_20_Paragraph_20_Font"><text:span text:style-name="T2">ו </text:span></text:span><text:span text:style-name="Default_20_Paragraph_20_Font"><text:span text:style-name="T3">וִיהוֹן פִּתְגָּמַיָּא הָאִלֵּין דִּי אֲנָא מְפַקְּדָךְ יוֹמָא דֵין עַל לִבָּךְ׃ </text:span></text:span><text:span text:style-name="Default_20_Paragraph_20_Font"><text:span text:style-name="T2">ז </text:span></text:span><text:span text:style-name="Default_20_Paragraph_20_Font"><text:span text:style-name="T3">וּתְתָנִנּוּן לִבְנָיךְ וּתְמַלֵּל בְּהוֹן בְּמִתְּבָךְ בְּבֵיתָךְ וּבִמְהָכָךְ בְּאָרְחָא וּבְמִשְׁכְּבָךְ וּבִמְקִימָךְ׃ </text:span></text:span><text:span text:style-name="Default_20_Paragraph_20_Font"><text:span text:style-name="T2">ח </text:span></text:span><text:span text:style-name="Default_20_Paragraph_20_Font"><text:span text:style-name="T3">וְתִקְטְרִנּוּן לְאָת עַל יְדָךְ וִיהוֹן לִתְפִלִּין בֵּין עֵינָיךְ׃ </text:span></text:span><text:span text:style-name="Default_20_Paragraph_20_Font"><text:span text:style-name="T2">ט </text:span></text:span><text:span text:style-name="Default_20_Paragraph_20_Font"><text:span text:style-name="T3">וְתִכְתְּבִנּוּן עַל מְזוּזְיָן וְתִקְבְּעִנּוּן בְּסִפֵּי </text:span></text:span><text:soft-page-break/><text:span text:style-name="Default_20_Paragraph_20_Font"><text:span text:style-name="T3">בֵיתָךְ וּבְתַרְעָיךְ׃ </text:span></text:span><text:span text:style-name="Default_20_Paragraph_20_Font"><text:span text:style-name="T2">י </text:span></text:span><text:span text:style-name="Default_20_Paragraph_20_Font"><text:span text:style-name="T3">וִיהֵי אֲרֵי יָעֵלִנָּךְ יְיָ אֱלָהָךְ לְאַרְעָא דִּי קַיִּים לַאֲבָהָתָךְ לְאַבְרָהָם לְיִצְחָק וּלְיַעֲקֹב לְמִתַּן לָךְ קִרְוִין רַבְרְבָן וְטָבָן דִּי לָא בְנֵיתָא׃ </text:span></text:span><text:span text:style-name="Default_20_Paragraph_20_Font"><text:span text:style-name="T2">יא </text:span></text:span><text:span text:style-name="Default_20_Paragraph_20_Font"><text:span text:style-name="T3">וּבָתִּין מְלָן כָּל טוּב דִּי לָא מַלֵּיתָא וְגֻבִּין פְּסִילָן דִּי לָא פְסַלְתָּא כַּרְמִין וְזֵיתִין דִּי לָא נְצֶבְתָּא וְתֵיכוּל וְתִשְׂבָּע׃ </text:span></text:span><text:span text:style-name="Default_20_Paragraph_20_Font"><text:span text:style-name="T2">יב </text:span></text:span><text:span text:style-name="Default_20_Paragraph_20_Font"><text:span text:style-name="T3">אִסְתַּמַּר לָךְ דִּילְמָא תִנְשֵׁי יָת (דַּחַלְתָּא דַ)יְיָ דִּי אַפְּקָךְ מֵאַרְעָא דְמִצְרַיִם מִבֵּית עַבְדוּתָא׃ </text:span></text:span><text:span text:style-name="Default_20_Paragraph_20_Font"><text:span text:style-name="T2">יג </text:span></text:span><text:span text:style-name="Default_20_Paragraph_20_Font"><text:span text:style-name="T3">יָת יְיָ אֱלָהָךְ תִּדְחַל וְקָדָמוֹהִי תִּפְלָח וּבִשְׁמֵיהּ תְּקַיַּם׃ </text:span></text:span><text:span text:style-name="Default_20_Paragraph_20_Font"><text:span text:style-name="T2">יד </text:span></text:span><text:span text:style-name="Default_20_Paragraph_20_Font"><text:span text:style-name="T3">לָא תְהָכוּן בָּתַר טַעֲוַת עַמְמַיָּא מִטַּעֲוַת עַמְמַיָּא דִּי בְסַחֲרָנֵיכוֹן׃ </text:span></text:span><text:span text:style-name="Default_20_Paragraph_20_Font"><text:span text:style-name="T2">טו </text:span></text:span><text:span text:style-name="Default_20_Paragraph_20_Font"><text:span text:style-name="T3">אֲרֵי אֵל קַנָּא יְיָ אֱלָהָךְ שְׁכִנְתֵּיהּ בֵּינָךְ דִּילְמָא יִתְקֵף רָגְזָא דַיְיָ אֱלָהָךְ בָּךְ וִישֵׁצָךְ מֵעַל אַפֵּי אַרְעָא׃ </text:span></text:span><text:span text:style-name="Default_20_Paragraph_20_Font"><text:span text:style-name="T2">טז </text:span></text:span><text:span text:style-name="Default_20_Paragraph_20_Font"><text:span text:style-name="T3">לָא תְנַסּוּן קֳדָם יְיָ אֱלָהֲכוֹן כְּמָא דִי נַסֵּתוּן בְּנִסֵּיתָא׃ </text:span></text:span><text:span text:style-name="Default_20_Paragraph_20_Font"><text:span text:style-name="T2">יז </text:span></text:span><text:span text:style-name="Default_20_Paragraph_20_Font"><text:span text:style-name="T3">מִטַּר תִּטְּרוּן יָת פִּקּוּדַיָּא דַּיְיָ אֱלָהֲכוֹן וּסְהֶדְוָתֵיהּ וּקְיָמוֹהִי דִּי פַקְדָּךְ׃ </text:span></text:span><text:span text:style-name="Default_20_Paragraph_20_Font"><text:span text:style-name="T2">יח </text:span></text:span><text:span text:style-name="Default_20_Paragraph_20_Font"><text:span text:style-name="T3">וְתַעְבֵּד דְּכָשַׁר וּדְתַקֵן קֳדָם יְיָ בְּדִיל דְּיֵיטַב לָךְ וְתֵעוּל וְתֵירַת יָת אַרְעָא טַבְתָא דִּי קַיִּים יְיָ לַאֲבָהָתָךְ׃ </text:span></text:span><text:span text:style-name="Default_20_Paragraph_20_Font"><text:span text:style-name="T2">יט </text:span></text:span><text:span text:style-name="Default_20_Paragraph_20_Font"><text:span text:style-name="T3">לְמִתְּבַר יָת כָּל בַּעֲלֵי דְבָבָךְ מִקֳּדָמָךְ כְּמָא דִי מַלִּיל יְיָ׃ </text:span></text:span><text:span text:style-name="Default_20_Paragraph_20_Font"><text:span text:style-name="T2">כ </text:span></text:span><text:span text:style-name="Default_20_Paragraph_20_Font"><text:span text:style-name="T3">אֲרֵי יִשְׁאֲלִנָּךְ בְּרָךְ מְחָר לְמֵימָר מָא סָהֶדְוָתָא וּקְיָמַיָּא וְדִינַיָּא דִּי פַקִּיד יְיָ אֱלָהָנָא יָתְכוֹן׃ </text:span></text:span><text:span text:style-name="Default_20_Paragraph_20_Font"><text:span text:style-name="T2">כא </text:span></text:span><text:span text:style-name="Default_20_Paragraph_20_Font"><text:span text:style-name="T3">וְתֵימַר לִבְנָךְ עַבְדִין הֲוֵינָא לְפַרְעֹה בְּמִצְרָיִם וְאַפְּקָנָא יְיָ מִמִּצְרַיִם בִּידָא תַקִּיפָא׃ </text:span></text:span><text:span text:style-name="Default_20_Paragraph_20_Font"><text:span text:style-name="T2">כב </text:span></text:span><text:span text:style-name="Default_20_Paragraph_20_Font"><text:span text:style-name="T3">וִיהַב יְיָ אָתִין וּמוֹפְתִין רַבְרְבִין וּבִישִׁין בְּמִצְרַיִם בְּפַרְעֹה וּבְכָל אֱנַשׁ בֵּיתֵיהּ לְעֵינָנָא׃ </text:span></text:span><text:span text:style-name="Default_20_Paragraph_20_Font"><text:span text:style-name="T2">כג </text:span></text:span><text:span text:style-name="Default_20_Paragraph_20_Font"><text:span text:style-name="T3">וְיָתָנָא אַפֵּק מִתַּמָּן בְּדִיל לְאַעֲלָא יָתָנָא לְמִתַּן לָנָא יָת אַרְעָא דִּי קַיִּים לַאֲבָהָתָנָא׃ </text:span></text:span><text:span text:style-name="Default_20_Paragraph_20_Font"><text:span text:style-name="T2">כד </text:span></text:span><text:span text:style-name="Default_20_Paragraph_20_Font"><text:span text:style-name="T3">וּפַקְּדָנָא יְיָ לְמֶעְבַּד יָת כָּל קְיָמַיָּא הָאִלֵּין לְמִדְחַל יָת יְיָ אֱלָהָנָא לְטַב לָנָא כָּל יוֹמַיָּא לְקַיָּמוּתָנָא כְּיוֹמָא הָדֵין׃ </text:span></text:span><text:span text:style-name="Default_20_Paragraph_20_Font"><text:span text:style-name="T2">כה </text:span></text:span><text:span text:style-name="Default_20_Paragraph_20_Font"><text:span text:style-name="T3">וְזָכוּתָא תְּהֵיא לָנָא אֲרֵי נִטַּר לְמֶעְבַּד יָת כָּל תַּפְקֶדְתָּא הָדָא קֳדָם יְיָ אֱלָהָנָא כְּמָא דִי פַקְּדָנָא׃ </text:span></text:span></text:p>
      </text:section>
      <text:section text:style-name="Sect1" text:name="Sect7">
        <text:p text:style-name="P2"><text:span text:style-name="Default_20_Paragraph_20_Font"><text:span text:style-name="T1">Deuteronomy 7</text:span></text:span></text:p>
        <text:p text:style-name="P3"><text:span text:style-name="Default_20_Paragraph_20_Font"><text:span text:style-name="T2">א </text:span></text:span><text:span text:style-name="Default_20_Paragraph_20_Font"><text:span text:style-name="T3">אֲרֵי יְעֵלִנָּךְ יְיָ אֱלָהָךְ לְאַרְעָא דִּי אַתְּ עָלֵל לְתַמָּן לְמֵירְתַהּ וִיתָרֵךְ עַמְמִין סַגִּיאִין מִן קֳדָמָךְ חִתָּאֵי וְגִרְגָּשָׁאֵי וֶאֱמֹרָאֵי וּכְנַעֲנָאֵי וּפְרִזָּאֵי וְחִוָּאֵי וִיבוּסָאֵי שִׁבְעָא עַמְמִין סַגִּיאִין וְתַקִּיפִין מִנָּךְ׃ </text:span></text:span><text:span text:style-name="Default_20_Paragraph_20_Font"><text:span text:style-name="T2">ב </text:span></text:span><text:span text:style-name="Default_20_Paragraph_20_Font"><text:span text:style-name="T3">וְיִמְסְרִנּוּן יְיָ אֱלָהָךְ קֳדָמָךְ וְתִמְחִנּוּן גַּמָּרָא תְגַמַּר יָתְהוֹן לָא תִגְזַר לְהוֹן קְיָם וְלָא תְרַחַם עֲלֵיהוֹן׃ </text:span></text:span><text:span text:style-name="Default_20_Paragraph_20_Font"><text:span text:style-name="T2">ג </text:span></text:span><text:span text:style-name="Default_20_Paragraph_20_Font"><text:span text:style-name="T3">וְלָא תִתְחַתַּן בְּהוֹן בְּרַתָּךְ לָא תִתֵּן לִבְרֵיהּ וּבְרַתֵּיהּ לָא תִסַּב לִבְרָךְ׃ </text:span></text:span><text:span text:style-name="Default_20_Paragraph_20_Font"><text:span text:style-name="T2">ד </text:span></text:span><text:span text:style-name="Default_20_Paragraph_20_Font"><text:span text:style-name="T3">אֲרֵי יַטְעֲיַן יָת בְּרָךְ מִבָּתַר פָּלְחָנִי וְיִפְלְחוּן לְטַעֲוַת עַמְמַיָּא וְיִתְקֵף רָגְזָא דַיְיָ בְּכוֹן וִישֵׁצָךְ בִּפְרִיעַ׃ </text:span></text:span><text:span text:style-name="Default_20_Paragraph_20_Font"><text:span text:style-name="T2">ה </text:span></text:span><text:span text:style-name="Default_20_Paragraph_20_Font"><text:span text:style-name="T3">אֲרֵי אִם כְּדֵין תַּעְבְּדוּן לְהוֹן אֱגוֹרֵיהוֹן תְּתָרְעוּן וְקָמָתְהוֹן תְּתַבְּרוּן וַאֲשֵׁרֵיהוֹן תְּקוֹצְצוּן וְצַלְמֵי טַעֲוָתְהוֹן תּוֹקְדוּן בְּנוּרָא׃ </text:span></text:span><text:span text:style-name="Default_20_Paragraph_20_Font"><text:span text:style-name="T2">ו </text:span></text:span><text:span text:style-name="Default_20_Paragraph_20_Font"><text:span text:style-name="T3">אֲרֵי עַם קַדִּישׁ אַתְּ קֳדָם יְיָ אֱלָהָךְ בָּךְ אִתִּרְעֵי יְיָ אֱלָהָךְ לְמֶהֱוֵי לֵיהּ לְעַם חַבִּיב מִכֹּל עַמְמַיָּא דִּי עַל אַפֵּי אַרְעָא׃ </text:span></text:span><text:span text:style-name="Default_20_Paragraph_20_Font"><text:span text:style-name="T2">ז </text:span></text:span><text:span text:style-name="Default_20_Paragraph_20_Font"><text:span text:style-name="T3">לָא מִדְּסַגִּיאִין אַתּוּן מִכָּל עַמְמַיָּא צָבֵי יְיָ בְּכוֹן וְאִתִּרְעֵי בְכוֹן אֲרֵי אַתּוּן זְעֵרִין מִכָּל עַמְמַיָּא׃ </text:span></text:span><text:span text:style-name="Default_20_Paragraph_20_Font"><text:span text:style-name="T2">ח </text:span></text:span><text:span text:style-name="Default_20_Paragraph_20_Font"><text:span text:style-name="T3">אֲרֵי מִדְּרַחַם יְיָ יָתְכוֹן וּמִדִּנְטַר יָת קְיָמָא דִּי קַיִּים לַאֲבָהָתְכוֹן אַפֵּיק יְיָ יָתְכוֹן בִּידָא תַקִּיפָא וּפָרְקָךְ מִבֵּית עַבְדוּתָא מִידָא דְפַרְעֹה מַלְכָּא דְמִצְרָיִם׃ </text:span></text:span><text:span text:style-name="Default_20_Paragraph_20_Font"><text:span text:style-name="T2">ט </text:span></text:span><text:span text:style-name="Default_20_Paragraph_20_Font"><text:span text:style-name="T3">וְתִדַּע אֲרֵי יְיָ אֱלָהָךְ הוּא אֱלֹּהִים אֱלָהָא מְהֵימְנָא נָטֵר קְיָמָא וְחִסְדָּא לְרַחֲמוֹהִי וּלְנָטְרֵי פִקּוֹדוֹהִי לְאַלְפֵי דָרִין׃ </text:span></text:span><text:span text:style-name="Default_20_Paragraph_20_Font"><text:span text:style-name="T2">י </text:span></text:span><text:span text:style-name="Default_20_Paragraph_20_Font"><text:span text:style-name="T3">וּמְשַׁלֵּם לְסָנְאוֹהִי טָבָן דִּי אִנּוּן עָבְדִין קֳדָמוֹהִי בְּחַיֵּיהוֹן לְאוֹבָדֵיהוֹן לָא מְאַחַר עֹבַד טָב לְסָנְאוֹהִי טַבְוָן דִּי אִנּוּן עָבְדִין קֳדָמוֹהִי בְּחַיֵּיהוֹן מְשַׁלֵּם לְהוֹן׃ </text:span></text:span><text:span text:style-name="Default_20_Paragraph_20_Font"><text:span text:style-name="T2">יא </text:span></text:span><text:span text:style-name="Default_20_Paragraph_20_Font"><text:span text:style-name="T3">וְתִטַּר יָת תַּפְקֶדְתָּא וְיָת קְיָמַיָּא וְיָת דִּינַיָּא דִי אֲנָא מְפַקְּדָךְ יוֹמָא דֵין לְמֶעְבָּדְהוֹן׃ </text:span></text:span><text:span text:style-name="Default_20_Paragraph_20_Font"><text:span text:style-name="T2">יב </text:span></text:span><text:span text:style-name="Default_20_Paragraph_20_Font"><text:span text:style-name="T3">וִיהֵי חֳלַף דִּי תְקַבְּלוּן יָת דִּינַיָּא הָאִלֵּין וְתִטְּרוּן וְתַעְבְּדוּן יָתְהוֹן וְיִטַּר יְיָ אֱלָהָךְ לָךְ יָת קְיָמָא וְיָת חִסְדָּא דִּי קַיִּים לַאֲבָהָתָךְ׃ </text:span></text:span><text:span text:style-name="Default_20_Paragraph_20_Font"><text:span text:style-name="T2">יג </text:span></text:span><text:span text:style-name="Default_20_Paragraph_20_Font"><text:span text:style-name="T3">וְיִרְחֲמִנָּךְ וִיבָרֵכִנָּךְ וְיַסְגִּנָּךְ וִיבָרֵךְ וַלְדָּא דִמְעָךְ וְאִבָּא דְאַרְעָךְ עִבוּרָךְ וְחַמְרָךְ וּמִשְׁחָךְ בַּקְרֵי תוֹרָיךְ וְעֶדְרֵי עָנָךְ עַל אַרְעָא דִּי קַיִּים </text:span></text:span><text:soft-page-break/><text:span text:style-name="Default_20_Paragraph_20_Font"><text:span text:style-name="T3">לַאֲבָהָתָךְ לְמִתַּן לָךְ׃ </text:span></text:span><text:span text:style-name="Default_20_Paragraph_20_Font"><text:span text:style-name="T2">יד </text:span></text:span><text:span text:style-name="Default_20_Paragraph_20_Font"><text:span text:style-name="T3">בְּרִיךְ תְּהֵי מִכָּל עַמְמַיָּא לָא יְהֵי בָךְ עֲקַר וְעַקְרָא וּבִבְעִירָךְ׃ </text:span></text:span><text:span text:style-name="Default_20_Paragraph_20_Font"><text:span text:style-name="T2">טו </text:span></text:span><text:span text:style-name="Default_20_Paragraph_20_Font"><text:span text:style-name="T3">וְיֶעְדֵּי יְיָ מִנָּךְ כָּל מַרְעִין וְכָל מַכְתְּשֵׁי מִצְרַיִם בִּישַׁיָּא דִּי יְדַעַתְּ לָא יְשַׁוִּנּוּן בָּךְ וְיִתְּנִנּוּן בְּכָל סָנְאָךְ׃ </text:span></text:span><text:span text:style-name="Default_20_Paragraph_20_Font"><text:span text:style-name="T2">טז </text:span></text:span><text:span text:style-name="Default_20_Paragraph_20_Font"><text:span text:style-name="T3">וּתְגַמַּר יָת כָּל עַמְמַיָּא דִּי יְיָ אֱלָהָךְ יָהֵב לָךְ לָא תְחוּס עֵינָךְ עֲלֵיהוֹן וְלָא תִפְלַח יָת טַעֲוָתְהוֹן אֲרֵי לְתַקְלָא הוּא לָךְ׃ </text:span></text:span><text:span text:style-name="Default_20_Paragraph_20_Font"><text:span text:style-name="T2">יז </text:span></text:span><text:span text:style-name="Default_20_Paragraph_20_Font"><text:span text:style-name="T3">דִּילְמָא תֵימַר בְּלִבָּךְ סַגִּיאִין עַמְמַיָּא הָאִלֵּין מִנִּי אֶכְדֵּין אִכּוּל לְתָרָכוּתְהוֹן׃ </text:span></text:span><text:span text:style-name="Default_20_Paragraph_20_Font"><text:span text:style-name="T2">יח </text:span></text:span><text:span text:style-name="Default_20_Paragraph_20_Font"><text:span text:style-name="T3">לָא תִדְחַל מִנְּהוֹן מִדְכַּר תִּדְכַּר יָת דִּי עֲבַד יְיָ אֱלָהָךְ לְפַרְעֹה וּלְכָל מִצְרָיִם׃ </text:span></text:span><text:span text:style-name="Default_20_Paragraph_20_Font"><text:span text:style-name="T2">יט </text:span></text:span><text:span text:style-name="Default_20_Paragraph_20_Font"><text:span text:style-name="T3">נִסִּין רַבְרְבִין דִּי חֲזָאָה עֵינָךְ וְאָתַיָּא וּמוֹפְתַיָּא וִידָא תַקֶּפְתָּא וּדְרָעָא מְרָמְמָא דִּי אַפְּקָךְ יְיָ אֱלָהָךְ כֵּן יַעְבֵּד יְיָ אֱלָהָךְ לְכָל עַמְמַיָּא דִּי אַתְּ דָּחֵל מִקֳּדָמֵיהוֹן׃ </text:span></text:span><text:span text:style-name="Default_20_Paragraph_20_Font"><text:span text:style-name="T2">כ </text:span></text:span><text:span text:style-name="Default_20_Paragraph_20_Font"><text:span text:style-name="T3">וְאַף יָת עֲרָעִיתָא יְגָרֵי יְיָ אֱלָהָךְ בְּהוֹן עַד דִיֵבַדּוּן דְּאִשְׁתָּאָרוּ וּדְאִטַּמָּרוּ מִקֳּדָמָךְ׃ </text:span></text:span><text:span text:style-name="Default_20_Paragraph_20_Font"><text:span text:style-name="T2">כא </text:span></text:span><text:span text:style-name="Default_20_Paragraph_20_Font"><text:span text:style-name="T3">לָא תִתְּבַר מִקֳּדָמֵיהוֹן אֲרֵי יְיָ אֱלָהָךְ שְׁכִנְתֵּיהּ בֵּינָךְ אֱלָהָא רַבָּא וּדְחִילָא׃ </text:span></text:span><text:span text:style-name="Default_20_Paragraph_20_Font"><text:span text:style-name="T2">כב </text:span></text:span><text:span text:style-name="Default_20_Paragraph_20_Font"><text:span text:style-name="T3">וִיתָרֵךְ יְיָ אֱלָהָךְ יָת עַמְמַיָּא הָאִלֵּין מִקֳּדָמָךְ זְעֵר זְעֵר לָא תִכּוּל לְשֵׁצָיוּתְהוֹן בִּפְרִיעַ דִּילְמָא תִסְגֵּי עֲלָךְ חֵיוַת בָּרָא׃ </text:span></text:span><text:span text:style-name="Default_20_Paragraph_20_Font"><text:span text:style-name="T2">כג </text:span></text:span><text:span text:style-name="Default_20_Paragraph_20_Font"><text:span text:style-name="T3">וְיִמְסְרִנּוּן יְיָ אֱלָהָךְ קֳדָמָךְ וִישַׁגֵּשִׁנּוּן שִׁגּוּשׁ רַב עַד דִּישֵׁיצִנּוּן׃ </text:span></text:span><text:span text:style-name="Default_20_Paragraph_20_Font"><text:span text:style-name="T2">כד </text:span></text:span><text:span text:style-name="Default_20_Paragraph_20_Font"><text:span text:style-name="T3">וְיִמְסַר מַלְכֵיהוֹן בִּידָךְ וְתוֹבַד יָת שִׁמְהוֹן מִתְּחוֹת שְׁמַיָּא לָא יִתְעַתַּד אֱנַשׁ מִקֳּדָמָךְ עַד דְּתִשֵׁיצֵי יָתְהוֹן׃ </text:span></text:span><text:span text:style-name="Default_20_Paragraph_20_Font"><text:span text:style-name="T2">כה </text:span></text:span><text:span text:style-name="Default_20_Paragraph_20_Font"><text:span text:style-name="T3">צַלְמֵי טַעֲוָתְהוֹן תּוֹקְדוּן בְּנוּרָא לָא תַחְמֵד כַּסְפָּא וְדַהֲבָא דִי עֲלֵיהוֹן וְתִסַּב לָךְ דִּילְמָא תִּתָּקַל בֵּיהּ אֲרֵי מְרָחָקָא דַּיְיָ אֱלָהָךְ הוּא׃ </text:span></text:span><text:span text:style-name="Default_20_Paragraph_20_Font"><text:span text:style-name="T2">כו </text:span></text:span><text:span text:style-name="Default_20_Paragraph_20_Font"><text:span text:style-name="T3">וְלָא תָעֵל דִּמְרָחָק לְבֵיתָךְ וּתְהֵי חֶרְמָא כְּוָתֵיהּ שַׁקָּצָא תְשַׁקְּצִנֵּיהּ וְרָחָקָא תְּרַחֲקִנֵּיהּ אֲרֵי חֶרְמָא הוּא׃ </text:span></text:span></text:p>
      </text:section>
      <text:section text:style-name="Sect1" text:name="Sect8">
        <text:p text:style-name="P2"><text:span text:style-name="Default_20_Paragraph_20_Font"><text:span text:style-name="T1">Deuteronomy 8</text:span></text:span></text:p>
        <text:p text:style-name="P3"><text:span text:style-name="Default_20_Paragraph_20_Font"><text:span text:style-name="T2">א </text:span></text:span><text:span text:style-name="Default_20_Paragraph_20_Font"><text:span text:style-name="T3">כָּל תַּפְקֶדְתָּא דִּי אֲנָא מְפַקְּדָךְ יוֹמָא דֵין תִּטְּרוּן לְמֶעְבָּד בְּדִיל דְּתֵיחוּן וְתִסְגּוּן וְתֵיתוּן וְתֵירְתוּן יָת אַרְעָא דִּי קַיִּים יְיָ לַאֲבָהָתְכוֹן׃ </text:span></text:span><text:span text:style-name="Default_20_Paragraph_20_Font"><text:span text:style-name="T2">ב </text:span></text:span><text:span text:style-name="Default_20_Paragraph_20_Font"><text:span text:style-name="T3">וְתִדְכַּר יָת כָּל אָרְחָא דִּי דַבְּרָךְ יְיָ אֱלָהָךְ דְּנַן אַרְבְּעִין שְׁנִין בְּמַדְבְּרָא בְּדִיל לְעַנָּיוּתָךְ לְנַסָּיוּתָךְ לְמִדַּע יָת דִּי בְלִבָּךְ הֲתִטַּר פִּקּוּדוֹהִי אִם לָא׃ </text:span></text:span><text:span text:style-name="Default_20_Paragraph_20_Font"><text:span text:style-name="T2">ג </text:span></text:span><text:span text:style-name="Default_20_Paragraph_20_Font"><text:span text:style-name="T3">וְעַנְּיָךְ וְאַכְפָּנָךְ וְאוֹכָלָךְ יָת מַנָּא דִּי לָא יְדַעְתָּא וְלָא יָדְעוּן אֲבָהָתָיךְ בְּדִיל לְאוֹדָעוּתָךְ אֲרֵי לָא עַל לַחְמָא בִלְחוֹדוֹהִי מִתְקַיַּם אֱנָשָׁא אֲרֵי עַל כָּל אַפָּקוּת מֵימְרָא דַיְיָ יִתְקַיַּם אֱנָשָׁא׃ </text:span></text:span><text:span text:style-name="Default_20_Paragraph_20_Font"><text:span text:style-name="T2">ד </text:span></text:span><text:span text:style-name="Default_20_Paragraph_20_Font"><text:span text:style-name="T3">כְּסוּתָךְ לָא אִבְלִיאַת מִנָּךְ וּמְסָנָךְ לָא יְחֵפוּ דְּנַן אַרְבְּעִין שְׁנִין׃ </text:span></text:span><text:span text:style-name="Default_20_Paragraph_20_Font"><text:span text:style-name="T2">ה </text:span></text:span><text:span text:style-name="Default_20_Paragraph_20_Font"><text:span text:style-name="T3">וְתִדַּע עִם לִבָּךְ אֲרֵי כְּמָא דִי מְאַלֵּף גַּבְרָא יָת בְּרֵיהּ יְיָ אֱלָהָךְ מְאַלֵּף לָךְ׃ </text:span></text:span><text:span text:style-name="Default_20_Paragraph_20_Font"><text:span text:style-name="T2">ו </text:span></text:span><text:span text:style-name="Default_20_Paragraph_20_Font"><text:span text:style-name="T3">וְתִטַּר יָת פִּקּוּדַיָּא דַּיְיָ אֱלָהָךְ לִמְהַךְ בְּאָרְחַן דְּתַקְנָן קֳדָמוֹהִי וּלְמִדְחַל יָתֵיהּ׃ </text:span></text:span><text:span text:style-name="Default_20_Paragraph_20_Font"><text:span text:style-name="T2">ז </text:span></text:span><text:span text:style-name="Default_20_Paragraph_20_Font"><text:span text:style-name="T3">אֲרֵי יְיָ אֱלָהָךְ מַעֲלָךְ לְאַרְעָא טַבְתָא אַרְעָא נָגְדָא נַחֲלִין דְּמַיִּין מַבּוּעֵי עֵינָיָן וּתְהוֹמִין נָפְקִין בְּבִקְעָן וּבְטוּרִין׃ </text:span></text:span><text:span text:style-name="Default_20_Paragraph_20_Font"><text:span text:style-name="T2">ח </text:span></text:span><text:span text:style-name="Default_20_Paragraph_20_Font"><text:span text:style-name="T3">אַרְעָא חִטִּין וְסַעֲרִין וְגוּפְנִין וּתְאֵנִין וְרִמּוֹנִין אַרְעָא דְּזֵיתָהָא עָבְדִין מִשְׁחָא וְהִיא עָבְדָא דְבָשׁ׃ </text:span></text:span><text:span text:style-name="Default_20_Paragraph_20_Font"><text:span text:style-name="T2">ט </text:span></text:span><text:span text:style-name="Default_20_Paragraph_20_Font"><text:span text:style-name="T3">אַרְעָא דִּי לָא בְעִצּוּרִין תֵּיכוּל בַּהּ לַחְמָא לָא תֶחְסַר כָּל מִדַּעַם בַּהּ אַרְעָא דִּי אַבְנָהָא פַרְזְלָא וּמִטּוּרָהָא תִּפְסוּל נְחָשָׁא׃ </text:span></text:span><text:span text:style-name="Default_20_Paragraph_20_Font"><text:span text:style-name="T2">י </text:span></text:span><text:span text:style-name="Default_20_Paragraph_20_Font"><text:span text:style-name="T3">וְתֵיכוּל וְתִשְׂבַּע וּתְבָרַךְ יָת יְיָ אֱלָהָךְ עַל אַרְעָא טַבְתָא דִיהַב לָךְ׃ </text:span></text:span><text:span text:style-name="Default_20_Paragraph_20_Font"><text:span text:style-name="T2">יא </text:span></text:span><text:span text:style-name="Default_20_Paragraph_20_Font"><text:span text:style-name="T3">אִסְתַּמַּר לָךְ דִּילְמָא תִתְנְשֵׁי יָת דַּחַלְתָּא דַיְיָ אֱלָהָךְ בְּדִיל דְּלָא לְמִטַּר פִּקּוֹדוֹהִי וְדִינוֹהִי וּקְיָמוֹהִי דִּי אֲנָא מְפַקְּדָךְ יוֹמָא דֵין׃ </text:span></text:span><text:span text:style-name="Default_20_Paragraph_20_Font"><text:span text:style-name="T2">יב </text:span></text:span><text:span text:style-name="Default_20_Paragraph_20_Font"><text:span text:style-name="T3">דִּילְמָא תֵיכוּל וְתִשְׂבַּע וּבָתִּין שַׁפִּירִין תִּבְנֵי וְתֵיתֵב׃ </text:span></text:span><text:span text:style-name="Default_20_Paragraph_20_Font"><text:span text:style-name="T2">יג </text:span></text:span><text:span text:style-name="Default_20_Paragraph_20_Font"><text:span text:style-name="T3">וְתוֹרָךְ וְעָנָךְ יִסְגּוּן וְכַסְפָּא וְדַהֲבָא יִסְגֵּא לָךְ וְכֹל דִּי לָךְ יִסְגֵּא׃ </text:span></text:span><text:span text:style-name="Default_20_Paragraph_20_Font"><text:span text:style-name="T2">יד </text:span></text:span><text:span text:style-name="Default_20_Paragraph_20_Font"><text:span text:style-name="T3">וִירִים לִבָּךְ וְתִנְשֵׁי יָת דַּחַלְתָּא דַיְיָ אֱלָהָךְ דִּי אַפְּקָךְ מֵאַרְעָא דְמִצְרַיִם מִבֵּית עַבְדוּתָא׃ </text:span></text:span><text:span text:style-name="Default_20_Paragraph_20_Font"><text:span text:style-name="T2">טו </text:span></text:span><text:span text:style-name="Default_20_Paragraph_20_Font"><text:span text:style-name="T3">דְּדַבְּרָךְ בְּמַדְבְּרָא רַבָּא וּדְחִילָא אֲתַר חֵיוָן קָלָן וְעַקְרַבִּין וּבֵית צַחֲוָנָא אֲתַר דִּי לֵית מַיָּא דְּאַפֵּק לָךְ מַיָּא מִטִּנָּרָא תַּקִּיפָא׃ </text:span></text:span><text:span text:style-name="Default_20_Paragraph_20_Font"><text:span text:style-name="T2">טז </text:span></text:span><text:span text:style-name="Default_20_Paragraph_20_Font"><text:span text:style-name="T3">דְּאוֹכָלָךְ מַנָּא בְּמַדְבְּרָא דִּי לָא יָדְעוּן אֲבָהָתָךְ בְּדִיל לְעַנָּיוּתָךְ וּבְדִיל לְנַסָּיוּתָךְ לְאוֹטָבָא לָךְ בְּסוֹפָךְ׃ </text:span></text:span><text:span text:style-name="Default_20_Paragraph_20_Font"><text:span text:style-name="T2">יז </text:span></text:span><text:span text:style-name="Default_20_Paragraph_20_Font"><text:span text:style-name="T3">וְתֵימַר בְּלִבָּךְ חֵילִי וּתְקֵף יְדִי </text:span></text:span><text:soft-page-break/><text:span text:style-name="Default_20_Paragraph_20_Font"><text:span text:style-name="T3">קְנוֹ לִי יָת נִכְסַיָּא הָאִלֵּין׃ </text:span></text:span><text:span text:style-name="Default_20_Paragraph_20_Font"><text:span text:style-name="T2">יח </text:span></text:span><text:span text:style-name="Default_20_Paragraph_20_Font"><text:span text:style-name="T3">וְתִדְכַּר יָת יְיָ אֱלָהָךְ אֲרֵי הוּא יָהֵב לָךְ עֵצָה לְמִקְנֵי נִכְסִין בְּדִיל לְקַיָּמָא יָת קְיָמֵיהּ דִּי קַיִּים לַאֲבָהָתָךְ כְּיוֹמָא הָדֵין׃ </text:span></text:span><text:span text:style-name="Default_20_Paragraph_20_Font"><text:span text:style-name="T2">יט </text:span></text:span><text:span text:style-name="Default_20_Paragraph_20_Font"><text:span text:style-name="T3">וִיהֵי אִם מִנְשָׁאָה תִנְשֵׁי יָת דַּחַלְתָּא דַיְיָ אֱלָהָךְ וּתְהַךְ בָּתַר טַעֲוַת עַמְמַיָּא וְתִפְלְחִנּוּן וְתִסְגּוּד לְהוֹן אַסְהֵדִית בְּכוֹן יוֹמָא דֵין אֲרֵי מֵיבַד תֵּיבְדוּן׃ </text:span></text:span><text:span text:style-name="Default_20_Paragraph_20_Font"><text:span text:style-name="T2">כ </text:span></text:span><text:span text:style-name="Default_20_Paragraph_20_Font"><text:span text:style-name="T3">כְּעַמְמַיָּא דִּי יְיָ מֹאבִיד מִקָּדָמֵיכוֹן כֵּן תֵּיבְדוּן חֳלַף דִּלָא קַבֶּלְתּוּן בְּמֵימְרָא דַּיְיָ אֱלָהֲכוֹן׃ </text:span></text:span></text:p>
      </text:section>
      <text:section text:style-name="Sect1" text:name="Sect9">
        <text:p text:style-name="P2"><text:span text:style-name="Default_20_Paragraph_20_Font"><text:span text:style-name="T1">Deuteronomy 9</text:span></text:span></text:p>
        <text:p text:style-name="P3"><text:span text:style-name="Default_20_Paragraph_20_Font"><text:span text:style-name="T2">א </text:span></text:span><text:span text:style-name="Default_20_Paragraph_20_Font"><text:span text:style-name="T3">שְׁמַע יִשְׂרָאֵל אַתְּ עָבֵר יוֹמָא דֵין יָת יַרְדְּנָא לְמֵעַל לְמֵירַת עַמְמִין רַבְרְבִין וְתַקִּיפִין מִנָּךְ קִרְוִין רַבְרְבָן וּכְרִיכָן עַד צֵית שְׁמַיָּא׃ </text:span></text:span><text:span text:style-name="Default_20_Paragraph_20_Font"><text:span text:style-name="T2">ב </text:span></text:span><text:span text:style-name="Default_20_Paragraph_20_Font"><text:span text:style-name="T3">עַם רַב וְתַקִּיף בְּנֵי גִבָּרַיָּא דִּי אַתְּ יְדַעַתְּ וְאַתְּ שְׁמַעַתְּ מָן יִכּוּל לְמֵיקַם קֳדָם בְּנֵי גִבָּרַיָּא׃ </text:span></text:span><text:span text:style-name="Default_20_Paragraph_20_Font"><text:span text:style-name="T2">ג </text:span></text:span><text:span text:style-name="Default_20_Paragraph_20_Font"><text:span text:style-name="T3">וְתִדַּע יוֹמָא דֵין אֲרֵי יְיָ אֱלָהָךְ הוּא דְעִבַר קֳדָמָךְ מֵימְרֵיהּ אֶשָּׁא אָכְלָא הוּא יְשֵׁצִנּוּן וְהוּא יְתָרֵכִנּוּן קֳדָמָךְ וּתְתָרֵכִנּוּן וְתוֹבְדִנּוּן בִּפְרִיעַ כְּמָא דִי מַלִּיל יְיָ לָךְ׃ </text:span></text:span><text:span text:style-name="Default_20_Paragraph_20_Font"><text:span text:style-name="T2">ד </text:span></text:span><text:span text:style-name="Default_20_Paragraph_20_Font"><text:span text:style-name="T3">לָא תֵימַר בְּלִבָּךְ בִּדְיִתְּבַר יְיָ אֱלָהָךְ יָתְהוֹן מִקֳּדָמָךְ לְמֵימַר בְּזָכוּתִי אַעֲלַנִי יְיָ לְמֵירַת יָת אַרְעָא הָדָא וּבְחוֹבֵי עַמְמַיָּא הָאִלֵּין יְיָ מְתָרֵךְ לְהוֹן מִקֳּדָמָךְ׃ </text:span></text:span><text:span text:style-name="Default_20_Paragraph_20_Font"><text:span text:style-name="T2">ה </text:span></text:span><text:span text:style-name="Default_20_Paragraph_20_Font"><text:span text:style-name="T3">לָא בְזָכוּתָךְ וּבְקַשִּׁיטוּת לִבָּךְ אַתְּ עָלֵל לְמֵירַת יָת אַרְעֲהוֹן אֲרֵי בְּחוֹבֵי עַמְמַיָּא הָאִלֵּין יְיָ אֱלָהָךְ מְתָרֶכְהוֹן מִקֳּדָמָךְ וּבְדִיל לַאֲקָמָא יָת פִּתְגָּמָא דִּי קַיִּים יְיָ לַאֲבָהָתָךְ לְאַבְרָהָם לְיִצְחָק וּלְיַעֲקֹב׃ </text:span></text:span><text:span text:style-name="Default_20_Paragraph_20_Font"><text:span text:style-name="T2">ו </text:span></text:span><text:span text:style-name="Default_20_Paragraph_20_Font"><text:span text:style-name="T3">וְתִדַּע אֲרֵי לָא בְזָכוּתָךְ יְיָ אֱלָהָךְ יָהֵב לָךְ יָת אַרְעָא טַבְתָא הָדָא לְמֵירְתַהּ אֲרֵי עַם קְשֵׁי קְדַל אָתְּ׃ </text:span></text:span><text:span text:style-name="Default_20_Paragraph_20_Font"><text:span text:style-name="T2">ז </text:span></text:span><text:span text:style-name="Default_20_Paragraph_20_Font"><text:span text:style-name="T3">הֱוֵי דְכִיר לָא תִנְשֵׁי יָת דִּי אַרְגֶּזְתָּא קֳדָם יְיָ אֱלָהָךְ בְּמַדְבְּרָא לְמִן יוֹמָא דִּי נְפַקְתָּא מֵאַרְעָא דְמִצְרַיִם עַד מֵיתֵיכוֹן עַד אַתְרָא הָדֵין מְסָרְבִין הֲוֵיתוּן קֳדָם יְיָ׃ </text:span></text:span><text:span text:style-name="Default_20_Paragraph_20_Font"><text:span text:style-name="T2">ח </text:span></text:span><text:span text:style-name="Default_20_Paragraph_20_Font"><text:span text:style-name="T3">וּבְחֹרֵב אַרְגֶּזְתּוּן קֳדָם יְיָ וַהֲוָה רְגַז מִן קֳדָם יְיָ בְּכוֹן לְשֵׁצָאָה יָתְכוֹן׃ </text:span></text:span><text:span text:style-name="Default_20_Paragraph_20_Font"><text:span text:style-name="T2">ט </text:span></text:span><text:span text:style-name="Default_20_Paragraph_20_Font"><text:span text:style-name="T3">בְּמִסְּקִי לְטוּרָא לְמִסַּב לוּחֵי אַבְנַיָּא לוּחֵי קְיָמָא דִּי גְזַר יְיָ עִמְּכוֹן וִיתֵבִית בְּטוּרָא אַרְבְּעִין יְמָמִין וְאַרְבְּעִין לֵילָוָן לַחְמָא לָא אֲכָלִית וּמַיָּא לָא אִשְׁתֵּיתִי׃ </text:span></text:span><text:span text:style-name="Default_20_Paragraph_20_Font"><text:span text:style-name="T2">י </text:span></text:span><text:span text:style-name="Default_20_Paragraph_20_Font"><text:span text:style-name="T3">וִיהַב יְיָ לִי יָת תְּרֵין לוּחֵי אַבְנַיָּא כְּתִיבִין בְּאֶצְבְּעָא דַיְיָ וַעֲלֵיהוֹן כְּכָל פִּתְגָּמַיָּא דִּי מַלִּיל יְיָ עִמְּכוֹן בְּטוּרָא מִגּוֹ אֶשָּׁתָא בְּיוֹמָא דִקְהָלָא׃ </text:span></text:span><text:span text:style-name="Default_20_Paragraph_20_Font"><text:span text:style-name="T2">יא </text:span></text:span><text:span text:style-name="Default_20_Paragraph_20_Font"><text:span text:style-name="T3">וַהֲוָה מִסּוֹף אַרְבְּעִין יְמָמִין וְאַרְבְּעִין לֵילָוָן יְהַב יְיָ לִי יָת תְּרֵין לוּחֵי אַבְנַיָּא לוּחֵי קְיָמָא׃ </text:span></text:span><text:span text:style-name="Default_20_Paragraph_20_Font"><text:span text:style-name="T2">יב </text:span></text:span><text:span text:style-name="Default_20_Paragraph_20_Font"><text:span text:style-name="T3">וַאֲמַר יְיָ לִי קוּם חוּת בִּפְרִיעַ מִכָּא אֲרֵי חַבִּיל עַמָּךְ דִּי אַפֶּקְתָּא מִמִּצְרָיִם סָטוּ בִּפְרִיעַ מִן אָרְחָא דִּי פַקֶּדְתִּנּוּן עֲבָדוּ לְהוֹן מַתְּכָא׃ </text:span></text:span><text:span text:style-name="Default_20_Paragraph_20_Font"><text:span text:style-name="T2">יג </text:span></text:span><text:span text:style-name="Default_20_Paragraph_20_Font"><text:span text:style-name="T3">וַאֲמַר יְיָ לִי לְמֵימַר גֱּלִי קֳדָמַי יָת עַמָּא הָדֵין וְהָא עַם קְשֵׁי קְדַל הוּא׃ </text:span></text:span><text:span text:style-name="Default_20_Paragraph_20_Font"><text:span text:style-name="T2">יד </text:span></text:span><text:span text:style-name="Default_20_Paragraph_20_Font"><text:span text:style-name="T3">אַנַּח בָּעוּתָךְ מִקֳּדָמַי וֶאֱשֵׁצִנּוּן וְאֶמְחֵי יָת שִׁמְהוֹן מִתְּחוֹת שְׁמַיָּא וְאֶעְבֵּד יָתָךְ לְעַם תַּקִּיף וְסַגִּי מִנְּהוֹן׃ </text:span></text:span><text:span text:style-name="Default_20_Paragraph_20_Font"><text:span text:style-name="T2">טו </text:span></text:span><text:span text:style-name="Default_20_Paragraph_20_Font"><text:span text:style-name="T3">וְאִתְפְּנֵיתִי וּנְחָתִית מִן טוּרָא וְטוּרָא בָּעֵר בְּאֶשָּׁתָא וּתְרֵין לוּחֵי קְיָמָא עַל תַּרְתֵּין יְדָי׃ </text:span></text:span><text:span text:style-name="Default_20_Paragraph_20_Font"><text:span text:style-name="T2">טז </text:span></text:span><text:span text:style-name="Default_20_Paragraph_20_Font"><text:span text:style-name="T3">וַחֲזֵיתִי וְהָא חַבְתּוּן קֳדָם יְיָ אֱלָהֲכוֹן עֲבַדְתּוּן לְכוֹן עֵגֶל מַתְּכָא סְטֵתוּן בִּפְרִיעַ מִן אָרְחָא דִּי פַקִּיד יְיָ יָתְכוֹן׃ </text:span></text:span><text:span text:style-name="Default_20_Paragraph_20_Font"><text:span text:style-name="T2">יז </text:span></text:span><text:span text:style-name="Default_20_Paragraph_20_Font"><text:span text:style-name="T3">וַאֲחָדִית בִּתְרֵין לוּחַיָּא וּרְמִיתִנּוּן מֵעַל תַּרְתֵּין יְדָי וּתְבַרְתִּנּוּן לְעֵינֵיכוֹן׃ </text:span></text:span><text:span text:style-name="Default_20_Paragraph_20_Font"><text:span text:style-name="T2">יח </text:span></text:span><text:span text:style-name="Default_20_Paragraph_20_Font"><text:span text:style-name="T3">וְאִשְׁתַּטָּחִית קֳדָם יְיָ כְּקַדְמֵתָא אַרְבְּעִין יְמָמִין וְאַרְבְּעִין לֵילָוָן לַחְמָא לָא אֲכָלִית וּמַיָּא לָא אִשְׁתֵּיתִי עַל כָּל חוֹבֵיכוֹן דִּי חַבְתּוּן לְמֶעְבַּד דְּבִישׁ קֳדָם יְיָ לְאַרְגָּזָא קֳדָמוֹהִי׃ </text:span></text:span><text:span text:style-name="Default_20_Paragraph_20_Font"><text:span text:style-name="T2">יט </text:span></text:span><text:span text:style-name="Default_20_Paragraph_20_Font"><text:span text:style-name="T3">אֲרֵי דְחֵלִית מִקֳּדָם רָגְזָא וְחֵמְתָא דִּי רְגַז יְיָ עֲלֵיכוֹן לְשֵׁצָאָה יָתְכוֹן וְקַבִּיל יְיָ צְלוֹתִי אַף בְּזִמְנָא הַהִיא׃ </text:span></text:span><text:span text:style-name="Default_20_Paragraph_20_Font"><text:span text:style-name="T2">כ </text:span></text:span><text:span text:style-name="Default_20_Paragraph_20_Font"><text:span text:style-name="T3">וְעַל אַהֲרֹן הֲוָה רְגַז מִן קֳדָם יְיָ לַחֲדָא לְשֵׁצָיוּתֵיהּ וְצַלֵּיתִי אַף עַל אַהֲרֹן בְּעִדָּנָא הַהִיא׃ </text:span></text:span><text:span text:style-name="Default_20_Paragraph_20_Font"><text:span text:style-name="T2">כא </text:span></text:span><text:span text:style-name="Default_20_Paragraph_20_Font"><text:span text:style-name="T3">וְיָת חוֹבַתְכוֹן דִּי עֲבַדְתּוּן יָת עֶגְלָא נְסֵבִית וְאוֹקֵדִית יָתֵיהּ בְּנוּרָא וְשָׁפִית יָתֵיהּ בְּשׁוּפִינָא יָאוּת עַד דִּי הֲוָה דַּקִּיק לְעַפְרָא וּרְמֵת יָת עַפְרֵיהּ לְנַחֲלָא דְּנָחֵת מִן </text:span></text:span><text:soft-page-break/><text:span text:style-name="Default_20_Paragraph_20_Font"><text:span text:style-name="T3">טוּרָא׃ </text:span></text:span><text:span text:style-name="Default_20_Paragraph_20_Font"><text:span text:style-name="T2">כב </text:span></text:span><text:span text:style-name="Default_20_Paragraph_20_Font"><text:span text:style-name="T3">וּבִדְלֶקְתָּא וּבְנִסֵּתָא וּבְקִבְרֵי דִמְשַׁאֲלֵי מַרְגְּזִין הֲוֵיתוּן קֳדָם יְיָ׃ </text:span></text:span><text:span text:style-name="Default_20_Paragraph_20_Font"><text:span text:style-name="T2">כג </text:span></text:span><text:span text:style-name="Default_20_Paragraph_20_Font"><text:span text:style-name="T3">וְכַד שְׁלַח יְיָ יָתְכוֹן מֵרְקַם גֵּיאָה לְמֵימַר סְקוֹ וְאַחֲסִינוּ יָת אַרְעָא דִּי יְהָבִית לְכוֹן וְסָרֶבְתּוּן עַל גְּזֵרַת מֵימְרָא דַיְיָ אֱלָהֲכוֹן וְלָא הֵימַנְתּוּן לֵיהּ וְלָא קַבֶּלְתּוּן לְמֵימְרֵיהּ׃ </text:span></text:span><text:span text:style-name="Default_20_Paragraph_20_Font"><text:span text:style-name="T2">כד </text:span></text:span><text:span text:style-name="Default_20_Paragraph_20_Font"><text:span text:style-name="T3">מְסָרְבִין הֲוֵיתוּן קֳדָם יְיָ מִיּוֹמָא דִּידָעִית יָתְכוֹן׃ </text:span></text:span><text:span text:style-name="Default_20_Paragraph_20_Font"><text:span text:style-name="T2">כה </text:span></text:span><text:span text:style-name="Default_20_Paragraph_20_Font"><text:span text:style-name="T3">וְאִשְׁתַּטָּחִית קֳדָם יְיָ יָת אַרְבְּעִין יְמָמִין וְיָת אַרְבְּעִין לֵילָוָן דִּי אִשְׁתַּטָּחִית אֲרֵי אֲמַר יְיָ לְשֵׁצָאָה יָתְכוֹן׃ </text:span></text:span><text:span text:style-name="Default_20_Paragraph_20_Font"><text:span text:style-name="T2">כו </text:span></text:span><text:span text:style-name="Default_20_Paragraph_20_Font"><text:span text:style-name="T3">וְצַלֵּיתִי קֳדָם יְיָ וַאֲמָרִית יְיָ אֱלָהִים לָא תְחַבַּל עַמָּךְ וְאַחֲסַנְתָּךְ דִּי פְרַקְתָּא בְּתָקְפָּךְ דִּי אַפֶּקְתָּא מִמִּצְרַיִם בִּידָא תַקִּיפָא׃ </text:span></text:span><text:span text:style-name="Default_20_Paragraph_20_Font"><text:span text:style-name="T2">כז </text:span></text:span><text:span text:style-name="Default_20_Paragraph_20_Font"><text:span text:style-name="T3">אִדְּכַר לְעַבְדָּיךְ לְאַבְרָהָם לְיִצְחָק וּלְיַעֲקֹב לָא תִתְפְּנֵי לְקַשְׁיוּת עַמָּא הָדֵין וּלְחוֹבֵיהוֹן וְלַחֲטָאֵיהוֹן׃ </text:span></text:span><text:span text:style-name="Default_20_Paragraph_20_Font"><text:span text:style-name="T2">כח </text:span></text:span><text:span text:style-name="Default_20_Paragraph_20_Font"><text:span text:style-name="T3">דִּילְמָא יֵימְרוּן דָּיְרֵי אַרְעָא דִּי אַפֶּקְתָּנָא מִתַּמָּן מִדְּלֵית יוּכְלָא דַיְיָ לְאָעָלֻתְהוֹן לְאַרְעָא דִּי מַלִּיל לְהוֹן וּמִדְּסָנֵי יָתְהוֹן אַפֵּקִנּוּן לְקַטָּלוּתְהוֹן בְּמַדְבְּרָא׃ </text:span></text:span><text:span text:style-name="Default_20_Paragraph_20_Font"><text:span text:style-name="T2">כט </text:span></text:span><text:span text:style-name="Default_20_Paragraph_20_Font"><text:span text:style-name="T3">וְאִנּוּן עַמָּךְ וְאַחֲסַנְתָּךְ דִּי אַפֶּקְתָּא בְּחֵילָךְ רַבָּא וּבִדְרָעָךְ מְרָמְמָא׃ </text:span></text:span></text:p>
      </text:section>
      <text:section text:style-name="Sect1" text:name="Sect10">
        <text:p text:style-name="P2"><text:span text:style-name="Default_20_Paragraph_20_Font"><text:span text:style-name="T1">Deuteronomy 10</text:span></text:span></text:p>
        <text:p text:style-name="P3"><text:span text:style-name="Default_20_Paragraph_20_Font"><text:span text:style-name="T2">א </text:span></text:span><text:span text:style-name="Default_20_Paragraph_20_Font"><text:span text:style-name="T3">בְּעִדָּנָא הַהִיא אֲמַר יְיָ לִי פְּסַל לָךְ תְּרֵין לוּחֵי אַבְנַיָּא כְּקַדְמָאֵי וְסַק לָקֳדָמַי לְטוּרָא וְתַעְבֵּד לָךְ אֲרוֹנָא דְאָעָא׃ </text:span></text:span><text:span text:style-name="Default_20_Paragraph_20_Font"><text:span text:style-name="T2">ב </text:span></text:span><text:span text:style-name="Default_20_Paragraph_20_Font"><text:span text:style-name="T3">וְאֶכְתּוֹב עַל לוּחַיָּא יָת פִּתְגָּמַיָּא דִּי הֲווֹ עַל לוּחַיָּא קַדְמָאֵי דִּי תְבַרְתָּא וּתְשַׁוִּנּוּן בַּאֲרוֹנָא׃ </text:span></text:span><text:span text:style-name="Default_20_Paragraph_20_Font"><text:span text:style-name="T2">ג </text:span></text:span><text:span text:style-name="Default_20_Paragraph_20_Font"><text:span text:style-name="T3">וַעֲבָדִית אֲרוֹנָא דְּאָעֵי שִׁטִּין וּפְסָלִית תְּרֵין לוּחֵי אַבְנַיָּא כְּקַדְמָאֵי וּסְלֵקִית לְטוּרָא וּתְרֵין לוּחַיָּא בִּידִי׃ </text:span></text:span><text:span text:style-name="Default_20_Paragraph_20_Font"><text:span text:style-name="T2">ד </text:span></text:span><text:span text:style-name="Default_20_Paragraph_20_Font"><text:span text:style-name="T3">וּכְתַב עַל לוּחַיָּא כִּכְתָבָא קַדְמָאָה יָת עַשְׂרָא פִתְגָּמַיָּא דִּי מַלִּיל יְיָ עִמְּכוֹן בְּטוּרָא מִגּוֹ אֶשָׁתָא בְּיוֹמָא דִקְהָלָא וִיהָבִנּוּן יְיָ לִי׃ </text:span></text:span><text:span text:style-name="Default_20_Paragraph_20_Font"><text:span text:style-name="T2">ה </text:span></text:span><text:span text:style-name="Default_20_Paragraph_20_Font"><text:span text:style-name="T3">וְאִתְפְּנֵיתִי וּנְחָתִית מִן טוּרָא וְשַׁוֵּיתִי יָת לוּחַיָּא בַּאֲרוֹנָא דִּי עֲבָדִית וַהֲווֹ תַמָּן כְּמָא דִי פַקְּדַנִי יְיָ׃ </text:span></text:span><text:span text:style-name="Default_20_Paragraph_20_Font"><text:span text:style-name="T2">ו </text:span></text:span><text:span text:style-name="Default_20_Paragraph_20_Font"><text:span text:style-name="T3">וּבְנֵי יִשְׂרָאֵל נְטָלוּ מִבְּאֵרוֹת בְּנֵי יַעֲקָן לְמוֹסֵרָה תַּמָּן מִית אַהֲרֹן וְאִתְקְבַר תַּמָּן וְשַׁמֵּשׁ אֶלְעָזָר בְּרֵיהּ תְּחוֹתוֹהִי׃ </text:span></text:span><text:span text:style-name="Default_20_Paragraph_20_Font"><text:span text:style-name="T2">ז </text:span></text:span><text:span text:style-name="Default_20_Paragraph_20_Font"><text:span text:style-name="T3">מִתַּמָּן נְטָלוּ לְגֻדְגֹּד וּמִן גֻּדְגֹּד לְיָטְבָת אַרְעָא נָגְדָן נַחֲלִין דְּמַיִּין׃ </text:span></text:span><text:span text:style-name="Default_20_Paragraph_20_Font"><text:span text:style-name="T2">ח </text:span></text:span><text:span text:style-name="Default_20_Paragraph_20_Font"><text:span text:style-name="T3">בְּעִדָּנָא הַהִיא אַפְרֵשׁ יְיָ יָת שִׁבְטָא דְלֵוִי לְמִטַּל יָת אֲרוֹן קְיָמָא דַיְיָ לְמֵקַם קֳדָם יְיָ לְשַׁמָּשׁוּתֵיהּ וּלְבָרָכָא בִשְׁמֵיהּ עַד יוֹמָא הָדֵין׃ </text:span></text:span><text:span text:style-name="Default_20_Paragraph_20_Font"><text:span text:style-name="T2">ט </text:span></text:span><text:span text:style-name="Default_20_Paragraph_20_Font"><text:span text:style-name="T3">עַל כֵּן לָא הֲוָה לְלֵוִי חֳלָק וְאַחֲסָנָא עִם אֲחוֹהִי מַתְּנָן דִּיהַב לֵיהּ יְיָ אִנּוּן אַחֲסַנְתֵּיהּ כְּמָא דִי מַלִּיל יְיָ אֱלָהָךְ לֵיהּ׃ </text:span></text:span><text:span text:style-name="Default_20_Paragraph_20_Font"><text:span text:style-name="T2">י </text:span></text:span><text:span text:style-name="Default_20_Paragraph_20_Font"><text:span text:style-name="T3">וַאֲנָא הֲוֵיתִי קָאֵם בְּטוּרָא כְּיוֹמִין קַדְמָאִין אַרְבְּעִין יְמָמִין וְאַרְבְּעִין לֵילָוָן וְקַבִּיל יְיָ צְלוֹתִי אַף בְּזִמְנָא הַהוּא לָא אָבֵי יְיָ לְחַבָּלוּתָךְ׃ </text:span></text:span><text:span text:style-name="Default_20_Paragraph_20_Font"><text:span text:style-name="T2">יא </text:span></text:span><text:span text:style-name="Default_20_Paragraph_20_Font"><text:span text:style-name="T3">וַאֲמַר יְיָ לִי קוּם זִיל לְמִטּוּל קֳדָם עַמָּא וְיֵעֲלוּן וְיֵרְתוּן יָת אַרְעָא דִּי קַיֵּמִית לַאֲבָהָתְהוֹן לְמִתַּן לְהוֹן׃ </text:span></text:span><text:span text:style-name="Default_20_Paragraph_20_Font"><text:span text:style-name="T2">יב </text:span></text:span><text:span text:style-name="Default_20_Paragraph_20_Font"><text:span text:style-name="T3">וּכְעַן יִשְׂרָאֵל מָא יְיָ אֱלָהָךְ תָּבַע מִנָּךְ אֶלָּהֵן לְמִדְחַל קֳדָם יְיָ אֱלָהָךְ לִמְהַךְ בְּכָל אָרְחָן דְּתָקְנָן קֳדָמוֹהִי וּלְמִרְחַם יָתֵיהּ וּלְמִפְלַח קֳדָם יְיָ אֱלָהָךְ בְּכָל לִבָּךְ וּבְכָל נַפְשָׁךְ׃ </text:span></text:span><text:span text:style-name="Default_20_Paragraph_20_Font"><text:span text:style-name="T2">יג </text:span></text:span><text:span text:style-name="Default_20_Paragraph_20_Font"><text:span text:style-name="T3">לְמִטַּר יָת פִּקּוֹדַיָּא דַיְיָ וְיָת קְיָמוֹהִי דַּאֲנָא מְפַקְּדָךְ יוֹמָא דֵין לִדְיֵיטַב לָךְ׃ </text:span></text:span><text:span text:style-name="Default_20_Paragraph_20_Font"><text:span text:style-name="T2">יד </text:span></text:span><text:span text:style-name="Default_20_Paragraph_20_Font"><text:span text:style-name="T3">הָא דַּיְיָ אֱלָהָךְ שְׁמַיָּא וּשְׁמֵי שְׁמַיָּא אַרְעָא וְכָל דִּי בַהּ׃ </text:span></text:span><text:span text:style-name="Default_20_Paragraph_20_Font"><text:span text:style-name="T2">טו </text:span></text:span><text:span text:style-name="Default_20_Paragraph_20_Font"><text:span text:style-name="T3">לְחוֹד בַּאֲבָהָתָךְ צָבֵי יְיָ לְמִרְחַם יָתְהוֹן וְאִתִּרְעֵי בִּבְנֵיהוֹן בַּתְרֵיהוֹן בְּכוֹן מִכָּל עַמְמַיָּא כְּיוֹמָא הָדֵין׃ </text:span></text:span><text:span text:style-name="Default_20_Paragraph_20_Font"><text:span text:style-name="T2">טז </text:span></text:span><text:span text:style-name="Default_20_Paragraph_20_Font"><text:span text:style-name="T3">וְתֶעְדּוּן יָת טַפְשׁוּת לִבְּכוֹן וּקְדָלְכוֹן לָא תַקְשׁוּן עוֹד׃ </text:span></text:span><text:span text:style-name="Default_20_Paragraph_20_Font"><text:span text:style-name="T2">יז </text:span></text:span><text:span text:style-name="Default_20_Paragraph_20_Font"><text:span text:style-name="T3">אֲרֵי יְיָ אֱלָהֲכוֹן הוּא אֱלָהָא דַּיָּנִין וּמָרֵי מַלְכִין אֱלָהָא רַבָּא גִּבָּרָא וּדְחִילָא דִּי לֵית קֳדָמוֹהִי מִסַּב אַפִּין וְאַף לָא לְקַבָּלָא שָׁחְדָא׃ </text:span></text:span><text:span text:style-name="Default_20_Paragraph_20_Font"><text:span text:style-name="T2">יח </text:span></text:span><text:span text:style-name="Default_20_Paragraph_20_Font"><text:span text:style-name="T3">עָבֵד דִּין יִתַּם וְאַרְמְלָא וְרָחֵם גִּיּוֹרָא לְמִתַּן לֵיהּ מְזוֹנָא וּכְסוּ׃ </text:span></text:span><text:span text:style-name="Default_20_Paragraph_20_Font"><text:span text:style-name="T2">יט </text:span></text:span><text:span text:style-name="Default_20_Paragraph_20_Font"><text:span text:style-name="T3">וְתִרְחֲמוּן יָת גִּיּוֹרָא אֲרֵי דַיָּרִין הֲוֵיתוּן בְּאַרְעָא דְמִצְרָיִם׃ </text:span></text:span><text:span text:style-name="Default_20_Paragraph_20_Font"><text:span text:style-name="T2">כ </text:span></text:span><text:span text:style-name="Default_20_Paragraph_20_Font"><text:span text:style-name="T3">יָת יְיָ אֱלָהָךְ </text:span></text:span><text:soft-page-break/><text:span text:style-name="Default_20_Paragraph_20_Font"><text:span text:style-name="T3">תִּדְחַל וּקֳדָמוֹהִי תִפְלָח וּלְדַחַלְתֵּיהּ תִּקְרַב וּבִשְׁמֵיהּ תְּקַיַּם׃ </text:span></text:span><text:span text:style-name="Default_20_Paragraph_20_Font"><text:span text:style-name="T2">כא </text:span></text:span><text:span text:style-name="Default_20_Paragraph_20_Font"><text:span text:style-name="T3">הוּא תֻשְׁבַּחְתָּךְ וְהוּא אֱלָהָךְ דַּעֲבַד עִמָּךְ יָת רַבְרְבָתָא וְיָת חֲסִינָתָא הָאִלֵּין דִּי חֲזוֹ עֵינָיךְ׃ </text:span></text:span><text:span text:style-name="Default_20_Paragraph_20_Font"><text:span text:style-name="T2">כב </text:span></text:span><text:span text:style-name="Default_20_Paragraph_20_Font"><text:span text:style-name="T3">בְּשַׁבְעִין נַפְשָׁן נְחָתוּ אֲבָהָתָךְ לְמִצְרָיִם וּכְעַן שַׁוְּיָךְ יְיָ אֱלָהָךְ כְּכוֹכְבֵי שְׁמַיָּא לְמִסְגֵּי׃ </text:span></text:span></text:p>
      </text:section>
      <text:section text:style-name="Sect1" text:name="Sect11">
        <text:p text:style-name="P2"><text:span text:style-name="Default_20_Paragraph_20_Font"><text:span text:style-name="T1">Deuteronomy 11</text:span></text:span></text:p>
        <text:p text:style-name="P3"><text:span text:style-name="Default_20_Paragraph_20_Font"><text:span text:style-name="T2">א </text:span></text:span><text:span text:style-name="Default_20_Paragraph_20_Font"><text:span text:style-name="T3">וְתִרְחַם יָת יְיָ אֱלָהָךְ וְתִטַּר מַטְּרַת מֵימְרֵיהּ וּקְיָמוֹהִי וְדִינוֹהִי וּפִקּוֹדוֹהִי כָּל יוֹמַיָּא׃ </text:span></text:span><text:span text:style-name="Default_20_Paragraph_20_Font"><text:span text:style-name="T2">ב </text:span></text:span><text:span text:style-name="Default_20_Paragraph_20_Font"><text:span text:style-name="T3">וְתִדְּעוּן יוֹמָא דֵין אֲרֵי לָא יָת בְּנֵיכוֹן דִּי לָא יְדָעוּ וְדִי לָא חֲזוֹ יָת אֻלְפָנָא דַּיְיָ אֱלָהֲכוֹן יָת רְבוּתֵיהּ יָת יְדֵיהּ תַּקִּיפָא וּדְרָעֵיהּ מְרָמְמָא׃ </text:span></text:span><text:span text:style-name="Default_20_Paragraph_20_Font"><text:span text:style-name="T2">ג </text:span></text:span><text:span text:style-name="Default_20_Paragraph_20_Font"><text:span text:style-name="T3">וְיָת אַתְוָתֵיהּ וְיָת עוֹבָדוֹהִי דִּי עֲבַד בְּגוֹ מִצְרָיִם לְפַרְעֹה מַלְכָּא דְמִצְרַיִם וּלְכָל אַרְעֵיהּ׃ </text:span></text:span><text:span text:style-name="Default_20_Paragraph_20_Font"><text:span text:style-name="T2">ד </text:span></text:span><text:span text:style-name="Default_20_Paragraph_20_Font"><text:span text:style-name="T3">וְדִי עֲבַד לְמַשִּׁרְיַת מִצְרַיִם לְסוּסָוָתֵיהּ וְלִרְתִיכוֹהִי דִּי אַטִּיף יָת מֵי יַמָּא דְסוּף עַל אַפֵּיהוֹן בְּמִרְדָּפְהוֹן בַּתְרֵיכוֹן וְאוֹבָדִנּוּן יְיָ עַד יוֹמָא הָדֵין׃ </text:span></text:span><text:span text:style-name="Default_20_Paragraph_20_Font"><text:span text:style-name="T2">ה </text:span></text:span><text:span text:style-name="Default_20_Paragraph_20_Font"><text:span text:style-name="T3">וְדִי עֲבַד לְכוֹן בְּמַדְבְּרָא עַד מֵיתֵיכוֹן עַד אַתְרָא הָדֵין׃ </text:span></text:span><text:span text:style-name="Default_20_Paragraph_20_Font"><text:span text:style-name="T2">ו </text:span></text:span><text:span text:style-name="Default_20_Paragraph_20_Font"><text:span text:style-name="T3">וְדִי עֲבַד לְדָתָן וְלַאֲבִירָם בְּנֵי אֱלִיאָב בַּר רְאוּבֵן דִּי פְתָחַת אַרְעָא יָת פּוּמַהּ וּבְלָעָתְנוּן וְיָת אֱנַשׁ בָּתֵּיהוֹן וְיָת מַשְׁכְּנֵיהוֹן וְיָת כָּל יְקוּמָא דִּי עִמְּהוֹן בְּגוֹ כָּל יִשְׂרָאֵל׃ </text:span></text:span><text:span text:style-name="Default_20_Paragraph_20_Font"><text:span text:style-name="T2">ז </text:span></text:span><text:span text:style-name="Default_20_Paragraph_20_Font"><text:span text:style-name="T3">אֲרֵי עֵינֵיכוֹן חֲזָאָה יָת כָּל עוֹבָדָא דַיְיָ רַבָּא דִּי עֲבָד׃ </text:span></text:span><text:span text:style-name="Default_20_Paragraph_20_Font"><text:span text:style-name="T2">ח </text:span></text:span><text:span text:style-name="Default_20_Paragraph_20_Font"><text:span text:style-name="T3">וְתִטַּר יָת (כָּל) תַּפְקֶדְתָּא דִּי אֲנָא מְפַקְּדָךְ יוֹמָא דֵין בְּדִיל דְּתִתְקְפוּן וְתֵעֲלוּן וְתֵירְתוּן יָת אַרְעָא דִּי אַתּוּן עָבְרִין תַּמָּן לְמֵירְתַהּ׃ </text:span></text:span><text:span text:style-name="Default_20_Paragraph_20_Font"><text:span text:style-name="T2">ט </text:span></text:span><text:span text:style-name="Default_20_Paragraph_20_Font"><text:span text:style-name="T3">וּבְדִיל דְּתוֹרְכוּן יוֹמִין עַל אַרְעָא דִּי קַיִּים יְיָ לַאֲבָהָתְכוֹן לְמִתַּן לְהוֹן וְלִבְנֵיהוֹן אַרְעָא עָבְדָא חֲלַב וּדְבָשׁ׃ </text:span></text:span><text:span text:style-name="Default_20_Paragraph_20_Font"><text:span text:style-name="T2">י </text:span></text:span><text:span text:style-name="Default_20_Paragraph_20_Font"><text:span text:style-name="T3">אֲרֵי אַרְעָא דִּי אַתְּ עָלֵל לְתַמָּן לְמֵירְתַהּ לָא כְאַרְעָא דְמִצְרַיִם הִיא דִּי נְפַקְתּוּן מִתַּמָּן דִּי תִזְרַע יָת זַרְעָךְ וּמַשְׁקַת לֵיהּ בְּרַגְלָךְ כְּגִנְתָא יַרְקָא׃ </text:span></text:span><text:span text:style-name="Default_20_Paragraph_20_Font"><text:span text:style-name="T2">יא </text:span></text:span><text:span text:style-name="Default_20_Paragraph_20_Font"><text:span text:style-name="T3">וְאַרְעָא דִּי אַתּוּן עָבְרִין תַּמָּן לְמֵירְתַהּ אֲרַע טוּרִין וּבִקְעָן לִמְטַר שְׁמַיָּא תִּשְׁתֵּי מַיָּא׃ </text:span></text:span><text:span text:style-name="Default_20_Paragraph_20_Font"><text:span text:style-name="T2">יב </text:span></text:span><text:span text:style-name="Default_20_Paragraph_20_Font"><text:span text:style-name="T3">אַרְעָא דַּיְיָ אֱלָהָךְ תָּבַע יָתַהּ תְּדִירָא עֵינֵי יְיָ אֱלָהָךְ בַּהּ מֵרֵישָׁא דְּשַׁתָּא וְעַד סוֹפָא דְשַׁתָּא׃ </text:span></text:span><text:span text:style-name="Default_20_Paragraph_20_Font"><text:span text:style-name="T2">יג </text:span></text:span><text:span text:style-name="Default_20_Paragraph_20_Font"><text:span text:style-name="T3">וִיהֵי אִם קַבָּלָא תְקַבְּלוּן לְפִקּוֹדַי דִּי אֲנָא מְפַקֵּד יָתְכוֹן יוֹמָא דֵין לְמִרְחַם יָת יְיָ אֱלָהֲכוֹן וּלְמִפְלַח קֳדָמוֹהִי בְּכָל לִבְּכוֹן וּבְכָל נַפְשְׁכוֹן׃ </text:span></text:span><text:span text:style-name="Default_20_Paragraph_20_Font"><text:span text:style-name="T2">יד </text:span></text:span><text:span text:style-name="Default_20_Paragraph_20_Font"><text:span text:style-name="T3">וְאֶתֵּן מְטַר אַרְעֲכוֹן בְּעִדָּנֵיהּ בַּכִּיר וְלַקִּישׁ וְתִכְנוֹשׁ עִבּוּרָךְ וְחַמְרָךְ וּמִשְׁחָךְ׃ </text:span></text:span><text:span text:style-name="Default_20_Paragraph_20_Font"><text:span text:style-name="T2">טו </text:span></text:span><text:span text:style-name="Default_20_Paragraph_20_Font"><text:span text:style-name="T3">וְאֶתֵּן עִשְׂבָּא בְחַקְלָךְ לִבְעִירָךְ וְתֵיכוּל וְתִשְׂבָּע׃ </text:span></text:span><text:span text:style-name="Default_20_Paragraph_20_Font"><text:span text:style-name="T2">טז </text:span></text:span><text:span text:style-name="Default_20_Paragraph_20_Font"><text:span text:style-name="T3">אִסְתַּמָּרוּ לְכוֹן דִּילְמָא יִטְעוּן לִבְּכוֹן וְתִסְטוּן וְתִפְלְחוּן לְ טַעֲוַת עַמְמַיָּא וְתִסְגְּדוּן לְהוֹן׃ </text:span></text:span><text:span text:style-name="Default_20_Paragraph_20_Font"><text:span text:style-name="T2">יז </text:span></text:span><text:span text:style-name="Default_20_Paragraph_20_Font"><text:span text:style-name="T3">וְיִתְקוֹף רָגְזָא דַיְיָ בְּכוֹן וְיֵחוֹד יָת שְׁמַיָּא וְלָא יְהֵי מִטְרָא וְאַרְעָא לָא תִתֵּן יָת עֲלַלְתַּהּ וְתֵיבְדוּן בִּפְרִיעַ מֵעַל אַרְעָא טַבְתָא דַּיְיָ יָהֵב לְכוֹן׃ </text:span></text:span><text:span text:style-name="Default_20_Paragraph_20_Font"><text:span text:style-name="T2">יח </text:span></text:span><text:span text:style-name="Default_20_Paragraph_20_Font"><text:span text:style-name="T3">וּתְשַׁוּוּן יָת פִּתְגָּמַי אִלֵּין עַל לִבְּכוֹן וְעַל נַפְשְׁכוֹן וְתִקְטְרוּן יָתְהוֹן לְאָת עַל יֶדְכוֹן וִיהוֹן לִתְפִלִּין בֵּין עֵינֵיכוֹן׃ </text:span></text:span><text:span text:style-name="Default_20_Paragraph_20_Font"><text:span text:style-name="T2">יט </text:span></text:span><text:span text:style-name="Default_20_Paragraph_20_Font"><text:span text:style-name="T3">וְתַלְּפוּן יָתְהוֹן יָת בְּנֵיכוֹן לְמַלָּלָא בְהוֹן בְּמִתְּבָךְ בְּבֵיתָךְ וּבִמְהָכָךְ בְּאָרְחָא וּבְמִשְׁכְּבָךְ וּבִמְקִימָךְ׃ </text:span></text:span><text:span text:style-name="Default_20_Paragraph_20_Font"><text:span text:style-name="T2">כ </text:span></text:span><text:span text:style-name="Default_20_Paragraph_20_Font"><text:span text:style-name="T3">וְתִכְתְּבִנּוּן עַל מְזוּזְיָן וְתִקְבְּעִנּוּן בְּסִפֵּי בֵיתָךְ וּבְתַרְעָךְ׃ </text:span></text:span><text:span text:style-name="Default_20_Paragraph_20_Font"><text:span text:style-name="T2">כא </text:span></text:span><text:span text:style-name="Default_20_Paragraph_20_Font"><text:span text:style-name="T3">בְּדִיל דְּיִסְגּוּן יוֹמֵיכוֹן וְיוֹמֵי בְנֵיכוֹן עַל אַרְעָא דִּי קַיִּים יְיָ לַאֲבָהָתְכוֹן לְמִתַּן לְהוֹן כְּיוֹמֵי שְׁמַיָּא עַל אַרְעָא׃ </text:span></text:span><text:span text:style-name="Default_20_Paragraph_20_Font"><text:span text:style-name="T2">כב </text:span></text:span><text:span text:style-name="Default_20_Paragraph_20_Font"><text:span text:style-name="T3">אֲרֵי אִם מִטַּר תִּטְּרוּן יָת כָּל תַּפְקֶדְתָּא הָדָא דִּי אֲנָא מְפַקֵּד יָתְכוֹן לְמֶעְבְּדַהּ לְמִרְחַם יָת יְיָ אֱלָהֲכוֹן לִמְהַךְ בְּכָל אָרְחָן דְּתַקְנָן קֳדָמוֹהִי וּלְאִתְקְרָבָא לְדַחַלְתֵּיהּ׃ </text:span></text:span><text:span text:style-name="Default_20_Paragraph_20_Font"><text:span text:style-name="T2">כג </text:span></text:span><text:span text:style-name="Default_20_Paragraph_20_Font"><text:span text:style-name="T3">וִיתָרַךְ יְיָ יָת כָּל עַמְמַיָּא הָאִלֵּין מִקֳּדָמֵיכוֹן וְתֵירְתוּן עַמְמִין רַבְרְבִין וְתַקִּיפִין מִנְּכוֹן׃ </text:span></text:span><text:span text:style-name="Default_20_Paragraph_20_Font"><text:span text:style-name="T2">כד </text:span></text:span><text:span text:style-name="Default_20_Paragraph_20_Font"><text:span text:style-name="T3">כָּל אַתְרָא דִּי תִדְרוֹךְ פַּרְסַת רַגְלְכוֹן בֵּיהּ דִּלְכוֹן יְהֵי מִן מַדְבְּרָא וְלִבְנָן מִן נַהֲרָא נְהַר פְּרָת וְעַד יַמָּא מַעַרְבָא יְהֵי תְחוּמְכוֹן׃ </text:span></text:span><text:span text:style-name="Default_20_Paragraph_20_Font"><text:span text:style-name="T2">כה </text:span></text:span><text:span text:style-name="Default_20_Paragraph_20_Font"><text:span text:style-name="T3">לָא יִתְעַתַּד אֱנָשׁ קֳדָמֵיכוֹן דַּחֲלָתְכוֹן וְאֵימָתְכוֹן יִתֵּן יְיָ אֱלָהֲכוֹן עַל אַפֵּי כָל אַרְעָא דִּי תִדְרְכוּן בַּהּ כְּמָא דִּי מַלִּיל לְכוֹן׃ </text:span></text:span><text:span text:style-name="Default_20_Paragraph_20_Font"><text:span text:style-name="T2">כו </text:span></text:span><text:span text:style-name="Default_20_Paragraph_20_Font"><text:span text:style-name="T3">חֲזֵי דִּי אֲנָא יָהֵב קֳדָמֵיכוֹן יוֹמָא דֵין בִּרְכָן וּלְוָטִין׃ </text:span></text:span><text:span text:style-name="Default_20_Paragraph_20_Font"><text:span text:style-name="T2">כז </text:span></text:span><text:span text:style-name="Default_20_Paragraph_20_Font"><text:span text:style-name="T3">יָת בִּרְכָן דִּי תְקַבְּלוּן לְפִקּוּדַיָּא דַּיְיָ אֱלָהֲכוֹן דִּי אֲנָא מְפַקֵּד יָתְכוֹן </text:span></text:span><text:soft-page-break/><text:span text:style-name="Default_20_Paragraph_20_Font"><text:span text:style-name="T3">יוֹמָא דֵין׃ </text:span></text:span><text:span text:style-name="Default_20_Paragraph_20_Font"><text:span text:style-name="T2">כח </text:span></text:span><text:span text:style-name="Default_20_Paragraph_20_Font"><text:span text:style-name="T3">וּלְוָטַיָּא אִם לָא תְקַבְּלוּן לְפִקּוּדַיָּא דַיְיָ אֱלָהֲכוֹן וְתִסְטוּן מִן אָרְחָא דִּי אֲנָא מְפַקֵּד יָתְכוֹן יוֹמָא דֵין לִמְהַךְ בָּתַר טַעֲוַת עַמְמַיָּא דִּי לָא יְדַעְתּוּן׃ </text:span></text:span><text:span text:style-name="Default_20_Paragraph_20_Font"><text:span text:style-name="T2">כט </text:span></text:span><text:span text:style-name="Default_20_Paragraph_20_Font"><text:span text:style-name="T3">וִיהֵי אֲרֵי יְעֵלִנָּךְ יְיָ אֱלָהָךְ לְאַרְעָא דִּי אַתְּ עָלֵל תַּמָּן לְמֵירְתַהּ וְתִתֵּן יָת מְבָרְכַיָּא עַל טוּרָא דִגְּרִזִּין וְיָת מְלַטְטַיָּא עַל טוּרָא דְעֵיבָל׃ </text:span></text:span><text:span text:style-name="Default_20_Paragraph_20_Font"><text:span text:style-name="T2">ל </text:span></text:span><text:span text:style-name="Default_20_Paragraph_20_Font"><text:span text:style-name="T3">הֲלָא אִנּוּן בְּעִבְרָא דְיַרְדְּנָא אֲחוֹרֵי אֹרַח מַעֲלָנֵי שִׁמְשָׁא בְּאַרְעָא כְּנַעֲנָאָה דְּיָתֵב בְּמֵישְׁרָא לָקֳבֵל גִּלְגְּלָא בִּסְטַר מֵישְׁרֵי מֹרֶה׃ </text:span></text:span><text:span text:style-name="Default_20_Paragraph_20_Font"><text:span text:style-name="T2">לא </text:span></text:span><text:span text:style-name="Default_20_Paragraph_20_Font"><text:span text:style-name="T3">אֲרֵי אַתּוּן עָבְרִין יָת יַרְדְּנָא לְמֵעַל לְמֵירַת יָת אַרְעָא דַּיְיָ אֱלָהֲכוֹן יָהֵב לְכוֹן וְתֵירְתוּן יָתַהּ וְתֵיתְבוּן בַּהּ׃ </text:span></text:span><text:span text:style-name="Default_20_Paragraph_20_Font"><text:span text:style-name="T2">לב </text:span></text:span><text:span text:style-name="Default_20_Paragraph_20_Font"><text:span text:style-name="T3">וְתִטְּרוּן לְמֶעְבַּד יָת כָּל קְיָמַיָּא וְיָת דִּינַיָּא דִּי אֲנָא יָהֵב קֳדָמֵיכוֹן יוֹמָא דֵין׃ </text:span></text:span></text:p>
      </text:section>
      <text:section text:style-name="Sect1" text:name="Sect12">
        <text:p text:style-name="P2"><text:span text:style-name="Default_20_Paragraph_20_Font"><text:span text:style-name="T1">Deuteronomy 12</text:span></text:span></text:p>
        <text:p text:style-name="P3"><text:span text:style-name="Default_20_Paragraph_20_Font"><text:span text:style-name="T2">א </text:span></text:span><text:span text:style-name="Default_20_Paragraph_20_Font"><text:span text:style-name="T3">אִלֵּין קְיָמַיָּא וְדִינַיָּא דִּי תִטְּרוּן לְמֶעְבַּד בְּאַרְעָא דִּיהַב יְיָ אֱלָהָא דַאֲבָהָתָךְ לָךְ לְמֵירְתַהּ כָּל יוֹמַיָּא דִּי אַתּוּן קַיָּמִין עַל אַרְעָא׃ </text:span></text:span><text:span text:style-name="Default_20_Paragraph_20_Font"><text:span text:style-name="T2">ב </text:span></text:span><text:span text:style-name="Default_20_Paragraph_20_Font"><text:span text:style-name="T3">אַבָּדָא תְאַבְּדוּן יָת כָּל אַתְרַיָּא דִּי פְלָחוּ תַמָּן עַמְמַיָּא דִּי אַתּוּן יָרְתִין יָתְהוֹן יָת טַעֲוָתְהוֹן עַל טוּרַיָּא רָמַיָּא וְעַל רָמָתָא וּתְחוֹת כָּל אִילַן עַבּוֹף׃ </text:span></text:span><text:span text:style-name="Default_20_Paragraph_20_Font"><text:span text:style-name="T2">ג </text:span></text:span><text:span text:style-name="Default_20_Paragraph_20_Font"><text:span text:style-name="T3">וּתְתָרְעוּן יָת אֱגוֹרֵיהוֹן וּתְתַבְּרוּן יָת קָמָתְהוֹן וַאֲשֵׁרֵיהוֹן תּוֹקְדוּן בְּנוּרָא וְצַלְמֵי טַעֲוָתְהוֹן תְּקוֹצְצוּן וְתוֹבְדוּן יָת שִׁמְהוֹן מִן אַתְרָא הַהוּא׃ </text:span></text:span><text:span text:style-name="Default_20_Paragraph_20_Font"><text:span text:style-name="T2">ד </text:span></text:span><text:span text:style-name="Default_20_Paragraph_20_Font"><text:span text:style-name="T3">לָא תַעְבְּדוּן כֵּן קֳדָם יְיָ אֱלָהֲכוֹן׃ </text:span></text:span><text:span text:style-name="Default_20_Paragraph_20_Font"><text:span text:style-name="T2">ה </text:span></text:span><text:span text:style-name="Default_20_Paragraph_20_Font"><text:span text:style-name="T3">אֶלָּהֵן לְאַתְרָא דִּי יִתִּרְעֵי יְיָ אֱלָהֲכוֹן מִכָּל שִׁבְטֵיכוֹן לְאַשְׁרָאָה שְׁכִנְתֵּיהּ תַּמָּן לְבֵית שְׁכִנְתֵּיהּ תִּתְבְּעוּן וְתֵיתוּן לְתַמָּן׃ </text:span></text:span><text:span text:style-name="Default_20_Paragraph_20_Font"><text:span text:style-name="T2">ו </text:span></text:span><text:span text:style-name="Default_20_Paragraph_20_Font"><text:span text:style-name="T3">וְתַיְתוּן לְתַמָּן עֲלָוָתֵיכוֹן וְנִכְסַת קוּדְשֵׁיכוֹן וְיָת מַעְשְׂרָתֵיכוֹן וְיָת אַפְרָשׁוּת יֶדְכוֹן וְנִדְרֵיכוֹן וְנִדְבָתֵיכוֹן וּבְכוֹרֵי תוֹרְכוֹן וְעָנְכוֹן׃ </text:span></text:span><text:span text:style-name="Default_20_Paragraph_20_Font"><text:span text:style-name="T2">ז </text:span></text:span><text:span text:style-name="Default_20_Paragraph_20_Font"><text:span text:style-name="T3">וְתֵיכְלוּן תַּמָּן קֳדָם יְיָ אֱלָהֲכוֹן וְתֶחֱדוּן בְּכֹל אוֹשָׁטוּת יֶדְכוֹן אַתּוּן וֶאֱנַשׁ בָּתֵּיכוֹן דִּי בָרְכָךְ יְיָ אֱלָהָךְ׃ </text:span></text:span><text:span text:style-name="Default_20_Paragraph_20_Font"><text:span text:style-name="T2">ח </text:span></text:span><text:span text:style-name="Default_20_Paragraph_20_Font"><text:span text:style-name="T3">לָא תַעְבְּדוּן כְּכֹל דִּי אֲנַחְנָא עָבְדִין הָכָא יוֹמָא דֵין גְּבַר כָּל מָן דְּכָשָׁר קֳדָמוֹהִי׃ </text:span></text:span><text:span text:style-name="Default_20_Paragraph_20_Font"><text:span text:style-name="T2">ט </text:span></text:span><text:span text:style-name="Default_20_Paragraph_20_Font"><text:span text:style-name="T3">אֲרֵי לָא אֲתֵיתוּן עַד כְּעָן לְבֵית נְיָחָא וּלְאַחֲסָנָא דַּיְיָ אֱלָהָךְ יָהֵב לָךְ׃ </text:span></text:span><text:span text:style-name="Default_20_Paragraph_20_Font"><text:span text:style-name="T2">י </text:span></text:span><text:span text:style-name="Default_20_Paragraph_20_Font"><text:span text:style-name="T3">וְתַעְבְּרוּן יָת יַרְדְּנָא וְתֵיתְבוּן בְּאַרְעָא דַּיְיָ אֱלָהֲכוֹן מַחֲסֵן יָתְכוֹן וִינִיחַ לְכוֹן מִכָּל בַּעֲלֵי דְבָבֵיכוֹן מִסְּחוֹר סְחוֹר וְתֵיתְבוּן לְרָחְצָן׃ </text:span></text:span><text:span text:style-name="Default_20_Paragraph_20_Font"><text:span text:style-name="T2">יא </text:span></text:span><text:span text:style-name="Default_20_Paragraph_20_Font"><text:span text:style-name="T3">וִיהֵי אַתְרָא דִּי יִתִּרְעֵי יְיָ אֱלָהֲכוֹן בֵּיהּ לְאַשְׁרָאָה שְׁכִנְתֵּיהּ תַּמָּן לְתַמָּן תַּיְתוּן יָת כָּל דִּי אֲנָא מְפַקֵּד יָתְכוֹן עֲלָוָתֵיכוֹן וְנִכְסַת קוּדְשֵׁיכוֹן מַעְשְׂרָתֵיכוֹן וְאַפְרָשׁוּת יֶדְכוֹן וְכֹל שְׁפַר נִדְרֵיכוֹן דִּי תִדְּרוּן קֳדָם יְיָ׃ </text:span></text:span><text:span text:style-name="Default_20_Paragraph_20_Font"><text:span text:style-name="T2">יב </text:span></text:span><text:span text:style-name="Default_20_Paragraph_20_Font"><text:span text:style-name="T3">וְתֶחֱדוּן קֳדָם יְיָ אֱלָהֲכוֹן אַתּוּן וּבְנֵיכוֹן וּבְנָתֵיכוֹן וְעַבְדֵיכוֹן וְאַמְהָתֵיכוֹן וְלֵוָאָה דִּי בְקִרְוֵיכוֹן אֲרֵי לֵית לֵיהּ חֳלָק וְאַחֲסָנָא עִמְּכוֹן׃ </text:span></text:span><text:span text:style-name="Default_20_Paragraph_20_Font"><text:span text:style-name="T2">יג </text:span></text:span><text:span text:style-name="Default_20_Paragraph_20_Font"><text:span text:style-name="T3">אִסְתַּמַּר לָךְ דִּילְמָא תַסֵּק עֲלָוָתָךְ בְּכָל אַתְרָא דִּי תֶחֱזֵי׃ </text:span></text:span><text:span text:style-name="Default_20_Paragraph_20_Font"><text:span text:style-name="T2">יד </text:span></text:span><text:span text:style-name="Default_20_Paragraph_20_Font"><text:span text:style-name="T3">אֶלָּהֵן בְּאַתְרָא דִּי יִתִּרְעֵי יְיָ בְּחַד מִן שִׁבְטָיךְ תַּמָּן תַּסֵּק עֲלָוָתָךְ וְתַמָּן תַּעְבֵּד כֹּל דִּי אֲנָא מְפַקְּדָךְ׃ </text:span></text:span><text:span text:style-name="Default_20_Paragraph_20_Font"><text:span text:style-name="T2">טו </text:span></text:span><text:span text:style-name="Default_20_Paragraph_20_Font"><text:span text:style-name="T3">לְחוֹד בְּכָל רְעוּת נַפְשָׁךְ תִּכּוֹס וְתֵיכוּל בִּשְׂרָא כְּבִרְכְּתָא דַיְיָ אֱלָהָךְ דִּי יְהַב לָךְ בְּכָל קִרְוָיךְ מְסָאָבָא וְדַכְיָא יֵכְלֻנֵיהּ כִּבְשַׂר טַבְיָא וְאַיְלָא׃ </text:span></text:span><text:span text:style-name="Default_20_Paragraph_20_Font"><text:span text:style-name="T2">טז </text:span></text:span><text:span text:style-name="Default_20_Paragraph_20_Font"><text:span text:style-name="T3">לְחוֹד דְּמָא לָא תֵיכְלוּן עַל אַרְעָא תִשְׁדִּנֵּיהּ כְּמַיָּא׃ </text:span></text:span><text:span text:style-name="Default_20_Paragraph_20_Font"><text:span text:style-name="T2">יז </text:span></text:span><text:span text:style-name="Default_20_Paragraph_20_Font"><text:span text:style-name="T3">לֵית לָךְ רְשׁוּ לְמֵיכַל בְּקִרְוָיךְ מַעְשַׂר עִבוּרָךְ חַמְרָךְ וּמִשְׁחָךְ וּבְכוֹרֵי תוֹרָךְ וְעָנָךְ וְכָל נִדְרָךְ דִּי תִדַּר וְנִדְבָתָיךְ וְאַפְרָשׁוּת יְדָךְ׃ </text:span></text:span><text:span text:style-name="Default_20_Paragraph_20_Font"><text:span text:style-name="T2">יח </text:span></text:span><text:span text:style-name="Default_20_Paragraph_20_Font"><text:span text:style-name="T3">אֶלָּהֵן קֳדָם יְיָ אֱלָהָךְ תֵּיכְלִנֵּיהּ בְּאַתְרָא דִּי יִתִּרְעֵי יְיָ אֱלָהָךְ בֵּיהּ אַתְּ וּבְרָךְ וּבְרַתָּךְ וְעַבְדָּךְ וְאַמְתָךְ וְלֵוָאָה דִּי בְקִרְוָיךְ וְתֶחֱדֵי קֳדָם יְיָ אֱלָהָךְ בְּכָל אוֹשָׁטוּת יְדָךְ׃ </text:span></text:span><text:span text:style-name="Default_20_Paragraph_20_Font"><text:span text:style-name="T2">יט </text:span></text:span><text:span text:style-name="Default_20_Paragraph_20_Font"><text:span text:style-name="T3">אִסְתַּמַּר לָךְ דִּילְמָא תִשְׁבּוֹק יָת לֵוָאֵי כָּל יוֹמָיךְ עַל אַרְעָךְ׃ </text:span></text:span><text:span text:style-name="Default_20_Paragraph_20_Font"><text:span text:style-name="T2">כ </text:span></text:span><text:span text:style-name="Default_20_Paragraph_20_Font"><text:span text:style-name="T3">אֲרֵי יַפְתֵּי יְיָ אֱלָהָךְ יָת תְּחוּמָךְ כְּמָא דִי מַלִּיל לָךְ וְתֵימַר אֵכוּל בִּשְׂרָא אֲרֵי תִתִּרְעֵי נַפְשָׁךְ לְמֵיכַל בִּשְׂרָא בְּכָל רְעוּת נַפְשָׁךְ תֵּיכוּל בִּשְׂרָא׃ </text:span></text:span><text:span text:style-name="Default_20_Paragraph_20_Font"><text:span text:style-name="T2">כא </text:span></text:span><text:span text:style-name="Default_20_Paragraph_20_Font"><text:span text:style-name="T3">אֲרֵי יִתְרָחַק מִנָּךְ אַתְרָא דִּי יִתִּרְעֵי יְיָ אֱלָהָךְ לְאַשְׁרָאָה שְׁכִנְתֵּיהּ תַּמָּן וְתִכּוֹס מִתּוֹרָךְ וּמֵעָנָךְ דִּי יְהַב יְיָ לָךְ כְּמָא דִי פַּקֵּדִתָּךְ וְתֵיכוּל </text:span></text:span><text:soft-page-break/><text:span text:style-name="Default_20_Paragraph_20_Font"><text:span text:style-name="T3">בְּקִרְוָיךְ בְּכֹל רְעוּת נַפְשָׁךְ׃ </text:span></text:span><text:span text:style-name="Default_20_Paragraph_20_Font"><text:span text:style-name="T2">כב </text:span></text:span><text:span text:style-name="Default_20_Paragraph_20_Font"><text:span text:style-name="T3">בְּרַם כְּמָא דִי מִתְאֲכֵל בְּשַׂר טַבְיָא וְאַיְלָא כֵּן תֵּיכְלִנֵּיהּ מְסָאָבָא וְדַכְיָא כַּחֲדָא יֵכְלִנֵּיהּ׃ </text:span></text:span><text:span text:style-name="Default_20_Paragraph_20_Font"><text:span text:style-name="T2">כג </text:span></text:span><text:span text:style-name="Default_20_Paragraph_20_Font"><text:span text:style-name="T3">לְחוֹד תְּקֵף בְּדִיל דְּלָא לְמֵיכַל דְּמָא אֲרֵי דְמָא הוּא נַפְשָׁא וְלָא תֵיכוּל נַפְשָׁא עִם בִּשְׂרָא׃ </text:span></text:span><text:span text:style-name="Default_20_Paragraph_20_Font"><text:span text:style-name="T2">כד </text:span></text:span><text:span text:style-name="Default_20_Paragraph_20_Font"><text:span text:style-name="T3">לָא תֵּיכְלִנֵּיהּ עַל אַרְעָא תִשְׁדִּנֵּיהּ כְּמַיָּא׃ </text:span></text:span><text:span text:style-name="Default_20_Paragraph_20_Font"><text:span text:style-name="T2">כה </text:span></text:span><text:span text:style-name="Default_20_Paragraph_20_Font"><text:span text:style-name="T3">לָא תֵּיכְלִנֵּיהּ בְּדִיל דְּיֵיטַב לָךְ וְלִבְנָיךְ בַּתְרָךְ אֲרֵי תַעְבֵּד דְּכָשָׁר קֳדָם יְיָ׃ </text:span></text:span><text:span text:style-name="Default_20_Paragraph_20_Font"><text:span text:style-name="T2">כו </text:span></text:span><text:span text:style-name="Default_20_Paragraph_20_Font"><text:span text:style-name="T3">לְחוֹד מַעְשַׂר קוּדְשָׁיךְ דִּיהוֹן לָךְ וְנִדְרָךְ תִּטּוֹל וְתֵיתֵי לְאַתְרָא דִּי יִתִּרְעֵי יְיָ׃ </text:span></text:span><text:span text:style-name="Default_20_Paragraph_20_Font"><text:span text:style-name="T2">כז </text:span></text:span><text:span text:style-name="Default_20_Paragraph_20_Font"><text:span text:style-name="T3">וְתַעְבֵּד עֲלָוָתָךְ בִּשְׂרָא וּדְמָא עַל מַדְבְּחָא דַּיְיָ אֱלָהָךְ וְדַם נִכְסַת קוּדְשָׁיךְ יִשְׁתְּפֵךְ עַל מַדְבְּחָא דַּיְיָ אֱלָהָךְ וּבִשְׂרָא תֵּיכוּל׃ </text:span></text:span><text:span text:style-name="Default_20_Paragraph_20_Font"><text:span text:style-name="T2">כח </text:span></text:span><text:span text:style-name="Default_20_Paragraph_20_Font"><text:span text:style-name="T3">טַר וּתְקַבַּל יָת כָּל פִּתְגָּמַיָּא הָאִלֵּין דִּי אֲנָא מְפַקְּדָךְ בְּדִיל דְּיֵיטַב לָךְ וְלִבְנָיךְ בַּתְרָךְ עַד עֳלָם אֲרֵי תַעְבֵּד דְּתָקֵן וּדְכָשָׁר קֳדָם יְיָ אֱלָהָךְ׃ </text:span></text:span><text:span text:style-name="Default_20_Paragraph_20_Font"><text:span text:style-name="T2">כט </text:span></text:span><text:span text:style-name="Default_20_Paragraph_20_Font"><text:span text:style-name="T3">אֲרֵי יְשֵׁצֵי יְיָ אֱלָהָךְ יָת עַמְמַיָּא דִּי אַתְּ עָלֵל לְתַמָּן לְתָרָכָא יָתְהוֹן מִקֳּדָמָךְ וְתֵירַת יָתְהוֹן וְתֵיתַב בְּאַרְעֲהוֹן׃ </text:span></text:span><text:span text:style-name="Default_20_Paragraph_20_Font"><text:span text:style-name="T2">ל </text:span></text:span><text:span text:style-name="Default_20_Paragraph_20_Font"><text:span text:style-name="T3">אִסְתַּמַּר לָךְ דִּילְמָא תִתָּקַל בַּתְרֵיהוֹן בָּתַר דְּיִשְׁתֵּצוּן מִקֳּדָמָךְ וְדִילְמָא תִתְבַּע לְטַעֲוָתְהוֹן לְמֵימַר אֶכְדֵּין פָּלְחִין עַמְמַיָּא הָאִלֵּין יָת טַעֲוָתְהוֹן וְאֶעְבֵּד כֵּן אַף אָנָא׃ </text:span></text:span><text:span text:style-name="Default_20_Paragraph_20_Font"><text:span text:style-name="T2">לא </text:span></text:span><text:span text:style-name="Default_20_Paragraph_20_Font"><text:span text:style-name="T3">לָא תַעְבֵּד כֵּן קֳדָם יְיָ אֱלָהָךְ אֲרֵי כָּל דִּמְרָחָק קֳדָם יְיָ דִּי סָנֵי עֲבָדוּ לְטַעֲוָתְהוֹן אֲרֵי אַף יָת בְּנֵיהוֹן וְיָת בְּנָתֵיהוֹן יוֹקְדִין בְּנוּרָא לְטַעֲוָתְהוֹן׃ </text:span></text:span></text:p>
      </text:section>
      <text:section text:style-name="Sect1" text:name="Sect13">
        <text:p text:style-name="P2"><text:span text:style-name="Default_20_Paragraph_20_Font"><text:span text:style-name="T1">Deuteronomy 13</text:span></text:span></text:p>
        <text:p text:style-name="P3"><text:span text:style-name="Default_20_Paragraph_20_Font"><text:span text:style-name="T2">א </text:span></text:span><text:span text:style-name="Default_20_Paragraph_20_Font"><text:span text:style-name="T3">יָת כָּל פִּתְגָּמָא דִּי אֲנָא מְפַקֵּד יָתְכוֹן יָתֵיהּ תִּטְּרוּן לְמֶעְבָּד לָא תוֹסְפוּן עֲלוֹהִי וְלָא תִמְנְעוּן מִנֵּיהּ׃ </text:span></text:span><text:span text:style-name="Default_20_Paragraph_20_Font"><text:span text:style-name="T2">ב </text:span></text:span><text:span text:style-name="Default_20_Paragraph_20_Font"><text:span text:style-name="T3">אֲרֵי יְקוּם בֵּינָךְ נְבִיָּא אוֹ חָלֵם חֶלְמָא וְיִתֶּן לָךְ אָת אוֹ מוֹפְתָא׃ </text:span></text:span><text:span text:style-name="Default_20_Paragraph_20_Font"><text:span text:style-name="T2">ג </text:span></text:span><text:span text:style-name="Default_20_Paragraph_20_Font"><text:span text:style-name="T3">וְיֵיתֵי אָתָא וּמוֹפְתָא דִּי מַלִּיל עִמָּךְ לְמֵימָר נְהַךְ בָּתַר טַעֲוַת עַמְמַיָּא דִּי לָא יְדַעְתָּנוּן וְנִפְלְחִנּוּן׃ </text:span></text:span><text:span text:style-name="Default_20_Paragraph_20_Font"><text:span text:style-name="T2">ד </text:span></text:span><text:span text:style-name="Default_20_Paragraph_20_Font"><text:span text:style-name="T3">לָא תְקַבֵּל לְפִתְגָּמֵי נְבִיָּא הַהוּא אוֹ לְחָלֵם חֶלְמָא הַהוּא אֲרֵי מְנַסֵּי יְיָ אֱלָהֲכוֹן יָתְכוֹן לְמִדַּע הַאִיתֵיכוֹן רָחֲמִין יָת יְיָ אֱלָהֲכוֹן בְּכָל לִבְּכוֹן וּבְכָל נַפְשְׁכוֹן׃ </text:span></text:span><text:span text:style-name="Default_20_Paragraph_20_Font"><text:span text:style-name="T2">ה </text:span></text:span><text:span text:style-name="Default_20_Paragraph_20_Font"><text:span text:style-name="T3">בָּתַר דַּחַלְתָּא דַיְיָ אֱלָהֲכוֹן תְּהָכוּן וְיָתֵיהּ תִּדְחֲלוּן וְיָת פִּקּוֹדוֹהִי תִטְּרוּן וּלְמֵימְרֵיהּ תְּקַבְּלוּן וְקָדָמוֹהִי תִפְלְחוּן וּבְדַחַלְתֵּיהּ תִּתְקָרְבוּן׃ </text:span></text:span><text:span text:style-name="Default_20_Paragraph_20_Font"><text:span text:style-name="T2">ו </text:span></text:span><text:span text:style-name="Default_20_Paragraph_20_Font"><text:span text:style-name="T3">וּנְבִיָּא הַהוּא אוֹ חָלֵם חֶלְמָא הַהוּא יִתְקְטֵל אֲרֵי מַלִּיל סַטְיָא עַל יְיָ אֱלָהֲכוֹן דִּי אַפֵּיק יָתְכוֹן מֵאַרְעָא דְמִצְרַיִם וּדְפָרְקָךְ מִבֵּית עַבְדוּתָא לְאַטְעֲיוּתָךְ מִן אָרְחָא דִּי פַקְּדָךְ יְיָ אֱלָהָךְ לִמְהַךְ בַּהּ וּתְפַלֵּי עָבֵד דְּבִישׁ מִבֵּינָךְ׃ </text:span></text:span><text:span text:style-name="Default_20_Paragraph_20_Font"><text:span text:style-name="T2">ז </text:span></text:span><text:span text:style-name="Default_20_Paragraph_20_Font"><text:span text:style-name="T3">אֲרֵי יְמַלְּכִנָּךְ אֲחוּךְ בַּר אִמָּךְ אוֹ בְרָךְ אוֹ בְרַתָּךְ אוֹ אִתַּת קְיָמָךְ אוֹ חַבְרָךְ דִּי כְנַפְשָׁךְ בְּסִתְרָא לְמֵימָר נְהַךְ וְנִפְלַח לְטַעֲוַת עַמְמַיָּא דִּי לָא יְדַעַתְּ אַתְּ וַאֲבָהָתָךְ׃ </text:span></text:span><text:span text:style-name="Default_20_Paragraph_20_Font"><text:span text:style-name="T2">ח </text:span></text:span><text:span text:style-name="Default_20_Paragraph_20_Font"><text:span text:style-name="T3">מִטַּעֲוַת עַמְמַיָּא דִּי בְסַחֲרָנֵיכוֹן דִּקְרִיבִין לָךְ אוֹ דִּרְחִיקִין מִנָּךְ מִסְּיָפֵי אַרְעָא וְעַד סְיָפֵי אַרְעָא׃ </text:span></text:span><text:span text:style-name="Default_20_Paragraph_20_Font"><text:span text:style-name="T2">ט </text:span></text:span><text:span text:style-name="Default_20_Paragraph_20_Font"><text:span text:style-name="T3">לָא תֵיבֵי לֵיהּ וְלָא תְקַבֵּל מִנֵּיהּ וְלָא תְחוּס עֵינָךְ עֲלוֹהִי וְלָא תְרַחַם וְלָא תְכַסֵּי עֲלוֹהִי׃ </text:span></text:span><text:span text:style-name="Default_20_Paragraph_20_Font"><text:span text:style-name="T2">י </text:span></text:span><text:span text:style-name="Default_20_Paragraph_20_Font"><text:span text:style-name="T3">אֲרֵי מִקְטַל תִּקְטְלִנֵּיהּ יְדָךְ תְּהֵי בֵיהּ בְּקַדְמֵיתָא לְמִקְטְלֵיהּ וִידָא דְכָל עַמָּא בְּבַתְרֵיתָא׃ </text:span></text:span><text:span text:style-name="Default_20_Paragraph_20_Font"><text:span text:style-name="T2">יא </text:span></text:span><text:span text:style-name="Default_20_Paragraph_20_Font"><text:span text:style-name="T3">וְתִרְגְּמִנֵּיהּ בְּאַבְנַיָּא וִימוּת אֲרֵי בָעָא לְאַטְעֲיוּתָךְ מִדַּחַלְתָּא דַיְיָ אֱלָהָךְ דִּי אַפְּקָךְ מֵאַרְעָא דְמִצְרַיִם מִבֵּית עַבְדוּתָא׃ </text:span></text:span><text:span text:style-name="Default_20_Paragraph_20_Font"><text:span text:style-name="T2">יב </text:span></text:span><text:span text:style-name="Default_20_Paragraph_20_Font"><text:span text:style-name="T3">וְכָל יִשְׂרָאֵל יִשְׁמְעוּן וְיִדְחֲלוּן וְלָא יוֹסְפוּן לְמֶעְבַּד כְּפִתְגָּמָא בִישָׁא הָדֵין בֵּינָךְ׃ </text:span></text:span><text:span text:style-name="Default_20_Paragraph_20_Font"><text:span text:style-name="T2">יג </text:span></text:span><text:span text:style-name="Default_20_Paragraph_20_Font"><text:span text:style-name="T3">אֲרֵי תִשְׁמַע בְּחַד מִקִּרְוָיךְ דִּי יְיָ אֱלָהָךְ יָהֵב לָךְ לְמִתַּב תַּמָּן לְמֵימָר׃ </text:span></text:span><text:span text:style-name="Default_20_Paragraph_20_Font"><text:span text:style-name="T2">יד </text:span></text:span><text:span text:style-name="Default_20_Paragraph_20_Font"><text:span text:style-name="T3">נְפָקוּ גֻּבְרִין בְּנֵי רִשְׁעָא מִבֵּינָךְ וְאַטְעָיוּ יָת יָתְבֵי קַרְתְּהוֹן לְמֵימָר נְהַךְ וְנִפְלַח לְטַעֲוַת עַמְמַיָּא דִּי לָא יְדַעְתּוּן׃ </text:span></text:span><text:span text:style-name="Default_20_Paragraph_20_Font"><text:span text:style-name="T2">טו </text:span></text:span><text:span text:style-name="Default_20_Paragraph_20_Font"><text:span text:style-name="T3">וְתִתְבַּע וְתִבְדּוֹק וְתִשְׁאַל יָאוּת וְהָא קֻשְׁטָא כֵּוָן פִּתְגָּמָא אִתְעֲבִידָא תּוֹעֶבְתָּא הָדָא בֵּינָךְ׃ </text:span></text:span><text:span text:style-name="Default_20_Paragraph_20_Font"><text:span text:style-name="T2">טז </text:span></text:span><text:span text:style-name="Default_20_Paragraph_20_Font"><text:span text:style-name="T3">מִמְחָא תִמְחֵי יָת יָתְבֵי קַרְתָּא הַהִיא לְפִתְגַּם דְּחָרֶב גַּמַּר יָתַהּ וְיָת כָּל דִּי בַהּ וְיָת בְּעִירַהּ לְפִתְגַּם דְּחָרֶב׃ </text:span></text:span><text:span text:style-name="Default_20_Paragraph_20_Font"><text:span text:style-name="T2">יז </text:span></text:span><text:span text:style-name="Default_20_Paragraph_20_Font"><text:span text:style-name="T3">וְיָת כָּל עֲדָאַהּ תִּכְנוֹשׁ </text:span></text:span><text:soft-page-break/><text:span text:style-name="Default_20_Paragraph_20_Font"><text:span text:style-name="T3">לְגוֹ פְתָיַּהּ וְתוֹקֵד בְּנוּרָא יָת קַרְתָּא וְיָת כָּל עֲדָאַהּ גְּמִיר קֳדָם יְיָ אֱלָהָךְ וּתְהֵי תֵּל חָרִיב לְעָלָם לָא תִתְבְּנֵי עוֹד׃ </text:span></text:span><text:span text:style-name="Default_20_Paragraph_20_Font"><text:span text:style-name="T2">יח </text:span></text:span><text:span text:style-name="Default_20_Paragraph_20_Font"><text:span text:style-name="T3">וְלָא יִדְבַּק בִּידָךְ מִדַּעַם מִן חֶרְמָא בְּדִיל דִּיתוּב יְיָ מִתְּקוֹף רוּגְזֵיהּ וְיֵהַב לָךְ רַחֲמִין וִירַחַם עֲלָךְ וְיַסְגִּנָּךְ כְּמָא דִי קַיִּים לַאֲבָהָתָךְ׃ </text:span></text:span><text:span text:style-name="Default_20_Paragraph_20_Font"><text:span text:style-name="T2">יט </text:span></text:span><text:span text:style-name="Default_20_Paragraph_20_Font"><text:span text:style-name="T3">אֲרֵי תְקַבֵּל לְמֵימְרָא דַּיְיָ אֱלָהָךְ לְמִטַּר יָת כָּל פִּקּוֹדוֹהִי דִּי אֲנָא מְפַקְּדָךְ יוֹמָא דֵין לְמֶעְבַּד דְּכָשָׁר קֳדָם יְיָ אֱלָהָךְ׃ </text:span></text:span></text:p>
      </text:section>
      <text:section text:style-name="Sect1" text:name="Sect14">
        <text:p text:style-name="P2"><text:span text:style-name="Default_20_Paragraph_20_Font"><text:span text:style-name="T1">Deuteronomy 14</text:span></text:span></text:p>
        <text:p text:style-name="P3"><text:span text:style-name="Default_20_Paragraph_20_Font"><text:span text:style-name="T2">א </text:span></text:span><text:span text:style-name="Default_20_Paragraph_20_Font"><text:span text:style-name="T3">בְּנִין אַתּוּן קֳדָם יְיָ אֱלָהֲכוֹן לָא תִתְחַמְמוּן וְלָא תְשַׁוּוּן מְרָט בֵּין עֵינֵיכוֹן עַל מִית׃ </text:span></text:span><text:span text:style-name="Default_20_Paragraph_20_Font"><text:span text:style-name="T2">ב </text:span></text:span><text:span text:style-name="Default_20_Paragraph_20_Font"><text:span text:style-name="T3">אֲרֵי עַם קַדִּישׁ אַתְּ קֳדָם יְיָ אֱלָהָךְ וּבָךְ אִתִּרְעֵי יְיָ לְמֶהֱוֵי לֵיהּ לְעַם חַבִּיב מִכֹּל עַמְמַיָּא דִּי עַל אַפֵּי אַרְעָא׃ </text:span></text:span><text:span text:style-name="Default_20_Paragraph_20_Font"><text:span text:style-name="T2">ג </text:span></text:span><text:span text:style-name="Default_20_Paragraph_20_Font"><text:span text:style-name="T3">לָא תֵיכוּל כָּל דִּמְרָחָק׃ </text:span></text:span><text:span text:style-name="Default_20_Paragraph_20_Font"><text:span text:style-name="T2">ד </text:span></text:span><text:span text:style-name="Default_20_Paragraph_20_Font"><text:span text:style-name="T3">דֵּין בְּעִירָא דְּתֵיכְלוּן תּוֹרִין אִמְּרִין דִּרְחֵלִין וְגָדְיָן דְּעִזִּין׃ </text:span></text:span><text:span text:style-name="Default_20_Paragraph_20_Font"><text:span text:style-name="T2">ה </text:span></text:span><text:span text:style-name="Default_20_Paragraph_20_Font"><text:span text:style-name="T3">אַיָּלָא וְטַבְיָא וְיַחְמוּרָא וְיַעְלָא וְרֵימָא וְתוֹרְבָּלָא וְדִיצָא׃ </text:span></text:span><text:span text:style-name="Default_20_Paragraph_20_Font"><text:span text:style-name="T2">ו </text:span></text:span><text:span text:style-name="Default_20_Paragraph_20_Font"><text:span text:style-name="T3">וְכָל בְּעִירָא דִּסְדִיקָא פַרְסָתָא וּמַטִּלְפָא טִלְפִין תַּרְתֵּין פַּרְסָתָא מַסְּקָא פִשְׁרָא בִּבְעִירָא יָתַהּ תֵּיכְלוּן׃ </text:span></text:span><text:span text:style-name="Default_20_Paragraph_20_Font"><text:span text:style-name="T2">ז </text:span></text:span><text:span text:style-name="Default_20_Paragraph_20_Font"><text:span text:style-name="T3">בְּרַם יָת דֵּין לָא תֵיכְלוּן מִמַּסְּקֵי פִשְׁרָא וּמִמַּסְדִּיקֵי פַרְסָתָא מַטִּלְפֵי טִלְפַיָּא יָת גַּמְלָא וְיָת אַרְנְבָא וְיָת טַפְזָא אֲרֵי מַסְּקֵי פִשְׁרָא אִנּוּן וּפַרְסָתְהוֹן לָא סְדִיקָא מְסָאֲבִין אִנּוּן לְכוֹן׃ </text:span></text:span><text:span text:style-name="Default_20_Paragraph_20_Font"><text:span text:style-name="T2">ח </text:span></text:span><text:span text:style-name="Default_20_Paragraph_20_Font"><text:span text:style-name="T3">וְיָת חֲזִירָא אֲרֵי מַסְדִּיק פַּרְסָתָא הוּא וְלָא פָשַׁר מְסָאָב הוּא לְכוֹן מִבִּסְרְהוֹן לָא תֵיכְלוּן וּבִנְבִלְתְּהוֹן לָא תִקְרְבוּן׃ </text:span></text:span><text:span text:style-name="Default_20_Paragraph_20_Font"><text:span text:style-name="T2">ט </text:span></text:span><text:span text:style-name="Default_20_Paragraph_20_Font"><text:span text:style-name="T3">יָת דֵּין תֵּיכְלוּן מִכֹּל דִּי בְמַיָּא כֹּל דִּי לֵיהּ צִיצִין וְקַלְפִין תֵּיכְלוּן׃ </text:span></text:span><text:span text:style-name="Default_20_Paragraph_20_Font"><text:span text:style-name="T2">י </text:span></text:span><text:span text:style-name="Default_20_Paragraph_20_Font"><text:span text:style-name="T3">וְכֹל דִּי לֵית לֵיהּ צִיצִין וְקַלְפִין לָא תֵיכְלוּן מְסָאָב הוּא לְכוֹן׃ </text:span></text:span><text:span text:style-name="Default_20_Paragraph_20_Font"><text:span text:style-name="T2">יא </text:span></text:span><text:span text:style-name="Default_20_Paragraph_20_Font"><text:span text:style-name="T3">כָּל צִפַּר דַּכְיָא תֵּיכְלוּן׃ </text:span></text:span><text:span text:style-name="Default_20_Paragraph_20_Font"><text:span text:style-name="T2">יב </text:span></text:span><text:span text:style-name="Default_20_Paragraph_20_Font"><text:span text:style-name="T3">וְדֵין דִּי לָא תֵיכְלוּן מִנְּהוֹן נִשְׁרָא וְעָר וְעַזְיָא׃ </text:span></text:span><text:span text:style-name="Default_20_Paragraph_20_Font"><text:span text:style-name="T2">יג </text:span></text:span><text:span text:style-name="Default_20_Paragraph_20_Font"><text:span text:style-name="T3">וּבַת כַּנְפָא וְטָרָפִיתָא וְדַיְּתָא לִזְנַהּ׃ </text:span></text:span><text:span text:style-name="Default_20_Paragraph_20_Font"><text:span text:style-name="T2">יד </text:span></text:span><text:span text:style-name="Default_20_Paragraph_20_Font"><text:span text:style-name="T3">וְיָת כָּל עֹרְבָא לִזְנֵיהּ׃ </text:span></text:span><text:span text:style-name="Default_20_Paragraph_20_Font"><text:span text:style-name="T2">טו </text:span></text:span><text:span text:style-name="Default_20_Paragraph_20_Font"><text:span text:style-name="T3">וְיָת בַּת נַעֲמִיתָא וְצִיצָא וְצִפַּר שַׁחְפָּא וְנָצָא לִזְנוֹהִי׃ </text:span></text:span><text:span text:style-name="Default_20_Paragraph_20_Font"><text:span text:style-name="T2">טז </text:span></text:span><text:span text:style-name="Default_20_Paragraph_20_Font"><text:span text:style-name="T3">וְקַדְיָא וְקִפּוֹפָא וּבַוְתָא׃ </text:span></text:span><text:span text:style-name="Default_20_Paragraph_20_Font"><text:span text:style-name="T2">יז </text:span></text:span><text:span text:style-name="Default_20_Paragraph_20_Font"><text:span text:style-name="T3">וְקָתָא וִירַקְרֵקָא וְשָׁלֵי נוּנָא׃ </text:span></text:span><text:span text:style-name="Default_20_Paragraph_20_Font"><text:span text:style-name="T2">יח </text:span></text:span><text:span text:style-name="Default_20_Paragraph_20_Font"><text:span text:style-name="T3">וְחַוָּרִיתָא וְאִבּוּ לִזְנַהּ וְנַגַּר טוּרָא וַעֲטַלֵּפָא׃ </text:span></text:span><text:span text:style-name="Default_20_Paragraph_20_Font"><text:span text:style-name="T2">יט </text:span></text:span><text:span text:style-name="Default_20_Paragraph_20_Font"><text:span text:style-name="T3">וְכֹל רִחֲשָׁא דְעוֹפָא מְסָאָב הוּא לְכוֹן לָא יִתְאָכְלוּן׃ </text:span></text:span><text:span text:style-name="Default_20_Paragraph_20_Font"><text:span text:style-name="T2">כ </text:span></text:span><text:span text:style-name="Default_20_Paragraph_20_Font"><text:span text:style-name="T3">כָּל עוֹפָא דְכֵי תֵּיכְלוּן׃ </text:span></text:span><text:span text:style-name="Default_20_Paragraph_20_Font"><text:span text:style-name="T2">כא </text:span></text:span><text:span text:style-name="Default_20_Paragraph_20_Font"><text:span text:style-name="T3">לָא תֵיכְלוּן כָּל נְבִילָא לְתוֹתַב עָרֵל דִּי בְקִרְוָיךְ תִּתְּנִנַּהּ וְיֵיכְלִנַּהּ אוֹ תְזַבְּנִנַּהּ לְבַר עַמְמִין אֲרֵי עַם קַדִּישׁ אַתְּ קֳדָם יְיָ אֱלָהָךְ לָא תֵיכוּל בְּשַׂר בַּחֲלָב׃ </text:span></text:span><text:span text:style-name="Default_20_Paragraph_20_Font"><text:span text:style-name="T2">כב </text:span></text:span><text:span text:style-name="Default_20_Paragraph_20_Font"><text:span text:style-name="T3">עַשְּׂרָא תְעַשֵּׂר יָת כָּל עֲלָלַת זַרְעָךְ דְּיִפּוֹק חַקְלָא שַׁתָּא בְשַׁתָּא׃ </text:span></text:span><text:span text:style-name="Default_20_Paragraph_20_Font"><text:span text:style-name="T2">כג </text:span></text:span><text:span text:style-name="Default_20_Paragraph_20_Font"><text:span text:style-name="T3">וְתֵיכוּל קֳדָם יְיָ אֱלָהָךְ בְּאַתְרָא דִּי יִתִּרְעֵי לְאַשְׁרָאָה שְׁכִנְתֵּיהּ תַּמָּן מַעְשַׂר עִבוּרָךְ חַמְרָךְ וּמִשְׁחָךְ וּבְכוֹרֵי תוֹרָךְ וְעָנָךְ בְּדִיל דְּתֵילַף לְמִדְחַל קֳדָם יְיָ אֱלָהָךְ כָּל יוֹמַיָּא׃ </text:span></text:span><text:span text:style-name="Default_20_Paragraph_20_Font"><text:span text:style-name="T2">כד </text:span></text:span><text:span text:style-name="Default_20_Paragraph_20_Font"><text:span text:style-name="T3">וַאֲרֵי יִסְגֵּי מִנָּךְ אָרְחָא אֲרֵי לָא תִכּוּל לְמִטְּלֵיהּ אֲרֵי יִתְרָחַק מִנָּךְ אַתְרָא דִּי יִתִּרְעֵי יְיָ אֱלָהָךְ לְאַשְׁרָאָה שְׁכִנְתֵּיהּ תַּמָּן אֲרֵי יְבָרֵכִנָּךְ יְיָ אֱלָהָךְ׃ </text:span></text:span><text:span text:style-name="Default_20_Paragraph_20_Font"><text:span text:style-name="T2">כה </text:span></text:span><text:span text:style-name="Default_20_Paragraph_20_Font"><text:span text:style-name="T3">וְתִתֵּן בְּכַסְפָּא וּתְצוּר כַּסְפָּא בִּידָךְ וּתְהַךְ לְאַתְרָא דִּי יִתִּרְעֵי יְיָ אֱלָהָךְ בֵּיהּ׃ </text:span></text:span><text:span text:style-name="Default_20_Paragraph_20_Font"><text:span text:style-name="T2">כו </text:span></text:span><text:span text:style-name="Default_20_Paragraph_20_Font"><text:span text:style-name="T3">וְתִתֵּן כַּסְפָּא בְּכֹל דִּי יִתִּרְעֵי נַפְשָׁךְ בְּתוֹרֵי וּבְעָנָא וּבַחֲמַר חֲדַת וְעַתִּיק וּבְכֹל דִּי תִשְׁאֲלִנָּךְ נַפְשָׁךְ וְתֵיכוּל תַּמָּן קֳדָם יְיָ אֱלָהָךְ וְתֶחֱדֵי אַתְּ וֶאֱנַשׁ בֵּיתָךְ׃ </text:span></text:span><text:span text:style-name="Default_20_Paragraph_20_Font"><text:span text:style-name="T2">כז </text:span></text:span><text:span text:style-name="Default_20_Paragraph_20_Font"><text:span text:style-name="T3">וְלֵוָאָה דִי בְקִרְוָיךְ לָא תִשְׁבְּקִנֵּיהּ אֲרֵי לֵית לֵיהּ חֳלָק וְאַחֲסָנָא עִמָּךְ׃ </text:span></text:span><text:span text:style-name="Default_20_Paragraph_20_Font"><text:span text:style-name="T2">כח </text:span></text:span><text:span text:style-name="Default_20_Paragraph_20_Font"><text:span text:style-name="T3">מִסּוֹף תְּלַת שְׁנִין תַּפֵּק יָת כָּל מַעְשַׂר עֲלַלְתָּךְ בְּשַׁתָּא הַהִיא וְתַצְנַע בְּקִרְוָיךְ׃ </text:span></text:span><text:span text:style-name="Default_20_Paragraph_20_Font"><text:span text:style-name="T2">כט </text:span></text:span><text:span text:style-name="Default_20_Paragraph_20_Font"><text:span text:style-name="T3">וְיֵיתֵי לֵוָאָה אֲרֵי לֵית לֵיהּ חֳלָק וְאַחֲסָנָא עִמָּךְ וְגִיּוֹרָא וְיִתַּמָּא וְאַרְמְלָא דִּי בְקִרְוָיךְ וְיֵיכְלוּן וְיִשְׂבְּעוּן בְּדִיל דִּי יְבָרֵכִנָּךְ יְיָ אֱלָהָךְ בְּכָל עוֹבָדֵי יְדָךְ דִּי תַעְבֵּד׃ </text:span></text:span></text:p>
      </text:section>
      <text:section text:style-name="Sect1" text:name="Sect15">
        <text:p text:style-name="P2"><text:soft-page-break/><text:span text:style-name="Default_20_Paragraph_20_Font"><text:span text:style-name="T1">Deuteronomy 15</text:span></text:span></text:p>
        <text:p text:style-name="P3"><text:span text:style-name="Default_20_Paragraph_20_Font"><text:span text:style-name="T2">א </text:span></text:span><text:span text:style-name="Default_20_Paragraph_20_Font"><text:span text:style-name="T3">מִסּוֹף שְׁבַע שְׁנִין תַּעְבֵּד שְׁמִטְּתָא׃ </text:span></text:span><text:span text:style-name="Default_20_Paragraph_20_Font"><text:span text:style-name="T2">ב </text:span></text:span><text:span text:style-name="Default_20_Paragraph_20_Font"><text:span text:style-name="T3">וְדֵין פִּתְגַּם שְׁמִטְּתָא דְּתַשְׁמֵט כָּל גְּבַר מָרֵי רְשׁוּ דִּי יַרְשֵׁי בְּחַבְרֵיהּ לָא יִתְבַּע מִן חַבְרֵיהּ וּמִן אֲחוּהִי אֲרֵי קְרָא שְׁמִטְּתָא קֳדָם יְיָ׃ </text:span></text:span><text:span text:style-name="Default_20_Paragraph_20_Font"><text:span text:style-name="T2">ג </text:span></text:span><text:span text:style-name="Default_20_Paragraph_20_Font"><text:span text:style-name="T3">מִן בַּר עַמְמִין תִּתְבַּע וְדִי יְהֵי לָךְ עִם אָחוּךְ תַּשְׁמֵט יְדָךְ׃ </text:span></text:span><text:span text:style-name="Default_20_Paragraph_20_Font"><text:span text:style-name="T2">ד </text:span></text:span><text:span text:style-name="Default_20_Paragraph_20_Font"><text:span text:style-name="T3">לְחוֹד אֲרֵי לָא יְהֵי בָךְ מִסְכֵּנָא אֲרֵי בָרָכָא יְבָרֵכִנָּךְ יְיָ בְּאַרְעָא דִּי יְיָ אֱלָהָךְ יָהֵב לָךְ אַחֲסָנָא לְמֵירְתַהּ׃ </text:span></text:span><text:span text:style-name="Default_20_Paragraph_20_Font"><text:span text:style-name="T2">ה </text:span></text:span><text:span text:style-name="Default_20_Paragraph_20_Font"><text:span text:style-name="T3">לְחוֹד אִם קַבָּלָא תְקַבֵּל לְמֵימְרָא דַּיְיָ אֱלָהָךְ לְמִטַּר לְמֶעְבַּד יָת כָּל תַּפְקֶדְתָּא הָדָא דִּי אֲנָא מְפַקְּדָךְ יוֹמָא דֵין׃ </text:span></text:span><text:span text:style-name="Default_20_Paragraph_20_Font"><text:span text:style-name="T2">ו </text:span></text:span><text:span text:style-name="Default_20_Paragraph_20_Font"><text:span text:style-name="T3">אֲרֵי יְיָ אֱלָהָךְ בָּרְכָךְ כְּמָא דִּי מַלִּיל לָךְ וְתוֹזֵף לְעַמְמִין סַגִּיאִין וְאַתְּ לָא תְזוּף וְתִשְׁלוֹט בְּעַמְמִין סַגִּיאִין וּבָךְ לָא יִשְׁלְטוּן׃ </text:span></text:span><text:span text:style-name="Default_20_Paragraph_20_Font"><text:span text:style-name="T2">ז </text:span></text:span><text:span text:style-name="Default_20_Paragraph_20_Font"><text:span text:style-name="T3">אֲרֵי יְהֵי בָךְ מִסְכֵּנָא חַד מֵאַחָיךְ בַּחֲדָא מִקִּרְוָיךְ בְּאַרְעָךְ דַּיְיָ אֱלָהָךְ יָהֵב לָךְ לָא תַתְקֵף יָת לִבָּךְ וְלָא תִקְפֹּץ יָת יְדָךְ מֵאֲחוּךְ מִסְכֵּנָא׃ </text:span></text:span><text:span text:style-name="Default_20_Paragraph_20_Font"><text:span text:style-name="T2">ח </text:span></text:span><text:span text:style-name="Default_20_Paragraph_20_Font"><text:span text:style-name="T3">אֶלָּא מִפְתַּח תִּפְתַּח יָת יְדָךְ לֵיהּ וְאוֹזָפָא תּוֹזְפִנֵּיהּ כְּמִסַּת חֶסְרוֹנֵיהּ דְּיַחֲסִיר לֵיהּ׃ </text:span></text:span><text:span text:style-name="Default_20_Paragraph_20_Font"><text:span text:style-name="T2">ט </text:span></text:span><text:span text:style-name="Default_20_Paragraph_20_Font"><text:span text:style-name="T3">אִסְתַּמַּר לָךְ דִּילְמָא יְהֵי פִתְגָּם עִם לִבָּךְ בִּרְשַׁע לְמֵימַר קְרִיבָא שַׁתָּא שְׁבִיעֲתָא שַׁתָּא דִשְׁמִטְּתָא וְתַבְאֵשׁ עֵינָךְ בְּאָחוּךְ מִסְכֵּנָא וְלָא תִתֵּן לֵיהּ וְיִקְרֵי עֲלָךְ קֳדָם יְיָ וִיהֵי בָךְ חוֹבָא׃ </text:span></text:span><text:span text:style-name="Default_20_Paragraph_20_Font"><text:span text:style-name="T2">י </text:span></text:span><text:span text:style-name="Default_20_Paragraph_20_Font"><text:span text:style-name="T3">מִתַּן תִּתֵּן לֵיהּ וְלָא יַבְאֵשׁ לִבָּךְ בְּמִתְּנָךְ לֵיהּ אֲרֵי בְּדִיל פִּתְגָּמָא הָדֵין יְבָרֵכִנָּךְ יְיָ אֱלָהָךְ בְּכָל עוֹבָדָךְ וּבְכֹל אוֹשָׁטוּת יְדָךְ׃ </text:span></text:span><text:span text:style-name="Default_20_Paragraph_20_Font"><text:span text:style-name="T2">יא </text:span></text:span><text:span text:style-name="Default_20_Paragraph_20_Font"><text:span text:style-name="T3">אֲרֵי לָא יִפְסוֹק מִסְכֵּנָא מִגּוֹ אַרְעָא עַל כֵּן אֲנָא מְפַקְּדָךְ לְמֵימַר מִפְתַּח תִּפְתַּח יָת יְדָךְ לַאֲחוּךְ לְעַנְיָךְ וּלְמִסְכֵּנָךְ בְּאַרְעָךְ׃ </text:span></text:span><text:span text:style-name="Default_20_Paragraph_20_Font"><text:span text:style-name="T2">יב </text:span></text:span><text:span text:style-name="Default_20_Paragraph_20_Font"><text:span text:style-name="T3">אֲרֵי יִזְדַּבַּן לָךְ אֲחוּךְ בַּר יִשְׂרָאֵל אוֹ בַּת יִשְׂרָאֵל וְיִפְלְחִנָּךְ שִׁית שְׁנִין וּבְשַׁתָּא שְׁבִיעֲתָא תִּפְטְרִנֵּיהּ בַּר חוֹרִין מֵעִמָּךְ׃ </text:span></text:span><text:span text:style-name="Default_20_Paragraph_20_Font"><text:span text:style-name="T2">יג </text:span></text:span><text:span text:style-name="Default_20_Paragraph_20_Font"><text:span text:style-name="T3">וַאֲרֵי תִפְטְרִנֵּיהּ בַּר חוֹרִין מֵעִמָּךְ לָא תִפְטְרִנֵּיהּ רֵיקָן׃ </text:span></text:span><text:span text:style-name="Default_20_Paragraph_20_Font"><text:span text:style-name="T2">יד </text:span></text:span><text:span text:style-name="Default_20_Paragraph_20_Font"><text:span text:style-name="T3">אַפְרָשָׁא תַפְרֵשׁ לֵיהּ מֵעָנָךְ וּמֵאִדְּרָךְ וּמִמַּעֲצַרְתָּךְ דִּי בָרְכָךְ יְיָ אֱלָהָךְ תִּתֶּן לֵיהּ׃ </text:span></text:span><text:span text:style-name="Default_20_Paragraph_20_Font"><text:span text:style-name="T2">טו </text:span></text:span><text:span text:style-name="Default_20_Paragraph_20_Font"><text:span text:style-name="T3">וְתִדְכַּר אֲרֵי עַבְדָּא הֲוֵיתָא בְּאַרְעָא דְמִצְרַיִם וּפָרְקָךְ יְיָ אֱלָהָךְ עַל כֵּן אֲנָא מְפַקְּדָךְ יָת פִּתְגָּמָא הָדֵין יוֹמָא דֵין׃ </text:span></text:span><text:span text:style-name="Default_20_Paragraph_20_Font"><text:span text:style-name="T2">טז </text:span></text:span><text:span text:style-name="Default_20_Paragraph_20_Font"><text:span text:style-name="T3">וִיהֵי אֲרֵי יֵימַר לָךְ לָא אֶפּוֹק מֵעִמָּךְ אֲרֵי רָחֲמָךְ וְיָת אֱנַשׁ בֵּיתָךְ אֲרֵי טַב לֵיהּ עִמָּךְ׃ </text:span></text:span><text:span text:style-name="Default_20_Paragraph_20_Font"><text:span text:style-name="T2">יז </text:span></text:span><text:span text:style-name="Default_20_Paragraph_20_Font"><text:span text:style-name="T3">וְתִסַּב יָת מַרְצְעָא וְתִתֵּן בְּאֻדְנֵיהּ וּבְדָשָׁא וִיהֵי לָךְ עִבֵד פָּלַח לְעָלָם וְאַף לְאַמְתָךְ תַּעְבֶּד כֵּן׃ </text:span></text:span><text:span text:style-name="Default_20_Paragraph_20_Font"><text:span text:style-name="T2">יח </text:span></text:span><text:span text:style-name="Default_20_Paragraph_20_Font"><text:span text:style-name="T3">לָא יִקְשֵׁי בְעֵינָךְ בְּמִפְטְרָךְ יָתֵיהּ בַּר חוֹרִין מֵעִמָּךְ אֲרֵי עַל חַד תְּרֵין כַּאֲגַר אֲגִירָא פָּלְחָךְ שִׁית שְׁנִין וִיבָרֵכִנָּךְ יְיָ אֳלָהָךְ בְּכֹל דִּי תַעְבֵּד׃ </text:span></text:span><text:span text:style-name="Default_20_Paragraph_20_Font"><text:span text:style-name="T2">יט </text:span></text:span><text:span text:style-name="Default_20_Paragraph_20_Font"><text:span text:style-name="T3">כָּל בּוּכְרָא דִּי יִתְיְלִיד בְּתוֹרָךְ וּבְעָנָךְ דִּכְרִין תַּקְדֵּשׁ קֳדָם יְיָ אֱלָהָךְ לָא תִפְלַח בְּבוּכְרָא דְתוֹרָךְ וְלָא תֵגוֹז בּוּכְרָא דְעָנָךְ׃ </text:span></text:span><text:span text:style-name="Default_20_Paragraph_20_Font"><text:span text:style-name="T2">כ </text:span></text:span><text:span text:style-name="Default_20_Paragraph_20_Font"><text:span text:style-name="T3">קֳדָם יְיָ אֱלָהָךְ תֵּיכְלִנֵּיהּ שַׁתָּא בְשַׁתָּא בְּאַתְרָא דִּי יִתִּרְעֵי יְיָ אַתְּ וֶאֱנַשׁ בֵּיתָךְ׃ </text:span></text:span><text:span text:style-name="Default_20_Paragraph_20_Font"><text:span text:style-name="T2">כא </text:span></text:span><text:span text:style-name="Default_20_Paragraph_20_Font"><text:span text:style-name="T3">וַאֲרֵי יְהֵי בֵיהּ מוּמָא חֲגִיר אוֹ עֲוִיר כֹּל מוּם בִּישׁ לָא תִכְּסִנֵּיהּ קֳדָם יְיָ אֱלָהָךְ׃ </text:span></text:span><text:span text:style-name="Default_20_Paragraph_20_Font"><text:span text:style-name="T2">כב </text:span></text:span><text:span text:style-name="Default_20_Paragraph_20_Font"><text:span text:style-name="T3">בְּקִרְוָיךְ תֵּיכְלִנֵּיהּ מְסָאָבָא וְדַכְיָא כַּחֲדָא כִּבְסַר טַבְיָא וְאַיְלָא׃ </text:span></text:span><text:span text:style-name="Default_20_Paragraph_20_Font"><text:span text:style-name="T2">כג </text:span></text:span><text:span text:style-name="Default_20_Paragraph_20_Font"><text:span text:style-name="T3">לְחוֹד יָת דְּמֵיהּ לָא תֵיכוּל עַל אַרְעָא תִשְׁדִּנֵּיהּ כְּמַיָּא׃ </text:span></text:span></text:p>
      </text:section>
      <text:section text:style-name="Sect1" text:name="Sect16">
        <text:p text:style-name="P2"><text:span text:style-name="Default_20_Paragraph_20_Font"><text:span text:style-name="T1">Deuteronomy 16</text:span></text:span></text:p>
        <text:p text:style-name="P3"><text:span text:style-name="Default_20_Paragraph_20_Font"><text:span text:style-name="T2">א </text:span></text:span><text:span text:style-name="Default_20_Paragraph_20_Font"><text:span text:style-name="T3">טַר יָת יַרְחָא דַאֲבִיבָא וְתַעְבֵּד פִּסְחָא קֳדָם יְיָ אֱלָהָךְ אֲרֵי בְּיַרְחָא דַאֲבִיבָא אַפְּקָךְ יְיָ אֱלָהָךְ מִמִּצְרַיִם וַעֲבַד לָךְ נִסִּין בְּלֵילְיָא׃ </text:span></text:span><text:span text:style-name="Default_20_Paragraph_20_Font"><text:span text:style-name="T2">ב </text:span></text:span><text:span text:style-name="Default_20_Paragraph_20_Font"><text:span text:style-name="T3">וְתִכּוֹס פִּסְחָא קֳדָם יְיָ אֱלָהָךְ מִן בְּנֵי עָנָא וְנִכְסַת קוּדְשַׁיָּא מִן תּוֹרֵי בְּאַתְרָא דִּי יִתִּרְעֵי יְיָ לְאַשְׁרָאָה שְׁכִנְתֵּיהּ תַּמָּן׃ </text:span></text:span><text:span text:style-name="Default_20_Paragraph_20_Font"><text:span text:style-name="T2">ג </text:span></text:span><text:span text:style-name="Default_20_Paragraph_20_Font"><text:span text:style-name="T3">לָא תֵיכוּל עֲלוֹהִי חֲמִיעַ שִׁבְעָא יוֹמִין תֵּיכוּל עֲלוֹהִי פַטִּיר לְחֵם עֹנִי אֲרֵי בִּבְהִילוּ נְפַקְתָּא מֵאַרְעָא דְמִצְרַיִם בְּדִיל דְּתִדְכַּר יָת יוֹמָא מִפְּקָךְ מֵאַרְעָא דְמִצְרַיִם כָּל יוֹמֵי חַיָּיךְ׃ </text:span></text:span><text:span text:style-name="Default_20_Paragraph_20_Font"><text:span text:style-name="T2">ד </text:span></text:span><text:span text:style-name="Default_20_Paragraph_20_Font"><text:span text:style-name="T3">וְלָא יִתְחֲזֵי לָךְ חֲמִיר בְּכָל תְּחוּמָךְ שִׁבְעָא יוֹמִין וְלָא יְבִית מִן </text:span></text:span><text:soft-page-break/><text:span text:style-name="Default_20_Paragraph_20_Font"><text:span text:style-name="T3">בִּסְרָא דִּי תִכּוֹס בְּרַמְשָׁא בְּיוֹמָא קַדְמָאָה לְצַפְרָא׃ </text:span></text:span><text:span text:style-name="Default_20_Paragraph_20_Font"><text:span text:style-name="T2">ה </text:span></text:span><text:span text:style-name="Default_20_Paragraph_20_Font"><text:span text:style-name="T3">לֵית לָךְ רְשׁוּ לְמִכֹּס יָת פִּסְחָא בַּחֲדָא מִקִּרְוָיךְ דַּיְיָ אֱלָהָךְ יָהֵב לָךְ׃ </text:span></text:span><text:span text:style-name="Default_20_Paragraph_20_Font"><text:span text:style-name="T2">ו </text:span></text:span><text:span text:style-name="Default_20_Paragraph_20_Font"><text:span text:style-name="T3">אֶלָּהֵן לְאַתְרָא דִּי יִתִּרְעֵי יְיָ אֱלָהָךְ לְאַשְׁרָאָה שְׁכִנְתֵּיהּ תַּמָּן תִּכּוֹס יָת פִּסְחָא בְּרַמְשָׁא כְּמֵעַל שִׁמְשָׁא זְמַן מִפְּקָךְ מִמִּצְרָיִם׃ </text:span></text:span><text:span text:style-name="Default_20_Paragraph_20_Font"><text:span text:style-name="T2">ז </text:span></text:span><text:span text:style-name="Default_20_Paragraph_20_Font"><text:span text:style-name="T3">וּתְבַשַּׁל וְתֵיכוּל בְּאַתְרָא דִּי יִתִּרְעֵי יְיָ אֱלָהָךְ בֵּיהּ וְתִתְפְּנֵי בְצַפְרָא וּתְהַךְ לְקִרְוָךְ׃ </text:span></text:span><text:span text:style-name="Default_20_Paragraph_20_Font"><text:span text:style-name="T2">ח </text:span></text:span><text:span text:style-name="Default_20_Paragraph_20_Font"><text:span text:style-name="T3">שִׁתָּא יוֹמִין תֵּיכוּל פַּטִּירָא וּבְיוֹמָא שְׁבִיעָאָה כְּנֵשׁ קֳדָם יְיָ אֱלָהָךְ לָא תַעְבֵּד עִבִידָא׃ </text:span></text:span><text:span text:style-name="Default_20_Paragraph_20_Font"><text:span text:style-name="T2">ט </text:span></text:span><text:span text:style-name="Default_20_Paragraph_20_Font"><text:span text:style-name="T3">שִׁבְעָא שָׁבוּעִין תִּמְנֵי לָךְ מִדְּשַׁרְיוּת מַגְּלָא בַּחֲצַד עוּמְרָא דַאֲרָמוּתָא תִּשְׁרֵי לְמִמְנֵי שִׁבְעָא שָׁבוּעִין׃ </text:span></text:span><text:span text:style-name="Default_20_Paragraph_20_Font"><text:span text:style-name="T2">י </text:span></text:span><text:span text:style-name="Default_20_Paragraph_20_Font"><text:span text:style-name="T3">וְתַעְבֵּד חַגָּא דְשָׁבוּעַיָּא קֳדָם יְיָ אֱלָהָךְ מִסַּת נִדְבַת יְדָךְ דִּי תִתֵּן כְּמָא דִי יְבָרֵכִנָּךְ יְיָ אֱלָהָךְ׃ </text:span></text:span><text:span text:style-name="Default_20_Paragraph_20_Font"><text:span text:style-name="T2">יא </text:span></text:span><text:span text:style-name="Default_20_Paragraph_20_Font"><text:span text:style-name="T3">וְתֶחֱדֵי קֳדָם יְיָ אֱלָהָךְ אַתְּ וּבְרָךְ וּבְרַתָּךְ וְעַבְדָּךְ וְאַמְתָךְ וְלֵוָאָה דִּי בְקִרְוָיךְ וְגִיּוֹרָא וְיִתַּמָּא וְאַרְמְלָא דִּי בֵינָךְ בְּאַתְרָא דִּי יִתִּרְעֵי יְיָ אֱלָהָךְ לְאַשְׁרָאָה שְׁכִנְתֵּיהּ תַּמָּן׃ </text:span></text:span><text:span text:style-name="Default_20_Paragraph_20_Font"><text:span text:style-name="T2">יב </text:span></text:span><text:span text:style-name="Default_20_Paragraph_20_Font"><text:span text:style-name="T3">וְתִדְכַּר אֲרֵי עַבְדָּא הֲוֵיתָא בְּמִצְרָיִם וְתִטַּר וְתַעְבֵּד יָת קְיָמַיָּא הָאִלֵּין׃ </text:span></text:span><text:span text:style-name="Default_20_Paragraph_20_Font"><text:span text:style-name="T2">יג </text:span></text:span><text:span text:style-name="Default_20_Paragraph_20_Font"><text:span text:style-name="T3">חַגָּא דִמְטַלַּיָּא תַּעְבֵּד לָךְ שִׁבְעָא יוֹמִין בְּמִכְנְשָׁךְ מֵאִדְּרָךְ וּמִמַּעֲצַרְתָּךְ׃ </text:span></text:span><text:span text:style-name="Default_20_Paragraph_20_Font"><text:span text:style-name="T2">יד </text:span></text:span><text:span text:style-name="Default_20_Paragraph_20_Font"><text:span text:style-name="T3">וְתֶחֱדֵי בְּחַגָּךְ אַתְּ וּבְרָךְ וּבְרַתָּךְ וְעַבְדָּךְ וְאַמְתָךְ וְלֵוָאָה וְגִיּוֹרָא וְיִתַּמָּא וְאַרְמְלָא דִּי בְקִרְוָיךְ׃ </text:span></text:span><text:span text:style-name="Default_20_Paragraph_20_Font"><text:span text:style-name="T2">טו </text:span></text:span><text:span text:style-name="Default_20_Paragraph_20_Font"><text:span text:style-name="T3">שִׁבְעָא יוֹמִין תֵּחוֹג קֳדָם יְיָ אֱלָהָךְ בְּאַתְרָא דִּי יִתִּרְעֵי יְיָ אֲרֵי יְבָרֵכִנָּךְ יְיָ אֱלָהָךְ בְּכָל עֲלַלְתָּךְ וּבְכָל עוֹבָדֵי יְדָיךְ וּתְהֵי בְּרַם חָדֵי׃ </text:span></text:span><text:span text:style-name="Default_20_Paragraph_20_Font"><text:span text:style-name="T2">טז </text:span></text:span><text:span text:style-name="Default_20_Paragraph_20_Font"><text:span text:style-name="T3">תְּלַת זִמְנִין בְּשַׁתָּא יִתְחֲזֵי כָל דְּכוּרָךְ קֳדָם יְיָ אֱלָהָךְ בְּאַתְרָא דִּי יִתִּרְעֵי בְּחַגָּא דְפַטִּירַיָּא וּבְחַגָּא דְשָׁבוּעַיָּא וּבְחַגָּא דִמְטַלַּיָּא וְלָא יִתְחֲזֵי קֳדָם יְיָ רֵיקָנוּן׃ </text:span></text:span><text:span text:style-name="Default_20_Paragraph_20_Font"><text:span text:style-name="T2">יז </text:span></text:span><text:span text:style-name="Default_20_Paragraph_20_Font"><text:span text:style-name="T3">גְּבַר כְּמַתְּנַת יְדֵיהּ כְּבִרְכְּתָא דַּיְיָ אֱלָהָךְ דִּי יְהַב לָךְ׃ </text:span></text:span><text:span text:style-name="Default_20_Paragraph_20_Font"><text:span text:style-name="T2">יח </text:span></text:span><text:span text:style-name="Default_20_Paragraph_20_Font"><text:span text:style-name="T3">דַּיָּנִין וּפֻרְעָנִין תְּמַנֵּי לָךְ בְּכָל קִרְוָיךְ דִּי יְיָ אֱלָהָךְ יָהֵב לָךְ לְשִׁבְטָיךְ וִידוּנוּן יָת עַמָּא דִּין דִּקְשׁוֹט׃ </text:span></text:span><text:span text:style-name="Default_20_Paragraph_20_Font"><text:span text:style-name="T2">יט </text:span></text:span><text:span text:style-name="Default_20_Paragraph_20_Font"><text:span text:style-name="T3">לָא תַצְלֵי דִין לָא תִשְׁתְּמוֹדַע אַפִּין וְלָא תְקַבֵּל שֹׁחֲדָא אֲרֵי שֹׁחֲדָא מְעַוֵּר עֵינֵי חַכִּימִין וּמְקַלְקֵל פִּתְגָּמִין תְּרִיצִין׃ </text:span></text:span><text:span text:style-name="Default_20_Paragraph_20_Font"><text:span text:style-name="T2">כ </text:span></text:span><text:span text:style-name="Default_20_Paragraph_20_Font"><text:span text:style-name="T3">קֻשְׁטָא קֻשְׁטָא תְּהֵי רָדִיף בְּדִיל דְּתֵיחֵי וְתֵירַת יָת אַרְעָא דַּיְיָ אֱלָהָךְ יָהֵב לָךְ׃ </text:span></text:span><text:span text:style-name="Default_20_Paragraph_20_Font"><text:span text:style-name="T2">כא </text:span></text:span><text:span text:style-name="Default_20_Paragraph_20_Font"><text:span text:style-name="T3">לָא תִצּוֹב לָךְ אֲשֵׁרַת כָּל אִילָן בִּסְטַר מַדְבְּחָא דַּיְיָ אֱלָהָךְ דִּי תַעְבֶּד לָךְ׃ </text:span></text:span><text:span text:style-name="Default_20_Paragraph_20_Font"><text:span text:style-name="T2">כב </text:span></text:span><text:span text:style-name="Default_20_Paragraph_20_Font"><text:span text:style-name="T3">וְלָא תְקִים לָךְ קָמָא דִּי סָנֵי יְיָ אֱלָהָךְ׃ </text:span></text:span></text:p>
      </text:section>
      <text:section text:style-name="Sect1" text:name="Sect17">
        <text:p text:style-name="P2"><text:span text:style-name="Default_20_Paragraph_20_Font"><text:span text:style-name="T1">Deuteronomy 17</text:span></text:span></text:p>
        <text:p text:style-name="P3"><text:span text:style-name="Default_20_Paragraph_20_Font"><text:span text:style-name="T2">א </text:span></text:span><text:span text:style-name="Default_20_Paragraph_20_Font"><text:span text:style-name="T3">לָא תִכּוֹס קֳדָם יְיָ אֱלָהָךְ תּוֹר וְאִמָּר דִּי יְהֵי בֵיהּ מוּמָא כֹּל מִדַּעַם בִּישׁ אֲרֵי מְרָחָק קֳדָם יְיָ אֱלָהָךְ הוּא׃ </text:span></text:span><text:span text:style-name="Default_20_Paragraph_20_Font"><text:span text:style-name="T2">ב </text:span></text:span><text:span text:style-name="Default_20_Paragraph_20_Font"><text:span text:style-name="T3">אֲרֵי יִשְׁתְּכַח בֵּינָךְ בַּחֲדָא מִקִּרְוָיךְ דַּיְיָ אֱלָהָךְ יָהֵב לָךְ גְּבַר אוֹ אִתְּתָא דִּי יַעְבֵּד יָת דְּבִישׁ קֳדָם יְיָ אֱלָהָךְ לְמֶעְבַּר עַל קְיָמֵיהּ׃ </text:span></text:span><text:span text:style-name="Default_20_Paragraph_20_Font"><text:span text:style-name="T2">ג </text:span></text:span><text:span text:style-name="Default_20_Paragraph_20_Font"><text:span text:style-name="T3">וַאֲזַל וּפְלַח לְטַעֲוַת עַמְמַיָּא וּסְגִיד לְהוֹן וּלְשִׁמְשָׁא אוֹ לְסִיהֲרָא אוֹ לְכָל חֵילֵי שְׁמַיָּא דִּי לָא פַקֵּדִית׃ </text:span></text:span><text:span text:style-name="Default_20_Paragraph_20_Font"><text:span text:style-name="T2">ד </text:span></text:span><text:span text:style-name="Default_20_Paragraph_20_Font"><text:span text:style-name="T3">וִיחַוּוּן לָךְ וְתִשְׁמָע וְתִתְבַּע יָאוּת וְהָא קֻשְׁטָא כֵּוַן פִּתְגָּמָא אִתְעֲבִידַת תּוֹעֶבְתָּא הָדָא בְּיִשְׂרָאֵל׃ </text:span></text:span><text:span text:style-name="Default_20_Paragraph_20_Font"><text:span text:style-name="T2">ה </text:span></text:span><text:span text:style-name="Default_20_Paragraph_20_Font"><text:span text:style-name="T3">וְתַפֵּק יָת גַּבְרָא הַהוּא אוֹ יָת אִתְּתָא הַהִיא דִּי עֲבָדוּ יָת פִּתְגָּמָא בִישָׁא הָדֵין לִתְרַע בֵּית דִּינָךְ יָת גַּבְרָא אוֹ יָת אִתְּתָא וְתִרְגְּמִנּוּן בְּאַבְנַיָּא וִימוּתוּן׃ </text:span></text:span><text:span text:style-name="Default_20_Paragraph_20_Font"><text:span text:style-name="T2">ו </text:span></text:span><text:span text:style-name="Default_20_Paragraph_20_Font"><text:span text:style-name="T3">עַל מֵימַר תְּרֵין סַהֲדִין אוֹ תְּלָתָא סַהֲדִין יִתְקְטֵל דְּחַיַּב קְטוֹל לָא יִתְקְטֵל עַל מֵימַר סָהִיד חָד׃ </text:span></text:span><text:span text:style-name="Default_20_Paragraph_20_Font"><text:span text:style-name="T2">ז </text:span></text:span><text:span text:style-name="Default_20_Paragraph_20_Font"><text:span text:style-name="T3">יְדָא דְסַהֲדַיָּא תְּהֵי בֵיהּ בְּקַדְמֵיתָא לְמִקְטְלֵיהּ וִידָא דְכָל עַמָּא בְּבַתְרֵיתָא וּתְפַלֵּי עָבֵד דְּבִישׁ מִבֵּינָךְ׃ </text:span></text:span><text:span text:style-name="Default_20_Paragraph_20_Font"><text:span text:style-name="T2">ח </text:span></text:span><text:span text:style-name="Default_20_Paragraph_20_Font"><text:span text:style-name="T3">אֲרֵי יִתִּכְסֵי מִנָּךְ פִּתְגָּמָא לְדִינָא בֵּין דְּמָא לִדְמָא בֵּין דִּינָא לְדִינָא וּבֵין מַכְתַּשׁ סְגִירוּ לְמַכְתַּשׁ סְגִירוּ פִּתְגָּמֵי פְלֻגְתָּא דִינָא בְּקִרְוָיךְ וּתְקוּם וְתִסַּק לְאַתְרָא דִּי יִתִּרְעֵי יְיָ אֱלָהָךְ בֵּיהּ׃ </text:span></text:span><text:span text:style-name="Default_20_Paragraph_20_Font"><text:span text:style-name="T2">ט </text:span></text:span><text:span text:style-name="Default_20_Paragraph_20_Font"><text:span text:style-name="T3">וְתֵיתֵי לְוָת כָּהֲנַיָא לֵוָאֵי וּלְוָת דַּיָּנָא דִּי יְהֵי בְּיוֹמַיָּא הָאִנּוּן וְתִתְבַּע וִיחַוּוּן לָךְ יָת פִּתְגָּמָא דְדִינָא׃ </text:span></text:span><text:span text:style-name="Default_20_Paragraph_20_Font"><text:span text:style-name="T2">י </text:span></text:span><text:span text:style-name="Default_20_Paragraph_20_Font"><text:span text:style-name="T3">וְתַעְבֵּד עַל מֵימַר פִּתְגָּמָא דִּי יְחַוּוּן לָךְ מִן אַתְרָא הַהוּא דִּי יִתִּרְעֵי יְיָ וְתִטַּר לְמֶעְבַּד כְּכֹל דִּי יַלְּפֻנָּךְ׃ </text:span></text:span><text:span text:style-name="Default_20_Paragraph_20_Font"><text:span text:style-name="T2">יא </text:span></text:span><text:span text:style-name="Default_20_Paragraph_20_Font"><text:span text:style-name="T3">עַל מֵימַר אוֹרַיְתָא דִּי יַלְּפֻנָּךְ וְעַל דִּינָא דִּי יֵימְרוּן לָךְ </text:span></text:span><text:soft-page-break/><text:span text:style-name="Default_20_Paragraph_20_Font"><text:span text:style-name="T3">תַּעְבֵּד לָא תִסְטֵי מִן פִּתְגָּמָא דִּי יְחַוּוּן לָךְ יַמִּינָא וּשְׂמָאלָא׃ </text:span></text:span><text:span text:style-name="Default_20_Paragraph_20_Font"><text:span text:style-name="T2">יב </text:span></text:span><text:span text:style-name="Default_20_Paragraph_20_Font"><text:span text:style-name="T3">וּגְבַר דִּי יַעְבֵּד בִּרְשַׁע בְּדִיל דְּלָא לְקַבָּלָא מִן כַּהֲנָא דְּקָאֵם לְשַׁמָּשָׁא תַמָּן קֳדָם יְיָ אֱלָהָךְ אוֹ מִן דַּיָּנָא וְיִתְקְטֵל גַּבְרָא הַהוּא וּתְפַלֵּי עָבֵד דְּבִישׁ מִיִּשְׂרָאֵל׃ </text:span></text:span><text:span text:style-name="Default_20_Paragraph_20_Font"><text:span text:style-name="T2">יג </text:span></text:span><text:span text:style-name="Default_20_Paragraph_20_Font"><text:span text:style-name="T3">וְכָל עַמָּא יִשְׁמְעוּן וְיִדְחֲלוּן וְלָא יַרְשִׁיעוּן עוֹד׃ </text:span></text:span><text:span text:style-name="Default_20_Paragraph_20_Font"><text:span text:style-name="T2">יד </text:span></text:span><text:span text:style-name="Default_20_Paragraph_20_Font"><text:span text:style-name="T3">אֲרֵי תֵעוֹל לְאַרְעָא דַּיְיָ אֱלָהָךְ יָהֵב לָךְ וְתֵירְתַהּ וְתֵיתֵב בַּהּ וְתֵימַר אֱמַנִּי עֲלַי מַלְכָּא כְּכָל עַמְמַיָּא דִי בְסַחֲרָנָי׃ </text:span></text:span><text:span text:style-name="Default_20_Paragraph_20_Font"><text:span text:style-name="T2">טו </text:span></text:span><text:span text:style-name="Default_20_Paragraph_20_Font"><text:span text:style-name="T3">מַנָּאָה תְמַנֵּי עֲלָךְ מַלְכָּא דִּי יִתִּרְעֵי יְיָ אֱלָהָךְ בֵּיהּ מִגּוֹ אַחָיךְ תְּמַנֵּי עֲלָךְ מַלְכָּא לֵית לָךְ רְשׁוּ לְמַנָּאָה עֲלָךְ גְּבַר נוּכְרַי דִּי לָא אֲחוּךְ הוּא׃ </text:span></text:span><text:span text:style-name="Default_20_Paragraph_20_Font"><text:span text:style-name="T2">טז </text:span></text:span><text:span text:style-name="Default_20_Paragraph_20_Font"><text:span text:style-name="T3">לְחוֹד לָא יַסְגֵּי לֵיהּ סוּסָוָן וְלָא יָתֵב יָת עַמָּא לְמִצְרַיִם בְּדִיל לְאַסְגָּאָה לֵיהּ סוּסָוָן וַיְיָ אֲמַר לְכוֹן לָא תוֹסְפוּן לְמִתּוּב בְּאֹרַח הָדָא עוֹד׃ </text:span></text:span><text:span text:style-name="Default_20_Paragraph_20_Font"><text:span text:style-name="T2">יז </text:span></text:span><text:span text:style-name="Default_20_Paragraph_20_Font"><text:span text:style-name="T3">וְלָא יַסְגֵּי לֵיהּ נְשִׁין וְלָא יִטְעֵי לִבֵּיהּ וְכַסְפָּא וְדַהֲבָא לָא יַסְגֵּי לֵיהּ לַחֲדָא׃ </text:span></text:span><text:span text:style-name="Default_20_Paragraph_20_Font"><text:span text:style-name="T2">יח </text:span></text:span><text:span text:style-name="Default_20_Paragraph_20_Font"><text:span text:style-name="T3">וִיהֵי כְמִתְּבֵיהּ עַל כָּרְסָא מַלְכוּתֵיהּ וְיִכְתּוֹב לֵיהּ יָת פַּתְשֶׁגֶן אוֹרַיְתָא הָדָא עַל סִפְרָא מִן קֳדָם כָּהֲנַיָּא לֵוָאֵי׃ </text:span></text:span><text:span text:style-name="Default_20_Paragraph_20_Font"><text:span text:style-name="T2">יט </text:span></text:span><text:span text:style-name="Default_20_Paragraph_20_Font"><text:span text:style-name="T3">וּתְהֵי עִמֵּיהּ וִיהֵי קָרֵי בֵיהּ כָּל יוֹמֵי חַיּוֹהִי בְּדִיל דְּיֵלַף לְמִדְחַל קֳדָם יְיָ אֶלָהֵיהּ לְמִטַּר יָת כָּל פִּתְגָּמֵי אוֹרַיְתָא הָדָא וְיָת קְיָמַיָּא הָאִלֵּין לְמֶעְבָּדְהוֹן׃ </text:span></text:span><text:span text:style-name="Default_20_Paragraph_20_Font"><text:span text:style-name="T2">כ </text:span></text:span><text:span text:style-name="Default_20_Paragraph_20_Font"><text:span text:style-name="T3">בְּדִיל דְּלָא יְרִים לִבֵּיהּ מֵאֲחוֹהִי וּבְדִיל דְּלָא יִסְטֵי מִן תַּפְקֶדְתָּא יַמִּינָא וּשְׂמָאלָא בְּדִיל דְּיוֹרֵךְ יוֹמִין עַל מַלְכוּתֵיהּ הוּא וּבְנוֹהִי בְּגוֹ יִשְׂרָאֵל׃ </text:span></text:span></text:p>
      </text:section>
      <text:section text:style-name="Sect1" text:name="Sect18">
        <text:p text:style-name="P2"><text:span text:style-name="Default_20_Paragraph_20_Font"><text:span text:style-name="T1">Deuteronomy 18</text:span></text:span></text:p>
        <text:p text:style-name="P3"><text:span text:style-name="Default_20_Paragraph_20_Font"><text:span text:style-name="T2">א </text:span></text:span><text:span text:style-name="Default_20_Paragraph_20_Font"><text:span text:style-name="T3">לָא יְהֵי לְכָהֲנַיָּא לֵוָאֵי כָּל שִׁבְטָא דְלֵוִי חֳלָק וְאַחֲסָנָא עִם יִשְׂרָאֵל קֻרְבָּנַיָּא דַיְיָ וְאַחֲסַנְתֵּיהּ יֵיכְלוּן׃ </text:span></text:span><text:span text:style-name="Default_20_Paragraph_20_Font"><text:span text:style-name="T2">ב </text:span></text:span><text:span text:style-name="Default_20_Paragraph_20_Font"><text:span text:style-name="T3">וְאַחֲסָנָא לָא יְהֵי לֵיהּ בְּגוֹ אֲחוֹהִי מַתְּנָן דִּיהַב לֵיהּ יְיָ אִנּוּן אַחֲסַנְתֵּיהּ כְּמָא דִי מַלִּיל לֵיהּ׃ </text:span></text:span><text:span text:style-name="Default_20_Paragraph_20_Font"><text:span text:style-name="T2">ג </text:span></text:span><text:span text:style-name="Default_20_Paragraph_20_Font"><text:span text:style-name="T3">וְדֵין יְהֵי דְחָזֵי לְכָהֲנַיָּא מִן עַמָּא מִן נָכְסֵי נִכְסָתָא אִם תּוֹר אִם אִמָּר וְיִתֵּן לְכַהֲנָא דְּרוֹעָא וְלוֹעָא וְקֻבְתָא׃ </text:span></text:span><text:span text:style-name="Default_20_Paragraph_20_Font"><text:span text:style-name="T2">ד </text:span></text:span><text:span text:style-name="Default_20_Paragraph_20_Font"><text:span text:style-name="T3">רֵישׁ עִבוּרָךְ חַמְרָךְ וּמִשְׁחָךְ וְרֵישׁ גִּזָּא דְעָנָךְ תִּתֶּן לֵיהּ׃ </text:span></text:span><text:span text:style-name="Default_20_Paragraph_20_Font"><text:span text:style-name="T2">ה </text:span></text:span><text:span text:style-name="Default_20_Paragraph_20_Font"><text:span text:style-name="T3">אֲרֵי בֵיהּ יִתִּרְעֵי יְיָ אֱלָהָךְ מִכָּל שִׁבְטָיךְ לְמֵקַם לְשַׁמָּשָׁא בִשְׁמָא דַיְיָ הוּא וּבְנוֹהִי כָּל יוֹמַיָּא׃ </text:span></text:span><text:span text:style-name="Default_20_Paragraph_20_Font"><text:span text:style-name="T2">ו </text:span></text:span><text:span text:style-name="Default_20_Paragraph_20_Font"><text:span text:style-name="T3">וַאֲרֵי יֵיתֵי לֵוָאָה מֵחֲדָא מִקִּרְוָיךְ מִכָּל יִשְׂרָאֵל דִּי הוּא דָּר תַּמָּן וְיֵיתֵי בְּכָל רְעוּת נַפְשֵׁיהּ לְאַתְרָא דִּי יִתִּרְעֵי יְיָ׃ </text:span></text:span><text:span text:style-name="Default_20_Paragraph_20_Font"><text:span text:style-name="T2">ז </text:span></text:span><text:span text:style-name="Default_20_Paragraph_20_Font"><text:span text:style-name="T3">וִישַׁמַּשׁ בִּשְׁמָא דַּיְיָ אֱלָהֵיהּ כְּכָל אֲחוֹהִי לֵוָאֵי דִּמְשַׁמְּשִׁין תַּמָּן (בִּצְלוֹ) קֳדָם יְיָ׃ </text:span></text:span><text:span text:style-name="Default_20_Paragraph_20_Font"><text:span text:style-name="T2">ח </text:span></text:span><text:span text:style-name="Default_20_Paragraph_20_Font"><text:span text:style-name="T3">חֳלָק כָּחֳלָק יֵיכְלוּן בַּר מִמַּטַּרְתָּא דְּיֵיתֵי בְשַׁבַּתָּא דְּכֵן אַתְקִינוּ אֲבָהָתָא׃ </text:span></text:span><text:span text:style-name="Default_20_Paragraph_20_Font"><text:span text:style-name="T2">ט </text:span></text:span><text:span text:style-name="Default_20_Paragraph_20_Font"><text:span text:style-name="T3">אֲרֵי אַתְּ עָלֵל לְאַרְעָא דַּיְיָ אֱלָהָךְ יָהֵב לָךְ לָא תֵילַף לְמֶעְבַּד כְּטַעֲוַת עַמְמַיָּא הָאִנּוּן׃ </text:span></text:span><text:span text:style-name="Default_20_Paragraph_20_Font"><text:span text:style-name="T2">י </text:span></text:span><text:span text:style-name="Default_20_Paragraph_20_Font"><text:span text:style-name="T3">לָא יִשְׁתְּכַח בָּךְ מַעֲבַר בְּרֵיהּ וּבְרַתֵּיהּ בְּנוּרָא קָסֵם קֻסְמִין מְעָנֵן וּמְנַחֵשׁ וְחָרָשׁ׃ </text:span></text:span><text:span text:style-name="Default_20_Paragraph_20_Font"><text:span text:style-name="T2">יא </text:span></text:span><text:span text:style-name="Default_20_Paragraph_20_Font"><text:span text:style-name="T3">וְרָטִין רְטָן וְשָׁאֵל בִּדִּין וּזְכוּרוּ וְתָבַע מִן מֵתַיָּא׃ </text:span></text:span><text:span text:style-name="Default_20_Paragraph_20_Font"><text:span text:style-name="T2">יב </text:span></text:span><text:span text:style-name="Default_20_Paragraph_20_Font"><text:span text:style-name="T3">אֲרֵי מְרָחָק יְיָ כָּל דְּיַעְבֵּד אִלֵּין וּבְדִיל תּוֹעֲבָתָא הָאִלֵּין יְיָ אֱלָהָךְ מְתָרַךְ יָתְהוֹן מִקֳּדָמָךְ׃ </text:span></text:span><text:span text:style-name="Default_20_Paragraph_20_Font"><text:span text:style-name="T2">יג </text:span></text:span><text:span text:style-name="Default_20_Paragraph_20_Font"><text:span text:style-name="T3">שְׁלִים תְּהֵי בְּדַחַלְתָּא דַּיְיָ אֱלָהָךְ׃ </text:span></text:span><text:span text:style-name="Default_20_Paragraph_20_Font"><text:span text:style-name="T2">יד </text:span></text:span><text:span text:style-name="Default_20_Paragraph_20_Font"><text:span text:style-name="T3">אֲרֵי עַמְמַיָּא הָאִלֵּין דִּי אַתְּ יָרֵת יָתְהוֹן מִן מְעָנְנַיָּא וּמִן קַסָּמַיָּא שָׁמְעִין וְאַתְּ לָא כֵן יְהַב לָךְ יְיָ אֱלָהָךְ׃ </text:span></text:span><text:span text:style-name="Default_20_Paragraph_20_Font"><text:span text:style-name="T2">טו </text:span></text:span><text:span text:style-name="Default_20_Paragraph_20_Font"><text:span text:style-name="T3">נְבִיָּא מִבֵּינָךְ מֵאַחָיךְ כְּוָתִי יְקִים לָךְ יְיָ אֱלָהָךְ מִנֵּיהּ תְּקַבְּלוּן׃ </text:span></text:span><text:span text:style-name="Default_20_Paragraph_20_Font"><text:span text:style-name="T2">טז </text:span></text:span><text:span text:style-name="Default_20_Paragraph_20_Font"><text:span text:style-name="T3">כְּכֹל דִּי שְׁאֶלְתָּא מִקֳּדָם יְיָ אֱלָהָךְ בְּחֹרֵב בְּיוֹמָא דִקְהָלָא לְמֵימָר לָא אוֹסֵף לְמִשְׁמַע יָת קָל מֵימְרָא דַיְיָ אֱלָהַי וְיָת אֶשָּׁתָא רַבְּתָא הָדָא לָא אֶחֱזֵי עוֹד וְלָא אֵמוּת׃ </text:span></text:span><text:span text:style-name="Default_20_Paragraph_20_Font"><text:span text:style-name="T2">יז </text:span></text:span><text:span text:style-name="Default_20_Paragraph_20_Font"><text:span text:style-name="T3">וַאֲמַר יְיָ לִי אוֹטִיבוּ דִּי מַלִּילוּ׃ </text:span></text:span><text:span text:style-name="Default_20_Paragraph_20_Font"><text:span text:style-name="T2">יח </text:span></text:span><text:span text:style-name="Default_20_Paragraph_20_Font"><text:span text:style-name="T3">נְבִיָּא אֲקִים לְהוֹן מִגּוֹ אֲחֵיהוֹן כְּוָתָךְ וְאֶתֵּן פִּתְגָּמֵי נְבוּאָתִי בְּפוּמֵיהּ וִימַלֵּל עִמְּהוֹן יָת כָּל דִּי אֲפַקְּדִנֵּיהּ׃ </text:span></text:span><text:span text:style-name="Default_20_Paragraph_20_Font"><text:span text:style-name="T2">יט </text:span></text:span><text:span text:style-name="Default_20_Paragraph_20_Font"><text:span text:style-name="T3">וִיהֵי גַּבְרָא דִּי לָא יְקַבֵּל לְפִתְגָּמַי דִּי יְמַלֵּל בִּשְׁמִי מֵימְרִי יִתְבַּע מִנֵּיהּ׃ </text:span></text:span><text:span text:style-name="Default_20_Paragraph_20_Font"><text:span text:style-name="T2">כ </text:span></text:span><text:span text:style-name="Default_20_Paragraph_20_Font"><text:span text:style-name="T3">בְּרַם נְבִיָּא דִּי יַרְשַׁע לְמַלָּלָא פִתְגָּמָא בִּשְׁמִי יָת דִּי לָא פַקֵּדִתֵּיהּ לְמַלָּלָא וְדִי יְמַלֵּל בְּשׁוּם </text:span></text:span><text:soft-page-break/><text:span text:style-name="Default_20_Paragraph_20_Font"><text:span text:style-name="T3">טַעֲוַת עַמְמַיָּא וְיִתְקְטֵל נְבִיָּא הַהוּא׃ </text:span></text:span><text:span text:style-name="Default_20_Paragraph_20_Font"><text:span text:style-name="T2">כא </text:span></text:span><text:span text:style-name="Default_20_Paragraph_20_Font"><text:span text:style-name="T3">וַאֲרֵי תֵימַר בְּלִבָּךְ אֶכְדֵּין נִדַּע יָת פִּתְגָּמָא דִּי לָא מַלְּלֵיהּ יְיָ׃ </text:span></text:span><text:span text:style-name="Default_20_Paragraph_20_Font"><text:span text:style-name="T2">כב </text:span></text:span><text:span text:style-name="Default_20_Paragraph_20_Font"><text:span text:style-name="T3">דִּי יְמַלֵּל נְבִיָּא בִּשְׁמָא דַיְיָ וְלָא יְהֵי פִתְגָּמָא וְלָא יִתְקַיַּם הוּא פִתְגָּמָא דִּי לָא מַלְּלֵיהּ יְיָ בִּרְשַׁע מַלְּלֵיהּ נְבִיָּא לָא תִדְחַל מִנֵּיהּ׃ </text:span></text:span></text:p>
      </text:section>
      <text:section text:style-name="Sect1" text:name="Sect19">
        <text:p text:style-name="P2"><text:span text:style-name="Default_20_Paragraph_20_Font"><text:span text:style-name="T1">Deuteronomy 19</text:span></text:span></text:p>
        <text:p text:style-name="P3"><text:span text:style-name="Default_20_Paragraph_20_Font"><text:span text:style-name="T2">א </text:span></text:span><text:span text:style-name="Default_20_Paragraph_20_Font"><text:span text:style-name="T3">אֲרֵי יְשֵׁצֵי יְיָ אֱלָהָךְ יָת עַמְמַיָּא דִּי יְיָ אֱלָהָךְ יָהֵב לָךְ יָת אַרְעֲהוֹן וְתֵירְתִנּוּן וְתֵיתֵב בְּקִרְוֵיהוֹן וּבְבָתֵּיהוֹן׃ </text:span></text:span><text:span text:style-name="Default_20_Paragraph_20_Font"><text:span text:style-name="T2">ב </text:span></text:span><text:span text:style-name="Default_20_Paragraph_20_Font"><text:span text:style-name="T3">תְּלַת קִרְוִין תַּפְרַשׁ לָךְ בְּגוֹ אַרְעָךְ דִּי יְיָ אֱלָהָךְ יָהֵב לָךְ לְמֵירְתַהּ׃ </text:span></text:span><text:span text:style-name="Default_20_Paragraph_20_Font"><text:span text:style-name="T2">ג </text:span></text:span><text:span text:style-name="Default_20_Paragraph_20_Font"><text:span text:style-name="T3">תְּתַקֵּן לָךְ אָרְחָא וּתְתַלַּת יָת תְּחוּם אַרְעָךְ דִּי יַחְסְנִנָּךְ יְיָ אֱלָהָךְ וִיהֵי לְמֵעִירוֹק תַּמָּן כָּל קָטוֹלָא׃ </text:span></text:span><text:span text:style-name="Default_20_Paragraph_20_Font"><text:span text:style-name="T2">ד </text:span></text:span><text:span text:style-name="Default_20_Paragraph_20_Font"><text:span text:style-name="T3">וְדֵין פִּתְגַּם קָטוֹלָא דְּיֵעִרוֹק תַּמָּן וְיִתְקַיַּם דִּי יִקְטוֹל יָת חַבְרֵיהּ בְּלָא מַנְדְּעֵיהּ וְהוּא לָא סָנֵי לֵיהּ מֵאִתְמַלֵּי וּמִדְּקָמוֹהִי׃ </text:span></text:span><text:span text:style-name="Default_20_Paragraph_20_Font"><text:span text:style-name="T2">ה </text:span></text:span><text:span text:style-name="Default_20_Paragraph_20_Font"><text:span text:style-name="T3">וְדִי יֵעוּל עִם חַבְרֵיהּ בְּחֻרְשָׁא לְמִקַּץ אָעִין וְתִתְמְרֵג יְדֵיהּ בְּפַרְזְלָא לְמִקַּץ אָעִין וְיִשְׁתְּלֵף פַּרְזְלָא מִן אָעָא וְיַשְׁכַּח יָת חַבְרֵיהּ וִימוּת הוּא יֵעִרוֹק לַחֲדָא מִן קִרְוַיָּא הָאִלֵּין וְיִתְקַיַּם׃ </text:span></text:span><text:span text:style-name="Default_20_Paragraph_20_Font"><text:span text:style-name="T2">ו </text:span></text:span><text:span text:style-name="Default_20_Paragraph_20_Font"><text:span text:style-name="T3">דִּילְמָא יִרְדּוֹף גָּאֵל דְּמָא בָּתַר קָטוֹלָא אֲרֵי יֵחַם לִבֵּיהּ וְיַדְבְּקִנֵּיהּ אֲרֵי תִסְגֵּי אָרְחָא וְיִקְטְלִנֵּיהּ נְפַשׁ וְלֵיהּ לֵית חוֹבַת דִּין דִּקְטוֹל אֲרֵי לָא סָנֵי הוּא לֵיהּ מִתְּמַלִּי וּמִדְּקָמוֹהִי׃ </text:span></text:span><text:span text:style-name="Default_20_Paragraph_20_Font"><text:span text:style-name="T2">ז </text:span></text:span><text:span text:style-name="Default_20_Paragraph_20_Font"><text:span text:style-name="T3">עַל כֵּן אֲנָא מְפַקְּדָךְ לְמֵימָר תְּלַת קִרְוִין תַּפְרֵשׁ לָךְ׃ </text:span></text:span><text:span text:style-name="Default_20_Paragraph_20_Font"><text:span text:style-name="T2">ח </text:span></text:span><text:span text:style-name="Default_20_Paragraph_20_Font"><text:span text:style-name="T3">וְאִם יַפְתֵּי יְיָ אֱלָהָךְ יָת תְּחוּמָךְ כְּמָא דִי קַיִּים לַאֲבָהָתָךְ וְיִתֶּן לָךְ יָת כָּל אַרְעָא דִּי מַלִּיל לְמִתַּן לַאֲבָהָתָךְ׃ </text:span></text:span><text:span text:style-name="Default_20_Paragraph_20_Font"><text:span text:style-name="T2">ט </text:span></text:span><text:span text:style-name="Default_20_Paragraph_20_Font"><text:span text:style-name="T3">אֲרֵי תִטַּר יָת כָּל תַּפְקֶדְתָּא הָדָא לְמֶעְבְּדַהּ דִּי אֲנָא מְפַקְּדָךְ יוֹמָא דֵין לְמִרְחַם יָת יְיָ אֱלָהָךְ וְלִמְהַךְ בְּאָרְחָן דְּתַקְּנָן קֳדָמוֹהִי כָּל יוֹמַיָּא וְתוֹסֵף לָךְ עוֹד תְּלַת קִרְוִין עַל תְּלַת אִלֵּין׃ </text:span></text:span><text:span text:style-name="Default_20_Paragraph_20_Font"><text:span text:style-name="T2">י </text:span></text:span><text:span text:style-name="Default_20_Paragraph_20_Font"><text:span text:style-name="T3">וְלָא יִשְׁתְּפֵךְ דָּם זַכַּי בְּגוֹ אַרְעָךְ דִּי יְיָ אֱלָהָךְ יָהֵב לָךְ אַחֲסָנָא וִיהֵי עֲלָךְ חוֹבַת דִּין דִּקְטוֹל׃ </text:span></text:span><text:span text:style-name="Default_20_Paragraph_20_Font"><text:span text:style-name="T2">יא </text:span></text:span><text:span text:style-name="Default_20_Paragraph_20_Font"><text:span text:style-name="T3">וַאֲרֵי יְהֵי גְבַר סָנֵי לְחַבְרֵיהּ וְיִכְמַן לֵיהּ וִיקוּם עֲלוֹהִי וְיִמְחִנֵּיהּ נְפַשׁ וִימוּת וְיֵעִרוֹק לַחֲדָא מִן קִרְוַיָּא הָאִלֵּין׃ </text:span></text:span><text:span text:style-name="Default_20_Paragraph_20_Font"><text:span text:style-name="T2">יב </text:span></text:span><text:span text:style-name="Default_20_Paragraph_20_Font"><text:span text:style-name="T3">וִישַׁלְּחוּן סָבֵי קַרְתֵּיהּ וְיִדְבְּרוּן יָתֵיהּ מִתַּמָּן וְיִתְּנוּן יָתֵיהּ בְּיַד גָּאֵל דְּמָא וִימוּת׃ </text:span></text:span><text:span text:style-name="Default_20_Paragraph_20_Font"><text:span text:style-name="T2">יג </text:span></text:span><text:span text:style-name="Default_20_Paragraph_20_Font"><text:span text:style-name="T3">לָא תְחוּס עֵינָךְ עֲלוֹהִי וּתְפַלֵּי אַשְׁדִּי דָם זַכַּי מִיִּשְׂרָאֵל וְיֵיטַב לָךְ׃ </text:span></text:span><text:span text:style-name="Default_20_Paragraph_20_Font"><text:span text:style-name="T2">יד </text:span></text:span><text:span text:style-name="Default_20_Paragraph_20_Font"><text:span text:style-name="T3">לָא תַשְׁנֵי תְּחוּמָא דְחַבְרָךְ דִּי תְחִימוּ קַדְמָאֵי בְּאַחֲסַנְתָּךְ דִּי תַחְסֵן בְּאַרְעָא דִּי יְיָ אֱלָהָךְ יָהֵב לָךְ לְמֵירְתַהּ׃ </text:span></text:span><text:span text:style-name="Default_20_Paragraph_20_Font"><text:span text:style-name="T2">טו </text:span></text:span><text:span text:style-name="Default_20_Paragraph_20_Font"><text:span text:style-name="T3">לָא יְקוּם סָהִיד חַד בִּגְבַר לְכָל עַוָּיָן וּלְכָל חוֹבִין בְּכָל חֵט דִּי יֶחְטָא עַל מֵימַר תְּרֵין סָהֲדִין אוֹ עַל מֵימַר תְּלָתָא סָהֲדִין יִתְקַיַּם פִּתְגָּמָא׃ </text:span></text:span><text:span text:style-name="Default_20_Paragraph_20_Font"><text:span text:style-name="T2">טז </text:span></text:span><text:span text:style-name="Default_20_Paragraph_20_Font"><text:span text:style-name="T3">אֲרֵי יְקוּם סָהִיד שְׁקַר בִּגְבָר לְאַסְהָדָא בֵיהּ סַטְיָא׃ </text:span></text:span><text:span text:style-name="Default_20_Paragraph_20_Font"><text:span text:style-name="T2">יז </text:span></text:span><text:span text:style-name="Default_20_Paragraph_20_Font"><text:span text:style-name="T3">וִיקוּמוּן תְּרֵין גֻּבְרִין דִּי לְהוֹן דִּינָא קֳדָם יְיָ קֳדָם כָּהֲנַיָּא וְדַיָּנַיָּא דִּי יְהוֹן בְּיוֹמַיָּא הָאִנּוּן׃ </text:span></text:span><text:span text:style-name="Default_20_Paragraph_20_Font"><text:span text:style-name="T2">יח </text:span></text:span><text:span text:style-name="Default_20_Paragraph_20_Font"><text:span text:style-name="T3">וְיִתְבְּעוּן דַּיָּנַיָּא יָאוּת וְהָא סָהִיד שְׁקַר סָהֲדָא שִׁקְרָא אַסְהַד בַּאֲחוֹהִי׃ </text:span></text:span><text:span text:style-name="Default_20_Paragraph_20_Font"><text:span text:style-name="T2">יט </text:span></text:span><text:span text:style-name="Default_20_Paragraph_20_Font"><text:span text:style-name="T3">וְתַעְבְּדוּן לֵיהּ כְּמָא דִי חַשִּׁיב לְמֶעְבַּד לַאֲחוֹהִי וּתְפַלֵּי עָבֵד דְּבִישׁ מִבֵּינָךְ׃ </text:span></text:span><text:span text:style-name="Default_20_Paragraph_20_Font"><text:span text:style-name="T2">כ </text:span></text:span><text:span text:style-name="Default_20_Paragraph_20_Font"><text:span text:style-name="T3">וּדְיִשְׁתָּאֲרוּן יִשְׁמְעוּן וְיִדְחֲלוּן וְלָא יוֹסְפוּן לְמֶעְבַּד עוֹד כְּפִתְגָּמָא בִישָׁא הָדֵין בֵּינָךְ׃ </text:span></text:span><text:span text:style-name="Default_20_Paragraph_20_Font"><text:span text:style-name="T2">כא </text:span></text:span><text:span text:style-name="Default_20_Paragraph_20_Font"><text:span text:style-name="T3">וְלָא תְחוּס עֵינָךְ נַפְשָׁא חֳלַף נַפְשָׁא עֵינָא חֳלַף עֵינָא שִׁנָּא חֳלַף שִׁנָּא יְדָא חֳלַף יְדָא רַגְלָא חֳלַף רַגְלָא׃ </text:span></text:span></text:p>
      </text:section>
      <text:section text:style-name="Sect1" text:name="Sect20">
        <text:p text:style-name="P2"><text:span text:style-name="Default_20_Paragraph_20_Font"><text:span text:style-name="T1">Deuteronomy 20</text:span></text:span></text:p>
        <text:p text:style-name="P3"><text:span text:style-name="Default_20_Paragraph_20_Font"><text:span text:style-name="T2">א </text:span></text:span><text:span text:style-name="Default_20_Paragraph_20_Font"><text:span text:style-name="T3">אֲרֵי תִפּוֹק לַאֲגָחָא קְרָבָא עַל בַּעֲלֵי דְבָבָךְ וְתֶחֱזֵי סוּסָוָן וּרְתִכִּין עַם סַגִּי מִנָּךְ לָא תִדְחַל מִנְּהוֹן אֲרֵי יְיָ אֱלָהָךְ מֵימְרֵיהּ בְּסַעְדָּךְ דְּאַסְּקָךְ מֵאַרְעָא דְמִצְרָיִם׃ </text:span></text:span><text:span text:style-name="Default_20_Paragraph_20_Font"><text:span text:style-name="T2">ב </text:span></text:span><text:span text:style-name="Default_20_Paragraph_20_Font"><text:span text:style-name="T3">וִיהֵי כְּמִקְרָבְכוֹן לַאֲגָחָא קְרָבָא וְיִתְקְרִיב כַּהֲנָא וִימַלֵּל עִם עַמָּא׃ </text:span></text:span><text:span text:style-name="Default_20_Paragraph_20_Font"><text:span text:style-name="T2">ג </text:span></text:span><text:span text:style-name="Default_20_Paragraph_20_Font"><text:span text:style-name="T3">וְיֵימַר לְהוֹן שְׁמַע </text:span></text:span><text:soft-page-break/><text:span text:style-name="Default_20_Paragraph_20_Font"><text:span text:style-name="T3">יִשְׂרָאֵל אַתּוּן קְרִיבִין יוֹמָא דֵין לַאֲגָחָא קְרָבָא עַל בַּעֲלֵי דְבָבֵיכוֹן לָא יְזוּעַ לִבְּכוֹן לָא תִדְחֲלוּן וְלָא תְתְבַּהֲתוּן וְלָא תִתָּבְרוּן מִקֳּדָמֵיהוֹן׃ </text:span></text:span><text:span text:style-name="Default_20_Paragraph_20_Font"><text:span text:style-name="T2">ד </text:span></text:span><text:span text:style-name="Default_20_Paragraph_20_Font"><text:span text:style-name="T3">אֲרֵי יְיָ אֱלָהֲכוֹן דִּמְדַבַּר קֳדָמֵיכוֹן לַאֲגָחָא לְכוֹן קְרָב עִם בַּעֲלֵי דְבָבֵיכוֹן לְמִפְרַק יָתְכוֹן׃ </text:span></text:span><text:span text:style-name="Default_20_Paragraph_20_Font"><text:span text:style-name="T2">ה </text:span></text:span><text:span text:style-name="Default_20_Paragraph_20_Font"><text:span text:style-name="T3">וִימַלְּלוּן סָרְכַיָּא קֳדָם עַמָּא לְמֵימַר מָן גַּבְרָא דִּי בְנָא בֵיתָא חַדְתָּא וְלָא חָנְכֵיהּ יְהַךְ וִיתוּב לְבֵיתֵיהּ דִּילְמָא יְמוּת בַּאֲגָחָא קְרָבָא וּגְבַר אָחֳרָן יַחְנְכִנֵּיהּ׃ </text:span></text:span><text:span text:style-name="Default_20_Paragraph_20_Font"><text:span text:style-name="T2">ו </text:span></text:span><text:span text:style-name="Default_20_Paragraph_20_Font"><text:span text:style-name="T3">וּמָן גַּבְרָא דִּי נְצִיב כַּרְמָא וְלָא אַחֲלֵיהּ יְהַךְ וִיתוּב לְבֵיתֵיהּ דִּילְמָא יְמוּת בַּאֲגָחָא קְרָבָא וּגְבַר אָחֳרָן יְחַלִּנֵּיהּ׃ </text:span></text:span><text:span text:style-name="Default_20_Paragraph_20_Font"><text:span text:style-name="T2">ז </text:span></text:span><text:span text:style-name="Default_20_Paragraph_20_Font"><text:span text:style-name="T3">וּמָן גַּבְרָא דִּי אֵרַס אִתְּתָא וְלָא נָסְבַהּ יְהַךְ וִיתוּב לְבֵיתֵיהּ דִּילְמָא יְמוּת בַּאֲגָחָא קְרָבָא וּגְבַר אָחֳרָן יִסְּבִנַּהּ׃ </text:span></text:span><text:span text:style-name="Default_20_Paragraph_20_Font"><text:span text:style-name="T2">ח </text:span></text:span><text:span text:style-name="Default_20_Paragraph_20_Font"><text:span text:style-name="T3">וְיוֹסְפוּן סָרְכַיָּא לְמַלָּלָא עִם עַמָּא וְיֵימְרוּן מָן גַּבְרָא דְדָחֵל וּתְבִיר לִבָּא יְהַךְ וִיתוּב לְבֵיתֵיהּ וְלָא יִתְּבַר יָת לִבָּא דַאֲחוֹהִי כְּלִבֵּיהּ׃ </text:span></text:span><text:span text:style-name="Default_20_Paragraph_20_Font"><text:span text:style-name="T2">ט </text:span></text:span><text:span text:style-name="Default_20_Paragraph_20_Font"><text:span text:style-name="T3">וִיהֵי כַּד יְשֵׁצוּן סָרְכַיָּא לְמַלָּלָא עִם עַמָּא וִימַנּוּן רַבָּנֵי חֵילָא בְּרֵישׁ עַמָּא׃ </text:span></text:span><text:span text:style-name="Default_20_Paragraph_20_Font"><text:span text:style-name="T2">י </text:span></text:span><text:span text:style-name="Default_20_Paragraph_20_Font"><text:span text:style-name="T3">אֲרֵי תִקְרַב לְקַרְתָּא לַאֲגָחָא (קְרָבָא) עֲלַהּ וְתִקְרֵי לַהּ מִלִּין דִּשְׁלָם׃ </text:span></text:span><text:span text:style-name="Default_20_Paragraph_20_Font"><text:span text:style-name="T2">יא </text:span></text:span><text:span text:style-name="Default_20_Paragraph_20_Font"><text:span text:style-name="T3">וִיהֵי אִם שְׁלַם תַּעֲנִנָּךְ וְתִפְתַּח לָךְ וִיהֵי כָּל עַמָּא דְיִשְׁתְּכַח בַּהּ יְהוֹן לָךְ מַסְּקֵי מִסִּין וְיִפְלְחֻנָּךְ׃ </text:span></text:span><text:span text:style-name="Default_20_Paragraph_20_Font"><text:span text:style-name="T2">יב </text:span></text:span><text:span text:style-name="Default_20_Paragraph_20_Font"><text:span text:style-name="T3">וְאִם לָא תַשְׁלֵם עִמָּךְ וְתַעְבֵּד עִמָּךְ קְרָב וּתְצוּר עֲלַהּ׃ </text:span></text:span><text:span text:style-name="Default_20_Paragraph_20_Font"><text:span text:style-name="T2">יג </text:span></text:span><text:span text:style-name="Default_20_Paragraph_20_Font"><text:span text:style-name="T3">וְיִמְסְרִנַּהּ יְיָ אֱלָהָךְ בִּידָךְ וְתִמְחֵי יָת כָּל דְּכוּרַהּ לְפִתְגַּם דְּחָרֶב׃ </text:span></text:span><text:span text:style-name="Default_20_Paragraph_20_Font"><text:span text:style-name="T2">יד </text:span></text:span><text:span text:style-name="Default_20_Paragraph_20_Font"><text:span text:style-name="T3">לְחוֹד נְשַׁיָּא וְטַפְלָא וּבְעִירָא וְכֹל דִּי יְהֵי בְקַרְתָּא כָּל עֲדָאַהּ תֵּבוֹז לָךְ וְתֵיכוּל יָת עֲדָאָה דְסָנְאָךְ דִּי יְהַב יְיָ אֱלָהָךְ לָךְ׃ </text:span></text:span><text:span text:style-name="Default_20_Paragraph_20_Font"><text:span text:style-name="T2">טו </text:span></text:span><text:span text:style-name="Default_20_Paragraph_20_Font"><text:span text:style-name="T3">כֵּן תַּעְבֵּד לְכָל קִרְוַיָּא דִּי רְחִיקִין מִנָּךְ לַחֲדָא דִּי לָא מִקִּרְוֵי עַמְמַיָּא הָאִלֵּין אִנּוּן׃ </text:span></text:span><text:span text:style-name="Default_20_Paragraph_20_Font"><text:span text:style-name="T2">טז </text:span></text:span><text:span text:style-name="Default_20_Paragraph_20_Font"><text:span text:style-name="T3">לְחוֹד מִקִּרְוֵי עַמְמַיָּא הָאִלֵּין דִּי יְיָ אֱלָהָךְ יָהֵב לָךְ אַחֲסָנָא לָא תְקַיַּם כָּל נִשְׁמָתָא׃ </text:span></text:span><text:span text:style-name="Default_20_Paragraph_20_Font"><text:span text:style-name="T2">יז </text:span></text:span><text:span text:style-name="Default_20_Paragraph_20_Font"><text:span text:style-name="T3">אֲרֵי גַמָּרָא תְגַמְּרִנּוּן חִתָּאֵי וֶאֱמֹרָאֵי כְּנַעֲנָאֵי וּפְרִזָּאֵי חִוָּאֵי וִיבוּסָאֵי כְּמָא דִי פַקְּדָךְ יְיָ אֱלָהָךְ׃ </text:span></text:span><text:span text:style-name="Default_20_Paragraph_20_Font"><text:span text:style-name="T2">יח </text:span></text:span><text:span text:style-name="Default_20_Paragraph_20_Font"><text:span text:style-name="T3">בְּדִיל דִּי לָא יַלְּפוּן יָתְכוֹן לְמֶעְבַּד כְּכָל תּוֹעֲבָתְהוֹן דִּי עֲבָדוּ לְטַעֲוָתְהוֹן וּתְחוֹבוּן קֳדָם יְיָ אֱלָהֲכוֹן׃ </text:span></text:span><text:span text:style-name="Default_20_Paragraph_20_Font"><text:span text:style-name="T2">יט </text:span></text:span><text:span text:style-name="Default_20_Paragraph_20_Font"><text:span text:style-name="T3">אֲרֵי תְצוּר לְקַרְתָּא יוֹמִין סַגִּיאִין לַאֲגָחָא עֲלַהּ לְמִכְבְּשַׁהּ לָא תְחַבַּל יָת אִילָנַהּ לַאֲרָמָא עֲלוֹהִי גַּרְזְנָא אֲרֵי מִנֵּיהּ תֵּיכוּל וְיָתֵיהּ לָא תְקוּץ אֲרֵי לָא כַאֲנָשָׁא אִילַן חַקְלָא לְמֵיעַל מִקֳּדָמָךְ בִּצְיָרָא׃ </text:span></text:span><text:span text:style-name="Default_20_Paragraph_20_Font"><text:span text:style-name="T2">כ </text:span></text:span><text:span text:style-name="Default_20_Paragraph_20_Font"><text:span text:style-name="T3">לְחוֹד אִילָן דְּתִדַּע אֲרֵי לָא אִילַן דְּמַאֲכָל הוּא יָתֵיהּ תְּחַבַּל וּתְקוּץ וְתִבְנֵי כַרְקוֹמִין עַל קַרְתָּא דִּי הִיא עָבְדָא עִמָּךְ קְרָבָא עַד דְּתִכְבְּשַׁהּ׃ </text:span></text:span></text:p>
      </text:section>
      <text:section text:style-name="Sect1" text:name="Sect21">
        <text:p text:style-name="P2"><text:span text:style-name="Default_20_Paragraph_20_Font"><text:span text:style-name="T1">Deuteronomy 21</text:span></text:span></text:p>
        <text:p text:style-name="P3"><text:span text:style-name="Default_20_Paragraph_20_Font"><text:span text:style-name="T2">א </text:span></text:span><text:span text:style-name="Default_20_Paragraph_20_Font"><text:span text:style-name="T3">אֲרֵי יִשְׁתְּכַח קְטִילָא בְּאַרְעָא דִּי יְיָ אֱלָהָךְ יָהֵב לָךְ לְמֵירְתַהּ רָמֵי בְּחַקְלָא לָא אִתְיְדַע מַן קָטְלֵיהּ׃ </text:span></text:span><text:span text:style-name="Default_20_Paragraph_20_Font"><text:span text:style-name="T2">ב </text:span></text:span><text:span text:style-name="Default_20_Paragraph_20_Font"><text:span text:style-name="T3">וְיִפְּקוּן סָבָיךְ וְדַיָּנָיךְ וְיִמְשְׁחוּן לְקִרְוַיָּא דִּי סַחֲרָנוּת קְטִילָא׃ </text:span></text:span><text:span text:style-name="Default_20_Paragraph_20_Font"><text:span text:style-name="T2">ג </text:span></text:span><text:span text:style-name="Default_20_Paragraph_20_Font"><text:span text:style-name="T3">וּתְהֵי קַרְתָּא דִּקָרִיבָא לִקְטִילָא וְיִדְבְּרוּן סָבֵי קַרְתָּא הַהִיא עֶגְלַת תּוֹרֵי דִּי לָא אִתְפְּלַח בַּהּ דִּי לָא נְגִידַת בְּנִיר׃ </text:span></text:span><text:span text:style-name="Default_20_Paragraph_20_Font"><text:span text:style-name="T2">ד </text:span></text:span><text:span text:style-name="Default_20_Paragraph_20_Font"><text:span text:style-name="T3">וְיֶחֱתוּן סָבֵי קַרְתָּא הַהִיא יָת עֲגַלְתָּא לְנַחֲלָא בַיָּר דִּי לָא אִתְפְּלַח בֵּיהּ וְלָא יִזְדְּרַע וְיִנְקְפוּן תַּמָּן יָת עֲגַלְתָּא בְּנַחֲלָא׃ </text:span></text:span><text:span text:style-name="Default_20_Paragraph_20_Font"><text:span text:style-name="T2">ה </text:span></text:span><text:span text:style-name="Default_20_Paragraph_20_Font"><text:span text:style-name="T3">וְיִתְקָרְבוּן כָּהֲנַיָּא בְּנֵי לֵוִי אֲרֵי בְהוֹן יִתִּרְעֵי יְיָ אֱלָהָךְ לְשַׁמָּשׁוּתֵיהּ וּלְבָרָכָא בִּשְׁמָא דַיְיָ וְעַל מֵימְרֵהוֹן יְהֵי כָּל דִּין וְכָל מַכְתַּשׁ סְגִירוּ׃ </text:span></text:span><text:span text:style-name="Default_20_Paragraph_20_Font"><text:span text:style-name="T2">ו </text:span></text:span><text:span text:style-name="Default_20_Paragraph_20_Font"><text:span text:style-name="T3">וְכֹל סָבֵי קַרְתָּא הַהִיא דִּקְרִיבִין לִקְטִילָא יַסְחוּן יָת יְדֵיהוֹן עַל עֲגַלְתָּא דִּנְקֶפְתָּא בְנַחֲלָא׃ </text:span></text:span><text:span text:style-name="Default_20_Paragraph_20_Font"><text:span text:style-name="T2">ז </text:span></text:span><text:span text:style-name="Default_20_Paragraph_20_Font"><text:span text:style-name="T3">וִיתִיבוּן וְיֵימְרוּן יְדָנָא לָא אַשְׁדּוֹ יָת דְּמָא הָדֵין וְעֵינָנָא לָא חֲזָאָה׃ </text:span></text:span><text:span text:style-name="Default_20_Paragraph_20_Font"><text:span text:style-name="T2">ח </text:span></text:span><text:span text:style-name="Default_20_Paragraph_20_Font"><text:span text:style-name="T3">כָּהֲנַיָּא יֵימְרוּן כַּפַּר לְעַמָּךְ יִשְׂרָאֵל דִּי פְרַקְתָּא יְיָ וְלָא תִתֵּן חוֹבַת דַּם זַכַּי בְּגוֹ עַמָּךְ יִשְׂרָאֵל וְיִתְכַּפַּר לְהוֹן עַל דְּמָא׃ </text:span></text:span><text:span text:style-name="Default_20_Paragraph_20_Font"><text:span text:style-name="T2">ט </text:span></text:span><text:span text:style-name="Default_20_Paragraph_20_Font"><text:span text:style-name="T3">וְאַתְּ תְּפַלֵּי אַשְׁדִּי דַם זַכַּי מִבֵּינָךְ אֲרֵי תַעְבֵּד דְּכָשָׁר קֳדָם יְיָ׃ </text:span></text:span><text:span text:style-name="Default_20_Paragraph_20_Font"><text:span text:style-name="T2">י </text:span></text:span><text:span text:style-name="Default_20_Paragraph_20_Font"><text:span text:style-name="T3">אֲרֵי תִפּוֹק לַאֲגָחָא קְרָבָא עַל בַּעֲלֵי דְבָבָךְ וְיִמְסְרִנּוּן יְיָ אֱלָהָךְ בִּידָךְ וְתִשְׁבֵּי שִׁבְיְהוֹן׃ </text:span></text:span><text:span text:style-name="Default_20_Paragraph_20_Font"><text:span text:style-name="T2">יא </text:span></text:span><text:span text:style-name="Default_20_Paragraph_20_Font"><text:span text:style-name="T3">וְתֶחֱזֵי בְּשִׁבְיָה אִתְּתָא שַׁפִּירַת חֵזוּ וְתִתְרְעֵי בַהּ וְתִסְּבַהּ לָךְ לְאִנְתּוּ׃ </text:span></text:span><text:span text:style-name="Default_20_Paragraph_20_Font"><text:span text:style-name="T2">יב </text:span></text:span><text:span text:style-name="Default_20_Paragraph_20_Font"><text:span text:style-name="T3">וְתָעֵלִנַּהּ לְגוֹ בֵיתָךְ וּתְגַלַּח יָת רֵישַׁהּ וּתְרַבִּי יָת טוּפְרָנָהָא׃ </text:span></text:span><text:soft-page-break/><text:span text:style-name="Default_20_Paragraph_20_Font"><text:span text:style-name="T2">יג </text:span></text:span><text:span text:style-name="Default_20_Paragraph_20_Font"><text:span text:style-name="T3">וְתֶעְדֵּי יָת כְּסוּת שִׁבְיַהּ מִנַּהּ וְתֵיתַב בְּבֵיתָךְ וְתִבְכֵּי יָת אֲבוּהָא וְיָת אִמַּהּ יְרַח יוֹמִין וּבָתַר כֵּן תֵּעוּל לְוָתַהּ וְתִבְעֲלִנַּהּ וּתְהֵי לָךְ לְאִנְתּוּ׃ </text:span></text:span><text:span text:style-name="Default_20_Paragraph_20_Font"><text:span text:style-name="T2">יד </text:span></text:span><text:span text:style-name="Default_20_Paragraph_20_Font"><text:span text:style-name="T3">וִיהֵי אִם לָא תִתְרְעֵי בַהּ וְתִפְטְרִנַּהּ לְנַפְשַׁהּ וְזַבָּנָא לָא תְזַבְּנִנַּהּ בְּכַסְפָּא לָא תִתָּגַר בַּהּ חֲלַף דִּי עִנִּיתַהּ׃ </text:span></text:span><text:span text:style-name="Default_20_Paragraph_20_Font"><text:span text:style-name="T2">טו </text:span></text:span><text:span text:style-name="Default_20_Paragraph_20_Font"><text:span text:style-name="T3">אֲרֵי תְהֶוְיָן לִגְבַר תַּרְתֵּין נְשִׁין חֲדָא רְחֶמְתָּא וַחֲדָא שְׂנִיאֲתָא וִילִידָן לֵיהּ בְּנִין רְחֶמְתָּא וּשְׂנִיאֲתָא וִיהֵי בְּרָא בוּכְרָא לִשְׂנִיאֲתָא׃ </text:span></text:span><text:span text:style-name="Default_20_Paragraph_20_Font"><text:span text:style-name="T2">טז </text:span></text:span><text:span text:style-name="Default_20_Paragraph_20_Font"><text:span text:style-name="T3">וִיהֵי בְּיוֹמָא דְּיַחֲסֵן לִבְנוֹהִי יָת דִּי יְהֵי לֵיהּ לֵית לֵיהּ רְשׁוּ לְבַכָּרָא יָת בַּר רְחֶמְתָּא עַל אַפֵּי בַר שְׂנִיאֲתָא בּוּכְרָא׃ </text:span></text:span><text:span text:style-name="Default_20_Paragraph_20_Font"><text:span text:style-name="T2">יז </text:span></text:span><text:span text:style-name="Default_20_Paragraph_20_Font"><text:span text:style-name="T3">אֲרֵי יָת בּוּכְרָא בַר שְׂנִיאֲתָא יַפְרַשׁ לְמִתַּן לֵיהּ תַּרְתֵּין חֳלָקִין בְּכֹל דִּי יִשְׁתְּכַח לֵיהּ אֲרֵי הוּא רֵישׁ תָּקְפֵּיהּ לֵיהּ חָזְיָא בְכֵרוּתָא׃ </text:span></text:span><text:span text:style-name="Default_20_Paragraph_20_Font"><text:span text:style-name="T2">יח </text:span></text:span><text:span text:style-name="Default_20_Paragraph_20_Font"><text:span text:style-name="T3">אֲרֵי יְהֵי לִגְבַר בַּר סָטֵי וּמָרֵי לֵיתוֹהִי מְקַבַּל לְמֵימַר אֲבוּהִי וּלְמֵימַר אִמֵּיהּ וּמַלְּפָן יָתֵיהּ וְלָא יְקַבֵּל מִנְּהוֹן׃ </text:span></text:span><text:span text:style-name="Default_20_Paragraph_20_Font"><text:span text:style-name="T2">יט </text:span></text:span><text:span text:style-name="Default_20_Paragraph_20_Font"><text:span text:style-name="T3">וְיֶחֱדוּן בֵּיהּ אֲבוּהִי וְאִמֵּיהּ וְיַפְּקוּן יָתֵיהּ לָקֳדָם סָבֵי קַרְתֵּיהּ וְלִתְרַע בֵּית דִּין אַתְרֵיהּ׃ </text:span></text:span><text:span text:style-name="Default_20_Paragraph_20_Font"><text:span text:style-name="T2">כ </text:span></text:span><text:span text:style-name="Default_20_Paragraph_20_Font"><text:span text:style-name="T3">וְיֵימְרוּן לְסָבֵי קַרְתֵּיהּ בְּנָנָא דֵין סָטֵי וּמָרֵי לֵיתוֹהִי מְקַבֵּל לְמֵימְרָנָא זָלֵל בְּסָר וְסָבֵי חֲמַר׃ </text:span></text:span><text:span text:style-name="Default_20_Paragraph_20_Font"><text:span text:style-name="T2">כא </text:span></text:span><text:span text:style-name="Default_20_Paragraph_20_Font"><text:span text:style-name="T3">וְיִרְגְּמֻנֵּיהּ כָּל גַּבְרֵי קַרְתֵּיהּ בְּאַבְנַיָּא וִימוּת וּתְפַלֵּי עָבֵד דְּבִישׁ מִבֵּינָךְ וְכָל יִשְׂרָאֵל יִשְׁמְעוּן וְיִדְחֲלוּן׃ </text:span></text:span><text:span text:style-name="Default_20_Paragraph_20_Font"><text:span text:style-name="T2">כב </text:span></text:span><text:span text:style-name="Default_20_Paragraph_20_Font"><text:span text:style-name="T3">וַאֲרֵי יְהֵי בִגְבַר חוֹבַת דִּין דִּקְטוֹל וְיִתְקְטֵל וְתִצְלוֹב יָתֵיהּ עַל צְלִיבָא׃ </text:span></text:span><text:span text:style-name="Default_20_Paragraph_20_Font"><text:span text:style-name="T2">כג </text:span></text:span><text:span text:style-name="Default_20_Paragraph_20_Font"><text:span text:style-name="T3">לָא תְבִית נְבִלְתֵּיהּ עַל צְלִיבָא אֲרֵי מִקְבַּר תִּקְבְּרִנֵּיהּ בְּיוֹמָא הַהוּא אֲרֵי עַל דְּחָב קֳדָם יְיָ אִצְטְלַב וְלָא תְסָאֵב יָת אַרְעָךְ דִּי יְיָ אֱלָהָךְ יָהֵב לָךְ אַחֲסָנָא׃ </text:span></text:span></text:p>
      </text:section>
      <text:section text:style-name="Sect1" text:name="Sect22">
        <text:p text:style-name="P2"><text:span text:style-name="Default_20_Paragraph_20_Font"><text:span text:style-name="T1">Deuteronomy 22</text:span></text:span></text:p>
        <text:p text:style-name="P3"><text:span text:style-name="Default_20_Paragraph_20_Font"><text:span text:style-name="T2">א </text:span></text:span><text:span text:style-name="Default_20_Paragraph_20_Font"><text:span text:style-name="T3">לָא תֶחֱזֵי יָת תּוֹרָא דְאָחוּךְ אוֹ יָת אִמְּרֵיהּ דְּטָעָן וְתִתְכְּבֵשׁ מִנְּהוֹן אָתָבָא תָתֵבִנּוּן לְאָחוּךְ׃ </text:span></text:span><text:span text:style-name="Default_20_Paragraph_20_Font"><text:span text:style-name="T2">ב </text:span></text:span><text:span text:style-name="Default_20_Paragraph_20_Font"><text:span text:style-name="T3">וְאִם לָא קָרֵב אֲחוּךְ לְוָתָךְ וְלָא יְדַעַתְּ לֵיהּ וְתַכְנְשִׁנֵּיהּ לְגוֹ בֵיתָךְ וִיהֵי עִמָּךְ עַד דְּיִתְבַּע אֲחוּךְ יָתֵיהּ וְתָתֵיבִנֵּיהּ לֵיהּ׃ </text:span></text:span><text:span text:style-name="Default_20_Paragraph_20_Font"><text:span text:style-name="T2">ג </text:span></text:span><text:span text:style-name="Default_20_Paragraph_20_Font"><text:span text:style-name="T3">וְכֵן תַּעְבֵּד לַחֲמָרֵיהּ וְכֵן תַּעְבֵּד לִכְסוּתֵיהּ וְכֵן תַּעְבֵּד לְכָל אֲבֵדַת אֲחוּךְ דִּי תֵיבַד מִנֵּיהּ וְתַשְׁכְּחִנַּהּ לֵית לָךְ רְשׁוּ לְאִתְכַּסָּאָה׃ </text:span></text:span><text:span text:style-name="Default_20_Paragraph_20_Font"><text:span text:style-name="T2">ד </text:span></text:span><text:span text:style-name="Default_20_Paragraph_20_Font"><text:span text:style-name="T3">לָא תֶחֱזֵי יָת חֲמָרָא דְאָחוּךְ אוֹ תוֹרֵיהּ רָמָן בְּאָרְחָא וְתִתְכְּבֵשׁ מִנְּהוֹן אֲקָמָא תְקִים עִמֵּיהּ׃ </text:span></text:span><text:span text:style-name="Default_20_Paragraph_20_Font"><text:span text:style-name="T2">ה </text:span></text:span><text:span text:style-name="Default_20_Paragraph_20_Font"><text:span text:style-name="T3">לָא יְהֵי תִקּוּן זֵין דִּ גְבַר עַל אִתְּתָא וְלָא יְתַקֵּן גְּבַר בְּתִקּוּנֵי אִתְּתָא אֲרֵי מְרָחָק קֳדָם יְיָ אֱלָהָךְ כָּל עָבֵד אִלֵּין׃ </text:span></text:span><text:span text:style-name="Default_20_Paragraph_20_Font"><text:span text:style-name="T2">ו </text:span></text:span><text:span text:style-name="Default_20_Paragraph_20_Font"><text:span text:style-name="T3">אֲרֵי יְעָרַע קִנָּא דְצִפְּרָא קֳדָמָךְ בְּאָרְחָא בְּכָל אִילָן אוֹ עַל אַרְעָא אֶפְרֹחִין אוֹ בֵיעִין וְאִמָא רְבֵעָא עַל אֶפְרֹחִין אוֹ עַל בֵּיעִין לָא תִסַּב אִמָּא עַל בְּנַיָּא׃ </text:span></text:span><text:span text:style-name="Default_20_Paragraph_20_Font"><text:span text:style-name="T2">ז </text:span></text:span><text:span text:style-name="Default_20_Paragraph_20_Font"><text:span text:style-name="T3">שַׁלָּחָא תְשַׁלַּח יָת אִמָּא וְיָת בְּנַיָּא תִּסַּב לָךְ בְּדִיל דְּיֵיטַב לָךְ וְתוֹרִיךְ יוֹמִין׃ </text:span></text:span><text:span text:style-name="Default_20_Paragraph_20_Font"><text:span text:style-name="T2">ח </text:span></text:span><text:span text:style-name="Default_20_Paragraph_20_Font"><text:span text:style-name="T3">אֲרֵי תִבְנֵי בֵּיתָא חַדְתָּא וְתַעְבֵּד תְּיָקָא לְאִגְּרָךְ וְלָא תְשַׁוִּי חוֹבַת דִּין דִקְטוֹל בְּבֵיתָךְ אֲרֵי יִפֵּל דְּנָפֵל מִנֵּיהּ׃ </text:span></text:span><text:span text:style-name="Default_20_Paragraph_20_Font"><text:span text:style-name="T2">ט </text:span></text:span><text:span text:style-name="Default_20_Paragraph_20_Font"><text:span text:style-name="T3">לָא תִזְרַע כַּרְמָךְ עֵרוּבִין דִּילְמָא תִסְתָּאַב דִּמְעַת זַרְעָא דִּי תִזְרַע וַעֲלָלַת כַּרְמָא׃ </text:span></text:span><text:span text:style-name="Default_20_Paragraph_20_Font"><text:span text:style-name="T2">י </text:span></text:span><text:span text:style-name="Default_20_Paragraph_20_Font"><text:span text:style-name="T3">לָא תִרְדֵּי בְתוֹרָא וּבַחֲמָרָא כַּחֲדָא׃ </text:span></text:span><text:span text:style-name="Default_20_Paragraph_20_Font"><text:span text:style-name="T2">יא </text:span></text:span><text:span text:style-name="Default_20_Paragraph_20_Font"><text:span text:style-name="T3">לָא תִלְבַּשׁ שַׁעַטְנֵזָא עֲמַר וְכִתָּן מְחֻבַּר כַּחֲדָא׃ </text:span></text:span><text:span text:style-name="Default_20_Paragraph_20_Font"><text:span text:style-name="T2">יב </text:span></text:span><text:span text:style-name="Default_20_Paragraph_20_Font"><text:span text:style-name="T3">כְּרֻסְפְּדִין תַּעְבֶּד לָךְ עַל אַרְבַּע כַּנְפֵי כְסוּתָךְ דִּי תְכַסֵּי בַהּ׃ </text:span></text:span><text:span text:style-name="Default_20_Paragraph_20_Font"><text:span text:style-name="T2">יג </text:span></text:span><text:span text:style-name="Default_20_Paragraph_20_Font"><text:span text:style-name="T3">אֲרֵי יִסַּב גְּבַר אִתְּתָא וְיֵעוּל לְוָתַהּ וְיִסְנִנַּהּ׃ </text:span></text:span><text:span text:style-name="Default_20_Paragraph_20_Font"><text:span text:style-name="T2">יד </text:span></text:span><text:span text:style-name="Default_20_Paragraph_20_Font"><text:span text:style-name="T3">וִישַׁוִּי לַהּ תַּסְקוֹפֵי מִלִּין וְיַפֵּק עֲלַהּ שׁוּם בִּישׁ וְיֵימַר יָת אִתְּתָא הָדָא נְסֵבִית וְעַלִּית לְוָתַהּ וְלָא אַשְׁכָּחִית לַהּ בְּתוּלִין׃ </text:span></text:span><text:span text:style-name="Default_20_Paragraph_20_Font"><text:span text:style-name="T2">טו </text:span></text:span><text:span text:style-name="Default_20_Paragraph_20_Font"><text:span text:style-name="T3">וְיִסַּב אֲבוּהָא (נ"א אֲבוּהִי) דְעוּלֶמְתָּא וְאִמַּהּ וְיַפְּקוּן יָת בְּתוּלֵי עוּלֶמְתָּא לָקֳדָם סָבֵי קַרְתָּא לִתְרַע בֵּית דִּין אַתְרָא׃ </text:span></text:span><text:span text:style-name="Default_20_Paragraph_20_Font"><text:span text:style-name="T2">טז </text:span></text:span><text:span text:style-name="Default_20_Paragraph_20_Font"><text:span text:style-name="T3">וְיֵימַר אֲבוּהָא דְעוּלֶמְתָּא לְסָבַיָּא יָת בְּרַתִּי יְהָבִית לְגַבְרָא הָדֵין לְאִנְתּוּ וּסְנִנַּהּ׃ </text:span></text:span><text:span text:style-name="Default_20_Paragraph_20_Font"><text:span text:style-name="T2">יז </text:span></text:span><text:span text:style-name="Default_20_Paragraph_20_Font"><text:span text:style-name="T3">וְהָא הוּא שַׁוִּי תַּסְקוֹפֵי מִלִּין לְמֵימַר לָא אַשְׁכָּחִית לִבְרַתָּךְ בְּתוּלִין וְאִלֵּין בְּתוּלֵי בְרַתִּי וְיִפְרְסוּן שׁוֹשִׁיפָא קֳדָם סָבֵי קַרְתָּא׃ </text:span></text:span><text:span text:style-name="Default_20_Paragraph_20_Font"><text:span text:style-name="T2">יח </text:span></text:span><text:span text:style-name="Default_20_Paragraph_20_Font"><text:span text:style-name="T3">וְיִדְבְּרוּן סָבֵי קַרְתָּא הַהִיא יָת גַּבְרָא וְיַלְקוּן יָתֵיהּ׃ </text:span></text:span><text:span text:style-name="Default_20_Paragraph_20_Font"><text:span text:style-name="T2">יט </text:span></text:span><text:span text:style-name="Default_20_Paragraph_20_Font"><text:span text:style-name="T3">וְיִגְבּוּן מִנֵּיהּ מְאָה סִלְעִין דִּכְסָף וְיִתְּנוּן </text:span></text:span><text:soft-page-break/><text:span text:style-name="Default_20_Paragraph_20_Font"><text:span text:style-name="T3">לַאֲבוּהָא דְעוּלֶמְתָּא אֲרֵי אַפֵּק שׁוּם בִּישׁ עַל בְּתוּלְתָּא דְיִשְׂרָאֵל וְלֵיהּ תְּהֵי לְאִנְתּוּ לֵית לֵיהּ רְשׁוּ לְמִפְטְרַהּ כָּל יוֹמוֹהִי׃ </text:span></text:span><text:span text:style-name="Default_20_Paragraph_20_Font"><text:span text:style-name="T2">כ </text:span></text:span><text:span text:style-name="Default_20_Paragraph_20_Font"><text:span text:style-name="T3">וְאִם קֻשְׁטָא הֲוָה פִּתְגָּמָא הָדֵין לָא אִשְׁתְּכָחוּ בְתוּלִין לְעוּלֶמְתָּא׃ </text:span></text:span><text:span text:style-name="Default_20_Paragraph_20_Font"><text:span text:style-name="T2">כא </text:span></text:span><text:span text:style-name="Default_20_Paragraph_20_Font"><text:span text:style-name="T3">וְיַפְּקוּן יָת עוּלֶמְתָּא לִתְרַע בֵּית אָבוּהָא וְיִרְגְּמֻנַּהּ אֱנָשֵׁי קַרְתַּהּ בְּאַבְנַיָּא וּתְמוּת אֲרֵי עָבְדַת קְלָנָא בְּיִשְׂרָאֵל לְזַנָּאָה בֵּית אֲבוּהָא וּתְפַלֵּי עָבֵד דְּבִישׁ מִבֵּינָךְ׃ </text:span></text:span><text:span text:style-name="Default_20_Paragraph_20_Font"><text:span text:style-name="T2">כב </text:span></text:span><text:span text:style-name="Default_20_Paragraph_20_Font"><text:span text:style-name="T3">אֲרֵי יִשְׁתְּכַח גְּבַר דְּשָׁכֵב עִם אִתְּתָא אִתַּת גְּבַר וְיִתְקַטְּלוּן אַף תַּרְוֵיהוֹן גַּבְרָא דְּשָׁכֵב עִם אִתְּתָא וְאִתְּתָא וּתְפַלֵּי עָבֵד דְּבִישׁ מִיִּשְׂרָאֵל׃ </text:span></text:span><text:span text:style-name="Default_20_Paragraph_20_Font"><text:span text:style-name="T2">כג </text:span></text:span><text:span text:style-name="Default_20_Paragraph_20_Font"><text:span text:style-name="T3">אֲרֵי תְהֵי עוּלֶמְתָּא בְתֻלְתָּא דִּמְאָרְסָא לִגְבַר וְיַשְׁכְּחִנַּהּ גְּבַר בְּקַרְתָּא וְיִשְׁכּוּב עִמַּהּ׃ </text:span></text:span><text:span text:style-name="Default_20_Paragraph_20_Font"><text:span text:style-name="T2">כד </text:span></text:span><text:span text:style-name="Default_20_Paragraph_20_Font"><text:span text:style-name="T3">וְתַפְּקוּן יָת תַּרְוֵיהוֹן לִתְרַע קַרְתָּא הַהִיא וְתִרְגְּמוּן יָתְהוֹן בְּאַבְנַיָּא וִימוּתוּן יָת עוּלֶמְתָּא עַל עֵסַק דִּי לָא צְוָחַת בְּקַרְתָּא וְיָת גַּבְרָא עַל עֵסַק דְּעַנִּי יָת אִתַּת חַבְרֵיהּ וּתְפַלֵּי עָבֵד דְּבִישׁ מִבֵּינָךְ׃ </text:span></text:span><text:span text:style-name="Default_20_Paragraph_20_Font"><text:span text:style-name="T2">כה </text:span></text:span><text:span text:style-name="Default_20_Paragraph_20_Font"><text:span text:style-name="T3">וְאִם בְּחַקְלָא יַשְׁכַּח גְּבַר יָת עוּלֶמְתָּא דִמְאָרְסָא וְיִתְקֶף בַּהּ גַּבְרָא וְיִשְׁכּוּב עִמַּהּ וְיִתְקְטֵל גַּבְרָא דְּשָׁכֵב עִמַּהּ בִּלְחוֹדוֹהִי׃ </text:span></text:span><text:span text:style-name="Default_20_Paragraph_20_Font"><text:span text:style-name="T2">כו </text:span></text:span><text:span text:style-name="Default_20_Paragraph_20_Font"><text:span text:style-name="T3">וּלְעוּלֶמְתָּא לָא תַעְבֵּד מִדַּעַם לֵית לְעוּלֶמְתָּא חוֹבַת דִּין דִּקְטוֹל אֲרֵי כְּמָא דִיקוּם גַּבְרָא עַל חַבְרֵיהּ וְיִקְטְלִנֵּיהּ נְפַשׁ כֵּן פִּתְגָּמָא הָדֵין׃ </text:span></text:span><text:span text:style-name="Default_20_Paragraph_20_Font"><text:span text:style-name="T2">כז </text:span></text:span><text:span text:style-name="Default_20_Paragraph_20_Font"><text:span text:style-name="T3">אֲרֵי בְחַקְלָא אַשְׁכְּחַהּ צְוָחַת עוּלֶמְתָּא דִּמְאָרְסָא וְלֵית דְּפָרִיק לַהּ׃ </text:span></text:span><text:span text:style-name="Default_20_Paragraph_20_Font"><text:span text:style-name="T2">כח </text:span></text:span><text:span text:style-name="Default_20_Paragraph_20_Font"><text:span text:style-name="T3">אֲרֵי יַשְׁכַּח גְּבַר עוּלֶמְתָּא בְתֻלְתָּא דִּי לָא מְאָרְסָא וְיֶחֱדִנַּהּ וְיִשְׁכּוּב עִמַּהּ וְיִשְׁתַּכְּחוּן׃ </text:span></text:span><text:span text:style-name="Default_20_Paragraph_20_Font"><text:span text:style-name="T2">כט </text:span></text:span><text:span text:style-name="Default_20_Paragraph_20_Font"><text:span text:style-name="T3">וְיִתֵּן גַּבְרָא דְּיִשְׁכֻּב עִמַּהּ לַאֲבוּהָא דְעוּלֶמְתָּא חַמְשִׁין סִלְעִין דִּכְסַף וְלֵיהּ תְּהֵי לְאִנְתּוּ חֳלַף דִּי עַנְיַהּ לֵית לֵיהּ רְשׁוּ לְמִפְטְרַהּ כָּל יוֹמוֹהִי׃ </text:span></text:span></text:p>
      </text:section>
      <text:section text:style-name="Sect1" text:name="Sect23">
        <text:p text:style-name="P2"><text:span text:style-name="Default_20_Paragraph_20_Font"><text:span text:style-name="T1">Deuteronomy 23</text:span></text:span></text:p>
        <text:p text:style-name="P3"><text:span text:style-name="Default_20_Paragraph_20_Font"><text:span text:style-name="T2">א </text:span></text:span><text:span text:style-name="Default_20_Paragraph_20_Font"><text:span text:style-name="T3">לָא יִסַּב גְּבַר יָת אִתַּת אֲבוּהִי וְלָא יְגַלֵּי כַּנְפָא דַאֲבוּהִי׃ </text:span></text:span><text:span text:style-name="Default_20_Paragraph_20_Font"><text:span text:style-name="T2">ב </text:span></text:span><text:span text:style-name="Default_20_Paragraph_20_Font"><text:span text:style-name="T3">לָא יִדְכֵּי דְפָסִיק וְדִמְחַבַּל לְמֵעַל בִּקְהָלָא דַיְיָ׃ </text:span></text:span><text:span text:style-name="Default_20_Paragraph_20_Font"><text:span text:style-name="T2">ג </text:span></text:span><text:span text:style-name="Default_20_Paragraph_20_Font"><text:span text:style-name="T3">לָא יִדְכֵּי מַמְזֵרָא לְמֵעַל בִּקְהָלָא דַיְיָ אַף דָּרָא עֲשִׂירָאָה לָא יִדְכֵּי לֵיהּ לְמֵעַל בִּקְהָלָא דַיְיָ׃ </text:span></text:span><text:span text:style-name="Default_20_Paragraph_20_Font"><text:span text:style-name="T2">ד </text:span></text:span><text:span text:style-name="Default_20_Paragraph_20_Font"><text:span text:style-name="T3">לָא יִדְכּוּן עַמּוֹנָאֵי וּמוֹאָבָאֵי לְמֵעַל בִּקְהָלָא דַיְיָ אַף דָּרָא עֲשִׂירָאָה לָא יִדְכֵּי לְהוֹן לְמֵעַל בִּקְהָלָא דַיְיָ עַד עֳלָם׃ </text:span></text:span><text:span text:style-name="Default_20_Paragraph_20_Font"><text:span text:style-name="T2">ה </text:span></text:span><text:span text:style-name="Default_20_Paragraph_20_Font"><text:span text:style-name="T3">עַל עֵסַק דִּי לָא עֲרָעוּ יָתְכוֹן בְּלַחְמָא וּבְמַיָּא בְּאָרְחָא בְּמִפָּקְכוֹן מִמִּצְרָיִם וְדִי אֲגַר עֲלָךְ יָת בִּלְעָם בַּר בְּעוֹר מִפְּתוֹר אֲרַם דִּי עַל פְּרָת לְלַטָּיוּתָךְ׃ </text:span></text:span><text:span text:style-name="Default_20_Paragraph_20_Font"><text:span text:style-name="T2">ו </text:span></text:span><text:span text:style-name="Default_20_Paragraph_20_Font"><text:span text:style-name="T3">וְלָא אָבֵי יְיָ אֱלָהָךְ לְקַבָּלָא מִן בִּלְעָם וַהֲפַךְ יְיָ אֱלָהָךְ לָךְ יָת לְוָטִין לְבִרְכָן אֲרֵי רָחֲמָךְ יְיָ אֱלָהָךְ׃ </text:span></text:span><text:span text:style-name="Default_20_Paragraph_20_Font"><text:span text:style-name="T2">ז </text:span></text:span><text:span text:style-name="Default_20_Paragraph_20_Font"><text:span text:style-name="T3">לָא תִתְבַּע שְׁלָמְהוֹן וְטָבָתְהוֹן כָּל יוֹמָיךְ לְעָלָם׃ </text:span></text:span><text:span text:style-name="Default_20_Paragraph_20_Font"><text:span text:style-name="T2">ח </text:span></text:span><text:span text:style-name="Default_20_Paragraph_20_Font"><text:span text:style-name="T3">לָא תְרַחַק אֱדוֹמָאָה אֲרֵי אֲחוּךְ הוּא לָא תְרַחַק מִצְרָאָה אֲרֵי דַיָּר הֲוֵיתָא בְאַרְעֵיהּ׃ </text:span></text:span><text:span text:style-name="Default_20_Paragraph_20_Font"><text:span text:style-name="T2">ט </text:span></text:span><text:span text:style-name="Default_20_Paragraph_20_Font"><text:span text:style-name="T3">בְּנִין דִּי יִתְיְלִידוּ לְהוֹן דָּרָא תְלִיתָאָה יִדְכֵּי לְהוֹן לְמֵעַל בִּקְהָלָא דַיְיָ׃ </text:span></text:span><text:span text:style-name="Default_20_Paragraph_20_Font"><text:span text:style-name="T2">י </text:span></text:span><text:span text:style-name="Default_20_Paragraph_20_Font"><text:span text:style-name="T3">אֲרֵי תִפּוֹק מַשְׁרִיתָא עַל בַּעֲלֵי דְבָבָךְ וְתִסְתַּמַּר מִכֹּל מִדַּעַם בִּישׁ׃ </text:span></text:span><text:span text:style-name="Default_20_Paragraph_20_Font"><text:span text:style-name="T2">יא </text:span></text:span><text:span text:style-name="Default_20_Paragraph_20_Font"><text:span text:style-name="T3">אֲרֵי יְהֵי בָךְ גְּבַר דִּי לָא יְהֵי דְכֵי מִקְּרֵה לֵילְיָא וְיִפּוֹק לְמִבָּרָא לְמַשְׁרִיתָא לָא יֵעוּל לְגוֹ מַשְׁרִיתָא׃ </text:span></text:span><text:span text:style-name="Default_20_Paragraph_20_Font"><text:span text:style-name="T2">יב </text:span></text:span><text:span text:style-name="Default_20_Paragraph_20_Font"><text:span text:style-name="T3">וִיהֵי לְמִפְנֵי רַמְשָׁא יַסְחֵי בְמַיָּא וּכְמֵעַל שִׁמְשָׁא יֵעוּל לְגוֹ מַשְׁרִיתָא׃ </text:span></text:span><text:span text:style-name="Default_20_Paragraph_20_Font"><text:span text:style-name="T2">יג </text:span></text:span><text:span text:style-name="Default_20_Paragraph_20_Font"><text:span text:style-name="T3">וַאֲתַר מְתַקָּן יְהֵי לָךְ מִבָּרָא לְמַשְׁרִיתָא וְתִפּוֹק תַּמָּן לְבָרָא׃ </text:span></text:span><text:span text:style-name="Default_20_Paragraph_20_Font"><text:span text:style-name="T2">יד </text:span></text:span><text:span text:style-name="Default_20_Paragraph_20_Font"><text:span text:style-name="T3">וְסִכְּתָא תְּהֵי לָךְ עַל זֵינָךְ וִיהֵי בְּמִתְבָךְ לְבָרָא וְתַחְפַּר בַּהּ וּתְתוּב וּתְכַסֵּי יָת מִפְּקָתָךְ׃ </text:span></text:span><text:span text:style-name="Default_20_Paragraph_20_Font"><text:span text:style-name="T2">טו </text:span></text:span><text:span text:style-name="Default_20_Paragraph_20_Font"><text:span text:style-name="T3">אֲרֵי יְיָ אֱלָהָךְ שְׁכִנְתֵּיהּ מְהַלְּכָא בְּגוֹ מַשְׁרִיתָךְ לְשֵׁזָבוּתָךְ וּלְמִמְסַר בַּעֲלֵי דְבָבָךְ קֳדָמָךְ וּתְהֵי מַשְׁרִיתָךְ קַדִּישָׁא וְלָא יִתְחֲזֵי בָךְ עֲבֵרַת פִּתְגָּם וִיתוּב מֵימְרֵיהּ מִלְּאוֹטָבָא לָךְ׃ </text:span></text:span><text:span text:style-name="Default_20_Paragraph_20_Font"><text:span text:style-name="T2">טז </text:span></text:span><text:span text:style-name="Default_20_Paragraph_20_Font"><text:span text:style-name="T3">לָא תִמְסַר עֶבֶד עַמְמִין לְיַד רִבּוֹנֵיהּ דְּיִשְׁתֵּזֵב לְוָתָךְ מִלְּוָת רִבּוֹנֵיהּ׃ </text:span></text:span><text:span text:style-name="Default_20_Paragraph_20_Font"><text:span text:style-name="T2">יז </text:span></text:span><text:span text:style-name="Default_20_Paragraph_20_Font"><text:span text:style-name="T3">עִמָּךְ יִתֵּב בֵּינָךְ בְּאַתְרָא דִּי יִתִּרְעֵי בַּחֲדָא מִן קִרְוָיךְ בִּדְיֵיטַב לֵיהּ לָא תוֹנִנֵּיהּ׃ </text:span></text:span><text:span text:style-name="Default_20_Paragraph_20_Font"><text:span text:style-name="T2">יח </text:span></text:span><text:span text:style-name="Default_20_Paragraph_20_Font"><text:span text:style-name="T3">לָא תְהֵי אִתְּתָא מִבְּנַת יִשְׂרָאֵל לִגְבַר עָבֵד וְלָא יִסַּב גַּבְרָא מִבְּנֵי יִשְׂרָאֵל אִתְּתָא אָמָא׃ </text:span></text:span><text:span text:style-name="Default_20_Paragraph_20_Font"><text:span text:style-name="T2">יט </text:span></text:span><text:span text:style-name="Default_20_Paragraph_20_Font"><text:span text:style-name="T3">לָא תָעֵל אֲגַר זַנִּיתָא וְחוּלְפַן כַּלְבָּא לְבֵית מַקְדְּשָׁא דַּיְיָ אֱלָהָךְ לְכָל נִדְרָא אֲרֵי מְרָחָק קֳדָם יְיָ אֱלָהָךְ אַף </text:span></text:span><text:soft-page-break/><text:span text:style-name="Default_20_Paragraph_20_Font"><text:span text:style-name="T3">תַּרְוֵיהוֹן׃ </text:span></text:span><text:span text:style-name="Default_20_Paragraph_20_Font"><text:span text:style-name="T2">כ </text:span></text:span><text:span text:style-name="Default_20_Paragraph_20_Font"><text:span text:style-name="T3">לָא תְרַבֵּי לַאֲחוּךְ רִבִּית כְּסַף רִבִּית עִבוּר רִבִּית כָּל מִדַּעַם דְּמִתְרַבֵּי׃ </text:span></text:span><text:span text:style-name="Default_20_Paragraph_20_Font"><text:span text:style-name="T2">כא </text:span></text:span><text:span text:style-name="Default_20_Paragraph_20_Font"><text:span text:style-name="T3">לְבַר עַמְמִין תְּרַבֵּי וְלַאֲחוּךְ לָא תְרַבֵּי בְּדִיל דִּיבָרֵכִנָּךְ יְיָ אֱלָהָךְ בְּכֹל אוֹשָׁטוּת יְדָךְ עַל אַרְעָא דִּי אַתְּ עָלֵל לְתַמָּן לְמֵירְתַהּ׃ </text:span></text:span><text:span text:style-name="Default_20_Paragraph_20_Font"><text:span text:style-name="T2">כב </text:span></text:span><text:span text:style-name="Default_20_Paragraph_20_Font"><text:span text:style-name="T3">אֲרֵי תִדַּר נְדַר קֳדָם יְיָ אֱלָהָךְ לָא תְאַחַר לְשַׁלָּמוּתֵיהּ אֲרֵי מִתְבַּע יִתְבְּעִנֵּיהּ יְיָ אֱלָהָךְ מִנָּךְ וִיהֵי בָךְ חוֹבָא׃ </text:span></text:span><text:span text:style-name="Default_20_Paragraph_20_Font"><text:span text:style-name="T2">כג </text:span></text:span><text:span text:style-name="Default_20_Paragraph_20_Font"><text:span text:style-name="T3">וַאֲרֵי תִתִּמְנַע לְמִנְדַּר לָא יְהֵי בָךְ חוֹבָא׃ </text:span></text:span><text:span text:style-name="Default_20_Paragraph_20_Font"><text:span text:style-name="T2">כד </text:span></text:span><text:span text:style-name="Default_20_Paragraph_20_Font"><text:span text:style-name="T3">אַפָּקוּת סִפְוָתָךְ תִּטַּר וְתַעְבֵּד כְּמָא דִי נְדַרְתָּא קֳדָם יְיָ אֱלָהָךְ נְדַבְתָּא דִּי מַלֶּלְתָּא בְּפוּמָךְ׃ </text:span></text:span><text:span text:style-name="Default_20_Paragraph_20_Font"><text:span text:style-name="T2">כה </text:span></text:span><text:span text:style-name="Default_20_Paragraph_20_Font"><text:span text:style-name="T3">אֲרֵי תִתָּגַר בְּכַרְמָא דְחַבְרָךְ וְתֵיכוּל עִנְּבִין כְּנַפְשָׁךְ שִׂבְעָךְ וּלְמָאנָךְ לָא תִתֵּן׃ </text:span></text:span><text:span text:style-name="Default_20_Paragraph_20_Font"><text:span text:style-name="T2">כו </text:span></text:span><text:span text:style-name="Default_20_Paragraph_20_Font"><text:span text:style-name="T3">אֲרֵי תִתָּגַר בְּקַמְתָא דְחַבְרָךְ וְתִקְטוֹף מְלִילָן בִּידָךְ וּמַגְלָא לָא תְרִים עַל קַמְתָא דְחַבְרָךְ׃ </text:span></text:span></text:p>
      </text:section>
      <text:section text:style-name="Sect1" text:name="Sect24">
        <text:p text:style-name="P2"><text:span text:style-name="Default_20_Paragraph_20_Font"><text:span text:style-name="T1">Deuteronomy 24</text:span></text:span></text:p>
        <text:p text:style-name="P3"><text:span text:style-name="Default_20_Paragraph_20_Font"><text:span text:style-name="T2">א </text:span></text:span><text:span text:style-name="Default_20_Paragraph_20_Font"><text:span text:style-name="T3">אֲרֵי יִסַּב גְּבַר אִתְּתָא וְיִבְעֲלִנַּהּ וִיהֵי אִם לָא תַשְׁכַּח רַחֲמִין בְּעֵינוֹהִי אֲרֵי אַשְׁכַּח בַּהּ עֲבֵרַת פִּתְגָּם וְיִכְתּוֹב לַהּ גֵּט פִּטּוּרִין וִיהַב בִּידַהּ וְיִפְטְרִנַּהּ מִבֵּיתֵיהּ׃ </text:span></text:span><text:span text:style-name="Default_20_Paragraph_20_Font"><text:span text:style-name="T2">ב </text:span></text:span><text:span text:style-name="Default_20_Paragraph_20_Font"><text:span text:style-name="T3">וְתִפּוֹק מִבֵּיתֵיהּ וּתְהַךְ וּתְהֵי לִגְבַר אָחֳרָן׃ </text:span></text:span><text:span text:style-name="Default_20_Paragraph_20_Font"><text:span text:style-name="T2">ג </text:span></text:span><text:span text:style-name="Default_20_Paragraph_20_Font"><text:span text:style-name="T3">וְיִסְנִנַּהּ גַּבְרָא בַתְרָאָה וְיִכְתּוֹב לַהּ גֵּט פִּטּוּרִין וְיִתֵּן בִּידַהּ וְיִפְטְרִנַּהּ מִבֵּיתֵיהּ אוֹ אֲרֵי יְמוּת גַּבְרָא בַתְרָאָה דְּנָסְבַהּ לֵיהּ לְאִנְתּוּ׃ </text:span></text:span><text:span text:style-name="Default_20_Paragraph_20_Font"><text:span text:style-name="T2">ד </text:span></text:span><text:span text:style-name="Default_20_Paragraph_20_Font"><text:span text:style-name="T3">לֵית לֵיהּ רְשׁוּ לְבַעֲלַהּ קַדְמָאָה דִי פָטְרַהּ לְמִתֻּב לְמִסְּבַהּ לְמֶהֱוֵי לֵיהּ לְאִנְתּוּ בָּתַר דִּי אִסְתָּאָבַת אֲרֵי מְרָחָקָא הִיא קֳדָם יְיָ וְלָא תְחַיַּב יָת אַרְעָא דִּי יְיָ אֱלָהָךְ יָהֵב לָךְ אַחֲסָנָא׃ </text:span></text:span><text:span text:style-name="Default_20_Paragraph_20_Font"><text:span text:style-name="T2">ה </text:span></text:span><text:span text:style-name="Default_20_Paragraph_20_Font"><text:span text:style-name="T3">אֲרֵי יִסַּב גְּבַר אִתְּתָא חַדְתָּא לָא יִפּוֹק בְּחֵילָא וְלָא יֵעִבַר עֲלוֹהִי לְכָל מִדָּעַם פָּנֵי יְהֵי לְבֵיתֵיהּ שַׁתָּא חֲדָא וְיַחְדֵּי יָת אִתְּתֵיהּ דִּי נְסַב׃ </text:span></text:span><text:span text:style-name="Default_20_Paragraph_20_Font"><text:span text:style-name="T2">ו </text:span></text:span><text:span text:style-name="Default_20_Paragraph_20_Font"><text:span text:style-name="T3">לָא יִסַּב מַשְׁכּוֹנָא רִחְיָא וְרִכְבָּא אֲרֵי בְהוֹן מִתְעֲבֵד מָזוֹן לְכָל נְפַשׁ׃ </text:span></text:span><text:span text:style-name="Default_20_Paragraph_20_Font"><text:span text:style-name="T2">ז </text:span></text:span><text:span text:style-name="Default_20_Paragraph_20_Font"><text:span text:style-name="T3">אֲרֵי יִשְׁתְּכַח גְּבַר גָּנֵב נַפְשָׁא מֵאֲחוֹהִי מִבְּנֵי יִשְׂרָאֵל וְיִתָּגַר בֵּיהּ וִיזַבְּנִנֵּיהּ וְיִתְקְטֵל גַּנָּבָא הַהוּא וּתְפַלֵּי עָבֵד דְּבִישׁ מִבֵּינָךְ׃ </text:span></text:span><text:span text:style-name="Default_20_Paragraph_20_Font"><text:span text:style-name="T2">ח </text:span></text:span><text:span text:style-name="Default_20_Paragraph_20_Font"><text:span text:style-name="T3">אִסְתַּמַּר בְּמַכְתַּשׁ סְגִירוּ לְמִטַּר לַחֲדָא וּלְמֶעְבָּד כְּכֹל דִּי יַלְּפוּן יָתְכוֹן כָּהֲנַיָּא לֵוָאֵי כְּמָא דִי פַקֶּדְתִּנּוּן תִּטְּרוּן לְמֶעְבָּד׃ </text:span></text:span><text:span text:style-name="Default_20_Paragraph_20_Font"><text:span text:style-name="T2">ט </text:span></text:span><text:span text:style-name="Default_20_Paragraph_20_Font"><text:span text:style-name="T3">הֲוֵי דְכִיר יָת דִּי עֲבַד יְיָ אֱלָהָךְ לְמִרְיָם בְּאָרְחָא בְּמִפָּקְכוֹן מִמִּצְרָיִם׃ </text:span></text:span><text:span text:style-name="Default_20_Paragraph_20_Font"><text:span text:style-name="T2">י </text:span></text:span><text:span text:style-name="Default_20_Paragraph_20_Font"><text:span text:style-name="T3">אֲרֵי תַרְשֵׁי בְחַבְרָךְ רְשׁוּ מִדָּעַם לָא תֵעוּל לְבֵיתֵיהּ לְמִסַּב מַשְׁכּוֹנֵיהּ׃ </text:span></text:span><text:span text:style-name="Default_20_Paragraph_20_Font"><text:span text:style-name="T2">יא </text:span></text:span><text:span text:style-name="Default_20_Paragraph_20_Font"><text:span text:style-name="T3">בְּבָרָא תְּקוּם וְגַבְרָא דִּי אַתְּ רָשֵׁי בֵיהּ יַפֵּק לְוָתָךְ יָת מַשְׁכּוֹנָא לְבָרָא׃ </text:span></text:span><text:span text:style-name="Default_20_Paragraph_20_Font"><text:span text:style-name="T2">יב </text:span></text:span><text:span text:style-name="Default_20_Paragraph_20_Font"><text:span text:style-name="T3">וְאִם גְּבַר מִסְכֵּן הוּא לָא תִשְׁכּוּב בְּמַשְׁכּוֹנֵיהּ׃ </text:span></text:span><text:span text:style-name="Default_20_Paragraph_20_Font"><text:span text:style-name="T2">יג </text:span></text:span><text:span text:style-name="Default_20_Paragraph_20_Font"><text:span text:style-name="T3">אָתָבָא תָתֵב לֵיהּ יָת מַשְׁכּוֹנָא כְּמֵעַל שִׁמְשָׁא וְיִשְׁכּוּב בִּכְסוּתֵיהּ וִיבָרֵכִנָּךְ וְלָךְ תְּהֵי זְכוּתָא קֳדָם יְיָ אֱלָהָךְ׃ </text:span></text:span><text:span text:style-name="Default_20_Paragraph_20_Font"><text:span text:style-name="T2">יד </text:span></text:span><text:span text:style-name="Default_20_Paragraph_20_Font"><text:span text:style-name="T3">לָא תְעִשּׁוּק אֲגִירָא עַנְיָא וּמִסְכֵּנָא מֵאַחָיךְ אוֹ מִגִּיּוֹרָךְ דִּי בְאַרְעָךְ בְּקִרְוָיךְ׃ </text:span></text:span><text:span text:style-name="Default_20_Paragraph_20_Font"><text:span text:style-name="T2">טו </text:span></text:span><text:span text:style-name="Default_20_Paragraph_20_Font"><text:span text:style-name="T3">בְּיוֹמֵיהּ תִּתֵּן אַגְרֵיהּ וְלָא תֵעוּל עֲלוֹהִי שִׁמְשָׁא אֲרֵי עַנְיָא הוּא וְלֵיהּ הוּא מְסַר יָת נַפְשֵׁיהּ וְלָא יִקְרֵי עֲלָךְ קֳדָם יְיָ וִיהֵי בָךְ חוֹבָא׃ </text:span></text:span><text:span text:style-name="Default_20_Paragraph_20_Font"><text:span text:style-name="T2">טז </text:span></text:span><text:span text:style-name="Default_20_Paragraph_20_Font"><text:span text:style-name="T3">לָא יְמוּתוּן אֲבָהָן עַל פּוּם בְּנִין וּבְנִין לָא יְמוּתוּן עַל פּוּם אֲבָהָן אֱנַשׁ בְּחוֹבֵיהּ יְמוּתוּן׃ </text:span></text:span><text:span text:style-name="Default_20_Paragraph_20_Font"><text:span text:style-name="T2">יז </text:span></text:span><text:span text:style-name="Default_20_Paragraph_20_Font"><text:span text:style-name="T3">לָא תַצְלֵי דִין גִּיּוֹרָא וְיִתַּמָּא וְלָא תִסַּב מַשְׁכּוֹנָא לְבוּשׁ אַרְמְלָא׃ </text:span></text:span><text:span text:style-name="Default_20_Paragraph_20_Font"><text:span text:style-name="T2">יח </text:span></text:span><text:span text:style-name="Default_20_Paragraph_20_Font"><text:span text:style-name="T3">וְתִדְכַּר אֲרֵי עַבְדָּא הֲוֵיתָא בְּמִצְרַיִם וּפָרְקָךְ יְיָ אֱלָהָךְ מִתַּמָּן עַל כֵּן אֲנָא מְפַקְּדָךְ לְמֶעְבַּד יָת פִּתְגָּמָא הָדֵין׃ </text:span></text:span><text:span text:style-name="Default_20_Paragraph_20_Font"><text:span text:style-name="T2">יט </text:span></text:span><text:span text:style-name="Default_20_Paragraph_20_Font"><text:span text:style-name="T3">אֲרֵי תַחְצוֹד חֲצָדָךְ בְּחַקְלָךְ וְתִנְשֵׁי עֻמְרָא בְחַקְלָא לָא תְתוּב לְמִסְּבֵיהּ לְגִיּוֹרָא לְיִתַּמָּא וּלְאַרְמְלָא יְהֵי בְּדִיל דִּיבָרֵכִנָּךְ יְיָ אֱלָהָךְ בְּכֹל עוֹבָדֵי יְדָךְ׃ </text:span></text:span><text:span text:style-name="Default_20_Paragraph_20_Font"><text:span text:style-name="T2">כ </text:span></text:span><text:span text:style-name="Default_20_Paragraph_20_Font"><text:span text:style-name="T3">אֲרֵי תַחְבּוֹט זֵיתָךְ לָא תְפַלֵּי בַּתְרָךְ לְגִיּוֹרָא לְיִתַּמָּא וּלְאַרְמְלָא יְהֵי׃ </text:span></text:span><text:span text:style-name="Default_20_Paragraph_20_Font"><text:span text:style-name="T2">כא </text:span></text:span><text:span text:style-name="Default_20_Paragraph_20_Font"><text:span text:style-name="T3">אֲרֵי תִקְטוֹף כַּרְמָךְ לָא תְעָלֵל בַּתְרָךְ לְגִיּוֹרָא לְיִתַּמָּא וּלְאַרְמְלָא יְהֵי׃ </text:span></text:span><text:span text:style-name="Default_20_Paragraph_20_Font"><text:span text:style-name="T2">כב </text:span></text:span><text:span text:style-name="Default_20_Paragraph_20_Font"><text:span text:style-name="T3">וְתִדְכַּר אֲרֵי עַבְדָּא הֲוֵיתָא בְּאַרְעָא דְמִצְרָיִם עַל כֵּן אֲנָא מְפַקְּדָךְ לְמֶעְבַּד יָת פִּתְגָּמָא הָדֵין׃ </text:span></text:span></text:p>
      </text:section>
      <text:section text:style-name="Sect1" text:name="Sect25">
        <text:p text:style-name="P2"><text:soft-page-break/><text:span text:style-name="Default_20_Paragraph_20_Font"><text:span text:style-name="T1">Deuteronomy 25</text:span></text:span></text:p>
        <text:p text:style-name="P3"><text:span text:style-name="Default_20_Paragraph_20_Font"><text:span text:style-name="T2">א </text:span></text:span><text:span text:style-name="Default_20_Paragraph_20_Font"><text:span text:style-name="T3">אֲרֵי יְהֵי דִין בֵּין גֻּבְרַיָּא וְיִתְקָרְבוּן לְדִינָא וִידוּנֻנּוּן וִיזַכּוּן יָת זַכָּאָה וִיחַיְּבוּן יָת חַיָּבָא׃ </text:span></text:span><text:span text:style-name="Default_20_Paragraph_20_Font"><text:span text:style-name="T2">ב </text:span></text:span><text:span text:style-name="Default_20_Paragraph_20_Font"><text:span text:style-name="T3">וִיהֵי אִם בַּר חַיָּבָא לְאַלְקָאָה חַיָּבָא וְיִרְמִנֵּיהּ דַּיָּנָא וְיַלְקִנֵּיהּ קֳדָמוֹהִי כְּמִסַּת חוֹבְתֵיהּ בְּמִנְיָן׃ </text:span></text:span><text:span text:style-name="Default_20_Paragraph_20_Font"><text:span text:style-name="T2">ג </text:span></text:span><text:span text:style-name="Default_20_Paragraph_20_Font"><text:span text:style-name="T3">אַרְבְּעִין יַלְקִנֵּיהּ לָא יוֹסֵף דִּילְמָא יוֹסֵף לְאַלְקָיוּתֵיהּ עַל אִלֵּין מָחָא רַבָּא וְיֵקַל אֲחוּךְ לְעֵינָיךְ׃ </text:span></text:span><text:span text:style-name="Default_20_Paragraph_20_Font"><text:span text:style-name="T2">ד </text:span></text:span><text:span text:style-name="Default_20_Paragraph_20_Font"><text:span text:style-name="T3">לָא תֵחוֹד פּוּם תּוֹרָא בִּדְיָשֵׁיהּ׃ </text:span></text:span><text:span text:style-name="Default_20_Paragraph_20_Font"><text:span text:style-name="T2">ה </text:span></text:span><text:span text:style-name="Default_20_Paragraph_20_Font"><text:span text:style-name="T3">אֲרֵי יֵתְבוּן אַחִין כַּחֲדָא וִימוּת חַד מִנְּהוֹן וּבַר לֵית לֵיהּ לָא תְהֵי אִתַּת מֵתָנָא לְבָרָא לִגְבַר אוֹחֲרָן (נ"א חִלּוֹנָי) יְבָמַהּ יֵעוּל עֲלַהּ וְיִסְּבַהּ לֵיהּ לְאִנְתּוּ וְיִבְּמַהּ׃ </text:span></text:span><text:span text:style-name="Default_20_Paragraph_20_Font"><text:span text:style-name="T2">ו </text:span></text:span><text:span text:style-name="Default_20_Paragraph_20_Font"><text:span text:style-name="T3">וִיהֵי בוּכְרָא דִּי תְלִיד יְקוּם עַל שְׁמָא דַאֲחוּהִי מֵתָנָא וְלָא יִתִּמְחֵי שְׁמֵיהּ מִיִּשְׂרָאֵל׃ </text:span></text:span><text:span text:style-name="Default_20_Paragraph_20_Font"><text:span text:style-name="T2">ז </text:span></text:span><text:span text:style-name="Default_20_Paragraph_20_Font"><text:span text:style-name="T3">וְאִם לָא יִצְבֵי גַבְרָא לְמִסַּב יָת יְבִמְתֵּיהּ וְתִסַּק יְבִמְתֵּיהּ לִתְרַע בֵּית דִּינָא לָקֳדָם סָבַיָּא וְתֵימַר לָא צָבֵי יְבָמִי לַאֲקָמָא לַאֲחוּהִי שְׁמָא בְּיִשְׂרָאֵל לָא אָבֵי לְיַבָּמוּתִי׃ </text:span></text:span><text:span text:style-name="Default_20_Paragraph_20_Font"><text:span text:style-name="T2">ח </text:span></text:span><text:span text:style-name="Default_20_Paragraph_20_Font"><text:span text:style-name="T3">וְיִקְרוּן לֵיהּ סָבֵי קַרְתֵּיהּ וִימַלְּלוּן עִמֵּיהּ וִיקוּם וְיֵימַר לָא רְעֵנָא לְמִסְבַּהּ׃ </text:span></text:span><text:span text:style-name="Default_20_Paragraph_20_Font"><text:span text:style-name="T2">ט </text:span></text:span><text:span text:style-name="Default_20_Paragraph_20_Font"><text:span text:style-name="T3">וְתִתְקְרַב יְבִמְתֵּיהּ לְוָתֵיהּ לָקֳדָם סָבַיָּא וְתַשְׁרֵי סֵינֵיהּ מֵעַל רַגְלֵיהּ וְתֵרוֹק בְּאַנְפּוֹהִי וְתָתֵב וְתֵימַר כְּדֵין יִתְעֲבֵד לִגְבַר דִּי לָא יִבְנֵי יָת בֵּיתָא דַאֲחוּהִי׃ </text:span></text:span><text:span text:style-name="Default_20_Paragraph_20_Font"><text:span text:style-name="T2">י </text:span></text:span><text:span text:style-name="Default_20_Paragraph_20_Font"><text:span text:style-name="T3">וְיִתְקְרֵי שְׁמֵיהּ בְּיִשְׂרָאֵל בֵּית שְׁרִי סֵינָא׃ </text:span></text:span><text:span text:style-name="Default_20_Paragraph_20_Font"><text:span text:style-name="T2">יא </text:span></text:span><text:span text:style-name="Default_20_Paragraph_20_Font"><text:span text:style-name="T3">אֲרֵי יִנְצוּן גֻּבְרִין כַּחֲדָא גְּבַר וַאֲחוּהִי וְתִתְקְרֵב אִתַּת חַד לְשֵׁזָבָא יָת בַּעֲלַהּ מִיַּד מָחוּהִי וְתוֹשֵׁט יְדַהּ וְתִתְקֵף בְּבֵית בַּהַתְּתֵיהּ׃ </text:span></text:span><text:span text:style-name="Default_20_Paragraph_20_Font"><text:span text:style-name="T2">יב </text:span></text:span><text:span text:style-name="Default_20_Paragraph_20_Font"><text:span text:style-name="T3">וּתְקוּץ יָת יְדַהּ לָא תְחוּס עֵינָךְ׃ </text:span></text:span><text:span text:style-name="Default_20_Paragraph_20_Font"><text:span text:style-name="T2">יג </text:span></text:span><text:span text:style-name="Default_20_Paragraph_20_Font"><text:span text:style-name="T3">לָא יְהֵי לָךְ בְּכִיסָךְ מַתְקַל וּמַתְקָל רַבְּתָא וּזְעֶרְתָּא׃ </text:span></text:span><text:span text:style-name="Default_20_Paragraph_20_Font"><text:span text:style-name="T2">יד </text:span></text:span><text:span text:style-name="Default_20_Paragraph_20_Font"><text:span text:style-name="T3">לָא יְהֵי לָךְ בְּבֵיתָךְ מְכִילָא וּמְכִילָא רַבְּתָא וּזְעֶרְתָּא׃ </text:span></text:span><text:span text:style-name="Default_20_Paragraph_20_Font"><text:span text:style-name="T2">טו </text:span></text:span><text:span text:style-name="Default_20_Paragraph_20_Font"><text:span text:style-name="T3">מַתְקְלִין שָׁלְמִין דִּקְשׁוֹט יְהוֹן לָךְ מְכִילָן שָׁלְמִין דִּקְשׁוֹט יְהוֹן לָךְ בְּדִיל דְּיוֹרְכוּן יוֹמָיךְ עַל אַרְעָא דַּיְיָ אֱלָהָךְ יָהֵב לָךְ׃ </text:span></text:span><text:span text:style-name="Default_20_Paragraph_20_Font"><text:span text:style-name="T2">טז </text:span></text:span><text:span text:style-name="Default_20_Paragraph_20_Font"><text:span text:style-name="T3">אֲרֵי מְרָחָק קֳדָם יְיָ אֱלָהָךְ כָּל עָבֵד אִלֵּין כֹּל עָבֵד שְׁקַר׃ </text:span></text:span><text:span text:style-name="Default_20_Paragraph_20_Font"><text:span text:style-name="T2">יז </text:span></text:span><text:span text:style-name="Default_20_Paragraph_20_Font"><text:span text:style-name="T3">הֲוֵי דְכִיר יָת דִּי עֲבַד לָךְ עֲמָלֵק בְּאָרְחָא בְּמִפָּקְכוֹן מִמִּצְרָיִם׃ </text:span></text:span><text:span text:style-name="Default_20_Paragraph_20_Font"><text:span text:style-name="T2">יח </text:span></text:span><text:span text:style-name="Default_20_Paragraph_20_Font"><text:span text:style-name="T3">דִּי עָרְעָךְ בְּאָרְחָא וְקָטֵל בָּךְ כָּל דַּהֲווֹ מִתְאַחֲרִין בַּתְרָךְ וְאַתְּ מְשַׁלְהֵי וְלָאֵי וְלָא דָחֵיל מִן קֳדָם יְיָ׃ </text:span></text:span><text:span text:style-name="Default_20_Paragraph_20_Font"><text:span text:style-name="T2">יט </text:span></text:span><text:span text:style-name="Default_20_Paragraph_20_Font"><text:span text:style-name="T3">וִיהֵי כַּד יְנִיחַ יְיָ אֱלָהָךְ לָךְ מִכָּל בַּעֲלֵי דְבָבָךְ מִסְּחוֹר סְחוֹר בְּאַרְעָא דִּי יְיָ אֱלָהָךְ יָהֵב לָךְ אַחֲסָנָא לְמֵירְתַהּ תִּמְחֵי יָת דּוּכְרָנָא דַעֲמָלֵק מִתְּחוֹת שְׁמַיָּא לָא תִּתִּנְשֵׁי׃ </text:span></text:span></text:p>
      </text:section>
      <text:section text:style-name="Sect1" text:name="Sect26">
        <text:p text:style-name="P2"><text:span text:style-name="Default_20_Paragraph_20_Font"><text:span text:style-name="T1">Deuteronomy 26</text:span></text:span></text:p>
        <text:p text:style-name="P3"><text:span text:style-name="Default_20_Paragraph_20_Font"><text:span text:style-name="T2">א </text:span></text:span><text:span text:style-name="Default_20_Paragraph_20_Font"><text:span text:style-name="T3">וִיהֵי אֲרֵי תֵעוּל לְאַרְעָא דִּי יְיָ אֱלָהָךְ יָהֵב לָךְ אַחֲסָנָא וְתֵירְתַהּ וְתֵיתֵב בַּהּ׃ </text:span></text:span><text:span text:style-name="Default_20_Paragraph_20_Font"><text:span text:style-name="T2">ב </text:span></text:span><text:span text:style-name="Default_20_Paragraph_20_Font"><text:span text:style-name="T3">וְתִסַּב מֵרֵישׁ כָּל אִבָּא דְאַרְעָא דִּי תָעֵל מֵאַרְעָךְ דִּי יְיָ אֱלָהָךְ יָהֵב לָךְ וּתְשַׁוֵּי בְסַלָּא וּתְהַךְ לְאַתְרָא דִּי יִתִּרְעֵי יְיָ אֱלָהָךְ לְאַשְׁרָאָה שְׁכִנְתֵּיהּ תַּמָּן׃ </text:span></text:span><text:span text:style-name="Default_20_Paragraph_20_Font"><text:span text:style-name="T2">ג </text:span></text:span><text:span text:style-name="Default_20_Paragraph_20_Font"><text:span text:style-name="T3">וְתֵיתֵי לְוָת כַּהֲנָא דִּי יְהֵי בְּיוֹמַיָּא הָאִנּוּן וְתֵימַר לֵיהּ חַוֵּיתִי יוֹמָא דֵין קֳדָם יְיָ אֱלָהָךְ אֲרֵי עַלִּית לְאַרְעָא דִּי קַיִּים יְיָ לַאֲבָהָתָנָא לְמִתַּן לָנָא׃ </text:span></text:span><text:span text:style-name="Default_20_Paragraph_20_Font"><text:span text:style-name="T2">ד </text:span></text:span><text:span text:style-name="Default_20_Paragraph_20_Font"><text:span text:style-name="T3">וְיִסַּב כַּהֲנָא סַלָּא מִידָךְ וְיַחְתִנֵּיהּ קֳדָם מַדְבְּחָא דַּיְיָ אֱלָהָךְ׃ </text:span></text:span><text:span text:style-name="Default_20_Paragraph_20_Font"><text:span text:style-name="T2">ה </text:span></text:span><text:span text:style-name="Default_20_Paragraph_20_Font"><text:span text:style-name="T3">וְתָתֵיב וְתֵימַר קֳדָם יְיָ אֱלָהָךְ לָבָן אֲרַמָּאָה בָּעָא לְאוֹבָדָא יָת אַבָּא וּנְחַת לְמִצְרַיִם וְדָר תַּמָּן בְּעַם זְעֵר וַהֲוָה תַמָּן לְעַם רַב תַּקִּיף וְסַגִּי׃ </text:span></text:span><text:span text:style-name="Default_20_Paragraph_20_Font"><text:span text:style-name="T2">ו </text:span></text:span><text:span text:style-name="Default_20_Paragraph_20_Font"><text:span text:style-name="T3">וְאַבְאִישׁוּ לָנָא מִצְרַיִם וְעַנְּיָנָא וִיהָבוּ עֲלָנָא פָּלְחָנָא קַשְׁיָא׃ </text:span></text:span><text:span text:style-name="Default_20_Paragraph_20_Font"><text:span text:style-name="T2">ז </text:span></text:span><text:span text:style-name="Default_20_Paragraph_20_Font"><text:span text:style-name="T3">וְצַלֵּינָא קֳדָם יְיָ אֱלָהָא דַאֲבָהָתָנָא וְקַבִּיל יְיָ צְלוֹתָנָא וּגְלֵי קֳדָמוֹהִי עַמְלָנָא וְלֵאוּתָנָא וְדוּחֲקָנָא׃ </text:span></text:span><text:span text:style-name="Default_20_Paragraph_20_Font"><text:span text:style-name="T2">ח </text:span></text:span><text:span text:style-name="Default_20_Paragraph_20_Font"><text:span text:style-name="T3">וְאַפְּקָנָא יְיָ מִמִּצְרַיִם בִּידָא תַקִּיפָא וּבִדְרָעָא מְרָמְמָא וּבְחֶזְוָנָא רַבָּא וּבְאָתִין וּבְמוֹפְתִין׃ </text:span></text:span><text:span text:style-name="Default_20_Paragraph_20_Font"><text:span text:style-name="T2">ט </text:span></text:span><text:span text:style-name="Default_20_Paragraph_20_Font"><text:span text:style-name="T3">וְאַיְתָנָא לְאַתְרָא הָדֵין וִיהַב לָנָא יָת אַרְעָא הָדָא אַרְעָא עָבְדָא חֲלַב וּדְבָשׁ׃ </text:span></text:span><text:span text:style-name="Default_20_Paragraph_20_Font"><text:span text:style-name="T2">י </text:span></text:span><text:span text:style-name="Default_20_Paragraph_20_Font"><text:span text:style-name="T3">וּכְעַן הָא אַיְתֵתִי יָת רֵישׁ אִבָּא דְאַרְעָא דִּיהַבְתְּ לִי יְיָ וְתַחְתִנֵיהּ קֳדָם יְיָ אֱלָהָךְ וְתִסְגּוּד קֳדָם יְיָ אֱלָהָךְ׃ </text:span></text:span><text:span text:style-name="Default_20_Paragraph_20_Font"><text:span text:style-name="T2">יא </text:span></text:span><text:span text:style-name="Default_20_Paragraph_20_Font"><text:span text:style-name="T3">וְתֶחֱדֵי בְכָל טַבְתָא דִּי יְהַב לָךְ יְיָ אֱלָהָךְ וְלֶאֱנַשׁ בֵּיתָךְ אַתְּ וְלֵוָאֵי </text:span></text:span><text:soft-page-break/><text:span text:style-name="Default_20_Paragraph_20_Font"><text:span text:style-name="T3">וְגִיּוֹרָא דִּי בֵינָךְ׃ </text:span></text:span><text:span text:style-name="Default_20_Paragraph_20_Font"><text:span text:style-name="T2">יב </text:span></text:span><text:span text:style-name="Default_20_Paragraph_20_Font"><text:span text:style-name="T3">אֲרֵי תְשֵׁצֵי לְעַשָּׂרָא יָת כָּל מַעֲשַׂר עֲלַלְתָּךְ בְּשַׁתָּא תְלִיתָאָה שְׁנַת מַעְשְׂרָא וְתִתֵּן לְלֵוָאֵי לְגִיּוֹרָא לְיִתַּמָּא וּלְאַרְמְלָא וְיֵכְלוּן בְּקִרְוָיךְ וְיִשְׂבְּעוּן׃ </text:span></text:span><text:span text:style-name="Default_20_Paragraph_20_Font"><text:span text:style-name="T2">יג </text:span></text:span><text:span text:style-name="Default_20_Paragraph_20_Font"><text:span text:style-name="T3">וְתֵימַר קֳדָם יְיָ אֱלָהָךְ פַּלֵּתִי קֹדֶשׁ מַעְשְׂרָא מִן בֵּיתָא וְאַף יְהָבִתֵּיהּ לְלֵוָאֵי וּלְגִיּוֹרָא לְיִתַּמָּא וּלְאַרְמְלָא כְּכָל פִּקּוּדָךְ דִּי פַקִּדְתַּנִי לָא עֲבָרִית מִפִּקּוּדָיךְ וְלָא אִתִּנְשֵׁיתִי׃ </text:span></text:span><text:span text:style-name="Default_20_Paragraph_20_Font"><text:span text:style-name="T2">יד </text:span></text:span><text:span text:style-name="Default_20_Paragraph_20_Font"><text:span text:style-name="T3">לָא אֲכָלִית בְּאֶבְלִי מִנֵּיהּ וְלָא פַלֵּתִי מִנֵּיהּ בְּדִמְסָאָב וְלָא יְהָבִית מִנֵּיהּ לְמִית קַבֵּלִית לְמֵימְרָא דַּיְיָ אֱלָהָי עֲבָדִית כְּכֹל דִּי פַקִּדְתַּנִי׃ </text:span></text:span><text:span text:style-name="Default_20_Paragraph_20_Font"><text:span text:style-name="T2">טו </text:span></text:span><text:span text:style-name="Default_20_Paragraph_20_Font"><text:span text:style-name="T3">אִסְתְּכִי מִמְּדוֹר קָדְשָׁךְ מִן שְׁמַיָּא וּבָרֵךְ יָת עַמָּךְ יָת יִשְׂרָאֵל וְיָת אַרְעָא דִּי יְהַבְתְּ לָנָא כְּמָא דִי קַיֶּמְתָּא לַאֲבָהָתָנָא אֲרַע עָבְדָא חֲלַב וּדְבָשׁ׃ </text:span></text:span><text:span text:style-name="Default_20_Paragraph_20_Font"><text:span text:style-name="T2">טז </text:span></text:span><text:span text:style-name="Default_20_Paragraph_20_Font"><text:span text:style-name="T3">יוֹמָא הָדֵין יְיָ אֱלָהָךְ מְפַקְּדָךְ לְמֶעְבַּד יָת קְיָמַיָּא הָאִלֵּין וְיָת דִּינַיָּא וְתִטַּר וְתַעְבֵּד יָתְהוֹן בְּכָל לִבָּךְ וּבְכָל נַפְשָׁךְ׃ </text:span></text:span><text:span text:style-name="Default_20_Paragraph_20_Font"><text:span text:style-name="T2">יז </text:span></text:span><text:span text:style-name="Default_20_Paragraph_20_Font"><text:span text:style-name="T3">יָת יְיָ חֲטַבְתָּ יוֹמָא דֵין לְמֶהֱוֵי לָךְ לֶאֱלָהּ וְלִמְהַךְ בְּאָרְחָן דְּתָקְנָן קֳדָמוֹהִי וּלְמִטַּר קְיָמוֹהִי וּפִקּוּדוֹהִי וְדִינוֹהִי וּלְקַבָּלָא בְמֵימְרֵיהּ׃ </text:span></text:span><text:span text:style-name="Default_20_Paragraph_20_Font"><text:span text:style-name="T2">יח </text:span></text:span><text:span text:style-name="Default_20_Paragraph_20_Font"><text:span text:style-name="T3">וַייָ חָטְבָךְ יוֹמָא דֵין לְמֶהֱוֵי לֵיהּ לְעַם חַבִּיב כְּמָא דִי מַלִּיל לָךְ וּלְמִטַּר כָּל פִּקּוּדוֹהִי׃ </text:span></text:span><text:span text:style-name="Default_20_Paragraph_20_Font"><text:span text:style-name="T2">יט </text:span></text:span><text:span text:style-name="Default_20_Paragraph_20_Font"><text:span text:style-name="T3">וּלְמִתְּנָךְ עִלָּאָה עַל כָּל עַמְמַיָּא דִּי עֲבַד לְתֻשְׁבָּחָא וּלְשׁוּם וְלִרְבוּ וּלְמֶהֱוָךְ עַם קַדִּישׁ קֳדָם יְיָ אֱלָהָךְ כְּמָא דִי מַלִּיל׃ </text:span></text:span></text:p>
      </text:section>
      <text:section text:style-name="Sect1" text:name="Sect27">
        <text:p text:style-name="P2"><text:span text:style-name="Default_20_Paragraph_20_Font"><text:span text:style-name="T1">Deuteronomy 27</text:span></text:span></text:p>
        <text:p text:style-name="P3"><text:span text:style-name="Default_20_Paragraph_20_Font"><text:span text:style-name="T2">א </text:span></text:span><text:span text:style-name="Default_20_Paragraph_20_Font"><text:span text:style-name="T3">וּפַקִּיד משֶׁה וְסָבֵי יִשְׂרָאֵל יָת עַמָּא לְמֵימָר טַר יָת כָּל תַּפְקֶדְתָּא דִּי אֲנָא מְפַקֵּד יָתְכוֹן יוֹמָא דֵין׃ </text:span></text:span><text:span text:style-name="Default_20_Paragraph_20_Font"><text:span text:style-name="T2">ב </text:span></text:span><text:span text:style-name="Default_20_Paragraph_20_Font"><text:span text:style-name="T3">וִיהֵי בְּיוֹמָא דִּי תַעְבְּרוּן יָת יַרְדְּנָא לְאַרְעָא דַּיְיָ אֱלָהָךְ יָהֵב לָךְ וּתְקִים לָךְ אַבְנִין רַבְרְבִין וּתְסוּד יָתְהוֹן בְּסִידָא׃ </text:span></text:span><text:span text:style-name="Default_20_Paragraph_20_Font"><text:span text:style-name="T2">ג </text:span></text:span><text:span text:style-name="Default_20_Paragraph_20_Font"><text:span text:style-name="T3">וְתִכְתּוֹב עֲלֵיהוֹן יָת כָּל פִּתְגָּמֵי אוֹרַיְתָא הָדָא בְּמֶעְבְּרָךְ בְּדִיל דִּי תֵעוּל לְאַרְעָא דַיְיָ אֱלָהָךְ יָהֵב לָךְ אַרְעָא עָבְדָא חֲלַב וּדְבַשׁ כְּמָא דִי מַלִּיל יְיָ אֱלָהָא דַאֲבָהָתָךְ לָךְ׃ </text:span></text:span><text:span text:style-name="Default_20_Paragraph_20_Font"><text:span text:style-name="T2">ד </text:span></text:span><text:span text:style-name="Default_20_Paragraph_20_Font"><text:span text:style-name="T3">וִיהֵי בְּמֵעֲבָרְכוֹן יָת יַרְדְּנָא תְּקִימוּן יָת אַבְנַיָּא הָאִלֵּין דִּי אֲנָא מְפַקֵּד יָתְכוֹן יוֹמָא דֵין בְּטוּרָא דְעֵיבָל וּתְסוּד יָתְהוֹן בְּסִידָא׃ </text:span></text:span><text:span text:style-name="Default_20_Paragraph_20_Font"><text:span text:style-name="T2">ה </text:span></text:span><text:span text:style-name="Default_20_Paragraph_20_Font"><text:span text:style-name="T3">וְתִבְנֵי תַמָּן מַדְבְּחָא קֳדָם יְיָ אֱלָהָךְ מַדְבַּח אַבְנִין לָא תְרִים עֲלֵיהוֹן פַּרְזְלָא׃ </text:span></text:span><text:span text:style-name="Default_20_Paragraph_20_Font"><text:span text:style-name="T2">ו </text:span></text:span><text:span text:style-name="Default_20_Paragraph_20_Font"><text:span text:style-name="T3">אַבְנִין שָׁלְמִין תִּבְנֵי יָת מַדְבְּחָא דַּיְיָ אֱלָהָךְ וְתַסֵּק עֲלוֹהִי עֲלָוָן קֳדָם יְיָ אֱלָהָךְ׃ </text:span></text:span><text:span text:style-name="Default_20_Paragraph_20_Font"><text:span text:style-name="T2">ז </text:span></text:span><text:span text:style-name="Default_20_Paragraph_20_Font"><text:span text:style-name="T3">וְתִכּוֹס נִכְסַת קוּדְשִׁין וְתֵיכוּל תַּמָּן וְתֶחֱדֵי קֳדָם יְיָ אֱלָהָךְ׃ </text:span></text:span><text:span text:style-name="Default_20_Paragraph_20_Font"><text:span text:style-name="T2">ח </text:span></text:span><text:span text:style-name="Default_20_Paragraph_20_Font"><text:span text:style-name="T3">וְתִכְתּוֹב עַל אַבְנַיָּא יָת כָּל פִּתְגָּמֵי אוֹרַיְתָא הָדָא פָּרַשׁ יָאוּת׃ </text:span></text:span><text:span text:style-name="Default_20_Paragraph_20_Font"><text:span text:style-name="T2">ט </text:span></text:span><text:span text:style-name="Default_20_Paragraph_20_Font"><text:span text:style-name="T3">וּמַלִּיל משֶׁה וְכָהֲנַיָּא לֵוָאֵי לְכָל יִשְׂרָאֵל לְמֵימָר אֲצֵית וּשְׁמַע יִשְׂרָאֵל יוֹמָא הָדֵין הֲוֵיתָא לְעַמָּא קֳדָם יְיָ אֱלָהָךְ׃ </text:span></text:span><text:span text:style-name="Default_20_Paragraph_20_Font"><text:span text:style-name="T2">י </text:span></text:span><text:span text:style-name="Default_20_Paragraph_20_Font"><text:span text:style-name="T3">וּתְקַבֵּל לְמֵימְרָא דַּיְיָ אֱלָהָךְ וְתַעְבֵּד יָת פִּקּוּדוֹהִי וְיָת קְיָמוֹהִי דִּי אֲנָא מְפַקְּדָךְ יוֹמָא דֵין׃ </text:span></text:span><text:span text:style-name="Default_20_Paragraph_20_Font"><text:span text:style-name="T2">יא </text:span></text:span><text:span text:style-name="Default_20_Paragraph_20_Font"><text:span text:style-name="T3">וּפַקִּיד משֶׁה יָת עַמָּא בְּיוֹמָא הַהוּא לְמֵימָר׃ </text:span></text:span><text:span text:style-name="Default_20_Paragraph_20_Font"><text:span text:style-name="T2">יב </text:span></text:span><text:span text:style-name="Default_20_Paragraph_20_Font"><text:span text:style-name="T3">אִלֵּין יְקוּמוּן לְבָרָכָא יָת עַמָּא עַל טוּרָא דִגְרִזִּים בְּמֵעֲבָרְכוֹן יָת יַרְדְּנָא שִׁמְעוֹן וְלֵוִי וִיהוּדָה וְיִשָּׂשׂכָר וְיוֹסֵף וּבִנְיָמִן׃ </text:span></text:span><text:span text:style-name="Default_20_Paragraph_20_Font"><text:span text:style-name="T2">יג </text:span></text:span><text:span text:style-name="Default_20_Paragraph_20_Font"><text:span text:style-name="T3">וְאִלֵּין יְקוּמוּן עַל לְוָטַיָּא בְּטוּרָא דְעֵיבָל רְאוּבֵן גָּד וְאָשֵׁר וּזְבוּלֻן דָּן וְנַפְתָּלִי׃ </text:span></text:span><text:span text:style-name="Default_20_Paragraph_20_Font"><text:span text:style-name="T2">יד </text:span></text:span><text:span text:style-name="Default_20_Paragraph_20_Font"><text:span text:style-name="T3">וִיתִיבוּן לֵוָאֵי וְיֵימְרוּן לְכָל אֱנַשׁ יִשְׂרָאֵל קָלָא רָמָא׃ </text:span></text:span><text:span text:style-name="Default_20_Paragraph_20_Font"><text:span text:style-name="T2">טו </text:span></text:span><text:span text:style-name="Default_20_Paragraph_20_Font"><text:span text:style-name="T3">לִיט גַּבְרָא דִּי יַעְבֵּד צֶלֶם וּמַתְּכָא מְרָחָקָא קֳדָם יְיָ עֹבַד יְדֵי אָמָן וּמְשַׁוִּי בְסִתְרָא וִיתִיבוּן כָּל עַמָּא וְיֵימְרוּן אָמֵן׃ </text:span></text:span><text:span text:style-name="Default_20_Paragraph_20_Font"><text:span text:style-name="T2">טז </text:span></text:span><text:span text:style-name="Default_20_Paragraph_20_Font"><text:span text:style-name="T3">לִיט דְּיִקְלֵי אֲבוּהִי וְאִמֵּיהּ וְיֵימַר כָּל עַמָּא אָמֵן׃ </text:span></text:span><text:span text:style-name="Default_20_Paragraph_20_Font"><text:span text:style-name="T2">יז </text:span></text:span><text:span text:style-name="Default_20_Paragraph_20_Font"><text:span text:style-name="T3">לִיט דְּיִשְׁנֵי תְּחוּמָא דְחַבְרֵיהּ וְיֵימַר כָּל עַמָּא אָמֵן׃ </text:span></text:span><text:span text:style-name="Default_20_Paragraph_20_Font"><text:span text:style-name="T2">יח </text:span></text:span><text:span text:style-name="Default_20_Paragraph_20_Font"><text:span text:style-name="T3">לִיט דְּיַטְעֵי עַוִּירָא בְּאָרְחָא וְיֵימַר כָּל עַמָּא אָמֵן׃ </text:span></text:span><text:span text:style-name="Default_20_Paragraph_20_Font"><text:span text:style-name="T2">יט </text:span></text:span><text:span text:style-name="Default_20_Paragraph_20_Font"><text:span text:style-name="T3">לִיט דְּיַצְלֵי דִּין דַּיַּר יִתַּמָּא וְאַרְמְלָא וְיֵימַר כָּל עַמָּא אָמֵן׃ </text:span></text:span><text:span text:style-name="Default_20_Paragraph_20_Font"><text:span text:style-name="T2">כ </text:span></text:span><text:span text:style-name="Default_20_Paragraph_20_Font"><text:span text:style-name="T3">לִיט דְּיִשְׁכּוּב עִם אִתַּת אֲבוּהִי אֲרֵי גַלִּי כַּנְפָא דַאֲבוּהִי וְיֵימַר כָּל עַמָּא אָמֵן׃ </text:span></text:span><text:span text:style-name="Default_20_Paragraph_20_Font"><text:span text:style-name="T2">כא </text:span></text:span><text:span text:style-name="Default_20_Paragraph_20_Font"><text:span text:style-name="T3">לִיט דְּיִשְׁכּוּב עִם כָּל בְּעִירָא וְיֵימַר כָּל עַמָּא אָמֵן׃ </text:span></text:span><text:span text:style-name="Default_20_Paragraph_20_Font"><text:span text:style-name="T2">כב </text:span></text:span><text:span text:style-name="Default_20_Paragraph_20_Font"><text:span text:style-name="T3">לִיט דְּיִשְׁכּוּב עִם אֲחָתֵיהּ בַּת אֲבוּהִי אוֹ בַת אִמֵּיהּ וְיֵימַר כָּל עַמָּא אָמֵן׃ </text:span></text:span><text:span text:style-name="Default_20_Paragraph_20_Font"><text:span text:style-name="T2">כג </text:span></text:span><text:span text:style-name="Default_20_Paragraph_20_Font"><text:span text:style-name="T3">לִיט דְּיִשְׁכּוּב עִם חֲמוֹתֵיהּ וְיֵימַר כָּל עַמָּא אָמֵן׃ </text:span></text:span><text:span text:style-name="Default_20_Paragraph_20_Font"><text:span text:style-name="T2">כד </text:span></text:span><text:span text:style-name="Default_20_Paragraph_20_Font"><text:span text:style-name="T3">לִיט דְּיִמְחֵי לְחַבְרֵיהּ בְּסִתְרָא וְיֵימַר כָּל </text:span></text:span><text:soft-page-break/><text:span text:style-name="Default_20_Paragraph_20_Font"><text:span text:style-name="T3">עַמָּא אָמֵן׃ </text:span></text:span><text:span text:style-name="Default_20_Paragraph_20_Font"><text:span text:style-name="T2">כה </text:span></text:span><text:span text:style-name="Default_20_Paragraph_20_Font"><text:span text:style-name="T3">לִיט דִּי מְקַבֵּל שֹׁחֲדָא לְמִקְטַל נְפַשׁ דַּם זַכַּי וְיֵימַר כָּל עַמָּא אָמֵן׃ </text:span></text:span><text:span text:style-name="Default_20_Paragraph_20_Font"><text:span text:style-name="T2">כו </text:span></text:span><text:span text:style-name="Default_20_Paragraph_20_Font"><text:span text:style-name="T3">לִיט דִּי לָא יְקַיַּם יָת פִּתְגָּמֵי אוֹרַיְתָא הָדָא לְמֶעְבַּד יָתְהוֹן וְיֵימַר כָּל עַמָּא אָמֵן׃ </text:span></text:span></text:p>
      </text:section>
      <text:section text:style-name="Sect1" text:name="Sect28">
        <text:p text:style-name="P2"><text:span text:style-name="Default_20_Paragraph_20_Font"><text:span text:style-name="T1">Deuteronomy 28</text:span></text:span></text:p>
        <text:p text:style-name="P3"><text:span text:style-name="Default_20_Paragraph_20_Font"><text:span text:style-name="T2">א </text:span></text:span><text:span text:style-name="Default_20_Paragraph_20_Font"><text:span text:style-name="T3">וִיהֵי אִם קַבָּלָא תְקַבֵּל לְמֵימְרָא דַּיְיָ אֱלָהָךְ לְמִטַּר לְמֶעְבַּד יָת כָּל פִּקּוּדוֹהִי דִּי אֲנָא מְפַקְּדָךְ יוֹמָא דֵין וְיִתְּנִנָּךְ יְיָ אֱלָהָךְ עִלַּי עַל כָּל עַמְמֵי אַרְעָא׃ </text:span></text:span><text:span text:style-name="Default_20_Paragraph_20_Font"><text:span text:style-name="T2">ב </text:span></text:span><text:span text:style-name="Default_20_Paragraph_20_Font"><text:span text:style-name="T3">וְיֵיתוּן עֲלָךְ כָּל בִּרְכְּתָא הָאִלֵּין וְיִדְבְּקֻנָּךְ אֲרֵי תְקַבַּל לְמֵימְרָא דַּיְיָ אֱלָהָךְ׃ </text:span></text:span><text:span text:style-name="Default_20_Paragraph_20_Font"><text:span text:style-name="T2">ג </text:span></text:span><text:span text:style-name="Default_20_Paragraph_20_Font"><text:span text:style-name="T3">בְּרִיךְ אַתְּ בְּקַרְתָּא וּבְרִיךְ אַתְּ בְּחַקְלָא׃ </text:span></text:span><text:span text:style-name="Default_20_Paragraph_20_Font"><text:span text:style-name="T2">ד </text:span></text:span><text:span text:style-name="Default_20_Paragraph_20_Font"><text:span text:style-name="T3">בְּרִיךְ וַלְדָּא דִמְעָךְ וְאִבָּא דְאַרְעָךְ וּוַלְדָּא דִבְעִירָךְ בַּקְרֵי תוֹרָיךְ וְעֶדְרֵי עָנָךְ׃ </text:span></text:span><text:span text:style-name="Default_20_Paragraph_20_Font"><text:span text:style-name="T2">ה </text:span></text:span><text:span text:style-name="Default_20_Paragraph_20_Font"><text:span text:style-name="T3">בְּרִיךְ סַלָּךְ וְאַצְוָתָךְ׃ </text:span></text:span><text:span text:style-name="Default_20_Paragraph_20_Font"><text:span text:style-name="T2">ו </text:span></text:span><text:span text:style-name="Default_20_Paragraph_20_Font"><text:span text:style-name="T3">בְּרִיךְ אַתְּ בְּמֵעֲלָךְ וּבְרִיךְ אַתְּ בְּמִפְּקָךְ׃ </text:span></text:span><text:span text:style-name="Default_20_Paragraph_20_Font"><text:span text:style-name="T2">ז </text:span></text:span><text:span text:style-name="Default_20_Paragraph_20_Font"><text:span text:style-name="T3">יִתֵּן יְיָ יָת בַּעֲלֵי דְבָבָךְ דְּקָיְמִין עֲלָךְ תְּבִירִין קֳדָמָךְ בְּאָרְחָא חַד יִפְּקוּן לְוָתָךְ וּבְשִׁבְעָא אָרְחָן יֵעִרְקוּן מִקֳּדָמָךְ׃ </text:span></text:span><text:span text:style-name="Default_20_Paragraph_20_Font"><text:span text:style-name="T2">ח </text:span></text:span><text:span text:style-name="Default_20_Paragraph_20_Font"><text:span text:style-name="T3">יְפַקֵּד יְיָ עִמָּךְ יָת בִּרְכְּתָא בְּאוֹצָרָךְ וּבְכֹל אוֹשָׁטוּת יְדָךְ וִיבָרֵכִנָּךְ בְּאַרְעָא דַּיְיָ אֱלָהָךְ יָהֵב לָךְ׃ </text:span></text:span><text:span text:style-name="Default_20_Paragraph_20_Font"><text:span text:style-name="T2">ט </text:span></text:span><text:span text:style-name="Default_20_Paragraph_20_Font"><text:span text:style-name="T3">יְקִימִנָּךְ יְיָ לֵיהּ לְעַם קַדִּישׁ כְּמָא דִי קַיִּים לָךְ אֲרֵי תִטַּר יָת פִּקּוּדַיָּא דַּיְיָ אֱלָהָךְ וּתְהַךְ בְּאָרְחָן דְּתָקְנָן קֳדָמוֹהִי׃ </text:span></text:span><text:span text:style-name="Default_20_Paragraph_20_Font"><text:span text:style-name="T2">י </text:span></text:span><text:span text:style-name="Default_20_Paragraph_20_Font"><text:span text:style-name="T3">וְיֶחֱזוּן כָּל עַמְמֵי אַרְעָא אֲרֵי שְׁמָא דַיְיָ אִתְקְרֵי עֲלָךְ וְיִדְחֲלוּן מִנָּךְ׃ </text:span></text:span><text:span text:style-name="Default_20_Paragraph_20_Font"><text:span text:style-name="T2">יא </text:span></text:span><text:span text:style-name="Default_20_Paragraph_20_Font"><text:span text:style-name="T3">וְיוֹתְרִנָּךְ יְיָ לְטָבָא בְּוַלְדָּא דִמְעָךְ וּבְוַלְדָּא דִבְעִירָךְ וּבְאִבָּא דְאַרְעָךְ עַל אַרְעָא דִּי קַיִּים יְיָ לַאֲבָהָתָךְ לְמִתַּן לָךְ׃ </text:span></text:span><text:span text:style-name="Default_20_Paragraph_20_Font"><text:span text:style-name="T2">יב </text:span></text:span><text:span text:style-name="Default_20_Paragraph_20_Font"><text:span text:style-name="T3">יִפְתַּח יְיָ לָךְ יָת אוֹצָרֵיהּ טָבָא יָת שְׁמַיָּא לְמִתַּן מְטַר אַרְעָךְ בְּעִדָּנֵיהּ וּלְבָרָכָא יָת כָּל עוֹבָדֵי יְדָךְ וְתוֹזֵף לְעַמְמִין סַגִּיאִין וְאַתְּ לָא תְזוּף׃ </text:span></text:span><text:span text:style-name="Default_20_Paragraph_20_Font"><text:span text:style-name="T2">יג </text:span></text:span><text:span text:style-name="Default_20_Paragraph_20_Font"><text:span text:style-name="T3">וְיִתְּנִנָּךְ יְיָ לְתַקִּיף וְלָא לְחַלָּשׁ וּתְהֵי בְּרַם לְעֵלָּא וְלָא תְהֵי לְתַחְתָּא אֲרֵי תְקַבַּל לְפִקּוּדַיָּא דַּיְיָ אֱלָהָךְ דִּי אֲנָא מְפַקְּדָךְ יוֹמָא דֵין לְמִטַּר וּלְמֶעְבָּד׃ </text:span></text:span><text:span text:style-name="Default_20_Paragraph_20_Font"><text:span text:style-name="T2">יד </text:span></text:span><text:span text:style-name="Default_20_Paragraph_20_Font"><text:span text:style-name="T3">וְלָא תִסְטוּן מִכָּל פִּתְגָּמַיָּא דִּי אֲנָא מְפַקֵּד יָתְכוֹן יוֹמָא דֵין יַמִּינָא וּשְׂמָאלָא לִמְהַךְ בָּתַר טַעֲוַת עַמְמַיָּא לְמִפְלְחִנּוּן׃ </text:span></text:span><text:span text:style-name="Default_20_Paragraph_20_Font"><text:span text:style-name="T2">טו </text:span></text:span><text:span text:style-name="Default_20_Paragraph_20_Font"><text:span text:style-name="T3">וִיהֵי אִם לָא תְקַבַּל בְּמֵימְרָא דַּיְיָ אֱלָהָךְ לְמִטַּר לְמֶעְבַּד יָת כָּל פִּקּוּדוֹהִי וּקְיָמוֹהִי דִּי אֲנָא מְפַקְּדָךְ יוֹמָא דֵין וְיֵיתוּן עֲלָךְ כָּל לְוָטַיָּא הָאִלֵּין וְיִדְבְּקֻנָּךְ׃ </text:span></text:span><text:span text:style-name="Default_20_Paragraph_20_Font"><text:span text:style-name="T2">טז </text:span></text:span><text:span text:style-name="Default_20_Paragraph_20_Font"><text:span text:style-name="T3">לִיט אַתְּ בְּקַרְתָּא וְלִיט אַתְּ בְּחַקְלָא׃ </text:span></text:span><text:span text:style-name="Default_20_Paragraph_20_Font"><text:span text:style-name="T2">יז </text:span></text:span><text:span text:style-name="Default_20_Paragraph_20_Font"><text:span text:style-name="T3">לִיט סַלָּךְ וְאַצְוָתָךְ׃ </text:span></text:span><text:span text:style-name="Default_20_Paragraph_20_Font"><text:span text:style-name="T2">יח </text:span></text:span><text:span text:style-name="Default_20_Paragraph_20_Font"><text:span text:style-name="T3">לִיט וַלְדָּא דִמְעָךְ וְאִבָּא דְאַרְעָךְ בַּקְרֵי תוֹרָיךְ וְעֶדְרֵי עָנָךְ׃ </text:span></text:span><text:span text:style-name="Default_20_Paragraph_20_Font"><text:span text:style-name="T2">יט </text:span></text:span><text:span text:style-name="Default_20_Paragraph_20_Font"><text:span text:style-name="T3">לִיט אַתְּ בְּמֵעֲלָךְ וְלִיט אַתְּ בְּמִפְּקָךְ׃ </text:span></text:span><text:span text:style-name="Default_20_Paragraph_20_Font"><text:span text:style-name="T2">כ </text:span></text:span><text:span text:style-name="Default_20_Paragraph_20_Font"><text:span text:style-name="T3">יְגָרֵי יְיָ בָּךְ יָת מְאֶרְתָּא וְיָת שִׁגּוּשַׁיָּא וְיָת מְזוֹפִיתָא בְּכָל אוֹשָׁטוּת יְדָךְ דִּי תַעְבֵּד עַד דְּתִשְׁתֵּצֵי וְעַד דְּתֵיבַד בִּפְרִיעַ מִן קֳדָם בִּישׁוּת עוֹבָדָיךְ דִּשְׁבַקְתָּא דַחַלְתִּי׃ </text:span></text:span><text:span text:style-name="Default_20_Paragraph_20_Font"><text:span text:style-name="T2">כא </text:span></text:span><text:span text:style-name="Default_20_Paragraph_20_Font"><text:span text:style-name="T3">יַדְבֵּק יְיָ בָּךְ יָת מוֹתָא עַד דִּישֵׁיצֵי יָתָךְ מֵעַל אַרְעָא דִּי אַתְּ עָלֵל לְתַמָּן לְמֵירְתַהּ׃ </text:span></text:span><text:span text:style-name="Default_20_Paragraph_20_Font"><text:span text:style-name="T2">כב </text:span></text:span><text:span text:style-name="Default_20_Paragraph_20_Font"><text:span text:style-name="T3">יִמְחִנָּךְ יְיָ בְּשַׁחֶפְתָּא וּבְקַדַּחְתָּא וּבִדְלֶקְתָּא וּבְחַרְחוּרָא וּבְחַרְבָּא וּבְשִׁדְּפוֹנָא וּבְיַרְקוֹנָא וְיִרְדְּפֻנָּךְ עַד דְּתֵיבָד׃ </text:span></text:span><text:span text:style-name="Default_20_Paragraph_20_Font"><text:span text:style-name="T2">כג </text:span></text:span><text:span text:style-name="Default_20_Paragraph_20_Font"><text:span text:style-name="T3">וִיהוֹן שְׁמַיָּךְ דִּי עִלָּוֵי רֵישָׁךְ חֲסִינִין כִּנְחָשָׁא מִלְּאֲחָתָא מִטְרָא וְאַרְעָא דִי תְחוֹתָךְ תַּקִּיפָא כְפַרְזְלָא מִלְּמֶעְבַּד פֵּרִין׃ </text:span></text:span><text:span text:style-name="Default_20_Paragraph_20_Font"><text:span text:style-name="T2">כד </text:span></text:span><text:span text:style-name="Default_20_Paragraph_20_Font"><text:span text:style-name="T3">יִתֵּן יְיָ יָת מְטַר אַרְעָךְ אַבְקָא וְעַפְרָא מִן שְׁמַיָּא יֵחוּת עֲלָךְ עַד דְּתִשְׁתֵּצֵי׃ </text:span></text:span><text:span text:style-name="Default_20_Paragraph_20_Font"><text:span text:style-name="T2">כה </text:span></text:span><text:span text:style-name="Default_20_Paragraph_20_Font"><text:span text:style-name="T3">יִתְּנִנָּךְ יְיָ תְּבִיר קֳדָם סָנְאָךְ בְּאָרְחָא חֲדָא תִּפּוֹק לְוָתֵיהּ וּבְשִׁבְעָא אָרְחָן תֵּעִרוֹק מִקֳּדָמוֹהִי וּתְהֵי לְזִיעַ לְכָל מַלְכְּוַת אַרְעָא׃ </text:span></text:span><text:span text:style-name="Default_20_Paragraph_20_Font"><text:span text:style-name="T2">כו </text:span></text:span><text:span text:style-name="Default_20_Paragraph_20_Font"><text:span text:style-name="T3">וּתְהֵי נְבִלְתָּךְ מְשַׁגְּרָא לְמֵיכַל לְכָל עוֹפָא דִשְׁמַיָּא וְלִבְעִירַת אַרְעָא וְלֵית דְּמָנִיד׃ </text:span></text:span><text:span text:style-name="Default_20_Paragraph_20_Font"><text:span text:style-name="T2">כז </text:span></text:span><text:span text:style-name="Default_20_Paragraph_20_Font"><text:span text:style-name="T3">יִמְחִנָּךְ יְיָ בְּשִׁחֲנָא דְמִצְרַיִם וּבִטְחוֹרִין וּבְגַרְבָּא וּבַחֲרִיס יַבִּישׁ דִּי לָא תִכּוּל לְאִתַּסָּאָה׃ </text:span></text:span><text:span text:style-name="Default_20_Paragraph_20_Font"><text:span text:style-name="T2">כח </text:span></text:span><text:span text:style-name="Default_20_Paragraph_20_Font"><text:span text:style-name="T3">יִמְחִנָּךְ יְיָ בְּטַפְשׁוּתָא וּבְסַמְיוּתָא וּבְשַׁעֲמָמוּת לִבָּא׃ </text:span></text:span><text:span text:style-name="Default_20_Paragraph_20_Font"><text:span text:style-name="T2">כט </text:span></text:span><text:span text:style-name="Default_20_Paragraph_20_Font"><text:span text:style-name="T3">וּתְהֵי מְמַשֵּׁשׁ בְּטִהֲרָא כְּמָא דִי מַשֵּׁשׁ עַוִּירָא בְּקַבְלָא וְלָא תַצְלַח יָת אָרְחָתָיךְ וּתְהֵי בְּרַם עָשִׁיק וְאָנִיס כָּל יוֹמַיָּא וְלֵית דְּפָרִיק׃ </text:span></text:span><text:span text:style-name="Default_20_Paragraph_20_Font"><text:span text:style-name="T2">ל </text:span></text:span><text:span text:style-name="Default_20_Paragraph_20_Font"><text:span text:style-name="T3">אִתְּתָא תֵירוֹס וּגְבַר אָחֳרָן יִשְׁכְּבִנַּהּ בֵּיתָא תִבְנֵי וְלָא תֵיתֵב בֵּיהּ כַּרְמָא תִצּוֹב וְלָא תְחַלִּנֵּיהּ׃ </text:span></text:span><text:span text:style-name="Default_20_Paragraph_20_Font"><text:span text:style-name="T2">לא </text:span></text:span><text:span text:style-name="Default_20_Paragraph_20_Font"><text:span text:style-name="T3">תּוֹרָךְ יְהֵי נָכֵס לְעֵינָיךְ </text:span></text:span><text:soft-page-break/><text:span text:style-name="Default_20_Paragraph_20_Font"><text:span text:style-name="T3">וְלָא תֵיכוּל מִנֵּיהּ חֲמָרָךְ יְהֵי אָנֵס מִקֳּדָמָךְ וְלָא יְתוּב לָךְ עָנָךְ מְסִירִין לְבַעֲלֵי דְבָבָךְ וְלֵית לָךְ פָּרִיק׃ </text:span></text:span><text:span text:style-name="Default_20_Paragraph_20_Font"><text:span text:style-name="T2">לב </text:span></text:span><text:span text:style-name="Default_20_Paragraph_20_Font"><text:span text:style-name="T3">בְּנָיךְ וּבְנָתָיךְ מְסִירִין לְעַמָּא אָחֳרָן וְעֵינָיךְ חֲזָן וִיסוּפָן בִּגְלָלְהֵן כָּל יוֹמָא וְלֵית חֵילָא בִּידָךְ׃ </text:span></text:span><text:span text:style-name="Default_20_Paragraph_20_Font"><text:span text:style-name="T2">לג </text:span></text:span><text:span text:style-name="Default_20_Paragraph_20_Font"><text:span text:style-name="T3">אִבָּא דְאַרְעָךְ וְכָל לֵאוּתָךְ יֵכוּל עַמָּא דִּי לָא יְדַעַתְּ וּתְהֵי בְרַם עָשִׁיק וּרְעִיעַ כָּל יוֹמַיָּא׃ </text:span></text:span><text:span text:style-name="Default_20_Paragraph_20_Font"><text:span text:style-name="T2">לד </text:span></text:span><text:span text:style-name="Default_20_Paragraph_20_Font"><text:span text:style-name="T3">וּתְהֵי מִשְׁתַּטֵּיהּ מֵחֵזוּ עֵינָיךְ דִּי תֶחֱזֵי׃ </text:span></text:span><text:span text:style-name="Default_20_Paragraph_20_Font"><text:span text:style-name="T2">לה </text:span></text:span><text:span text:style-name="Default_20_Paragraph_20_Font"><text:span text:style-name="T3">יִמְחִנָּךְ יְיָ בְּשִׁחֲנָא בִישָׁא עַל רְכֻבַיָּא וְעַל שָׁקַיָּא דִּי לָא תִכּוּל לְאִתַּסָּאָה מִפַּרְסַת רַגְלָךְ וְעַד מוֹחָךְ׃ </text:span></text:span><text:span text:style-name="Default_20_Paragraph_20_Font"><text:span text:style-name="T2">לו </text:span></text:span><text:span text:style-name="Default_20_Paragraph_20_Font"><text:span text:style-name="T3">יַגְלֵי יְיָ יָתָךְ וְיָת מַלְכָּךְ דִּי תְקִים עֲלָךְ לְעַם דִּי לָא יְדַעַתְּ אַתְּ וַאֲבָהָתָיךְ וְתִפְלַח תַּמָּן לְעַמְמַיָּא פָּלְחֵי טַעֲוָתָא אָעָא וְאַבְנָא׃ </text:span></text:span><text:span text:style-name="Default_20_Paragraph_20_Font"><text:span text:style-name="T2">לז </text:span></text:span><text:span text:style-name="Default_20_Paragraph_20_Font"><text:span text:style-name="T3">וּתְהֵי לְצָדוּ לִמְתַל וּלְשׁוֹעֵי בְּכֹל עַמְמַיָּא דִּי יִדְבְּרִנָּךְ יְיָ לְתַמָּן׃ </text:span></text:span><text:span text:style-name="Default_20_Paragraph_20_Font"><text:span text:style-name="T2">לח </text:span></text:span><text:span text:style-name="Default_20_Paragraph_20_Font"><text:span text:style-name="T3">בַּר זְרַע סַגִּי תַּפֵּק לְחַקְלָא וּזְעֵר תִּכְנוֹשׁ אֲרֵי יַחְסְלִנֵּיהּ גּוֹבָא׃ </text:span></text:span><text:span text:style-name="Default_20_Paragraph_20_Font"><text:span text:style-name="T2">לט </text:span></text:span><text:span text:style-name="Default_20_Paragraph_20_Font"><text:span text:style-name="T3">כַּרְמִין תִּצּוֹב וְתִפְלַח וְחַמְרָא לָא תִשְׁתֵּי וְלָא תִכְנוֹשׁ אֲרֵי תֵיכְלִנֵּיהּ תֹּלַעְתָּא׃ </text:span></text:span><text:span text:style-name="Default_20_Paragraph_20_Font"><text:span text:style-name="T2">מ </text:span></text:span><text:span text:style-name="Default_20_Paragraph_20_Font"><text:span text:style-name="T3">זֵיתִין יְהוֹן לָךְ בְּכָל תְּחוּמָךְ וּמִשְׁחָא לָא תְסוּךְ אֲרֵי יִתְּרוּן זֵיתָיךְ׃ </text:span></text:span><text:span text:style-name="Default_20_Paragraph_20_Font"><text:span text:style-name="T2">מא </text:span></text:span><text:span text:style-name="Default_20_Paragraph_20_Font"><text:span text:style-name="T3">בְּנִין וּבְנָן תּוֹלִיד וְלָא יְהוֹן לָךְ אֲרֵי יְהָכוּן בְּשִׁבְיָא׃ </text:span></text:span><text:span text:style-name="Default_20_Paragraph_20_Font"><text:span text:style-name="T2">מב </text:span></text:span><text:span text:style-name="Default_20_Paragraph_20_Font"><text:span text:style-name="T3">כָּל אִילָנָךְ וְאִבָּא דְאַרְעָךְ יַחְסְנִנֵּיהּ סַקָּאָה׃ </text:span></text:span><text:span text:style-name="Default_20_Paragraph_20_Font"><text:span text:style-name="T2">מג </text:span></text:span><text:span text:style-name="Default_20_Paragraph_20_Font"><text:span text:style-name="T3">תּוֹתַב עָרֵל דִּי בֵינָךְ יְהֵי סָלִיק עֵיל מִנָּךְ לְעֵלָּא לְעֵלָּא וְאַתְּ תְּהֵי נָחֵת לְתַחְתָּא לְתַחְתָּא׃ </text:span></text:span><text:span text:style-name="Default_20_Paragraph_20_Font"><text:span text:style-name="T2">מד </text:span></text:span><text:span text:style-name="Default_20_Paragraph_20_Font"><text:span text:style-name="T3">הוּא יוֹזְפִנָּךְ וְאַתְּ לָא תוֹזְפִנֵּיהּ הוּא יְהֵי לְתַקִּיף וְאַתְּ תְּהֵי לְחַלָּשׁ׃ </text:span></text:span><text:span text:style-name="Default_20_Paragraph_20_Font"><text:span text:style-name="T2">מה </text:span></text:span><text:span text:style-name="Default_20_Paragraph_20_Font"><text:span text:style-name="T3">וְיֵיתוּן עֲלָךְ כָּל לְוָטַיָּא הָאִלֵּין וְיִרְדְּפֻנָּךְ וְיִדְבְּקֻנָּךְ עַד דְּתִשְׁתֵּצֵי אֲרֵי לָא קַבֶּלְתָּא לְמֵימְרָא דַּיְיָ אֱלָהָךְ לְמִטַּר פִּקּוּדוֹהִי וּקְיָמוֹהִי דִּי פַקְּדָךְ׃ </text:span></text:span><text:span text:style-name="Default_20_Paragraph_20_Font"><text:span text:style-name="T2">מו </text:span></text:span><text:span text:style-name="Default_20_Paragraph_20_Font"><text:span text:style-name="T3">וִיהוֹן בָּךְ לְאָת וּלְמוֹפֵת וּבִבְנָיךְ עַד עֳלָם׃ </text:span></text:span><text:span text:style-name="Default_20_Paragraph_20_Font"><text:span text:style-name="T2">מז </text:span></text:span><text:span text:style-name="Default_20_Paragraph_20_Font"><text:span text:style-name="T3">חֳלָף דִּי לָא פְלַחְתָּא קֳדָם יְיָ אֱלָהָךְ בְּחֶדְוָא וּבְשַׁפִּירוּת לִבָּא מִסְּגֵי כֹּלָּא׃ </text:span></text:span><text:span text:style-name="Default_20_Paragraph_20_Font"><text:span text:style-name="T2">מח </text:span></text:span><text:span text:style-name="Default_20_Paragraph_20_Font"><text:span text:style-name="T3">וְתִפְלַח יָת בַּעֲלֵי דְבָבָךְ דִּי יְגָרִנֵּיהּ יְיָ בָּךְ בְּכַפְנָא וּבְצַחוּתָא וּבְעַרְטִלְיָתָא וּבַחֲסִירוּת כֹּלָּא וְיִתֵּן נִיר פַּרְזְלָא עַל צַוְּארָךְ עַד דִּישֵׁיצֵי יָתָךְ׃ </text:span></text:span><text:span text:style-name="Default_20_Paragraph_20_Font"><text:span text:style-name="T2">מט </text:span></text:span><text:span text:style-name="Default_20_Paragraph_20_Font"><text:span text:style-name="T3">יַיְתִי יְיָ עֲלָךְ עַם מֵרָחִיק מִסְּיָפֵי אַרְעָא כְּמָא דִי מִשְׁתְּדִי נִשְׁרָא עַמָּא דִּי לָא תִשְׁמַע לִישָׁנֵיהּ׃ </text:span></text:span><text:span text:style-name="Default_20_Paragraph_20_Font"><text:span text:style-name="T2">נ </text:span></text:span><text:span text:style-name="Default_20_Paragraph_20_Font"><text:span text:style-name="T3">עַם תַּקִּיף אַפִּין דִּי לָא יִסַּב אַפִּין לְסָבָא וְעַל יָנְקָא לָא מְרַחֵם׃ </text:span></text:span><text:span text:style-name="Default_20_Paragraph_20_Font"><text:span text:style-name="T2">נא </text:span></text:span><text:span text:style-name="Default_20_Paragraph_20_Font"><text:span text:style-name="T3">וְיֵיכוּל וַלְדָּא דִבְעִירָךְ וְאִבָּא דְאַרְעָךְ עַד דְּתִשְׁתֵּצֵי דִּי לָא יַשְׁאַר לָךְ עִבוּרָא חַמְרָא וּמִשְׁחָא בַּקְרֵי תוֹרָיךְ וְעֶדְרֵי עָנָךְ עַד דְּיוֹבֵד יָתָךְ׃ </text:span></text:span><text:span text:style-name="Default_20_Paragraph_20_Font"><text:span text:style-name="T2">נב </text:span></text:span><text:span text:style-name="Default_20_Paragraph_20_Font"><text:span text:style-name="T3">וְיָעֵק לָךְ בְּכָל קִרְוָיךְ עַד דְּיִכְבַּשׁ שׁוּרָיךְ רָמַיָּא וּכְרִיכַיָּא דִּי אַתְּ רָחֵץ לְאִשְׁתֵּזָבָא בְּהֵן בְּכָל אַרְעָךְ וְיָעֵק לָךְ בְּכָל קִרְוָיךְ בְּכָל אַרְעָךְ דִּי יְהַב יְיָ אֱלָהָךְ לָךְ׃ </text:span></text:span><text:span text:style-name="Default_20_Paragraph_20_Font"><text:span text:style-name="T2">נג </text:span></text:span><text:span text:style-name="Default_20_Paragraph_20_Font"><text:span text:style-name="T3">וְתֵיכוּל וַלְדָּא דִמְעָךְ בְּשַׂר בְּנָיךְ וּבְנָתָיךְ דִּי יְהַב לָךְ יְיָ אֱלָהָךְ בִּצְיָרָא וּבְעַקְתָא דְּיָעֵק לָךְ סָנְאָךְ׃ </text:span></text:span><text:span text:style-name="Default_20_Paragraph_20_Font"><text:span text:style-name="T2">נד </text:span></text:span><text:span text:style-name="Default_20_Paragraph_20_Font"><text:span text:style-name="T3">גַּבְרָא דְרַכִּיךְ בָּךְ וְדִמְפַנַּק לַחֲדָא תִּבְאֵשׁ עֵינֵיהּ בְּאָחוּהִי וּבְאִתַּת קְיָמֵיהּ וּבִשְׁאָר בְּנוֹהִי דִּי יַשְׁאַר׃ </text:span></text:span><text:span text:style-name="Default_20_Paragraph_20_Font"><text:span text:style-name="T2">נה </text:span></text:span><text:span text:style-name="Default_20_Paragraph_20_Font"><text:span text:style-name="T3">מִלְּמִתַּן לְחַד מִנְּהוֹן מִבְּשַׂר בְּנוֹהִי דִּי יֵיכוּל מִדְּלָא אִשְׁתָּאַר לֵיהּ כֹּלָּא בִּצְיָרָא וּבְעַקְתָא דִּי יָעֵק לָךְ סָנְאָךְ בְּכָל קִרְוָיךְ׃ </text:span></text:span><text:span text:style-name="Default_20_Paragraph_20_Font"><text:span text:style-name="T2">נו </text:span></text:span><text:span text:style-name="Default_20_Paragraph_20_Font"><text:span text:style-name="T3">דְּרַכִּיכָא בָךְ וְדִמְפַנְּקָא דִּי לָא נַסִּיאַת פַּרְסַת רַגְלַהּ לַאֲחָתָא עַל אַרְעָא מִמְּפַנְּקוּ וּמֵרַכִּיכוּ תַּבְאֵשׁ עֵינַהּ בִּגְבַר קְיָמַהּ וּבִבְרַהּ וּבִבְרַתַּהּ׃ </text:span></text:span><text:span text:style-name="Default_20_Paragraph_20_Font"><text:span text:style-name="T2">נז </text:span></text:span><text:span text:style-name="Default_20_Paragraph_20_Font"><text:span text:style-name="T3">וּבִזְעֵר בְּנָהָא דְּיִפְּקוּן מִנַּהּ וּבִבְנָהָא דִּי תְלִיד אֲרֵי תֵיכְלִנּוּן בַּחֲסִירוּת כֹּלָּא בְּסִתְרָא בִּצְיָרָא וּבְעַקְתָא דִּי יָעֵק לָךְ סָנְאָךְ בְּקִרְוָיךְ׃ </text:span></text:span><text:span text:style-name="Default_20_Paragraph_20_Font"><text:span text:style-name="T2">נח </text:span></text:span><text:span text:style-name="Default_20_Paragraph_20_Font"><text:span text:style-name="T3">אִם לָא תִטַּר לְמֶעְבַּד יָת כָּל פִּתְגָּמֵי אוֹרַיְתָא הָדָא דִּכְתִיבִין בְּסִפְרָא הָדֵין לְמִדְחַל יָת שְׁמָא יַקִּירָא וּדְחִילָא הָדֵין יָת יְיָ אֱלָהָךְ׃ </text:span></text:span><text:span text:style-name="Default_20_Paragraph_20_Font"><text:span text:style-name="T2">נט </text:span></text:span><text:span text:style-name="Default_20_Paragraph_20_Font"><text:span text:style-name="T3">וְיַפְרַשׁ יְיָ יָת מָחָתָךְ וְיָת מָחַת בְּנָיךְ מָחָן רַבְרְבָן וּמְהֵימְנָן וּמַכְתְּשִׁין בִּישִׁין וּמְהֵימְנִין׃ </text:span></text:span><text:span text:style-name="Default_20_Paragraph_20_Font"><text:span text:style-name="T2">ס </text:span></text:span><text:span text:style-name="Default_20_Paragraph_20_Font"><text:span text:style-name="T3">וְיָתֵב בָּךְ יָת כָּל מַכְתְּשֵׁי מִצְרַיִם דִּי דְחֶלְתָּא מִקֳּדָמֵיהוֹן וְיִדְבְּקוּן בָּךְ׃ </text:span></text:span><text:span text:style-name="Default_20_Paragraph_20_Font"><text:span text:style-name="T2">סא </text:span></text:span><text:span text:style-name="Default_20_Paragraph_20_Font"><text:span text:style-name="T3">אַף כָּל מְרַע וְכָל מָחָא דִּי לָא כְתִיבִין בְּסִפְרָא דְאוֹרַיְתָא הָדָא יַיְתִנּוּן יְיָ עֲלָךְ עַד דְּיִשְׁתֵּצָךְ׃ </text:span></text:span><text:span text:style-name="Default_20_Paragraph_20_Font"><text:span text:style-name="T2">סב </text:span></text:span><text:span text:style-name="Default_20_Paragraph_20_Font"><text:span text:style-name="T3">וְתִשְׁתַּאֲרוּן בְּעַם זְעֵר חֳלָף דִּי הֲוֵיתוּן כְּכוֹכְבֵי שְׁמַיָּא לְמִסְגֵּי אֲרֵי לָא קַבֶּלְתָּא לְמֵימְרָא דַּיְיָ אֱלָהָךְ׃ </text:span></text:span><text:span text:style-name="Default_20_Paragraph_20_Font"><text:span text:style-name="T2">סג </text:span></text:span><text:span text:style-name="Default_20_Paragraph_20_Font"><text:span text:style-name="T3">וִיהֵי כְּמָא דִחַדֵּי יְיָ עֲלֵיכוֹן לְאוֹטָבָא יָתְכוֹן וּלְאַסְגָּאָה יָתְכוֹן כֵּן יֶחֱדֵי יְיָ עֲלֵיכוֹן לְאוֹבָדָא יָתְכוֹן וּלְשֵׁצָאָה יָתְכוֹן וְתִטַּלְטְלוּן מֵעַל אַרְעָא דִּאַתְּ עָלֵל לְתַמָּן לְמֵירְתַהּ׃ </text:span></text:span><text:span text:style-name="Default_20_Paragraph_20_Font"><text:span text:style-name="T2">סד </text:span></text:span><text:span text:style-name="Default_20_Paragraph_20_Font"><text:span text:style-name="T3">וִיבַדְּרִנָּךְ יְיָ בְּכָל עַמְמַיָּא מִסְּיָפֵי אַרְעָא וְעַד סְיָפֵי אַרְעָא וְתִפְלַח </text:span></text:span><text:soft-page-break/><text:span text:style-name="Default_20_Paragraph_20_Font"><text:span text:style-name="T3">תַּמָּן לְעַמְמַיָּא פָּלְחֵי טַעֲוָתָא דִּי לָא יְדַעְתָּ אַתְּ וַאֲבָהָתָךְ אָעָא וְאַבְנָא׃ </text:span></text:span><text:span text:style-name="Default_20_Paragraph_20_Font"><text:span text:style-name="T2">סה </text:span></text:span><text:span text:style-name="Default_20_Paragraph_20_Font"><text:span text:style-name="T3">וּבְעַמְמַיָּא הָאִנּוּן לָא תְנוּחַ וְלָא יְהֵא מְנָח לְפַרְסַת רַגְלָךְ וְיִתֵּן יְיָ לָךְ תַּמָּן לֵב דָּחֵל וְחַשְׁכַת עַיְנִין וּמַפְּחַן נְפָשׁ׃ </text:span></text:span><text:span text:style-name="Default_20_Paragraph_20_Font"><text:span text:style-name="T2">סו </text:span></text:span><text:span text:style-name="Default_20_Paragraph_20_Font"><text:span text:style-name="T3">וִיהוֹן חַיָּיךְ תְּלָן לָךְ מִקֳּבֵל וּתְהֵי תָוֵה לֵילְיָא וִימָמָא וְלָא תְהֵימִין בְּחַיָּיךְ׃ </text:span></text:span><text:span text:style-name="Default_20_Paragraph_20_Font"><text:span text:style-name="T2">סז </text:span></text:span><text:span text:style-name="Default_20_Paragraph_20_Font"><text:span text:style-name="T3">בְּצַפְרָא תֵימַר מָן יִתֵּן רַמְשָׁא וּבְרַמְשָׁא תֵימַר מָן יִתֵּן צַפְרָא מִתַּוְהוּת לִבָּךְ דִּי תְהֵי תָוֵה וּמֵחֵזוּ עֵינָיךְ דִּי תְהֵי חָזֵי׃ </text:span></text:span><text:span text:style-name="Default_20_Paragraph_20_Font"><text:span text:style-name="T2">סח </text:span></text:span><text:span text:style-name="Default_20_Paragraph_20_Font"><text:span text:style-name="T3">וְיָתֵיבִנָּךְ יְיָ מִצְרַיִם בִּסְפִינָן בְּאָרְחָא דִּי אֲמָרִית לָךְ לָא תוֹסֵף עוֹד לְמֵחְזְיַהּ וְתִזְדַּבְּנוּן תַּמָּן לְּבַעֲלֵי דְבָבָךְ לְעַבְדִּין וּלְאַמְהָן וְלֵית דְּקַנֵה׃ </text:span></text:span><text:span text:style-name="Default_20_Paragraph_20_Font"><text:span text:style-name="T2">סט </text:span></text:span><text:span text:style-name="Default_20_Paragraph_20_Font"><text:span text:style-name="T3">אִלֵּין פִּתְגָּמֵי קְיָמָא דִּי פַקִּיד יְיָ יָת משֶׁה לְמִגְזַר עִם בְּנֵי יִשְׂרָאֵל בְּאַרְעָא דְמוֹאָב בַּר מִקְּיָמָא דִּי גְזַר עִמְּהוֹן בְּחֹרֵב׃ </text:span></text:span></text:p>
      </text:section>
      <text:section text:style-name="Sect1" text:name="Sect29">
        <text:p text:style-name="P2"><text:span text:style-name="Default_20_Paragraph_20_Font"><text:span text:style-name="T1">Deuteronomy 29</text:span></text:span></text:p>
        <text:p text:style-name="P3"><text:span text:style-name="Default_20_Paragraph_20_Font"><text:span text:style-name="T2">א </text:span></text:span><text:span text:style-name="Default_20_Paragraph_20_Font"><text:span text:style-name="T3">וּקְרָא משֶׁה לְכָל יִשְׂרָאֵל וַאֲמַר לְהוֹן אַתּוּן חֲזֵתוּן יָת כָּל דִּי עֲבַד יְיָ לְעֵינֵיכוֹן בְּאַרְעָא דְמִצְרַיִם לְפַרְעֹה וּלְכָל עַבְדוֹהִי וּלְכָל אַרְעֵיהּ׃ </text:span></text:span><text:span text:style-name="Default_20_Paragraph_20_Font"><text:span text:style-name="T2">ב </text:span></text:span><text:span text:style-name="Default_20_Paragraph_20_Font"><text:span text:style-name="T3">נִסֵּי רַבְרְבַיָּא דִּי חֲזָאָה עֵינָיךְ אָתַיָּא וּמוֹפְתַיָּא רַבְרְבַיָּא הָאִנּוּן׃ </text:span></text:span><text:span text:style-name="Default_20_Paragraph_20_Font"><text:span text:style-name="T2">ג </text:span></text:span><text:span text:style-name="Default_20_Paragraph_20_Font"><text:span text:style-name="T3">וְלָא יְהַב יְיָ לְכוֹן לִבָּא לְמִדַּע וְעַיְנִין לְמֶחֱזֵי וְאֻדְנִין לְמִשְׁמַע עַד יוֹמָא הָדֵין׃ </text:span></text:span><text:span text:style-name="Default_20_Paragraph_20_Font"><text:span text:style-name="T2">ד </text:span></text:span><text:span text:style-name="Default_20_Paragraph_20_Font"><text:span text:style-name="T3">וְדַבָּרִית יָתְכוֹן אַרְבְּעִין שְׁנִין בְּמַדְבְּרָא לָא בְלִיאַת כְּסוּתְכוֹן מִנְּכוֹן וּמְסָנָךְ לָא עֲדוֹ מֵעַל רַגְלָךְ׃ </text:span></text:span><text:span text:style-name="Default_20_Paragraph_20_Font"><text:span text:style-name="T2">ה </text:span></text:span><text:span text:style-name="Default_20_Paragraph_20_Font"><text:span text:style-name="T3">לַחְמָא לָא אֲכַלְתּוּן וַחֲמַר חֲדַת וְעַתִּיק לָא שְׁתֵיתוּן בְּדִיל דְּתִדְּעוּן אֲרֵי אֲנָא יְיָ אֱלָהֲכוֹן׃ </text:span></text:span><text:span text:style-name="Default_20_Paragraph_20_Font"><text:span text:style-name="T2">ו </text:span></text:span><text:span text:style-name="Default_20_Paragraph_20_Font"><text:span text:style-name="T3">וַאֲתֵתוּן לְאַתְרָא הָדֵין וּנְפַק סִיחוֹן מַלְכָּא דְחֶשְׁבּוֹן וְעוֹג מַלְכָּא דְמַתְנָן לָקֳדָמוּתָנָא לַאֲגָחָא קְרָבָא וּמְחוֹנוּן׃ </text:span></text:span><text:span text:style-name="Default_20_Paragraph_20_Font"><text:span text:style-name="T2">ז </text:span></text:span><text:span text:style-name="Default_20_Paragraph_20_Font"><text:span text:style-name="T3">וּנְסִבְנָא יָת אַרְעֲהוֹן וִיהָבִנַּהּ לְאַחֲסָנָא לְשִׁבְטָא דִרְאוּבֵן וּלְשִׁבְטָא דְגָד וּלְפַלְגּוּת שִׁבְטָא דִמְנַשֶּׁה׃ </text:span></text:span><text:span text:style-name="Default_20_Paragraph_20_Font"><text:span text:style-name="T2">ח </text:span></text:span><text:span text:style-name="Default_20_Paragraph_20_Font"><text:span text:style-name="T3">וְתִטְּרוּן יָת פִּתְגָּמֵי קְיָמָא הָדָא וְתַעְבְּדוּן יָתְהוֹן בְּדִיל דְּתִצְלְחוּן יָת כָּל דִּי תַעְבְּדוּן׃ </text:span></text:span><text:span text:style-name="Default_20_Paragraph_20_Font"><text:span text:style-name="T2">ט </text:span></text:span><text:span text:style-name="Default_20_Paragraph_20_Font"><text:span text:style-name="T3">אַתּוּן קָיְמִין יוֹמָא דֵין כָּלְּכוֹן קֳדָם יְיָ אֱלָהֲכוֹן רֵישֵׁיכוֹן שִׁבְטֵיכוֹן סָבֵיכוֹן וְסָרְכֵיכוֹן כֹּל אֱנַשׁ יִשְׂרָאֵל׃ </text:span></text:span><text:span text:style-name="Default_20_Paragraph_20_Font"><text:span text:style-name="T2">י </text:span></text:span><text:span text:style-name="Default_20_Paragraph_20_Font"><text:span text:style-name="T3">טַפְלְכוֹן נְשֵׁיכוֹן וְגִיּוֹרָךְ דִּי בְּגוֹ מַשְׁרִיתָיךְ מִלָּקֵט אָעָיךְ עַד מְלֵי מַיָּיךְ׃ </text:span></text:span><text:span text:style-name="Default_20_Paragraph_20_Font"><text:span text:style-name="T2">יא </text:span></text:span><text:span text:style-name="Default_20_Paragraph_20_Font"><text:span text:style-name="T3">לְאָעָלוּתָךְ בִּקְיָמָא דַייָ אֱלָהָךְ וּבְמוֹמָתֵיהּ דִּי יְיָ אֱלָהָךְ גְּזַר עִמָּךְ יוֹמָא דֵין׃ </text:span></text:span><text:span text:style-name="Default_20_Paragraph_20_Font"><text:span text:style-name="T2">יב </text:span></text:span><text:span text:style-name="Default_20_Paragraph_20_Font"><text:span text:style-name="T3">בְּדִיל לַאֲקָמָא יָתָךְ יוֹמָא דֵין קֳדָמוֹהִי לְעַמָּא וְהוּא יְהֵי לָךְ לֶאֱלָהּ כְּמָא דִי מַלִּיל לָךְ וּכְמָא דִי קַיִּים לַאֲבָהָתָךְ לְאַבְרָהָם לְיִצְחָק וּלְיַעֲקֹב׃ </text:span></text:span><text:span text:style-name="Default_20_Paragraph_20_Font"><text:span text:style-name="T2">יג </text:span></text:span><text:span text:style-name="Default_20_Paragraph_20_Font"><text:span text:style-name="T3">וְלָא עִמְּכוֹן בִּלְחוֹדֵיכוֹן אֲנָא גְּזַר יָת קְיָמָא הָדָא וְיָת מוֹמָתָא הָדָא׃ </text:span></text:span><text:span text:style-name="Default_20_Paragraph_20_Font"><text:span text:style-name="T2">יד </text:span></text:span><text:span text:style-name="Default_20_Paragraph_20_Font"><text:span text:style-name="T3">אֲרֵי יָת מָן דְּאִיתוֹהִי הָכָא עִמָּנָא קָאֵם יוֹמָא דֵין קֳדָם יְיָ אֱלָהָנָא וְיָת דִּי לֵיתוֹהִי הָכָא עִמָּנָא יוֹמָא דֵין׃ </text:span></text:span><text:span text:style-name="Default_20_Paragraph_20_Font"><text:span text:style-name="T2">טו </text:span></text:span><text:span text:style-name="Default_20_Paragraph_20_Font"><text:span text:style-name="T3">אֲרֵי אַתּוּן יְדַעְתּוּן יָת דִּיתֵבְנָא בְּאַרְעָא דְמִצְרָיִם וְיָת דִּי עֲבַרְנָא בְּגוֹ עַמְמַיָּא דִּי עֲבַרְתּוּן׃ </text:span></text:span><text:span text:style-name="Default_20_Paragraph_20_Font"><text:span text:style-name="T2">טז </text:span></text:span><text:span text:style-name="Default_20_Paragraph_20_Font"><text:span text:style-name="T3">וַחֲזֵתוּן יָת שִׁקּוּצֵיהוֹן וְיָת טַעֲוָתְהוֹן אָעָא וְאַבְנָא כַּסְפָּא וְדַהֲבָא דִּי עִמְּהוֹן׃ </text:span></text:span><text:span text:style-name="Default_20_Paragraph_20_Font"><text:span text:style-name="T2">יז </text:span></text:span><text:span text:style-name="Default_20_Paragraph_20_Font"><text:span text:style-name="T3">דִּילְמָא אִית בְּכוֹן גְּבַר אוֹ אִתְּתָא אוֹ זַרְעִית אוֹ שִׁבְטָא דִּי לִבֵּיהּ פָּנֵי יוֹמָא דֵין מִדַּחַלְתָּא דַּיְיָ אֱלָהָנָא לְמֵהַךְ לְמִפְלַח יָת טַעֲוַת עַמְמַיָּא הָאִנּוּן דִּילְמָא אִית בְּכוֹן גְּבַר מְהַרְהַר חֶטְאִין אוֹ זָדוֹן׃ </text:span></text:span><text:span text:style-name="Default_20_Paragraph_20_Font"><text:span text:style-name="T2">יח </text:span></text:span><text:span text:style-name="Default_20_Paragraph_20_Font"><text:span text:style-name="T3">וִיהֵי בְּמִשְׁמְעֵיהּ יָת פִּתְגָּמֵי מוֹמָתָא הָדָא וִיחַשַּׁב בְּלִבֵּיהּ לְמֵימַר שְׁלָמָא יְהֵי לִי אֲרֵי בְּהַרְהוֹר לִבִּי אֲנָא אָזֵל בְּדִיל לְאוֹסָפָא לֵיהּ חֶטְאֵי שָׁלוּתָא עַל זְדָנוּתָא׃ </text:span></text:span><text:span text:style-name="Default_20_Paragraph_20_Font"><text:span text:style-name="T2">יט </text:span></text:span><text:span text:style-name="Default_20_Paragraph_20_Font"><text:span text:style-name="T3">לָא יֵיבֵי יְיָ לְמִשְׁבַּק לֵיהּ אֲרֵי בְּכֵן יִתְקֵף רָגְזָא דַיְיָ וְחֶמְתֵיהּ בְּגַבְרָא הַהוּא וְיִדְבְּקוּן בֵּיהּ כָּל לְוָטַיָּא דִּכְתִיבִין בְּסִפְרָא הָדֵין וְיִמְחֵי יְיָ יָת שְׁמֵיהּ מִתְּחוֹת שְׁמַיָּא׃ </text:span></text:span><text:span text:style-name="Default_20_Paragraph_20_Font"><text:span text:style-name="T2">כ </text:span></text:span><text:span text:style-name="Default_20_Paragraph_20_Font"><text:span text:style-name="T3">וְיַפְרְשִׁנֵּיהּ יְיָ לְבִישָׁא מִכֹּל שִׁבְטַיָּא דְיִשְׂרָאֵל כְּכֹל לְוָטֵי קְיָמָא דִּכְתִיבִין בְּסִפְרָא דְאוֹרַיְתָא הָדֵין׃ </text:span></text:span><text:span text:style-name="Default_20_Paragraph_20_Font"><text:span text:style-name="T2">כא </text:span></text:span><text:span text:style-name="Default_20_Paragraph_20_Font"><text:span text:style-name="T3">וְיֵימַר דָּרָא בַתְרָאָה בְּנֵיכוֹן דִּי יְקוּמוּן מִבַּתְרֵיכוֹן וּבַר עַמְמִין דְּיֵיתֵי מֵאַרְעָא רְחִיקָא וְיֶחֱזוּן יָת מְחָתָא דְּאַרְעָא הַהִיא וְיָת מַרְעָהָא דִּי אַמְרַע יְיָ בַּהּ׃ </text:span></text:span><text:span text:style-name="Default_20_Paragraph_20_Font"><text:span text:style-name="T2">כב </text:span></text:span><text:span text:style-name="Default_20_Paragraph_20_Font"><text:span text:style-name="T3">גָּפְרֵתָא וּמִלְחָא </text:span></text:span><text:soft-page-break/><text:span text:style-name="Default_20_Paragraph_20_Font"><text:span text:style-name="T3">יְקִידַת כָּל אַרְעַהּ לָא תִזְרַע וְלָא תַצְמַח וְלָא יִסַּק בַּהּ כָּל עֶסְבָּא כְּמַהְפֶּכְתָּא דִּסְדֹם וַעֲמֹרָה אַדְמָה וּצְבוֹיִם דִּי הֲפַךְ יְיָ בְּרָגְזֵיהּ וּבְחֶמְתֵיהּ׃ </text:span></text:span><text:span text:style-name="Default_20_Paragraph_20_Font"><text:span text:style-name="T2">כג </text:span></text:span><text:span text:style-name="Default_20_Paragraph_20_Font"><text:span text:style-name="T3">וְיֵימְרוּן כָּל עַמְמַיָּא עַל מֶה עֲבַד יְיָ כְּדֵין לְאַרְעָא הָדָא מָא תְקוֹף רָגְזָא רַבָּא הָדֵין׃ </text:span></text:span><text:span text:style-name="Default_20_Paragraph_20_Font"><text:span text:style-name="T2">כד </text:span></text:span><text:span text:style-name="Default_20_Paragraph_20_Font"><text:span text:style-name="T3">וְיֵימְרוּן עַל דִּשְׁבָקוּ יָת קְיָמָא דַיְיָ אֱלָהָא דַאֲבָהָתְהוֹן דִּי גְּזַר עִמְּהוֹן בְּאַפָּקוּתֵיהּ יָתְהוֹן מֵאַרְעָא דְמִצְרָיִם׃ </text:span></text:span><text:span text:style-name="Default_20_Paragraph_20_Font"><text:span text:style-name="T2">כה </text:span></text:span><text:span text:style-name="Default_20_Paragraph_20_Font"><text:span text:style-name="T3">וַאֲזָלוּ וּפְלָחוּ לְטַעֲוַת עַמְמַיָּא וּסְגִידוּ לְהוֹן דַּחֲלָן דִּי לָא יְדָעֻנּוּן וְלָא אוֹטִיבָא לְהוֹן׃ </text:span></text:span><text:span text:style-name="Default_20_Paragraph_20_Font"><text:span text:style-name="T2">כו </text:span></text:span><text:span text:style-name="Default_20_Paragraph_20_Font"><text:span text:style-name="T3">וּתְקֵף רָגְזָא דַיְיָ בְּאַרְעָא הַהִיא לְאַיְתָאָה עֲלַהּ יָת כָּל לְוָטַיָּא דִּכְתִיבִין בְסִפְרָא הָדֵין׃ </text:span></text:span><text:span text:style-name="Default_20_Paragraph_20_Font"><text:span text:style-name="T2">כז </text:span></text:span><text:span text:style-name="Default_20_Paragraph_20_Font"><text:span text:style-name="T3">וְטַלְטְלִנּוּן יְיָ מֵעַל אַרְעֲהוֹן בִּרְגַז וּבֶחֶמָה (וּבְחֵמְתָא) וּבִתְקוֹף רְגַז וְאַגְלִנּוּן לְאַרְעָא אָחֳרִי כְּיוֹמָא הָדֵין׃ </text:span></text:span><text:span text:style-name="Default_20_Paragraph_20_Font"><text:span text:style-name="T2">כח </text:span></text:span><text:span text:style-name="Default_20_Paragraph_20_Font"><text:span text:style-name="T3">דְּמִטַּמְּרָן קֳדָם יְיָ אֱלָהָנָא וּדְמִגָּלְיָן לָנָא וְלִבְנָנָא עַד עֳלָם לְמֶעְבַּד יָת כָּל פִּתְגָּמֵי אוֹרַיְתָא הָדָא׃ </text:span></text:span></text:p>
      </text:section>
      <text:section text:style-name="Sect1" text:name="Sect30">
        <text:p text:style-name="P2"><text:span text:style-name="Default_20_Paragraph_20_Font"><text:span text:style-name="T1">Deuteronomy 30</text:span></text:span></text:p>
        <text:p text:style-name="P3"><text:span text:style-name="Default_20_Paragraph_20_Font"><text:span text:style-name="T2">א </text:span></text:span><text:span text:style-name="Default_20_Paragraph_20_Font"><text:span text:style-name="T3">וִיהֵי אֲרֵי יֵיתוּן עֲלָךְ כָּל פִּתְגָּמַיָּא הָאִלֵּין בִּרְכַן וּלְוָטִין דִּי יְהָבִית קֳדָמָךְ וּתְתוּב לְלִבָּךְ בְּכָל עַמְמַיָּא דִּי אַגְלָךְ יְיָ אֱלָהָךְ לְתַמָּן׃ </text:span></text:span><text:span text:style-name="Default_20_Paragraph_20_Font"><text:span text:style-name="T2">ב </text:span></text:span><text:span text:style-name="Default_20_Paragraph_20_Font"><text:span text:style-name="T3">וּתְתוּב לְדַחַלְתָּא דַיְיָ אֱלָהָךְ וּתְקַבַּל לְמֵימְרֵיהּ כְּכֹל דִּי אֲנָא מְפַקְּדָךְ יוֹמָא דֵין אַתְּ וּבְנָיךְ בְּכָל לִבָּךְ וּבְכָל נַפְשָׁךְ׃ </text:span></text:span><text:span text:style-name="Default_20_Paragraph_20_Font"><text:span text:style-name="T2">ג </text:span></text:span><text:span text:style-name="Default_20_Paragraph_20_Font"><text:span text:style-name="T3">וִיתוּב יְיָ אֱלָהָךְ יָת שָׁבֵי גַלְוָתָךְ וִירַחַם עֲלָךְ וִיתוּב וְיִכְנְשִׁנָּךְ מִכָּל עַמְמַיָּא דִּי יְבַדְּרִנָּךְ יְיָ אֱלָהָךְ לְתַמָּן׃ </text:span></text:span><text:span text:style-name="Default_20_Paragraph_20_Font"><text:span text:style-name="T2">ד </text:span></text:span><text:span text:style-name="Default_20_Paragraph_20_Font"><text:span text:style-name="T3">אִם יְהֵי גַלְוָתָךְ בִּסְיָפֵי שְׁמַיָּא מִתַּמָּן יִכְנְשִׁנָּךְ יְיָ אֱלָהָךְ וּמִתַּמָּן יְקָרְבִנָּךְ׃ </text:span></text:span><text:span text:style-name="Default_20_Paragraph_20_Font"><text:span text:style-name="T2">ה </text:span></text:span><text:span text:style-name="Default_20_Paragraph_20_Font"><text:span text:style-name="T3">וְיָעֵלִנָּךְ יְיָ אֱלָהָךְ לְאַרְעָא דִּירִיתוּ אֲבָהָתָךְ וְתֵרְתַהּ וְיוֹטֶב לָךְ וְיַסְגִּנָּךְ מֵאֲבָהָתָךְ׃ </text:span></text:span><text:span text:style-name="Default_20_Paragraph_20_Font"><text:span text:style-name="T2">ו </text:span></text:span><text:span text:style-name="Default_20_Paragraph_20_Font"><text:span text:style-name="T3">וְיֶעְדֵּי יְיָ אֱלָהָךְ יָת טַפְשׁוּת לִבָּךְ וְיָת טַפְשׁוּת לִבָּא דִבְנָיךְ לְמִרְחַם יָת יְיָ אֱלָהָךְ בְּכָל לִבָּךְ וּבְכָל נַפְשָׁךְ בְּדִיל חַיָּיךְ׃ </text:span></text:span><text:span text:style-name="Default_20_Paragraph_20_Font"><text:span text:style-name="T2">ז </text:span></text:span><text:span text:style-name="Default_20_Paragraph_20_Font"><text:span text:style-name="T3">וְיִתֵּן יְיָ אֱלָהָךְ יָת כָּל לְוָטַיָּא הָאִלֵּין עַל בַּעֲלֵי דְבָבָךְ וְעַל סָנְאָךְ דִּי רְדָפוּךְ׃ </text:span></text:span><text:span text:style-name="Default_20_Paragraph_20_Font"><text:span text:style-name="T2">ח </text:span></text:span><text:span text:style-name="Default_20_Paragraph_20_Font"><text:span text:style-name="T3">וְאַתְּ תְּתוּב וּתְקַבַּל בְּמֵימְרָא דַיְיָ וְתַעְבֵּד יָת כָּל פִּקּוּדוֹהִי דִּי אֲנָא מְפַקְּדָךְ יוֹמָא דֵין׃ </text:span></text:span><text:span text:style-name="Default_20_Paragraph_20_Font"><text:span text:style-name="T2">ט </text:span></text:span><text:span text:style-name="Default_20_Paragraph_20_Font"><text:span text:style-name="T3">וְיוֹתְרִנָּךְ יְיָ אֱלָהָךְ בְּכֹל עוֹבָדֵי יְדָךְ בְּוַלְדָּא דִמְעָךְ וּבְוַלְדָּא דִבְעִירָךְ וּבְאִבָּא דְאַרְעָךְ לְטָבָא אֲרֵי יְתוּב יְיָ לְמֶחֱדֵי עֲלָךְ לְטָב כְּמָא דִי חֲדִי עַל אֲבָהָתָךְ׃ </text:span></text:span><text:span text:style-name="Default_20_Paragraph_20_Font"><text:span text:style-name="T2">י </text:span></text:span><text:span text:style-name="Default_20_Paragraph_20_Font"><text:span text:style-name="T3">אֲרֵי תְקַבַּל בְּמֵימְרָא דַּייָ אֱלָהָךְ לְמִטַּר פִּקּוּדוֹהִי וּקְיָמוֹהִי דִּכְתִיבִין בְּסִפְרָא דְאוֹרַיְתָא הָדֵין אֲרֵי תְתוּב קֳדָם יְיָ אֱלָהָךְ בְּכָל לִבָּךְ וּבְכָל נַפְשָׁךְ׃ </text:span></text:span><text:span text:style-name="Default_20_Paragraph_20_Font"><text:span text:style-name="T2">יא </text:span></text:span><text:span text:style-name="Default_20_Paragraph_20_Font"><text:span text:style-name="T3">אֲרֵי תַּפְקֶדְתָּא הָדָא דִּי אֲנָא מְפַקְּדָךְ יוֹמָא דֵין לָא מַפְרְשָׁא הִיא מִנָּךְ וְלָא רְחִיקָא הִיא׃ </text:span></text:span><text:span text:style-name="Default_20_Paragraph_20_Font"><text:span text:style-name="T2">יב </text:span></text:span><text:span text:style-name="Default_20_Paragraph_20_Font"><text:span text:style-name="T3">לָא בִשְׁמַיָּא הִיא לְמֵימָר מָן יִסַּק לָנָא לִשְׁמַיָּא וְיִסְּבַהּ לָנָא וְיַשְׁמְעִנָּנָא יָתַהּ וְנַעְבְּדִנַּהּ׃ </text:span></text:span><text:span text:style-name="Default_20_Paragraph_20_Font"><text:span text:style-name="T2">יג </text:span></text:span><text:span text:style-name="Default_20_Paragraph_20_Font"><text:span text:style-name="T3">וְלָא מֵעִבְרָא לְיַמָּא הִיא לְמֵימַר מָן יֵעִבַר לָנָא לְעִבְרָא דְיַמָּא וְיִסְּבַהּ לָנָא וְיַשְׁמְעִנָּנָא יָתַהּ וְנַעְבְּדִנַּהּ׃ </text:span></text:span><text:span text:style-name="Default_20_Paragraph_20_Font"><text:span text:style-name="T2">יד </text:span></text:span><text:span text:style-name="Default_20_Paragraph_20_Font"><text:span text:style-name="T3">אֲרֵי קָרִיב לָךְ פִּתְגָּמָא לַחֲדָא בְּפוּמָךְ וּבְלִבָּךְ לְמֶעְבְּדֵיהּ׃ </text:span></text:span><text:span text:style-name="Default_20_Paragraph_20_Font"><text:span text:style-name="T2">טו </text:span></text:span><text:span text:style-name="Default_20_Paragraph_20_Font"><text:span text:style-name="T3">חֲזֵי דִיהָבִית קֳדָמָךְ יוֹמָא דֵין יָת חַיֵּי וְיָת טַבְתָא וְיָת מוֹתָא וְיָת בִּישָׁא׃ </text:span></text:span><text:span text:style-name="Default_20_Paragraph_20_Font"><text:span text:style-name="T2">טז </text:span></text:span><text:span text:style-name="Default_20_Paragraph_20_Font"><text:span text:style-name="T3">דִּי אֲנָא מְפַקְּדָךְ יוֹמָא דֵין לְמִרְחַם יָת יְיָ אֱלָהָךְ לִמְהַךְ בְּאָרְחָן דְּתָקְנָן קֳדָמוֹהִי וּלְמִטַּר פִּקּוּדוֹהִי וּקְיָמוֹהִי וְדִינוֹהִי וְתֵיחֵי וְתִסְגֵּי וִיבָרֵכִנָּךְ יְיָ אֱלָהָךְ בְּאַרְעָא דִּי אַתְּ עָלֵל לְתַמָּן לְמֵירְתַהּ׃ </text:span></text:span><text:span text:style-name="Default_20_Paragraph_20_Font"><text:span text:style-name="T2">יז </text:span></text:span><text:span text:style-name="Default_20_Paragraph_20_Font"><text:span text:style-name="T3">וְאִם יִפְנֵי לִבָּךְ וְלָא תְקַבֵּל וְתִטְעֵי וְתִסְגּוּד לְטַעֲוַת עַמְמַיָּא וְתִפְלְחִנּוּן׃ </text:span></text:span><text:span text:style-name="Default_20_Paragraph_20_Font"><text:span text:style-name="T2">יח </text:span></text:span><text:span text:style-name="Default_20_Paragraph_20_Font"><text:span text:style-name="T3">חַוֵּיתִי לְכוֹן יוֹמָא דֵין אֲרֵי מֵיבַד תֵּיבְדוּן לָא תוֹרְכוֹן יוֹמִין עַל אַרְעָא דִּי אַתְּ עָבֵר יָת יַרְדְּנָא לְמֵעַל לְתַמָּן לְמֵירְתַהּ׃ </text:span></text:span><text:span text:style-name="Default_20_Paragraph_20_Font"><text:span text:style-name="T2">יט </text:span></text:span><text:span text:style-name="Default_20_Paragraph_20_Font"><text:span text:style-name="T3">אַסְהֵדִית בְּכוֹן יוֹמָא דֵין יָת שְׁמַיָּא וְיָת אַרְעָא חַיֵּי וּמוֹתָא יְהָבִית קֳדָמָךְ בִּרְכָן וּלְוָטִין וְתִתִּרְעֵי בְּחַיֵּי בְּדִיל דְּתֵיחֵי אַתְּ וּבְנָיךְ׃ </text:span></text:span><text:span text:style-name="Default_20_Paragraph_20_Font"><text:span text:style-name="T2">כ </text:span></text:span><text:span text:style-name="Default_20_Paragraph_20_Font"><text:span text:style-name="T3">לְמִרְחַם יָת יְיָ אֱלָהָךְ לְקַבָּלָא לְמֵימְרֵיהּ וּלְאִתְקָרָבָא לְדַחַלְתֵּיהּ אֲרֵי הוּא חַיָּיךְ וְאוֹרָכוּת יוֹמָיךְ לְמִתַּב עַל אַרְעָא דִּי קַיִּים יְיָ לַאֲבָהָתָךְ לְאַבְרָהָם לְיִצְחָק וּלְיַעֲקֹב לְמִתַּן לְהוֹן׃ </text:span></text:span></text:p>
      </text:section>
      <text:section text:style-name="Sect1" text:name="Sect31">
        <text:p text:style-name="P2"><text:soft-page-break/><text:span text:style-name="Default_20_Paragraph_20_Font"><text:span text:style-name="T1">Deuteronomy 31</text:span></text:span></text:p>
        <text:p text:style-name="P3"><text:span text:style-name="Default_20_Paragraph_20_Font"><text:span text:style-name="T2">א </text:span></text:span><text:span text:style-name="Default_20_Paragraph_20_Font"><text:span text:style-name="T3">וַאֲזַל משֶׁה וּמַלִּיל יָת פִּתְגָּמַיָּא הָאִלֵּין עִם כָּל יִשְׂרָאֵל׃ </text:span></text:span><text:span text:style-name="Default_20_Paragraph_20_Font"><text:span text:style-name="T2">ב </text:span></text:span><text:span text:style-name="Default_20_Paragraph_20_Font"><text:span text:style-name="T3">וַאֲמַר לְהוֹן בַּר מְאָה וְעֶשְׂרִין שְׁנִין אֲנָא יוֹמָא דֵין לֵית אֲנָא יָכִיל עוֹד לְמִפַּק וּלְמֵעָל וַיְיָ אֲמַר לִי לָא תְעִבַּר יָת יַרְדְּנָא הָדֵין׃ </text:span></text:span><text:span text:style-name="Default_20_Paragraph_20_Font"><text:span text:style-name="T2">ג </text:span></text:span><text:span text:style-name="Default_20_Paragraph_20_Font"><text:span text:style-name="T3">יְיָ אֱלָהָךְ מֵימְרֵיהּ יֵעִבַר קֳדָמָךְ הוּא יְשֵׁצֵי יָת עַמְמַיָּא הָאִלֵּין מִקֳּדָמָךְ וְתֵירְתִנּוּן יְהוֹשֻׁעַ הוּא עָבֵר קֳדָמָךְ כְּמָא דִי מַלִּיל יְיָ׃ </text:span></text:span><text:span text:style-name="Default_20_Paragraph_20_Font"><text:span text:style-name="T2">ד </text:span></text:span><text:span text:style-name="Default_20_Paragraph_20_Font"><text:span text:style-name="T3">וְיַעְבֵּד יְיָ לְהוֹן כְּמָא דִי עֲבַד לְסִיחוֹן וּלְעוֹג מַלְכֵי אֱמֹרָאָה וּלְאַרְעֲהוֹן דִּי שֵׁצִי יָתְהוֹן׃ </text:span></text:span><text:span text:style-name="Default_20_Paragraph_20_Font"><text:span text:style-name="T2">ה </text:span></text:span><text:span text:style-name="Default_20_Paragraph_20_Font"><text:span text:style-name="T3">וְיִמְסְרִנּוּן יְיָ קֳדָמֵיכוֹן וְתַעְבְּדוּן לְהוֹן כְּכָל תַּפְקֶדְתָּא דִּי פַקֵּדִית יָתְכוֹן׃ </text:span></text:span><text:span text:style-name="Default_20_Paragraph_20_Font"><text:span text:style-name="T2">ו </text:span></text:span><text:span text:style-name="Default_20_Paragraph_20_Font"><text:span text:style-name="T3">תְּקִיפוּ וְאַלִּימוּ לָא תִדְחֲלוּן וְלָא תִתָּבְרוּן מִקֳּדָמֵיהוֹן אֲרֵי יְיָ אֱלָהָךְ הוּא דִּמְדַבַּר קֳדָמָךְ לָא יִשְׁבְּקִנָּךְ וְלָא יַרְטֵשִׁנָּךְ׃ </text:span></text:span><text:span text:style-name="Default_20_Paragraph_20_Font"><text:span text:style-name="T2">ז </text:span></text:span><text:span text:style-name="Default_20_Paragraph_20_Font"><text:span text:style-name="T3">וּקְרָא משֶׁה לִיהוֹשֻׁעַ וַאֲמַר לֵיהּ לְעֵינֵי כָל יִשְׂרָאֵל תְּקַף וְאַלִּים אֲרֵי אַתְּ תֵּעוּל עִם עַמָּא הָדֵין לְאַרְעָא דִּי קַיִּים יְיָ לַאֲבָהָתְהוֹן לְמִתַּן לְהוֹן וְאַתְּ תַּחְסְנִנַּהּ יָתְהוֹן׃ </text:span></text:span><text:span text:style-name="Default_20_Paragraph_20_Font"><text:span text:style-name="T2">ח </text:span></text:span><text:span text:style-name="Default_20_Paragraph_20_Font"><text:span text:style-name="T3">וַיְיָ הוּא דִּמְדַבַּר קֳדָמָךְ מֵימְרֵיהּ יְהֵי בְסַעְדָּךְ לָא יִשְׁבְּקִנָּךְ וְלָא יַרְחֵקִנָּךְ לָא תִדְחַל וְלָא תִתְּבַר׃ </text:span></text:span><text:span text:style-name="Default_20_Paragraph_20_Font"><text:span text:style-name="T2">ט </text:span></text:span><text:span text:style-name="Default_20_Paragraph_20_Font"><text:span text:style-name="T3">וּכְתַב משֶׁה יָת אוֹרַיְתָא הָדָא וִיהָבַהּ לְכָהֲנַיָּא בְּנֵי לֵוִי דְּנָטְלִין יָת אֲרוֹן קְיָמָא דַיְיָ וּלְכָל סָבֵי יִשְׂרָאֵל׃ </text:span></text:span><text:span text:style-name="Default_20_Paragraph_20_Font"><text:span text:style-name="T2">י </text:span></text:span><text:span text:style-name="Default_20_Paragraph_20_Font"><text:span text:style-name="T3">וּפַקִּיד משֶׁה יָתְהוֹן לְמֵימָר מִסּוֹף שְׁבַע שְׁנִין בִּזְמַן שַׁתָּא דִשְׁמִטְּתָא בְּחַגָּא דִמְטַלַּיָּא׃ </text:span></text:span><text:span text:style-name="Default_20_Paragraph_20_Font"><text:span text:style-name="T2">יא </text:span></text:span><text:span text:style-name="Default_20_Paragraph_20_Font"><text:span text:style-name="T3">בְּמֵיתֵי כָל יִשְׂרָאֵל לְאִתְחֲזָאָה קֳדָם יְיָ אֱלָהָךְ בְּאַתְרָא דִּי יִתִּרְעֵי תִּקְרֵי יָת אוֹרַיְתָא הָדָא קֳדָם כָּל יִשְׂרָאֵל וְתַשְׁמְעִנּוּן׃ </text:span></text:span><text:span text:style-name="Default_20_Paragraph_20_Font"><text:span text:style-name="T2">יב </text:span></text:span><text:span text:style-name="Default_20_Paragraph_20_Font"><text:span text:style-name="T3">כְּנוֹשׁ יָת עַמָּא גֻּבְרַיָּא וּנְשַׁיָּא וְטַפְלָא וְגִיּוֹרָךְ דִּי בְקִרְוָיךְ בְּדִיל דְּיִשְׁמְעוּן וּבְדִיל דְּיִלְּפוּן וְיִדְחֲלוּן מִקֳּדָם יְיָ אֱלָהֲכוֹן וְיִטְּרוּן לְמֶעְבַּד יָת כָּל פִּתְגָּמֵי אוֹרַיְתָא הָדָא׃ </text:span></text:span><text:span text:style-name="Default_20_Paragraph_20_Font"><text:span text:style-name="T2">יג </text:span></text:span><text:span text:style-name="Default_20_Paragraph_20_Font"><text:span text:style-name="T3">וּבְנֵיהוֹן דִּי לָא יָדְעוּן יִשְׁמְעוּן וְיַלְּפוּן לְמִדְחַל יָת יְיָ אֱלָהֲכוֹן כָּל יוֹמַיָּא דִּי אַתּוּן קַיָּמִין עַל אַרְעָא דִּי אַתּוּן עָבְרִין יָת יַרְדְּנָא תַּמָּן לְמֵירְתַהּ׃ </text:span></text:span><text:span text:style-name="Default_20_Paragraph_20_Font"><text:span text:style-name="T2">יד </text:span></text:span><text:span text:style-name="Default_20_Paragraph_20_Font"><text:span text:style-name="T3">וַאֲמַר יְיָ לְמשֶׁה הָא קְרִיבוּ יוֹמָיךְ לִמְמַת קְרָא יָת יְהוֹשֻׁעַ וְאִתְעַתָּדוּ בְּמַשְׁכַּן זִמְנָא וֶאֱפַקְּדִנֵּיהּ וַאֲזַל משֶׁה וִיהוֹשֻׁע וְאִתְעַתָּדוּ בְּמַשְׁכַּן זִמְנָא׃ </text:span></text:span><text:span text:style-name="Default_20_Paragraph_20_Font"><text:span text:style-name="T2">טו </text:span></text:span><text:span text:style-name="Default_20_Paragraph_20_Font"><text:span text:style-name="T3">וְאִתְגְּלִי יְיָ בְּמַשְׁכְּנָא בְּעַמּוּדָא דַעֲנָנָא וְקָם עַמּוּדָא דַעֲנָנָא עַל תְּרַע מַשְׁכְּנָא׃ </text:span></text:span><text:span text:style-name="Default_20_Paragraph_20_Font"><text:span text:style-name="T2">טז </text:span></text:span><text:span text:style-name="Default_20_Paragraph_20_Font"><text:span text:style-name="T3">וַאֲמַר יְיָ לְמשֶׁה הָא אַתְּ שָׁכֵב עִם אֲבָהָתָךְ וִיקוּם עַמָּא הָדֵין וְיִטְעֵי בָּתַר טַעֲוַת עַמְמֵי אַרְעָא דִּי הוּא עָל תַּמָּן בֵּינֵיהוֹן וְיִשְׁבְּקוּן דַּחַלְתִּי וְיַשְׁנוּן יָת קְיָמִי דִּי גְזָרִית עִמְּהוֹן׃ </text:span></text:span><text:span text:style-name="Default_20_Paragraph_20_Font"><text:span text:style-name="T2">יז </text:span></text:span><text:span text:style-name="Default_20_Paragraph_20_Font"><text:span text:style-name="T3">וְיִתְקוֹף רָגְזִי בְהוֹן בְּיוֹמָא הַהוּא וְאַרְחֵקִנּוּן וֶאֱסַלֵּק שְׁכִנְתִּי מִנְּהוֹן וִיהוֹן לְמִבַּז וְיִעָרְעַן יָתְהוֹן בִּישָׁן סַגִּיאָן וְעָקָן וְיֵימַר בְּיוֹמָא הַהוּא הֲלָא מִדְּלֵית שְׁכִינַת אֱלָהַי בֵּינִי עָרְעוּנִי בִּישַׁיָּא הָאִלֵּין׃ </text:span></text:span><text:span text:style-name="Default_20_Paragraph_20_Font"><text:span text:style-name="T2">יח </text:span></text:span><text:span text:style-name="Default_20_Paragraph_20_Font"><text:span text:style-name="T3">וַאֲנָא סַלָּקָא אֱסַלֵּק שְׁכִנְתִּי מִנְּהוֹן בְּיוֹמָא הַהוּא עַל כָּל בִּישָׁא דִּי עֲבָדוּ אֲרֵי אִתְפְּנִיּוּ לְטַעֲוַת עַמְמַיָּא׃ </text:span></text:span><text:span text:style-name="Default_20_Paragraph_20_Font"><text:span text:style-name="T2">יט </text:span></text:span><text:span text:style-name="Default_20_Paragraph_20_Font"><text:span text:style-name="T3">וּכְעַן כְּתִיבוּ לְכוֹן יָת תֻּשְׁבַּחְתָּא הָדָא וְאַלְּפַהּ יָת בְּנֵי יִשְׂרָאֵל שַׁוְּיַהּ בְּפֻמְהוֹן בְּדִיל דִּתְהֵי קֳדָמַי תֻּשְׁבַּחְתָּא הָדָא לְסָהִיד בִּבְנֵי יִשְׂרָאֵל׃ </text:span></text:span><text:span text:style-name="Default_20_Paragraph_20_Font"><text:span text:style-name="T2">כ </text:span></text:span><text:span text:style-name="Default_20_Paragraph_20_Font"><text:span text:style-name="T3">אֲרֵי אָעֵלִנּוּן לְאַרְעָא דִּי קַיֵּמִית לַאֲבָהָתְהוֹן עָבְדָא חֲלַב וּדְבַשׁ וְיֵיכְלוּן וְיִשְׂבְּעוּן וְיִתְפַּנְּקוּן וְיִתְפְּנוּן בָּתַר טַעֲוַת עַמְמַיָּא וְיִפְלְחֻנּוּן וְיִרְגְּזוּן קֳדָמַי וְיַשְׁנוּן יָת קְיָמִי׃ </text:span></text:span><text:span text:style-name="Default_20_Paragraph_20_Font"><text:span text:style-name="T2">כא </text:span></text:span><text:span text:style-name="Default_20_Paragraph_20_Font"><text:span text:style-name="T3">וִיהֵי אֲרֵי יְעָרְעָן יָתֵיהּ בִּישָׁן סַגִּיאָן וְעָקָן וְתָתֵב תֻּשְׁבַּחְתָּא הָדָא קֳדָמוֹהִי לְסָהִיד אֲרֵי לָא תִתְנְשֵׁי מִפּוּם בְּנֵיהוֹן אֲרֵי גְלֵי קֳדָמַי יָת יִצְרְהוֹן דִּי אִנּוּן עָבְדִין יוֹמָא דֵין עַד לָא אָעֵלִנּוּן לְאַרְעָא דִּי קַיֵּמִית׃ </text:span></text:span><text:span text:style-name="Default_20_Paragraph_20_Font"><text:span text:style-name="T2">כב </text:span></text:span><text:span text:style-name="Default_20_Paragraph_20_Font"><text:span text:style-name="T3">וּכְתַב משֶׁה יָת תּוּשְׁבַּחְתָּא הָדָא בְּיוֹמָא הַהוּא וְאַלֵּפִנַּהּ לִבְנֵי יִשְׂרָאֵל׃ </text:span></text:span><text:span text:style-name="Default_20_Paragraph_20_Font"><text:span text:style-name="T2">כג </text:span></text:span><text:span text:style-name="Default_20_Paragraph_20_Font"><text:span text:style-name="T3">וּפַקִּיד יָת יְהוֹשֻׁעַ בַּר נוּן וַאֲמַר תְּקֵף וְאַלִּים אֲרֵי אַתְּ תָּעֵל יָת בְּנֵי יִשְׂרָאֵל לְאַרְעָא דִּי קַיֵּמִית לְהוֹן וּמֵימְרִי יְהֵי בְסַעֲדָּךְ׃ </text:span></text:span><text:span text:style-name="Default_20_Paragraph_20_Font"><text:span text:style-name="T2">כד </text:span></text:span><text:span text:style-name="Default_20_Paragraph_20_Font"><text:span text:style-name="T3">וַהֲוָה כַּד שֵׁצֵי משֶׁה לְמִכְתַּב יָת פִּתְגָּמֵי אוֹרַיְתָא הָדָא עַל סִפְרָא עַד דִּשְׁלִימוּ׃ </text:span></text:span><text:span text:style-name="Default_20_Paragraph_20_Font"><text:span text:style-name="T2">כה </text:span></text:span><text:span text:style-name="Default_20_Paragraph_20_Font"><text:span text:style-name="T3">וּפַקִּיד משֶׁה יָת לֵוָאֵי נָטְלֵי אֲרוֹן קְיָמָא דַיְיָ לְמֵימָר׃ </text:span></text:span><text:span text:style-name="Default_20_Paragraph_20_Font"><text:span text:style-name="T2">כו </text:span></text:span><text:span text:style-name="Default_20_Paragraph_20_Font"><text:span text:style-name="T3">סִיבוּ יָת סִפְרָא דְאוֹרַיְתָא </text:span></text:span><text:soft-page-break/><text:span text:style-name="Default_20_Paragraph_20_Font"><text:span text:style-name="T3">הָדֵין וּתְשַׁוּוּן יָתֵיהּ מִסְּטַר אֲרוֹנָא קְיָמָא דַיְיָ אֱלָהֲכוֹן וִיהֵי תַמָּן בָּךְ לְסָהִיד׃ </text:span></text:span><text:span text:style-name="Default_20_Paragraph_20_Font"><text:span text:style-name="T2">כז </text:span></text:span><text:span text:style-name="Default_20_Paragraph_20_Font"><text:span text:style-name="T3">אֲרֵי אֲנָא יְדַעְנָא יָת סַרְבָנוּתָךְ וְיָת קְדָלָךְ דְּקַשְׁיָא הָא בְעַד אֲנָא קַיָּם עִמְּכוֹן יוֹמָא דֵין מְסָרְבִין הֲוֵיתוּן קֳדָם יְיָ וְאַף אֲרֵי בָּתַר דְּאֵמוּת׃ </text:span></text:span><text:span text:style-name="Default_20_Paragraph_20_Font"><text:span text:style-name="T2">כח </text:span></text:span><text:span text:style-name="Default_20_Paragraph_20_Font"><text:span text:style-name="T3">כְּנִישׁוּ לְוָתִי יָת כָּל סָבֵי שִׁבְטֵיכוֹן וְסָרְכֵיכוֹן וֶאֱמַלֵּל קֳדָמֵיהוֹן יָת פִּתְגָּמַיָּא הָאִלֵּין וְאַסְהֵד בְּהוֹן יָת שְׁמַיָּא וְיָת אַרְעָא׃ </text:span></text:span><text:span text:style-name="Default_20_Paragraph_20_Font"><text:span text:style-name="T2">כט </text:span></text:span><text:span text:style-name="Default_20_Paragraph_20_Font"><text:span text:style-name="T3">אֲרֵי יְדַעְנָא בָּתַר דְּאֵמוּת אֲרֵי חַבָּלָא תְחַבְּלוּן וְתִסְטוּן מִן אָרְחָא דִּי פַקֵּדִית יָתְכוֹן וּתְעָרַע יָתְכוֹן בִּשְׁתָּא בְּסוֹף יוֹמַיָּא אֲרֵי תַעְבְּדוּן יָת דְּבִישׁ קֳדָם יְיָ לְאַרְגָּזָא קֳדָמוֹהִי בְּעוֹבָדֵי יְדֵיכוֹן׃ </text:span></text:span><text:span text:style-name="Default_20_Paragraph_20_Font"><text:span text:style-name="T2">ל </text:span></text:span><text:span text:style-name="Default_20_Paragraph_20_Font"><text:span text:style-name="T3">וּמַלִּיל משֶׁה קֳדָם כָּל קְהָלָא דְיִשְׂרָאֵל יָת פִּתְגָּמֵי תּוּשְׁבַּחְתָּא הָדָא עַד דִּשְׁלִימוּ׃ </text:span></text:span></text:p>
      </text:section>
      <text:section text:style-name="Sect1" text:name="Sect32">
        <text:p text:style-name="P2"><text:span text:style-name="Default_20_Paragraph_20_Font"><text:span text:style-name="T1">Deuteronomy 32</text:span></text:span></text:p>
        <text:p text:style-name="P3"><text:span text:style-name="Default_20_Paragraph_20_Font"><text:span text:style-name="T2">א </text:span></text:span><text:span text:style-name="Default_20_Paragraph_20_Font"><text:span text:style-name="T3">אַצִיתוּ שְׁמַיָּא וֶאֱמַלֵּל וְתִשְּׁמַע אַרְעָא אִמְרֵי פֻמִּי׃ </text:span></text:span><text:span text:style-name="Default_20_Paragraph_20_Font"><text:span text:style-name="T2">ב </text:span></text:span><text:span text:style-name="Default_20_Paragraph_20_Font"><text:span text:style-name="T3">יְבַסַּם כְּמִטְרָא אֻלְפָּנִי יִתְקַבַּל כְּטַלָּא מֵימְרִי כְּרוּחֵי מִטְרָא דְנָשְׁבִין עַל דִּתְאָה וְכִרְסִיסֵי מַלְקוֹשָׁא דִּי עַל עִשְׂבָּא׃ </text:span></text:span><text:span text:style-name="Default_20_Paragraph_20_Font"><text:span text:style-name="T2">ג </text:span></text:span><text:span text:style-name="Default_20_Paragraph_20_Font"><text:span text:style-name="T3">אֲרֵי בִּשְׁמָא דַיְיָ אֲנָא מְצַלֵּי הָבוּ רְבוּתָא קֳדָם אֱלָהָנָא׃ </text:span></text:span><text:span text:style-name="Default_20_Paragraph_20_Font"><text:span text:style-name="T2">ד </text:span></text:span><text:span text:style-name="Default_20_Paragraph_20_Font"><text:span text:style-name="T3">תַּקִּיפָא דְּשָׁלְמִין עוֹבָדוֹהִי אֲרֵי כָּל ארְחָתֵיהּ דִּינָא אֱלָהָא מְהֵימְנָא דְּמִן קֳדָמוֹהִי עַוְלָה לָא נָפֵק דְּמִן קֳדָם זַכַּי וְקַשִּׁיט הוּא׃ </text:span></text:span><text:span text:style-name="Default_20_Paragraph_20_Font"><text:span text:style-name="T2">ה </text:span></text:span><text:span text:style-name="Default_20_Paragraph_20_Font"><text:span text:style-name="T3">חַבִּילוּ לְהוֹן לָא לֵיהּ בְּנַיָּא דִּי פְלָחוּ לְטַעֲוָתָא דָּרָא דְאַשְׁנִיּוּ עוֹבָדוֹהִי וְאִשְׁתַּנִּיּוּ׃ </text:span></text:span><text:span text:style-name="Default_20_Paragraph_20_Font"><text:span text:style-name="T2">ו </text:span></text:span><text:span text:style-name="Default_20_Paragraph_20_Font"><text:span text:style-name="T3">הָא קֳדָם יְיָ אַתּוּן גָּמְלִין דָּא עַמָּא דְקַבִּילוּ אוֹרַיְתָא וְלָא חַכִּימוּ הֲלָא הוּא אֲבוּךְ וְאַתְּ דִּי לֵיהּ הוּא עָבְדָךְ וְאַתְקְנָךְ׃ </text:span></text:span><text:span text:style-name="Default_20_Paragraph_20_Font"><text:span text:style-name="T2">ז </text:span></text:span><text:span text:style-name="Default_20_Paragraph_20_Font"><text:span text:style-name="T3">אִדְכַּר יוֹמִין דְּמִן עָלְמָא אִסְתַּכַּל בִּשְׁנֵי דַר וְדָר שְׁאַל אֲבוּךְ וִיחַוִּי לָךְ סָבִיךְ וְיֵימְרוּן לָךְ׃ </text:span></text:span><text:span text:style-name="Default_20_Paragraph_20_Font"><text:span text:style-name="T2">ח </text:span></text:span><text:span text:style-name="Default_20_Paragraph_20_Font"><text:span text:style-name="T3">בְּאַחֲסָנָא עִלָּאָה עַמְמַיָּא בְּפָרָשׁוּתֵיהּ בְּנֵי אֲנָשָׁא קַיִּים תְּחוּמֵי עַמְמַיָּא לְמִנְיַן בְּנֵי יִשְׂרָאֵל׃ </text:span></text:span><text:span text:style-name="Default_20_Paragraph_20_Font"><text:span text:style-name="T2">ט </text:span></text:span><text:span text:style-name="Default_20_Paragraph_20_Font"><text:span text:style-name="T3">אֲרֵי חֳלָקָא דַיְיָ עַמֵּיהּ יַעֲקב עֲדַב אַחֲסַנְתֵּיהּ׃ </text:span></text:span><text:span text:style-name="Default_20_Paragraph_20_Font"><text:span text:style-name="T2">י </text:span></text:span><text:span text:style-name="Default_20_Paragraph_20_Font"><text:span text:style-name="T3">סַפִּיק צָרְכֵּיהוֹן בְּאַרְעָא מַדְבְּרָא וּבֵית צַחֲוָנָא אֲתֵר דִּי לֵית מַיָּא אַשְׁרִנּוּן סְחוֹר סְחוֹר לְשְׁכִנְתֵּיהּ אַלֵּפִנּוּן פִּתְגָּמֵי אוֹרַיְתָא נְטָרִנּוּן כְּבָבַת עֵינֵיהוֹן׃ </text:span></text:span><text:span text:style-name="Default_20_Paragraph_20_Font"><text:span text:style-name="T2">יא </text:span></text:span><text:span text:style-name="Default_20_Paragraph_20_Font"><text:span text:style-name="T3">כְּנִשְׁרָא דִּמְחִישׁ לְקִנֵּיהּ עַל בְּנוֹהִי מִתְחוֹפֵף פָּרִיס גַּדְפּוֹהִי מְקַבֶּלְהוֹן מְנַטֶּלְהוֹן עַל תְּקוֹף אֱבָרוֹהִי׃ </text:span></text:span><text:span text:style-name="Default_20_Paragraph_20_Font"><text:span text:style-name="T2">יב </text:span></text:span><text:span text:style-name="Default_20_Paragraph_20_Font"><text:span text:style-name="T3">יְיָ בִּלְחוֹדוֹהִי עֲתִיד לְאַשְׁרָיוּתְהוֹן בְּעָלְמָא דְּהוּא עָתִיד לְאִתְחַדָּתָא וְלָא יִתְקַיַּם קֳדָמוֹהִי פָּלְחַן טַעֲוָן׃ </text:span></text:span><text:span text:style-name="Default_20_Paragraph_20_Font"><text:span text:style-name="T2">יג </text:span></text:span><text:span text:style-name="Default_20_Paragraph_20_Font"><text:span text:style-name="T3">אַשְׁרִנּוּן עַל תָּקְפֵי אַרְעָא וְאוֹכָלִנּוּן בִּזַּת סָנְאֵיהוֹן וִיהַב לְהוֹן בִּזַּת שַׁלִּיטֵי קִרְוִין וְנִכְסֵי יָתְבֵי כְּרַכִּין תַּקִּיפִין׃ </text:span></text:span><text:span text:style-name="Default_20_Paragraph_20_Font"><text:span text:style-name="T2">יד </text:span></text:span><text:span text:style-name="Default_20_Paragraph_20_Font"><text:span text:style-name="T3">יְהַב לְהוֹן בִּזַּת מַלְכֵיהוֹן וְשַׁלִּיטֵיהוֹן עִם עתַר רַבְרְבֵיהוֹן וְתַקִּיפֵיהוֹן עַמָא דְאַרְעֲהוֹן וְאַחֲסַנְתְּהוֹן עִם בִּזַּת חֵילֵיהוֹן וּמַשִּׁרְיָתְהוֹן וְדַם גִבָּרֵיהוֹן יִתָּשַׁד כְּמַיָּא׃ </text:span></text:span><text:span text:style-name="Default_20_Paragraph_20_Font"><text:span text:style-name="T2">טו </text:span></text:span><text:span text:style-name="Default_20_Paragraph_20_Font"><text:span text:style-name="T3">וְעַתַּר יִשְׂרָאֵל וּבְעַט אַצְלַח תְּקוֹף קְנָא נִכְסִין וּשְׁבַק פָּלְחַן אֱלָהָא דְעָבְדֵיהּ וְאַרְגֵּז קֳדָם תַּקִּיפָא דְפָרְקֵיהּ׃ </text:span></text:span><text:span text:style-name="Default_20_Paragraph_20_Font"><text:span text:style-name="T2">טז </text:span></text:span><text:span text:style-name="Default_20_Paragraph_20_Font"><text:span text:style-name="T3">אַקְנִיאוּ קֳדָמוֹהִי בְּפָלְחַן טַעֲוָן בְּתוֹעֶבְתָּא אַרְגִּיזוּ קֳדָמוֹהִי׃ </text:span></text:span><text:span text:style-name="Default_20_Paragraph_20_Font"><text:span text:style-name="T2">יז </text:span></text:span><text:span text:style-name="Default_20_Paragraph_20_Font"><text:span text:style-name="T3">דַּבָּחוּ לְשֵׁדִין דִּלֵית בְּהוֹן צְרוֹךְ דַּחֲלָן דְּלָא יְדָעֻנּוּן חַדְתָּא דִּי מִקָּרִיב אִתְעֲבִידָא לָא אִתְעַסָּקוּ בְהוֹן אֲבָהָתְכוֹן׃ </text:span></text:span><text:span text:style-name="Default_20_Paragraph_20_Font"><text:span text:style-name="T2">יח </text:span></text:span><text:span text:style-name="Default_20_Paragraph_20_Font"><text:span text:style-name="T3">דַּחֲלָא תַקִּיפָא דִּבְרָאָךְ אִתְנְשֵׁיתָא שְׁבַקְתָּא פָּלְחַן אֱלָהָא דְעָבְדָךְ׃ </text:span></text:span><text:span text:style-name="Default_20_Paragraph_20_Font"><text:span text:style-name="T2">יט </text:span></text:span><text:span text:style-name="Default_20_Paragraph_20_Font"><text:span text:style-name="T3">וּגֱלִי קֳדָם יְיָ וּתְקֵף רָגְזֵיהּ מִדְאַרְגִּיזוּ קָדָמוֹהִי בְּנִין וּבְנָן׃ </text:span></text:span><text:span text:style-name="Default_20_Paragraph_20_Font"><text:span text:style-name="T2">כ </text:span></text:span><text:span text:style-name="Default_20_Paragraph_20_Font"><text:span text:style-name="T3">וַאֲמַר אֱסַלֵק שְׁכִנְתִּי מִנְּהוֹן גֶּלִי קֳדָמַי מָא יְהֵי בְסוֹפֵיהוֹן אֲרֵי דָרָא דְאַשְׁנִיּוּ אִנּוּן בְּנַיָּא דִּלֵית בְּהוֹן הֵימָנוּ׃ </text:span></text:span><text:span text:style-name="Default_20_Paragraph_20_Font"><text:span text:style-name="T2">כא </text:span></text:span><text:span text:style-name="Default_20_Paragraph_20_Font"><text:span text:style-name="T3">אִנּוּן אַקְנִיאוּ קֳדָמַי בְּלָא דַחֲלָא אַרְגִּיזוּ קֳדָמַי בְּפָלְחַן טַעֲוָן וַאֲנָא אַקְנִנּוּן בְּלָא עַם בְּעַמָּא טַפְשָׁא אַרְגֵּזִנּוּן׃ </text:span></text:span><text:span text:style-name="Default_20_Paragraph_20_Font"><text:span text:style-name="T2">כב </text:span></text:span><text:span text:style-name="Default_20_Paragraph_20_Font"><text:span text:style-name="T3">אֲרֵי קִדּוּם תַּקִּיף כְּאֶשָּׁא נְפַק מִקֳּדָמַי בִּרְגַז וְשֵׁצֵי עַד שְׁאוֹל אֲרָעִית וְאָסֵף אַרְעָא וַעֲלַלְתַּהּ וְשֵׁצִיַּת עַד סְיָפֵי טוּרַיָּא׃ </text:span></text:span><text:span text:style-name="Default_20_Paragraph_20_Font"><text:span text:style-name="T2">כג </text:span></text:span><text:span text:style-name="Default_20_Paragraph_20_Font"><text:span text:style-name="T3">אָסֵף עֲלֵיהוֹן בִּישִׁין מַכְתָּשַׁי אֱשֵׁצֵי בְהוֹן׃ </text:span></text:span><text:span text:style-name="Default_20_Paragraph_20_Font"><text:span text:style-name="T2">כד </text:span></text:span><text:span text:style-name="Default_20_Paragraph_20_Font"><text:span text:style-name="T3">נִפִיחֵי כָפָן וַאֲכוּלֵי עוּף וּכְתִישֵׁי רוּחִין בִּישָׁן וְשֵׁן חֵיוַת בָּרָא אֱגָרֵי בְּהוֹן עִם חֲמַת תַּנִּינַיָּא דְּזָחֲלִין בְּעַפְרָא׃ </text:span></text:span><text:span text:style-name="Default_20_Paragraph_20_Font"><text:span text:style-name="T2">כה </text:span></text:span><text:span text:style-name="Default_20_Paragraph_20_Font"><text:span text:style-name="T3">מִבָּרָא תְּתַכֵּל חַרְבָּא וּמִתְּוָנַיָּא חַרְגַּת מוֹתָא אַף עוּלֵמֵיהוֹן אַף עוּלֵמָתְהוֹן יָנְקֵיהוֹן עִם אֱנַשׁ סָבֵיהוֹן׃ </text:span></text:span><text:span text:style-name="Default_20_Paragraph_20_Font"><text:span text:style-name="T2">כו </text:span></text:span><text:span text:style-name="Default_20_Paragraph_20_Font"><text:span text:style-name="T3">אֲמָרִית אֵחוּל רָגְזִי </text:span></text:span><text:soft-page-break/><text:span text:style-name="Default_20_Paragraph_20_Font"><text:span text:style-name="T3">עֲלֵיהוֹן וֶאֱשֵׁצִנּוּן אֱבַטַּל מִבְּנֵי אֲנָשָׁא דּוּכְרָנֵיהוֹן׃ </text:span></text:span><text:span text:style-name="Default_20_Paragraph_20_Font"><text:span text:style-name="T2">כז </text:span></text:span><text:span text:style-name="Default_20_Paragraph_20_Font"><text:span text:style-name="T3">אִלּוּלָפוֹן רָגְזָא דְסָנְאָה כְּנִישׁ דִּילְמָא יִתְרַבְרַב בְּעֵל דְּבָבָא דִּילְמָא יֵימְרוּן יְדָנָא תְקִיפַת לָנָא וְלָא מִן קֳדָם יְיָ הֲוַת כָּל דָּא׃ </text:span></text:span><text:span text:style-name="Default_20_Paragraph_20_Font"><text:span text:style-name="T2">כח </text:span></text:span><text:span text:style-name="Default_20_Paragraph_20_Font"><text:span text:style-name="T3">אֲרֵי עַם מְאַבְּדֵי עֵצָה אִנּוּן וְלֵית בְּהוֹן סוּכְלְתָנוּ׃ </text:span></text:span><text:span text:style-name="Default_20_Paragraph_20_Font"><text:span text:style-name="T2">כט </text:span></text:span><text:span text:style-name="Default_20_Paragraph_20_Font"><text:span text:style-name="T3">אִלּוּ חַכִּימוּ אִסְתַּכָּלוּ בְדָא סְבָרוּ מָא יְהֵי בְסוֹפֵיהוֹן׃ </text:span></text:span><text:span text:style-name="Default_20_Paragraph_20_Font"><text:span text:style-name="T2">ל </text:span></text:span><text:span text:style-name="Default_20_Paragraph_20_Font"><text:span text:style-name="T3">אֶכְדֵּין יִרְדּוֹף חַד אַלְפָא וּתְרֵין יֶעֱרְקוּן לְרִבּוֹתָא אֶלָּהֵן (אֲרֵי) תַּקִּיפְהוֹן מְסָרִנּוּן וַיְיָ אַשְׁלֵמִנּוּן׃ </text:span></text:span><text:span text:style-name="Default_20_Paragraph_20_Font"><text:span text:style-name="T2">לא </text:span></text:span><text:span text:style-name="Default_20_Paragraph_20_Font"><text:span text:style-name="T3">אֲרֵי לָא כְתָקְפָּנָא תָּקְפְּהוֹן וּבַעֲלֵי דְבָבָנָא הֲווֹ דַיָּנָנָא׃ </text:span></text:span><text:span text:style-name="Default_20_Paragraph_20_Font"><text:span text:style-name="T2">לב </text:span></text:span><text:span text:style-name="Default_20_Paragraph_20_Font"><text:span text:style-name="T3">אֲרֵי כְפֻרְעֲנוּת עַמָּא דִסְדוֹם פֻּרְעֲנוּתְהוֹן וְלָקוּתְהוֹן כְּעַם עֲמרָה מָחָתְהוֹן בִּישִׁין כְּרֵישֵׁי חֶוְיָן וְתֻשְׁלָמַת עוֹבָדֵיהוֹן כִּמְרָרוּתְהוֹן׃ </text:span></text:span><text:span text:style-name="Default_20_Paragraph_20_Font"><text:span text:style-name="T2">לג </text:span></text:span><text:span text:style-name="Default_20_Paragraph_20_Font"><text:span text:style-name="T3">הָא כְמָרַת תַּנִּינַיָּא כּס פֻּרְעֲנוּתְהוֹן וּכְרֵישׁ פְּתָנֵי חֶוְיָן אַכְזְרָאִין׃ </text:span></text:span><text:span text:style-name="Default_20_Paragraph_20_Font"><text:span text:style-name="T2">לד </text:span></text:span><text:span text:style-name="Default_20_Paragraph_20_Font"><text:span text:style-name="T3">הֲלָא כָל עוֹבָדֵיהוֹן גְּלָן קֳדָמַי גְּנִיזִין לְיוֹם דִּינָא בְּאוֹצְרָי׃ </text:span></text:span><text:span text:style-name="Default_20_Paragraph_20_Font"><text:span text:style-name="T2">לה </text:span></text:span><text:span text:style-name="Default_20_Paragraph_20_Font"><text:span text:style-name="T3">קֳדָמַי פֻּרְעֲנוּתָא וַאֲנָא אֲשַׁלֵּם לְעִדָּן דְּיִגְלוּן מֵאַרְעֲהוֹן אֲרֵי קָרִיב יוֹם תְּבָרְהוֹן וּמַבַּע דְּעָתִיד לְהוֹן׃ </text:span></text:span><text:span text:style-name="Default_20_Paragraph_20_Font"><text:span text:style-name="T2">לו </text:span></text:span><text:span text:style-name="Default_20_Paragraph_20_Font"><text:span text:style-name="T3">אֲרֵי יְדִין יְיָ דִּינָא דְעַמֵּיהּ וּפֻרְעֲנוּת עַבְדוֹהִי צַדִּיקַיָּא יִתְפְּרַע אֲרֵי גֱּלִי קֳדָמוֹהִי דִּבְעִדָּן דִּתִתְקֵף עֲלֵיהוֹן מָחַת סָנְאָה יְהוֹן מִטַּלְטְלִין וּשְׁבִיקִין׃ </text:span></text:span><text:span text:style-name="Default_20_Paragraph_20_Font"><text:span text:style-name="T2">לז </text:span></text:span><text:span text:style-name="Default_20_Paragraph_20_Font"><text:span text:style-name="T3">וְיֵימַר אָן דַּחֲלָתְהוֹן תַּקִּיפָא דַּהֲווֹ רְחִיצִין בֵּיהּ׃ </text:span></text:span><text:span text:style-name="Default_20_Paragraph_20_Font"><text:span text:style-name="T2">לח </text:span></text:span><text:span text:style-name="Default_20_Paragraph_20_Font"><text:span text:style-name="T3">דִּי תְרַב נִכְסָתְהוֹן הֲווֹ אָכְלִין שָׁתָן חֲמַר נִסְכֵּיהוֹן יְקוּמוּן כְּעַן וִיסַעֲדוּנְכוֹן יְהוֹן עֲלֵיכוֹן מָגֵן׃ </text:span></text:span><text:span text:style-name="Default_20_Paragraph_20_Font"><text:span text:style-name="T2">לט </text:span></text:span><text:span text:style-name="Default_20_Paragraph_20_Font"><text:span text:style-name="T3">חֲזוֹ כְּעַן אֲרֵי אֲנָא אֲנָא הוּא וְלֵית אֱלָהּ בַּר מִנִּי אֲנָא מֵמִית וּמְחַיֵּי מָחֵינָא וְאַף מַסֵּינָא וְלֵית מִן יְדִי מְשֵׁזֵב׃ </text:span></text:span><text:span text:style-name="Default_20_Paragraph_20_Font"><text:span text:style-name="T2">מ </text:span></text:span><text:span text:style-name="Default_20_Paragraph_20_Font"><text:span text:style-name="T3">אֲרֵי אֲתְקֵנִית בִּשְׁמַיָּא בֵּית שְׁכִנְתִּי וַאֲמָרִית קַיָּם אֲנָא לְעָלְמִין׃ </text:span></text:span><text:span text:style-name="Default_20_Paragraph_20_Font"><text:span text:style-name="T2">מא </text:span></text:span><text:span text:style-name="Default_20_Paragraph_20_Font"><text:span text:style-name="T3">אִם עַל חַד תְּרֵין כְּחֵזוּ בַרְקָא מִסּוֹף שְׁמַיָּא וְעַד סוֹף שְׁמַיָּא תִּתְגְּלִי חַרְבִּי וְתִתְקֵף בְּדִינָא יְדִי אָתֵב פֻּרְעֲנוּתָא לְסָנְאַי וּלְבַעֲלֵי דְבָבַי אֱשַׁלֵּם׃ </text:span></text:span><text:span text:style-name="Default_20_Paragraph_20_Font"><text:span text:style-name="T2">מב </text:span></text:span><text:span text:style-name="Default_20_Paragraph_20_Font"><text:span text:style-name="T3">אֱרַוֵּי גִּירַי מִדְּמָא וְחַרְבִּי תִּקְטוֹל בְּעַמְמַיָּא מִדַּם קְטִילָן וְשִׁבְיָן לְאַעְדָּאָה כִתְרִין מֵרֵישׁ סָנְאָה וּבְעֵל דְּבָבָא׃ </text:span></text:span><text:span text:style-name="Default_20_Paragraph_20_Font"><text:span text:style-name="T2">מג </text:span></text:span><text:span text:style-name="Default_20_Paragraph_20_Font"><text:span text:style-name="T3">שַׁבָּחוּ עַמְמַיָּא עַמֵּיהּ אֲרֵי פֻּרְעֲנוּת עַבְדוֹהִי צַדִּיקַיָּא יִתְפְּרַע וּפֻרְעֲנוּת יָתֵיב לְסָנְאוֹהִי וִיכַפַּר עַל אַרְעֵיהּ וְעַל עַמֵּיהּ׃ </text:span></text:span><text:span text:style-name="Default_20_Paragraph_20_Font"><text:span text:style-name="T2">מד </text:span></text:span><text:span text:style-name="Default_20_Paragraph_20_Font"><text:span text:style-name="T3">וַאֲתָא משֶׁה וּמַלִּיל יָת כָּל פִּתְגָּמֵי תֻשְׁבַּחְתָּא הָדָא קֳדָם עַמָּא הוּא וְהוֹשֵׁעַ בַּר נוּן׃ </text:span></text:span><text:span text:style-name="Default_20_Paragraph_20_Font"><text:span text:style-name="T2">מה </text:span></text:span><text:span text:style-name="Default_20_Paragraph_20_Font"><text:span text:style-name="T3">וְשֵׁצִי משֶׁה לְמַלָּלָא יָת כָּל פִּתְגָּמַיָּא הָאִלֵּין עִם כָּל יִשְׂרָאֵל׃ </text:span></text:span><text:span text:style-name="Default_20_Paragraph_20_Font"><text:span text:style-name="T2">מו </text:span></text:span><text:span text:style-name="Default_20_Paragraph_20_Font"><text:span text:style-name="T3">וַאֲמַר לְהוֹן שַׁוּוּ לִבְּכוֹן לְכָל פִּתְגָּמַיָּא דִי אֲנָא מַסְהֵד בְּכוֹן יוֹמָא דֵין דִּי תְפַקְּדֻנּוּן יָת בְּנֵיכוֹן לְמִטַּר לְמֶעְבַּד יָת כָּל פִּתְגָּמֵי אוֹרַיְתָא הָדָא׃ </text:span></text:span><text:span text:style-name="Default_20_Paragraph_20_Font"><text:span text:style-name="T2">מז </text:span></text:span><text:span text:style-name="Default_20_Paragraph_20_Font"><text:span text:style-name="T3">אֲרֵי לָא פִתְגָּם רֵקָא הוּא מִנְּכוֹן אֲרֵי הוּא חַיֵּיכוֹן וּבְפִתְגָּמָא הָדֵין תּוֹרְכוּן יוֹמִין עַל אַרְעָא דִּי אַתּוּן עָבְרִין יָת יַרְדְּנָא תַּמָּן לְמֵירְתַהּ׃ </text:span></text:span><text:span text:style-name="Default_20_Paragraph_20_Font"><text:span text:style-name="T2">מח </text:span></text:span><text:span text:style-name="Default_20_Paragraph_20_Font"><text:span text:style-name="T3">וּמַלִּיל יְיָ עִם משֶׁה בִּכְרַן יוֹמָא הָדֵין לְמֵימָר׃ </text:span></text:span><text:span text:style-name="Default_20_Paragraph_20_Font"><text:span text:style-name="T2">מט </text:span></text:span><text:span text:style-name="Default_20_Paragraph_20_Font"><text:span text:style-name="T3">סַק לְטוּרָא דַעֲבָרָאֵי הָדֵין טוּרָא דִנְבוֹ דִּי בְאַרְעָא דְמוֹאָב דִּי עַל אַפֵּי יְרֵחוֹ וַחֲזֵי יָת אַרְעָא דִכְנַעַן דִּי אֲנָא יָהֵב לִבְנֵי יִשְׂרָאֵל לְאַחֲסָנָא׃ </text:span></text:span><text:span text:style-name="Default_20_Paragraph_20_Font"><text:span text:style-name="T2">נ </text:span></text:span><text:span text:style-name="Default_20_Paragraph_20_Font"><text:span text:style-name="T3">וּמוּת בְּטוּרָא דִּי אַתּ סָלֵק לְתַמָּן וְתִתְכְּנֵשׁ לְעַמָּךְ כְּמָא דְמִית אַהֲרן אֲחוּךְ בְּהוֹר טוּרָא וְאִתְכְּנִישׁ לְעַמֵּיהּ׃ </text:span></text:span><text:span text:style-name="Default_20_Paragraph_20_Font"><text:span text:style-name="T2">נא </text:span></text:span><text:span text:style-name="Default_20_Paragraph_20_Font"><text:span text:style-name="T3">עַל דִּי שַׁקַּרְתּוּן בְּמֵימְרִי בְּגוֹ בְּנֵי יִשְׂרָאֵל בְּמֵי מַצּוּת רְקָם מַדְבְּרָא דְצִן עַל דִּי לָא קַדִּשְׁתּוּן יָתִי בְּגוֹ בְּנֵי יִשְׂרָאֵל׃ </text:span></text:span><text:span text:style-name="Default_20_Paragraph_20_Font"><text:span text:style-name="T2">נב </text:span></text:span><text:span text:style-name="Default_20_Paragraph_20_Font"><text:span text:style-name="T3">אֲרֵי מִקֳּבֵל תֶּחֱזֵי יָת אַרְעָא וּלְתַמָּן לָא תֵעוּל לְאַרְעָא דִּי אֲנָא יָהֵב לִבְנֵי יִשְׂרָאֵל׃ </text:span></text:span></text:p>
      </text:section>
      <text:section text:style-name="Sect1" text:name="Sect33">
        <text:p text:style-name="P2"><text:span text:style-name="Default_20_Paragraph_20_Font"><text:span text:style-name="T1">Deuteronomy 33</text:span></text:span></text:p>
        <text:p text:style-name="P3"><text:span text:style-name="Default_20_Paragraph_20_Font"><text:span text:style-name="T2">א </text:span></text:span><text:span text:style-name="Default_20_Paragraph_20_Font"><text:span text:style-name="T3">וְדָא בִרְכְּתָא דִּי בָרִיךְ משֶׁה נְבִיָּא דַיְיָ יָת בְּנֵי יִשְׂרָאֵל קֳדָם מוֹתֵיהּ׃ </text:span></text:span><text:span text:style-name="Default_20_Paragraph_20_Font"><text:span text:style-name="T2">ב </text:span></text:span><text:span text:style-name="Default_20_Paragraph_20_Font"><text:span text:style-name="T3">וַאֲמַר יְיָ מִסִּינַי אִתְגְּלִי וְזֵהוֹר יְקָרֵיהּ מִשֵּׂעִיר אִתְחֲזִי לָנָא אִתְגְּלִי בִגְבֻרְתֵּיהּ מִטּוּרָא דְפָארָן וְעִמֵּיהּ רִבְבַת קַדִּישִׁין כְּתַב יַמִּינֵיהּ מִגּוֹ אֶשָּׁתָא אוֹרַיְתָא יְהַב לָנָא׃ </text:span></text:span><text:span text:style-name="Default_20_Paragraph_20_Font"><text:span text:style-name="T2">ג </text:span></text:span><text:span text:style-name="Default_20_Paragraph_20_Font"><text:span text:style-name="T3">אַף חַבִּיבִנּוּן לְשִׁבְטַיָּא כָּל קַדִּישׁוֹהִי בֵית יִשְׂרָאֵל בִּגְבוּרָא אַפֵּקִנּוּן מִמִּצְרָיִם וְאִנּוּן מִדַּבְּרִין תְּחוֹת עֲנָנָךְ נָטְלִין עַל מֵימְרָךְ׃ </text:span></text:span><text:soft-page-break/><text:span text:style-name="Default_20_Paragraph_20_Font"><text:span text:style-name="T2">ד </text:span></text:span><text:span text:style-name="Default_20_Paragraph_20_Font"><text:span text:style-name="T3">אוֹרַיְתָא יְהַב לָנָא משֶׁה מְסָרַהּ יְרֻתָּא לְכִנְשַׁת יַעֲקֹב׃ </text:span></text:span><text:span text:style-name="Default_20_Paragraph_20_Font"><text:span text:style-name="T2">ה </text:span></text:span><text:span text:style-name="Default_20_Paragraph_20_Font"><text:span text:style-name="T3">וַהֲוָה בְיִשְׂרָאֵל מַלְכָּא בְּאִתְכַּנָּשׁוּת רֵישֵׁי עַמָּא כַּחֲדָא שִׁבְטַיָּא דְיִשְׂרָאֵל׃ </text:span></text:span><text:span text:style-name="Default_20_Paragraph_20_Font"><text:span text:style-name="T2">ו </text:span></text:span><text:span text:style-name="Default_20_Paragraph_20_Font"><text:span text:style-name="T3">יְחִי רְאוּבֵן לְחַיֵּי עָלְמָא וּמוֹתָא תִנְיָנָא לָא יְמוּת וִיקַבְּלוּן בְּנוֹהִי אַחֲסַנְתְּהוֹן בְּמִנְיָנְהוֹן׃ </text:span></text:span><text:span text:style-name="Default_20_Paragraph_20_Font"><text:span text:style-name="T2">ז </text:span></text:span><text:span text:style-name="Default_20_Paragraph_20_Font"><text:span text:style-name="T3">וְדָא לִיהוּדָה וַאֲמַר קַבֵּל יְיָ צְלוֹתֵיהּ דִּיהוּדָה בְּמִפְּקֵיהּ לְאַגָּחָא קְרָבָא וּלְעַמֵּיהּ תָּתֵיבִנֵּיהּ לִשְׁלָם יְדוֹהִי יַעְבְּדָן לֵיהּ פֻּרְעֲנוּתָא מִסָּנְאוֹהִי וְסָעִיד מִבַּעֲלֵי דְבָבוֹהִי הֲוֵי לֵיהּ׃ </text:span></text:span><text:span text:style-name="Default_20_Paragraph_20_Font"><text:span text:style-name="T2">ח </text:span></text:span><text:span text:style-name="Default_20_Paragraph_20_Font"><text:span text:style-name="T3">וּלְלֵוִי אֲמַר תֻּמַּיָּא וְאוּרַיָּא אַלְבֶּשְׁתָּא לִגְבַר דְּאִשְׁתְּכַח חֲסִידָא קֳדָמָךְ דִּי נַסִּיתוֹהִי בְּנִסֵּתָא וַהֲוָה שְׁלִים בְּחַנְתּוֹהִי עַל מֵי מַצּוּתָא וְאִשְׁתְּכַח מְהֵימָן׃ </text:span></text:span><text:span text:style-name="Default_20_Paragraph_20_Font"><text:span text:style-name="T2">ט </text:span></text:span><text:span text:style-name="Default_20_Paragraph_20_Font"><text:span text:style-name="T3">דְּעַל אֲבוּהִי וְעַל אִמֵּיהּ לָא רַחֵם כַּד חָבוּ מִן דִּינָא וְאַפֵּי אֲחוֹהִי וּבְנוֹהִי לָא נְסִיב אֲרֵי נְטָרוּ מַטְּרַת מֵימְרָךְ וּקְיָמָךְ לָא אַשְׁנִיּוּ׃ </text:span></text:span><text:span text:style-name="Default_20_Paragraph_20_Font"><text:span text:style-name="T2">י </text:span></text:span><text:span text:style-name="Default_20_Paragraph_20_Font"><text:span text:style-name="T3">כָּשְׁרִין אִלֵּין דְּיַלְּפוּן דִּינָיךְ לְיַעֲקֹב וְאוֹרָיָתָךְ לְיִשְׂרָאֵל יְשַׁוּוּן קְטוֹרֶת בּוּסְמִין קֳדָמָךְ וּגְמִיר לְרַעֲוָא עַל מַדְבְּחָךְ׃ </text:span></text:span><text:span text:style-name="Default_20_Paragraph_20_Font"><text:span text:style-name="T2">יא </text:span></text:span><text:span text:style-name="Default_20_Paragraph_20_Font"><text:span text:style-name="T3">בָּרֵךְ יְיָ נִכְסוֹהִי וְקֻרְבַּן יְדוֹהִי תְּקַבַּל בְּרַעֲוָא תְּבַר חַרְצָא דְסָנְאוֹהִי וּדְבַעֲלֵי דְבָבוֹהִי דְּלָא יְקוּמוּן׃ </text:span></text:span><text:span text:style-name="Default_20_Paragraph_20_Font"><text:span text:style-name="T2">יב </text:span></text:span><text:span text:style-name="Default_20_Paragraph_20_Font"><text:span text:style-name="T3">לְבִנְיָמִן אֲמַר רְחִימָא דַיְיָ יִשְׁרֵי לְרָחְצָן עֲלוֹהִי יְהִי מָגֵן עֲלוֹהִי כָּל יוֹמָא וּבְאַרְעֵיהּ תִּשְׁרֵי שְׁכִנְתָּא׃ </text:span></text:span><text:span text:style-name="Default_20_Paragraph_20_Font"><text:span text:style-name="T2">יג </text:span></text:span><text:span text:style-name="Default_20_Paragraph_20_Font"><text:span text:style-name="T3">וּלְיוֹסֵף אֲמַר מְבָרָכָא מִן קֳדָם יְיָ אַרְעֵיהּ עָבְדָא מַגְדָּנִין מִטַּלָּא דִשְׁמַיָּא מִלְּעֵלָּא וּמִמַּבּוּעֵי עֵינָוָן וּתְהוֹמִין דְּנָגְדָּן מִמַּעֲמַקֵּי אַרְעָא מִלְּרָע׃ </text:span></text:span><text:span text:style-name="Default_20_Paragraph_20_Font"><text:span text:style-name="T2">יד </text:span></text:span><text:span text:style-name="Default_20_Paragraph_20_Font"><text:span text:style-name="T3">וְעָבְדָא מִגְדָּנִין וַעֲלָלָן מִיבוּל שִׁמְשָׁא וְעָבְדָא מִגְדָּנִין מֵרֵישׁ יְרַח בִּירַח׃ </text:span></text:span><text:span text:style-name="Default_20_Paragraph_20_Font"><text:span text:style-name="T2">טו </text:span></text:span><text:span text:style-name="Default_20_Paragraph_20_Font"><text:span text:style-name="T3">וּמֵרֵישׁ טוּרַיָּא בַּכִּירַיָּא וּמִטּוּב רָמָן דִּלָא פָסְקָן׃ </text:span></text:span><text:span text:style-name="Default_20_Paragraph_20_Font"><text:span text:style-name="T2">טז </text:span></text:span><text:span text:style-name="Default_20_Paragraph_20_Font"><text:span text:style-name="T3">וּמִטּוּב אַרְעָא וּמְלָאַהּ רָעֵי לֵיהּ דִּשְׁכִנְתֵּיהּ בִּשְׁמַיָּא וְעַל משֶׁה אִתְגְּלִי בַאֲסָנָא יָתְיָן כָּל אִלֵּין לְרֵישָׁא דְיוֹסֵף וּלְגַנְיָּא (ס"א וּלְגַבְרָא) פָּרִישָׁא דַאֲחוֹהִי׃ </text:span></text:span><text:span text:style-name="Default_20_Paragraph_20_Font"><text:span text:style-name="T2">יז </text:span></text:span><text:span text:style-name="Default_20_Paragraph_20_Font"><text:span text:style-name="T3">רַבָּא דִבְנוֹהִי זִיוָא לֵיהּ וּגְבוּרָן דְּאִתְעֲבִידָא לֵיהּ מִקֳּדָם תָּקְפָּא וְרוּמָא דִילֵיהּ בִּגְבֻרְתֵּיהּ עַמְמַיָּא יִקְטֵל כַּחֲדָא עַד סְיָפֵי אַרְעָא וְאִנּוּן רִבְוָתָא דְבֵית אֶפְרַיִם וְאִנּוּן אַלְפַיָּא דְבֵית מְנַשֶּׁה׃ </text:span></text:span><text:span text:style-name="Default_20_Paragraph_20_Font"><text:span text:style-name="T2">יח </text:span></text:span><text:span text:style-name="Default_20_Paragraph_20_Font"><text:span text:style-name="T3">וְלִזְבוּלֻן אֲמַר חֲדֵי זְבוּלֻן בְּמִפְּקָךְ לַאֲגָחָא קְרָבָא עַל בַּעֲלֵי דְבָבָךְ וְיִשָּׂשׂכָר בִּמְהָכָךְ לְמֶעְבַּד זִמְנֵי מוֹעֲדַיָּא בִּירוּשְׁלֵם׃ </text:span></text:span><text:span text:style-name="Default_20_Paragraph_20_Font"><text:span text:style-name="T2">יט </text:span></text:span><text:span text:style-name="Default_20_Paragraph_20_Font"><text:span text:style-name="T3">שִׁבְטַיָּא דְיִשְׂרָאֵל לְטוּר בֵּית מַקְדְּשָׁא יִתְכַּנְּשׁוּן תַּמָּן יִכְּסוּן נִכְסַת קוּדְשִׁין לְרַעֲוָא אֲרֵי נִכְסֵי עַמְמַיָּא יֵיכְלוּן וְסִימָא דְמִטַּמְרָא בְחָלָא מִתְגַּלְיָא לְהוֹן׃ </text:span></text:span><text:span text:style-name="Default_20_Paragraph_20_Font"><text:span text:style-name="T2">כ </text:span></text:span><text:span text:style-name="Default_20_Paragraph_20_Font"><text:span text:style-name="T3">וּלְגָד אֲמַר בְּרִיךְ אַפְתֵּי לְגָד כְּלֵיתָא שָׁרֵי וְיִקְטוֹל שִׁלְטוֹנִין עִם מַלְכִין׃ </text:span></text:span><text:span text:style-name="Default_20_Paragraph_20_Font"><text:span text:style-name="T2">כא </text:span></text:span><text:span text:style-name="Default_20_Paragraph_20_Font"><text:span text:style-name="T3">וְאִתְקַבֵּל בְּקַדְמֵתָא דִּילֵיהּ אֲרֵי תַמָּן בְּאַחֲסַנְתֵּיהּ משֶׁה סָפְרָא רַבָּא דְיִשְׂרָאֵל קְבִיר וְהוּא נָפֵק וְעַל בְּרֵישׁ עַמָּא זַכְוָן קֳדָם יְיָ עֲבַד וְדִינוֹהִי עִם יִשְׂרָאֵל׃ </text:span></text:span><text:span text:style-name="Default_20_Paragraph_20_Font"><text:span text:style-name="T2">כב </text:span></text:span><text:span text:style-name="Default_20_Paragraph_20_Font"><text:span text:style-name="T3">וּלְדָן אֲמַר דָּן תַּקִּיף כְּגוּר אַרְיָוָן אַרְעֵיהּ שָׁתְיָא מִן נַחֲלַיָּא דְּנָגְדָן מִן מַתְנָן׃ </text:span></text:span><text:span text:style-name="Default_20_Paragraph_20_Font"><text:span text:style-name="T2">כג </text:span></text:span><text:span text:style-name="Default_20_Paragraph_20_Font"><text:span text:style-name="T3">וּלְנַפְתָּלִי אֲמַר נַפְתָּלִי שְׂבַע רַעֲוָא וּמְלֵי בִּרְכָן מִן קֳדָם יְיָ מַעֲרָב יָם גִּנּוֹסַר וְדָרוֹמָא יֵרָת׃ </text:span></text:span><text:span text:style-name="Default_20_Paragraph_20_Font"><text:span text:style-name="T2">כד </text:span></text:span><text:span text:style-name="Default_20_Paragraph_20_Font"><text:span text:style-name="T3">וּלְאָשֵׁר אֲמַר בְּרִיךְ מִבִּרְכַּת בְּנַיָּא אָשֵׁר יְהֵי רַעֲוָא לְאַחוֹהִי וְיִתְרַבֵּי בְּתַפְנוּקֵי מַלְכִין׃ </text:span></text:span><text:span text:style-name="Default_20_Paragraph_20_Font"><text:span text:style-name="T2">כה </text:span></text:span><text:span text:style-name="Default_20_Paragraph_20_Font"><text:span text:style-name="T3">תַּקִּיף כְּפַרְזְלָא וּנְחָשָׁא (מוּתָבָךְ) וּכְיוֹמֵי עוּלֵמָתָךְ תָּקְפָּךְ׃ </text:span></text:span><text:span text:style-name="Default_20_Paragraph_20_Font"><text:span text:style-name="T2">כו </text:span></text:span><text:span text:style-name="Default_20_Paragraph_20_Font"><text:span text:style-name="T3">לֵית אֱלָהּ כֶּאֱלָהָא דְיִשְׂרָאֵל דִּשְׁכִנְתֵּיהּ בִּשְׁמַיָּא בְּסַעְדָּךְ וְתָקְפֵּיהּ בִּשְׁמֵי שְׁמַיָּא׃ </text:span></text:span><text:span text:style-name="Default_20_Paragraph_20_Font"><text:span text:style-name="T2">כז </text:span></text:span><text:span text:style-name="Default_20_Paragraph_20_Font"><text:span text:style-name="T3">מְדוֹר אֱלָהָא דִי מִלְּקַדְמִין בְּמֵימְרֵיהּ מִתְעֲבֵד עָלְמָא וְתָרִיךְ מִקֳּדָמָךְ סָנְאָה וַאֲמַר שֵׁצִי׃ </text:span></text:span><text:span text:style-name="Default_20_Paragraph_20_Font"><text:span text:style-name="T2">כח </text:span></text:span><text:span text:style-name="Default_20_Paragraph_20_Font"><text:span text:style-name="T3">וּשְׁרָא יִשְׂרָאֵל לְרָחְצָן בִּלְחוֹדוֹהִי כְּעֵין בִּרְכְּתָא דִבָרֵכִנּוּן יַעֲקֹב אֲבוּהוֹן לְאַרְעָא עָבְדָא עִבוּר וַחֲמָר אַף שְׁמַיָּא דִעִלָּוֵיהוֹן יְשַׁמְּשֻׁנּוּן בְּטַלָּא׃ </text:span></text:span><text:span text:style-name="Default_20_Paragraph_20_Font"><text:span text:style-name="T2">כט </text:span></text:span><text:span text:style-name="Default_20_Paragraph_20_Font"><text:span text:style-name="T3">טוּבָךְ יִשְׂרָאֵל לֵית דִּכְוָתָךְ עַמָּא דְּפֻרְקָנֵיהּ מִן קֳדָם יְיָ תַּקִּיף בְּסַעְדָּךְ וּדְמִן קֳדָמוֹהִי נִצְחָן גִּבַּרְוָתָךְ וִיכַדְּבוּן סָנְאָךְ לָךְ וְאַתְּ עַל פְּרִיקַת צַוְּארֵי מַלְכֵיהוֹן תִּדְרֹךְ׃ </text:span></text:span></text:p>
      </text:section>
      <text:section text:style-name="Sect1" text:name="Sect34">
        <text:p text:style-name="P2"><text:soft-page-break/><text:span text:style-name="Default_20_Paragraph_20_Font"><text:span text:style-name="T1">Deuteronomy 34</text:span></text:span></text:p>
        <text:p text:style-name="P3"><text:span text:style-name="Default_20_Paragraph_20_Font"><text:span text:style-name="T2">א </text:span></text:span><text:span text:style-name="Default_20_Paragraph_20_Font"><text:span text:style-name="T3">וּסְלֵק משֶׁה מִמֵּישְׁרָא דְמוֹאָב לְטוּרָא דִנְבוֹ רֵישׁ רָמָתָא דִּי עַל אַפֵּי יְרֵחוֹ וְאַחְזְיֵיהּ יְיָ יָת כָּל אַרְעָא יָת גִּלְעָד עַד דָּן׃ </text:span></text:span><text:span text:style-name="Default_20_Paragraph_20_Font"><text:span text:style-name="T2">ב </text:span></text:span><text:span text:style-name="Default_20_Paragraph_20_Font"><text:span text:style-name="T3">וְיָת כָּל נַפְתָּלִי וְיָת אַרְעָא דְאֶפְרַיִם וּמְנַשֶּׁה וְיָת כָּל אַרְעָא דִיהוּדָה עַד יַמָּא מַעַרְבָא׃ </text:span></text:span><text:span text:style-name="Default_20_Paragraph_20_Font"><text:span text:style-name="T2">ג </text:span></text:span><text:span text:style-name="Default_20_Paragraph_20_Font"><text:span text:style-name="T3">וְיָת דָּרוֹמָא וְיָת מֵישְׁרָא בִּקְעֲתָא דִירֵחוֹ קַרְתָּא דְדִקְלַיָּא עַד צֹעַר׃ </text:span></text:span><text:span text:style-name="Default_20_Paragraph_20_Font"><text:span text:style-name="T2">ד </text:span></text:span><text:span text:style-name="Default_20_Paragraph_20_Font"><text:span text:style-name="T3">וַאֲמַר יְיָ לֵיהּ דָּא אַרְעָא דִּי קַיֵּמִית לְאַבְרָהָם לְיִצְחָק וּלְיַעֲקֹב לְמֵימָר לִבְנָיךְ אֶתְּנִנַּהּ אַחֲזִיתָךְ בְּעֵינָיךְ וּלְתַמָּן לָא תְעִבַּר׃ </text:span></text:span><text:span text:style-name="Default_20_Paragraph_20_Font"><text:span text:style-name="T2">ה </text:span></text:span><text:span text:style-name="Default_20_Paragraph_20_Font"><text:span text:style-name="T3">וּמִית תַּמָּן משֶׁה עַבְדָּא דַיְיָ בְּאַרְעָא דְמוֹאָב עַל מֵימְרָא דַיְיָ׃ </text:span></text:span><text:span text:style-name="Default_20_Paragraph_20_Font"><text:span text:style-name="T2">ו </text:span></text:span><text:span text:style-name="Default_20_Paragraph_20_Font"><text:span text:style-name="T3">וּקְבַר יָתֵיהּ בְּחֵילָתָא בְּאַרְעָא דְמוֹאָב לָקֳבֵל בֵּית פְּעוֹר וְלָא יְדַע אֱנַשׁ יָת קְבֻרְתֵּיהּ עַד יוֹמָא הָדֵין׃ </text:span></text:span><text:span text:style-name="Default_20_Paragraph_20_Font"><text:span text:style-name="T2">ז </text:span></text:span><text:span text:style-name="Default_20_Paragraph_20_Font"><text:span text:style-name="T3">וּמשֶׁה בַּר מְאָה וְעַשְׂרִין שְׁנִין כַּד מִית לָא כְהַת עֵינוֹהִי וְלָא שְׁנָא זִיו יְקָרָא דְאַפּוֹהִי׃ </text:span></text:span><text:span text:style-name="Default_20_Paragraph_20_Font"><text:span text:style-name="T2">ח </text:span></text:span><text:span text:style-name="Default_20_Paragraph_20_Font"><text:span text:style-name="T3">וּבְכוֹ בְנֵי יִשְׂרָאֵל יָת משֶׁה בְּמֵישְׁרַיָּא דְמוֹאָב תְּלָתִין יוֹמִין וּשְׁלִימוּ יוֹמֵי בְכִיתָא אֶבְלָא דְמשֶׁה׃ </text:span></text:span><text:span text:style-name="Default_20_Paragraph_20_Font"><text:span text:style-name="T2">ט </text:span></text:span><text:span text:style-name="Default_20_Paragraph_20_Font"><text:span text:style-name="T3">וִיהוֹשֻׁעַ בַּר נוּן מְלֵי רוּחַ חָכְמְתָא אֲרֵי סְמַךְ משֶׁה יָת יְדוֹהִי עֲלוֹהִי וְקַבִּילוּ מִנֵּיהּ בְּנֵי יִשְׂרָאֵל וַעֲבָדוּ כְּמָא דִי פַּקִּיד יְיָ יָת משֶׁה׃ </text:span></text:span><text:span text:style-name="Default_20_Paragraph_20_Font"><text:span text:style-name="T2">י </text:span></text:span><text:span text:style-name="Default_20_Paragraph_20_Font"><text:span text:style-name="T3">וְלָא קָם נְבִיָּא עוֹד בְּיִשְׂרָאֵל כְּמשֶׁה דִּי אִתְגְּלִי לֵיהּ יְיָ אַפִּין בְּאַפִּין׃ </text:span></text:span><text:span text:style-name="Default_20_Paragraph_20_Font"><text:span text:style-name="T2">יא </text:span></text:span><text:span text:style-name="Default_20_Paragraph_20_Font"><text:span text:style-name="T3">לְכָל אָתַיָּא וּמוֹפְתַיָּא דִּי שָׁלְחֵיהּ יְיָ לְמֶעְבַּד בְּאַרְעָא דְמִצְרָיִם לְפַרְעֹה וּלְכָל עַבְדּוֹהִי וּלְכָל אַרְעֵיהּ׃ </text:span></text:span><text:span text:style-name="Default_20_Paragraph_20_Font"><text:span text:style-name="T2">יב </text:span></text:span><text:span text:style-name="Default_20_Paragraph_20_Font"><text:span text:style-name="T3">וּלְכֹל יְדָא תַקֶּפְתָּא וּלְכֹל חֵזְוָנָא רַבָּא דִּי עֲבַד משֶׁה לְעֵינֵי כָּל יִשְׂרָאֵל׃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423cm" fo:margin-bottom="0.106cm" style:contextual-spacing="false" fo:hyphenation-ladder-count="no-limit" fo:hyphenation-keep="auto" loext:hyphenation-keep-type="column"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06cm" fo:margin-bottom="0cm" style:contextual-spacing="false" fo:text-align="center" style:justify-single-word="false" fo:hyphenation-ladder-count="no-limit" fo:hyphenation-keep="auto" loext:hyphenation-keep-type="column" fo:keep-with-next="always"/>
      <style:text-properties fo:font-size="16pt" fo:font-style="italic" style:font-size-asian="16pt" style:font-style-asian="italic" style:font-size-complex="16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font-size="12pt" style:font-size-asian="12pt" style:language-asian="en" style:country-asian="US"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212cm" fo:margin-bottom="0cm" style:contextual-spacing="false" fo:text-align="justify" style:justify-single-word="false" fo:hyphenation-ladder-count="no-limit" fo:hyphenation-keep="auto" loext:hyphenation-keep-type="column" style:punctuation-wrap="simple"/>
      <style:text-properties fo:language="en" fo:country="U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margin-top="0.176cm" fo:margin-bottom="0.176cm" style:contextual-spacing="false" fo:hyphenation-ladder-count="no-limit" fo:hyphenation-keep="auto" loext:hyphenation-keep-type="column"/>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style:font-name="Times" fo:font-family="Times" style:font-family-generic="roman" style:font-pitch="variable" fo:font-size="10pt" style:font-size-asian="10pt"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close" style:family="paragraph" style:parent-style-name="Normal">
      <style:paragraph-properties fo:margin-left="0.706cm" fo:margin-right="0.706cm" fo:margin-top="0.176cm" fo:margin-bottom="0.176cm" style:contextual-spacing="false" fo:hyphenation-ladder-count="no-limit" fo:hyphenation-keep="auto" loext:hyphenation-keep-type="column" fo:text-indent="0.353cm" style:auto-text-indent="false">
        <style:tab-stops/>
      </style:paragraph-properties>
      <style:text-properties style:language-asian="en" style:country-asian="GB"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Reference" style:display-name="Footnote Reference" style:family="text" style:parent-style-name="Default_20_Paragraph_20_Font">
      <style:text-properties fo:color="#003300" loext:opacity="100%" style:text-position="super 65%" fo:font-size="13pt" fo:language="en" fo:country="US" style:font-size-asian="13pt" style:font-size-complex="13pt"/>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Plain_20_Text_20_Char" style:display-name="Plain Text Char" style:family="text" style:parent-style-name="Default_20_Paragraph_20_Font">
      <style:text-properties style:font-name="Courier New" fo:font-family="'Courier New'" style:font-family-generic="modern" style:font-pitch="fixed" style:language-asian="en" style:country-asian="US"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353cm" fo:margin-bottom="2.355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Deuteronomy</dc:title>
    <dc:description/>
    <dc:subject/>
    <dc:creator>Adrian Hills</dc:creator>
    <meta:creation-date>2025-07-15T11:46:00Z</meta:creation-date>
    <dc:date>2025-07-15T11:46:00Z</dc:date>
    <meta:editing-cycles>2</meta:editing-cycles>
    <meta:editing-duration>PT60S</meta:editing-duration>
    <meta:document-statistic meta:table-count="0" meta:image-count="0" meta:object-count="0" meta:page-count="34" meta:paragraph-count="68" meta:word-count="16010" meta:character-count="79882" meta:non-whitespace-character-count="63906"/>
    <meta:user-defined meta:name="Document number">A951</meta:user-defined>
    <meta:user-defined meta:name="Source">Mechon-Mamre</meta:user-defined>
    <meta:template xlink:type="simple" xlink:actuate="onRequest" xlink:title="" xlink:href="Normal.dotm"/>
  </office:meta>
</office:document-meta>
</file>